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51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95.95pt"/>
    </style:style>
    <style:style style:name="co4" style:family="table-column">
      <style:table-column-properties fo:break-before="auto" style:column-width="116.79pt"/>
    </style:style>
    <style:style style:name="co5" style:family="table-column">
      <style:table-column-properties fo:break-before="auto" style:column-width="110.3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utput" table:style-name="ta1">
        <table:shapes>
          <draw:frame draw:z-index="0" draw:style-name="gr1" draw:text-style-name="P1" svg:width="453.57pt" svg:height="255.23pt" svg:x="410pt" svg:y="109.19pt">
            <loext:p draw:notify-on-update-of-ranges="output.K3:output.K24 output.L3:output.L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Jitter</text:p>
          </table:table-cell>
          <table:table-cell table:number-columns-repeated="6"/>
          <table:table-cell office:value-type="string" calcext:value-type="string">
            <text:p>Classes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 office:value-type="string" calcext:value-type="string">
            <text:p>./capture_0000.ppm</text:p>
          </table:table-cell>
          <table:table-cell office:value-type="float" office:value="1502057025.06211" calcext:value-type="float">
            <text:p>1502057025.062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capture_0001.ppm</text:p>
          </table:table-cell>
          <table:table-cell office:value-type="float" office:value="1502057026.0622" calcext:value-type="float">
            <text:p>1502057026.0622</text:p>
          </table:table-cell>
          <table:table-cell office:value-type="float" office:value="1.0000889301" calcext:value-type="float">
            <text:p>1.0000889301</text:p>
          </table:table-cell>
          <table:table-cell office:value-type="float" office:value="0.0000889301300048828" calcext:value-type="float">
            <text:p>8.89301300048828E-05</text:p>
          </table:table-cell>
          <table:table-cell office:value-type="string" calcext:value-type="string">
            <text:p>Period Stdev</text:p>
          </table:table-cell>
          <table:table-cell table:formula="of:=STDEV([.C3:.C1802])" office:value-type="float" office:value="0.0000407595110861212" calcext:value-type="float">
            <text:p>4.07595110861212E-05</text:p>
          </table:table-cell>
          <table:table-cell office:value-type="string" calcext:value-type="string">
            <text:p>Missed</text:p>
          </table:table-cell>
          <table:table-cell table:number-columns-repeated="3"/>
          <table:table-cell office:value-type="float" office:value="0.9999320507" calcext:value-type="float">
            <text:p>0.9999320507</text:p>
          </table:table-cell>
          <table:table-cell table:number-matrix-columns-spanned="1" table:number-matrix-rows-spanned="22" table:formula="of:=FREQUENCY([.C2:.C1801];[.K3:.K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capture_0002.ppm</text:p>
          </table:table-cell>
          <table:table-cell office:value-type="float" office:value="1502057027.06213" calcext:value-type="float">
            <text:p>1502057027.06213</text:p>
          </table:table-cell>
          <table:table-cell office:value-type="float" office:value="0.9999351501" calcext:value-type="float">
            <text:p>0.9999351501</text:p>
          </table:table-cell>
          <table:table-cell office:value-type="float" office:value="-0.000064849853515625" calcext:value-type="float">
            <text:p>-6.4849853515625E-05</text:p>
          </table:table-cell>
          <table:table-cell office:value-type="string" calcext:value-type="string">
            <text:p>Period Average</text:p>
          </table:table-cell>
          <table:table-cell table:formula="of:=AVERAGE([.C3:.C1802])" office:value-type="float" office:value="0.999995359446222" calcext:value-type="float">
            <text:p>0.9999953594</text:p>
          </table:table-cell>
          <table:table-cell office:value-type="string" calcext:value-type="string">
            <text:p>Deadlines</text:p>
          </table:table-cell>
          <table:table-cell office:value-type="float" office:value="670" calcext:value-type="float">
            <text:p>670</text:p>
          </table:table-cell>
          <table:table-cell table:number-columns-repeated="2"/>
          <table:table-cell office:value-type="float" office:value="0.99994834661" calcext:value-type="float">
            <text:p>0.99994834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./capture_0003.ppm</text:p>
          </table:table-cell>
          <table:table-cell office:value-type="float" office:value="1502057028.06227" calcext:value-type="float">
            <text:p>1502057028.06227</text:p>
          </table:table-cell>
          <table:table-cell office:value-type="float" office:value="1.0001318455" calcext:value-type="float">
            <text:p>1.0001318455</text:p>
          </table:table-cell>
          <table:table-cell office:value-type="float" office:value="0.0001318455" calcext:value-type="float">
            <text:p>0.0001318455</text:p>
          </table:table-cell>
          <table:table-cell office:value-type="string" calcext:value-type="string">
            <text:p>Period Max</text:p>
          </table:table-cell>
          <table:table-cell table:formula="of:=MAX([.C3:.C1802])" office:value-type="float" office:value="1.0002579689" calcext:value-type="float">
            <text:p>1.0002579689</text:p>
          </table:table-cell>
          <table:table-cell table:number-columns-repeated="4"/>
          <table:table-cell office:value-type="float" office:value="0.99996464252" calcext:value-type="float">
            <text:p>0.9999646425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./capture_0004.ppm</text:p>
          </table:table-cell>
          <table:table-cell office:value-type="float" office:value="1502057029.06223" calcext:value-type="float">
            <text:p>1502057029.06223</text:p>
          </table:table-cell>
          <table:table-cell office:value-type="float" office:value="0.9999620914" calcext:value-type="float">
            <text:p>0.9999620914</text:p>
          </table:table-cell>
          <table:table-cell office:value-type="float" office:value="-0.0000379085540771484" calcext:value-type="float">
            <text:p>-3.79085540771484E-05</text:p>
          </table:table-cell>
          <table:table-cell office:value-type="string" calcext:value-type="string">
            <text:p>Period Min</text:p>
          </table:table-cell>
          <table:table-cell table:formula="of:=MIN([.C3:.C1802])" office:value-type="float" office:value="0.9999320507" calcext:value-type="float">
            <text:p>0.9999320507</text:p>
          </table:table-cell>
          <table:table-cell table:number-columns-repeated="4"/>
          <table:table-cell office:value-type="float" office:value="0.99998093843" calcext:value-type="float">
            <text:p>0.999980938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./capture_0005.ppm</text:p>
          </table:table-cell>
          <table:table-cell office:value-type="float" office:value="1502057030.06216" calcext:value-type="float">
            <text:p>1502057030.06216</text:p>
          </table:table-cell>
          <table:table-cell office:value-type="float" office:value="0.9999370575" calcext:value-type="float">
            <text:p>0.9999370575</text:p>
          </table:table-cell>
          <table:table-cell office:value-type="float" office:value="-0.0000629425048828125" calcext:value-type="float">
            <text:p>-6.29425048828125E-05</text:p>
          </table:table-cell>
          <table:table-cell office:value-type="string" calcext:value-type="string">
            <text:p>Average Jitter</text:p>
          </table:table-cell>
          <table:table-cell table:formula="of:=AVERAGE([.D3:.D1802])" office:value-type="float" office:value="-0.00000464055258696832" calcext:value-type="float">
            <text:p>-4.64055258696832E-06</text:p>
          </table:table-cell>
          <table:table-cell table:number-columns-repeated="4"/>
          <table:table-cell office:value-type="float" office:value="0.99999723434" calcext:value-type="float">
            <text:p>0.9999972343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./capture_0006.ppm</text:p>
          </table:table-cell>
          <table:table-cell office:value-type="float" office:value="1502057031.06221" calcext:value-type="float">
            <text:p>1502057031.06221</text:p>
          </table:table-cell>
          <table:table-cell office:value-type="float" office:value="1.0000479221" calcext:value-type="float">
            <text:p>1.0000479221</text:p>
          </table:table-cell>
          <table:table-cell office:value-type="float" office:value="0.0000479221343994141" calcext:value-type="float">
            <text:p>4.79221343994141E-05</text:p>
          </table:table-cell>
          <table:table-cell office:value-type="string" calcext:value-type="string">
            <text:p>Accumulated Jitter</text:p>
          </table:table-cell>
          <table:table-cell table:formula="of:=SUM([.D3:.D1802])" office:value-type="float" office:value="-0.00835299465654297" calcext:value-type="float">
            <text:p>-0.0083529947</text:p>
          </table:table-cell>
          <table:table-cell table:number-columns-repeated="4"/>
          <table:table-cell office:value-type="float" office:value="1.00001353025" calcext:value-type="float">
            <text:p>1.000013530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./capture_0007.ppm</text:p>
          </table:table-cell>
          <table:table-cell office:value-type="float" office:value="1502057032.06218" calcext:value-type="float">
            <text:p>1502057032.06218</text:p>
          </table:table-cell>
          <table:table-cell office:value-type="float" office:value="0.9999680519" calcext:value-type="float">
            <text:p>0.9999680519</text:p>
          </table:table-cell>
          <table:table-cell office:value-type="float" office:value="-0.0000319480895996094" calcext:value-type="float">
            <text:p>-3.19480895996094E-05</text:p>
          </table:table-cell>
          <table:table-cell table:number-columns-repeated="6"/>
          <table:table-cell office:value-type="float" office:value="1.00002982616" calcext:value-type="float">
            <text:p>1.000029826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./capture_0008.ppm</text:p>
          </table:table-cell>
          <table:table-cell office:value-type="float" office:value="1502057033.06212" calcext:value-type="float">
            <text:p>1502057033.06212</text:p>
          </table:table-cell>
          <table:table-cell office:value-type="float" office:value="0.9999389648" calcext:value-type="float">
            <text:p>0.9999389648</text:p>
          </table:table-cell>
          <table:table-cell office:value-type="float" office:value="-0.00006103515625" calcext:value-type="float">
            <text:p>-6.103515625E-05</text:p>
          </table:table-cell>
          <table:table-cell table:number-columns-repeated="6"/>
          <table:table-cell office:value-type="float" office:value="1.00004612207" calcext:value-type="float">
            <text:p>1.000046122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./capture_0009.ppm</text:p>
          </table:table-cell>
          <table:table-cell office:value-type="float" office:value="1502057034.06217" calcext:value-type="float">
            <text:p>1502057034.06217</text:p>
          </table:table-cell>
          <table:table-cell office:value-type="float" office:value="1.0000488758" calcext:value-type="float">
            <text:p>1.0000488758</text:p>
          </table:table-cell>
          <table:table-cell office:value-type="float" office:value="0.0000488758087158203" calcext:value-type="float">
            <text:p>4.88758087158203E-05</text:p>
          </table:table-cell>
          <table:table-cell table:number-columns-repeated="6"/>
          <table:table-cell office:value-type="float" office:value="1.00006241798" calcext:value-type="float">
            <text:p>1.00006241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./capture_0010.ppm</text:p>
          </table:table-cell>
          <table:table-cell office:value-type="float" office:value="1502057035.06216" calcext:value-type="float">
            <text:p>1502057035.06216</text:p>
          </table:table-cell>
          <table:table-cell office:value-type="float" office:value="0.9999952316" calcext:value-type="float">
            <text:p>0.9999952316</text:p>
          </table:table-cell>
          <table:table-cell office:value-type="float" office:value="-0.00000476837158203125" calcext:value-type="float">
            <text:p>-4.76837158203125E-06</text:p>
          </table:table-cell>
          <table:table-cell table:number-columns-repeated="6"/>
          <table:table-cell office:value-type="float" office:value="1.00007871389" calcext:value-type="float">
            <text:p>1.000078713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./capture_0011.ppm</text:p>
          </table:table-cell>
          <table:table-cell office:value-type="float" office:value="1502057036.0621" calcext:value-type="float">
            <text:p>1502057036.0621</text:p>
          </table:table-cell>
          <table:table-cell office:value-type="float" office:value="0.9999368191" calcext:value-type="float">
            <text:p>0.9999368191</text:p>
          </table:table-cell>
          <table:table-cell office:value-type="float" office:value="-0.0000631809234619141" calcext:value-type="float">
            <text:p>-6.31809234619141E-05</text:p>
          </table:table-cell>
          <table:table-cell table:number-columns-repeated="6"/>
          <table:table-cell office:value-type="float" office:value="1.0000950098" calcext:value-type="float">
            <text:p>1.00009500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./capture_0012.ppm</text:p>
          </table:table-cell>
          <table:table-cell office:value-type="float" office:value="1502057037.06217" calcext:value-type="float">
            <text:p>1502057037.06217</text:p>
          </table:table-cell>
          <table:table-cell office:value-type="float" office:value="1.0000729561" calcext:value-type="float">
            <text:p>1.0000729561</text:p>
          </table:table-cell>
          <table:table-cell office:value-type="float" office:value="0.0000729560852050781" calcext:value-type="float">
            <text:p>7.29560852050781E-05</text:p>
          </table:table-cell>
          <table:table-cell table:number-columns-repeated="6"/>
          <table:table-cell office:value-type="float" office:value="1.00011130571" calcext:value-type="float">
            <text:p>1.00011130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./capture_0013.ppm</text:p>
          </table:table-cell>
          <table:table-cell office:value-type="float" office:value="1502057038.06217" calcext:value-type="float">
            <text:p>1502057038.06217</text:p>
          </table:table-cell>
          <table:table-cell office:value-type="float" office:value="0.9999940395" calcext:value-type="float">
            <text:p>0.9999940395</text:p>
          </table:table-cell>
          <table:table-cell office:value-type="float" office:value="-0.00000596046447753906" calcext:value-type="float">
            <text:p>-5.96046447753906E-06</text:p>
          </table:table-cell>
          <table:table-cell table:number-columns-repeated="6"/>
          <table:table-cell office:value-type="float" office:value="1.00012760162" calcext:value-type="float">
            <text:p>1.00012760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/capture_0014.ppm</text:p>
          </table:table-cell>
          <table:table-cell office:value-type="float" office:value="1502057039.0621" calcext:value-type="float">
            <text:p>1502057039.0621</text:p>
          </table:table-cell>
          <table:table-cell office:value-type="float" office:value="0.9999370575" calcext:value-type="float">
            <text:p>0.9999370575</text:p>
          </table:table-cell>
          <table:table-cell office:value-type="float" office:value="-0.0000629425048828125" calcext:value-type="float">
            <text:p>-6.29425048828125E-05</text:p>
          </table:table-cell>
          <table:table-cell table:number-columns-repeated="6"/>
          <table:table-cell office:value-type="float" office:value="1.00014389753" calcext:value-type="float">
            <text:p>1.00014389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capture_0015.ppm</text:p>
          </table:table-cell>
          <table:table-cell office:value-type="float" office:value="1502057040.06217" calcext:value-type="float">
            <text:p>1502057040.06217</text:p>
          </table:table-cell>
          <table:table-cell office:value-type="float" office:value="1.0000638962" calcext:value-type="float">
            <text:p>1.0000638962</text:p>
          </table:table-cell>
          <table:table-cell office:value-type="float" office:value="0.0000638961791992187" calcext:value-type="float">
            <text:p>6.38961791992187E-05</text:p>
          </table:table-cell>
          <table:table-cell table:number-columns-repeated="6"/>
          <table:table-cell office:value-type="float" office:value="1.00016019344" calcext:value-type="float">
            <text:p>1.00016019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capture_0016.ppm</text:p>
          </table:table-cell>
          <table:table-cell office:value-type="float" office:value="1502057041.06214" calcext:value-type="float">
            <text:p>1502057041.06214</text:p>
          </table:table-cell>
          <table:table-cell office:value-type="float" office:value="0.999972105" calcext:value-type="float">
            <text:p>0.999972105</text:p>
          </table:table-cell>
          <table:table-cell office:value-type="float" office:value="-0.000027895" calcext:value-type="float">
            <text:p>-0.000027895</text:p>
          </table:table-cell>
          <table:table-cell table:number-columns-repeated="6"/>
          <table:table-cell office:value-type="float" office:value="1.00017648935" calcext:value-type="float">
            <text:p>1.000176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capture_0017.ppm</text:p>
          </table:table-cell>
          <table:table-cell office:value-type="float" office:value="1502057042.06207" calcext:value-type="float">
            <text:p>1502057042.06207</text:p>
          </table:table-cell>
          <table:table-cell office:value-type="float" office:value="0.9999339581" calcext:value-type="float">
            <text:p>0.9999339581</text:p>
          </table:table-cell>
          <table:table-cell office:value-type="float" office:value="-0.0000660419464111328" calcext:value-type="float">
            <text:p>-6.60419464111328E-05</text:p>
          </table:table-cell>
          <table:table-cell table:number-columns-repeated="6"/>
          <table:table-cell office:value-type="float" office:value="1.00019278526" calcext:value-type="float">
            <text:p>1.0001927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capture_0018.ppm</text:p>
          </table:table-cell>
          <table:table-cell office:value-type="float" office:value="1502057043.06215" calcext:value-type="float">
            <text:p>1502057043.06215</text:p>
          </table:table-cell>
          <table:table-cell office:value-type="float" office:value="1.000079155" calcext:value-type="float">
            <text:p>1.000079155</text:p>
          </table:table-cell>
          <table:table-cell office:value-type="float" office:value="0.000079155" calcext:value-type="float">
            <text:p>0.000079155</text:p>
          </table:table-cell>
          <table:table-cell table:number-columns-repeated="6"/>
          <table:table-cell office:value-type="float" office:value="1.00020908117" calcext:value-type="float">
            <text:p>1.0002090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capture_0019.ppm</text:p>
          </table:table-cell>
          <table:table-cell office:value-type="float" office:value="1502057044.06215" calcext:value-type="float">
            <text:p>1502057044.06215</text:p>
          </table:table-cell>
          <table:table-cell office:value-type="float" office:value="0.9999938011" calcext:value-type="float">
            <text:p>0.9999938011</text:p>
          </table:table-cell>
          <table:table-cell office:value-type="float" office:value="-0.00000619888305664063" calcext:value-type="float">
            <text:p>-6.19888305664063E-06</text:p>
          </table:table-cell>
          <table:table-cell table:number-columns-repeated="6"/>
          <table:table-cell office:value-type="float" office:value="1.00022537708" calcext:value-type="float">
            <text:p>1.0002253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capture_0020.ppm</text:p>
          </table:table-cell>
          <table:table-cell office:value-type="float" office:value="1502057045.06208" calcext:value-type="float">
            <text:p>1502057045.06208</text:p>
          </table:table-cell>
          <table:table-cell office:value-type="float" office:value="0.9999370575" calcext:value-type="float">
            <text:p>0.9999370575</text:p>
          </table:table-cell>
          <table:table-cell office:value-type="float" office:value="-0.0000629425048828125" calcext:value-type="float">
            <text:p>-6.29425048828125E-05</text:p>
          </table:table-cell>
          <table:table-cell table:number-columns-repeated="6"/>
          <table:table-cell office:value-type="float" office:value="1.00024167299" calcext:value-type="float">
            <text:p>1.0002416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capture_0021.ppm</text:p>
          </table:table-cell>
          <table:table-cell office:value-type="float" office:value="1502057046.06213" calcext:value-type="float">
            <text:p>1502057046.06213</text:p>
          </table:table-cell>
          <table:table-cell office:value-type="float" office:value="1.0000479221" calcext:value-type="float">
            <text:p>1.0000479221</text:p>
          </table:table-cell>
          <table:table-cell office:value-type="float" office:value="0.0000479221343994141" calcext:value-type="float">
            <text:p>4.79221343994141E-05</text:p>
          </table:table-cell>
          <table:table-cell table:number-columns-repeated="6"/>
          <table:table-cell office:value-type="float" office:value="1.0002579689" calcext:value-type="float">
            <text:p>1.00025796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capture_0022.ppm</text:p>
          </table:table-cell>
          <table:table-cell office:value-type="float" office:value="1502057047.06211" calcext:value-type="float">
            <text:p>1502057047.06211</text:p>
          </table:table-cell>
          <table:table-cell office:value-type="float" office:value="0.9999780655" calcext:value-type="float">
            <text:p>0.9999780655</text:p>
          </table:table-cell>
          <table:table-cell office:value-type="float" office:value="-0.0000219345092773437" calcext:value-type="float">
            <text:p>-2.19345092773437E-05</text:p>
          </table:table-cell>
          <table:table-cell table:number-columns-repeated="6"/>
          <table:table-cell office:value-type="string" calcext:value-type="string">
            <text:p>&gt;1.000257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capture_0023.ppm</text:p>
          </table:table-cell>
          <table:table-cell office:value-type="float" office:value="1502057048.06212" calcext:value-type="float">
            <text:p>1502057048.06212</text:p>
          </table:table-cell>
          <table:table-cell office:value-type="float" office:value="1.0000109673" calcext:value-type="float">
            <text:p>1.0000109673</text:p>
          </table:table-cell>
          <table:table-cell office:value-type="float" office:value="0.0000109672546386719" calcext:value-type="float">
            <text:p>1.096725463867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24.ppm</text:p>
          </table:table-cell>
          <table:table-cell office:value-type="float" office:value="1502057049.0621" calcext:value-type="float">
            <text:p>1502057049.0621</text:p>
          </table:table-cell>
          <table:table-cell office:value-type="float" office:value="0.9999780655" calcext:value-type="float">
            <text:p>0.9999780655</text:p>
          </table:table-cell>
          <table:table-cell office:value-type="float" office:value="-0.0000219345092773437" calcext:value-type="float">
            <text:p>-2.193450927734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25.ppm</text:p>
          </table:table-cell>
          <table:table-cell office:value-type="float" office:value="1502057050.06209" calcext:value-type="float">
            <text:p>1502057050.06209</text:p>
          </table:table-cell>
          <table:table-cell office:value-type="float" office:value="0.9999859333" calcext:value-type="float">
            <text:p>0.9999859333</text:p>
          </table:table-cell>
          <table:table-cell office:value-type="float" office:value="-0.0000140666961669922" calcext:value-type="float">
            <text:p>-1.40666961669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26.ppm</text:p>
          </table:table-cell>
          <table:table-cell office:value-type="float" office:value="1502057051.0621" calcext:value-type="float">
            <text:p>1502057051.0621</text:p>
          </table:table-cell>
          <table:table-cell office:value-type="float" office:value="1.0000140667" calcext:value-type="float">
            <text:p>1.0000140667</text:p>
          </table:table-cell>
          <table:table-cell office:value-type="float" office:value="0.0000140666961669922" calcext:value-type="float">
            <text:p>1.40666961669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27.ppm</text:p>
          </table:table-cell>
          <table:table-cell office:value-type="float" office:value="1502057052.06208" calcext:value-type="float">
            <text:p>1502057052.06208</text:p>
          </table:table-cell>
          <table:table-cell office:value-type="float" office:value="0.9999849796" calcext:value-type="float">
            <text:p>0.9999849796</text:p>
          </table:table-cell>
          <table:table-cell office:value-type="float" office:value="-0.0000150203704833984" calcext:value-type="float">
            <text:p>-1.502037048339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28.ppm</text:p>
          </table:table-cell>
          <table:table-cell office:value-type="float" office:value="1502057053.06208" calcext:value-type="float">
            <text:p>1502057053.06208</text:p>
          </table:table-cell>
          <table:table-cell office:value-type="float" office:value="0.9999959469" calcext:value-type="float">
            <text:p>0.9999959469</text:p>
          </table:table-cell>
          <table:table-cell office:value-type="float" office:value="-0.00000405311584472656" calcext:value-type="float">
            <text:p>-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29.ppm</text:p>
          </table:table-cell>
          <table:table-cell office:value-type="float" office:value="1502057054.0621" calcext:value-type="float">
            <text:p>1502057054.0621</text:p>
          </table:table-cell>
          <table:table-cell office:value-type="float" office:value="1.0000171661" calcext:value-type="float">
            <text:p>1.0000171661</text:p>
          </table:table-cell>
          <table:table-cell office:value-type="float" office:value="0.0000171661376953125" calcext:value-type="float">
            <text:p>1.71661376953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30.ppm</text:p>
          </table:table-cell>
          <table:table-cell office:value-type="float" office:value="1502057055.06207" calcext:value-type="float">
            <text:p>1502057055.06207</text:p>
          </table:table-cell>
          <table:table-cell office:value-type="float" office:value="0.9999709129" calcext:value-type="float">
            <text:p>0.9999709129</text:p>
          </table:table-cell>
          <table:table-cell office:value-type="float" office:value="-0.0000290870666503906" calcext:value-type="float">
            <text:p>-2.9087066650390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31.ppm</text:p>
          </table:table-cell>
          <table:table-cell office:value-type="float" office:value="1502057056.06206" calcext:value-type="float">
            <text:p>1502057056.06206</text:p>
          </table:table-cell>
          <table:table-cell office:value-type="float" office:value="0.9999890327" calcext:value-type="float">
            <text:p>0.9999890327</text:p>
          </table:table-cell>
          <table:table-cell office:value-type="float" office:value="-0.0000109672546386719" calcext:value-type="float">
            <text:p>-1.096725463867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32.ppm</text:p>
          </table:table-cell>
          <table:table-cell office:value-type="float" office:value="1502057057.06208" calcext:value-type="float">
            <text:p>1502057057.06208</text:p>
          </table:table-cell>
          <table:table-cell office:value-type="float" office:value="1.0000259876" calcext:value-type="float">
            <text:p>1.0000259876</text:p>
          </table:table-cell>
          <table:table-cell office:value-type="float" office:value="0.0000259876251220703" calcext:value-type="float">
            <text:p>2.598762512207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33.ppm</text:p>
          </table:table-cell>
          <table:table-cell office:value-type="float" office:value="1502057058.06205" calcext:value-type="float">
            <text:p>1502057058.06205</text:p>
          </table:table-cell>
          <table:table-cell office:value-type="float" office:value="0.9999699593" calcext:value-type="float">
            <text:p>0.9999699593</text:p>
          </table:table-cell>
          <table:table-cell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34.ppm</text:p>
          </table:table-cell>
          <table:table-cell office:value-type="float" office:value="1502057059.06204" calcext:value-type="float">
            <text:p>1502057059.06204</text:p>
          </table:table-cell>
          <table:table-cell office:value-type="float" office:value="0.9999909401" calcext:value-type="float">
            <text:p>0.9999909401</text:p>
          </table:table-cell>
          <table:table-cell office:value-type="float" office:value="-0.00000905990600585938" calcext:value-type="float">
            <text:p>-9.0599060058593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35.ppm</text:p>
          </table:table-cell>
          <table:table-cell office:value-type="float" office:value="1502057060.06207" calcext:value-type="float">
            <text:p>1502057060.06207</text:p>
          </table:table-cell>
          <table:table-cell office:value-type="float" office:value="1.0000271797" calcext:value-type="float">
            <text:p>1.0000271797</text:p>
          </table:table-cell>
          <table:table-cell office:value-type="float" office:value="0.0000271797180175781" calcext:value-type="float">
            <text:p>2.717971801757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36.ppm</text:p>
          </table:table-cell>
          <table:table-cell office:value-type="float" office:value="1502057061.06205" calcext:value-type="float">
            <text:p>1502057061.06205</text:p>
          </table:table-cell>
          <table:table-cell office:value-type="float" office:value="0.9999768734" calcext:value-type="float">
            <text:p>0.9999768734</text:p>
          </table:table-cell>
          <table:table-cell office:value-type="float" office:value="-0.0000231266021728516" calcext:value-type="float">
            <text:p>-2.3126602172851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37.ppm</text:p>
          </table:table-cell>
          <table:table-cell office:value-type="float" office:value="1502057062.06204" calcext:value-type="float">
            <text:p>1502057062.06204</text:p>
          </table:table-cell>
          <table:table-cell office:value-type="float" office:value="0.9999940395" calcext:value-type="float">
            <text:p>0.9999940395</text:p>
          </table:table-cell>
          <table:table-cell office:value-type="float" office:value="-0.00000596046447753906" calcext:value-type="float">
            <text:p>-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38.ppm</text:p>
          </table:table-cell>
          <table:table-cell office:value-type="float" office:value="1502057063.06205" calcext:value-type="float">
            <text:p>1502057063.06205</text:p>
          </table:table-cell>
          <table:table-cell office:value-type="float" office:value="1.0000040531" calcext:value-type="float">
            <text:p>1.0000040531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39.ppm</text:p>
          </table:table-cell>
          <table:table-cell office:value-type="float" office:value="1502057064.06203" calcext:value-type="float">
            <text:p>1502057064.06203</text:p>
          </table:table-cell>
          <table:table-cell office:value-type="float" office:value="0.9999828339" calcext:value-type="float">
            <text:p>0.9999828339</text:p>
          </table:table-cell>
          <table:table-cell office:value-type="float" office:value="-0.0000171661376953125" calcext:value-type="float">
            <text:p>-1.71661376953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40.ppm</text:p>
          </table:table-cell>
          <table:table-cell office:value-type="float" office:value="1502057065.06204" calcext:value-type="float">
            <text:p>1502057065.06204</text:p>
          </table:table-cell>
          <table:table-cell office:value-type="float" office:value="1.0000112057" calcext:value-type="float">
            <text:p>1.0000112057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41.ppm</text:p>
          </table:table-cell>
          <table:table-cell office:value-type="float" office:value="1502057066.06203" calcext:value-type="float">
            <text:p>1502057066.06203</text:p>
          </table:table-cell>
          <table:table-cell office:value-type="float" office:value="0.9999909401" calcext:value-type="float">
            <text:p>0.9999909401</text:p>
          </table:table-cell>
          <table:table-cell office:value-type="float" office:value="-0.00000905990600585938" calcext:value-type="float">
            <text:p>-9.0599060058593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42.ppm</text:p>
          </table:table-cell>
          <table:table-cell office:value-type="float" office:value="1502057067.062" calcext:value-type="float">
            <text:p>1502057067.062</text:p>
          </table:table-cell>
          <table:table-cell office:value-type="float" office:value="0.9999718666" calcext:value-type="float">
            <text:p>0.9999718666</text:p>
          </table:table-cell>
          <table:table-cell office:value-type="float" office:value="-0.0000281333923339844" calcext:value-type="float">
            <text:p>-2.813339233398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43.ppm</text:p>
          </table:table-cell>
          <table:table-cell office:value-type="float" office:value="1502057068.062" calcext:value-type="float">
            <text:p>1502057068.062</text:p>
          </table:table-cell>
          <table:table-cell office:value-type="float" office:value="0.9999990463" calcext:value-type="float">
            <text:p>0.9999990463</text:p>
          </table:table-cell>
          <table:table-cell office:value-type="float" office:value="-0.00000095367431640625" calcext:value-type="float">
            <text:p>-9.5367431640625E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44.ppm</text:p>
          </table:table-cell>
          <table:table-cell office:value-type="float" office:value="1502057069.06202" calcext:value-type="float">
            <text:p>1502057069.06202</text:p>
          </table:table-cell>
          <table:table-cell office:value-type="float" office:value="1.0000171661" calcext:value-type="float">
            <text:p>1.0000171661</text:p>
          </table:table-cell>
          <table:table-cell office:value-type="float" office:value="0.0000171661376953125" calcext:value-type="float">
            <text:p>1.71661376953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45.ppm</text:p>
          </table:table-cell>
          <table:table-cell office:value-type="float" office:value="1502057070.06199" calcext:value-type="float">
            <text:p>1502057070.06199</text:p>
          </table:table-cell>
          <table:table-cell office:value-type="float" office:value="0.9999659061" calcext:value-type="float">
            <text:p>0.9999659061</text:p>
          </table:table-cell>
          <table:table-cell office:value-type="float" office:value="-0.0000340938568115234" calcext:value-type="float">
            <text:p>-3.4093856811523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46.ppm</text:p>
          </table:table-cell>
          <table:table-cell office:value-type="float" office:value="1502057071.06199" calcext:value-type="float">
            <text:p>1502057071.06199</text:p>
          </table:table-cell>
          <table:table-cell office:value-type="float" office:value="1.0000009537" calcext:value-type="float">
            <text:p>1.0000009537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47.ppm</text:p>
          </table:table-cell>
          <table:table-cell office:value-type="float" office:value="1502057072.06199" calcext:value-type="float">
            <text:p>1502057072.061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48.ppm</text:p>
          </table:table-cell>
          <table:table-cell office:value-type="float" office:value="1502057073.062" calcext:value-type="float">
            <text:p>1502057073.062</text:p>
          </table:table-cell>
          <table:table-cell office:value-type="float" office:value="1.0000150204" calcext:value-type="float">
            <text:p>1.0000150204</text:p>
          </table:table-cell>
          <table:table-cell office:value-type="float" office:value="0.0000150203704833984" calcext:value-type="float">
            <text:p>1.502037048339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49.ppm</text:p>
          </table:table-cell>
          <table:table-cell office:value-type="float" office:value="1502057074.062" calcext:value-type="float">
            <text:p>1502057074.062</text:p>
          </table:table-cell>
          <table:table-cell office:value-type="float" office:value="0.9999940395" calcext:value-type="float">
            <text:p>0.9999940395</text:p>
          </table:table-cell>
          <table:table-cell office:value-type="float" office:value="-0.00000596046447753906" calcext:value-type="float">
            <text:p>-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50.ppm</text:p>
          </table:table-cell>
          <table:table-cell office:value-type="float" office:value="1502057075.06198" calcext:value-type="float">
            <text:p>1502057075.06198</text:p>
          </table:table-cell>
          <table:table-cell office:value-type="float" office:value="0.999984026" calcext:value-type="float">
            <text:p>0.999984026</text:p>
          </table:table-cell>
          <table:table-cell office:value-type="float" office:value="-0.000015974" calcext:value-type="float">
            <text:p>-0.0000159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51.ppm</text:p>
          </table:table-cell>
          <table:table-cell office:value-type="float" office:value="1502057076.06197" calcext:value-type="float">
            <text:p>1502057076.06197</text:p>
          </table:table-cell>
          <table:table-cell office:value-type="float" office:value="0.9999899864" calcext:value-type="float">
            <text:p>0.9999899864</text:p>
          </table:table-cell>
          <table:table-cell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52.ppm</text:p>
          </table:table-cell>
          <table:table-cell office:value-type="float" office:value="1502057077.06196" calcext:value-type="float">
            <text:p>1502057077.06196</text:p>
          </table:table-cell>
          <table:table-cell office:value-type="float" office:value="0.9999940395" calcext:value-type="float">
            <text:p>0.9999940395</text:p>
          </table:table-cell>
          <table:table-cell office:value-type="float" office:value="-0.00000596046447753906" calcext:value-type="float">
            <text:p>-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53.ppm</text:p>
          </table:table-cell>
          <table:table-cell office:value-type="float" office:value="1502057078.06198" calcext:value-type="float">
            <text:p>1502057078.06198</text:p>
          </table:table-cell>
          <table:table-cell office:value-type="float" office:value="1.0000169277" calcext:value-type="float">
            <text:p>1.0000169277</text:p>
          </table:table-cell>
          <table:table-cell office:value-type="float" office:value="0.0000169277191162109" calcext:value-type="float">
            <text:p>1.692771911621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54.ppm</text:p>
          </table:table-cell>
          <table:table-cell office:value-type="float" office:value="1502057079.06198" calcext:value-type="float">
            <text:p>1502057079.061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55.ppm</text:p>
          </table:table-cell>
          <table:table-cell office:value-type="float" office:value="1502057080.06197" calcext:value-type="float">
            <text:p>1502057080.06197</text:p>
          </table:table-cell>
          <table:table-cell office:value-type="float" office:value="0.9999918938" calcext:value-type="float">
            <text:p>0.9999918938</text:p>
          </table:table-cell>
          <table:table-cell office:value-type="float" office:value="-0.00000810623168945313" calcext:value-type="float">
            <text:p>-8.1062316894531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56.ppm</text:p>
          </table:table-cell>
          <table:table-cell office:value-type="float" office:value="1502057081.06205" calcext:value-type="float">
            <text:p>1502057081.06205</text:p>
          </table:table-cell>
          <table:table-cell office:value-type="float" office:value="1.0000731945" calcext:value-type="float">
            <text:p>1.0000731945</text:p>
          </table:table-cell>
          <table:table-cell office:value-type="float" office:value="0.0000731945037841797" calcext:value-type="float">
            <text:p>7.319450378417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57.ppm</text:p>
          </table:table-cell>
          <table:table-cell office:value-type="float" office:value="1502057082.06201" calcext:value-type="float">
            <text:p>1502057082.06201</text:p>
          </table:table-cell>
          <table:table-cell office:value-type="float" office:value="0.999961853" calcext:value-type="float">
            <text:p>0.999961853</text:p>
          </table:table-cell>
          <table:table-cell office:value-type="float" office:value="-0.000038147" calcext:value-type="float">
            <text:p>-0.0000381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58.ppm</text:p>
          </table:table-cell>
          <table:table-cell office:value-type="float" office:value="1502057083.06197" calcext:value-type="float">
            <text:p>1502057083.06197</text:p>
          </table:table-cell>
          <table:table-cell office:value-type="float" office:value="0.9999599457" calcext:value-type="float">
            <text:p>0.9999599457</text:p>
          </table:table-cell>
          <table:table-cell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59.ppm</text:p>
          </table:table-cell>
          <table:table-cell office:value-type="float" office:value="1502057084.062" calcext:value-type="float">
            <text:p>1502057084.062</text:p>
          </table:table-cell>
          <table:table-cell office:value-type="float" office:value="1.0000300407" calcext:value-type="float">
            <text:p>1.0000300407</text:p>
          </table:table-cell>
          <table:table-cell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60.ppm</text:p>
          </table:table-cell>
          <table:table-cell office:value-type="float" office:value="1502057085.06196" calcext:value-type="float">
            <text:p>1502057085.06196</text:p>
          </table:table-cell>
          <table:table-cell office:value-type="float" office:value="0.9999670982" calcext:value-type="float">
            <text:p>0.9999670982</text:p>
          </table:table-cell>
          <table:table-cell office:value-type="float" office:value="-0.0000329017639160156" calcext:value-type="float">
            <text:p>-3.290176391601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61.ppm</text:p>
          </table:table-cell>
          <table:table-cell office:value-type="float" office:value="1502057086.06193" calcext:value-type="float">
            <text:p>1502057086.06193</text:p>
          </table:table-cell>
          <table:table-cell office:value-type="float" office:value="0.9999668598" calcext:value-type="float">
            <text:p>0.9999668598</text:p>
          </table:table-cell>
          <table:table-cell office:value-type="float" office:value="-0.0000331401824951172" calcext:value-type="float">
            <text:p>-3.3140182495117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62.ppm</text:p>
          </table:table-cell>
          <table:table-cell office:value-type="float" office:value="1502057087.06199" calcext:value-type="float">
            <text:p>1502057087.06199</text:p>
          </table:table-cell>
          <table:table-cell office:value-type="float" office:value="1.0000550747" calcext:value-type="float">
            <text:p>1.0000550747</text:p>
          </table:table-cell>
          <table:table-cell office:value-type="float" office:value="0.0000550746917724609" calcext:value-type="float">
            <text:p>5.50746917724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63.ppm</text:p>
          </table:table-cell>
          <table:table-cell office:value-type="float" office:value="1502057088.06195" calcext:value-type="float">
            <text:p>1502057088.06195</text:p>
          </table:table-cell>
          <table:table-cell office:value-type="float" office:value="0.9999639988" calcext:value-type="float">
            <text:p>0.9999639988</text:p>
          </table:table-cell>
          <table:table-cell office:value-type="float" office:value="-0.0000360012054443359" calcext:value-type="float">
            <text:p>-3.6001205444335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64.ppm</text:p>
          </table:table-cell>
          <table:table-cell office:value-type="float" office:value="1502057089.06198" calcext:value-type="float">
            <text:p>1502057089.06198</text:p>
          </table:table-cell>
          <table:table-cell office:value-type="float" office:value="1.0000300407" calcext:value-type="float">
            <text:p>1.0000300407</text:p>
          </table:table-cell>
          <table:table-cell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65.ppm</text:p>
          </table:table-cell>
          <table:table-cell office:value-type="float" office:value="1502057090.06199" calcext:value-type="float">
            <text:p>1502057090.06199</text:p>
          </table:table-cell>
          <table:table-cell office:value-type="float" office:value="1.0000128746" calcext:value-type="float">
            <text:p>1.0000128746</text:p>
          </table:table-cell>
          <table:table-cell office:value-type="float" office:value="0.0000128746032714844" calcext:value-type="float">
            <text:p>1.287460327148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66.ppm</text:p>
          </table:table-cell>
          <table:table-cell office:value-type="float" office:value="1502057091.06195" calcext:value-type="float">
            <text:p>1502057091.06195</text:p>
          </table:table-cell>
          <table:table-cell office:value-type="float" office:value="0.9999592304" calcext:value-type="float">
            <text:p>0.9999592304</text:p>
          </table:table-cell>
          <table:table-cell office:value-type="float" office:value="-0.0000407695770263672" calcext:value-type="float">
            <text:p>-4.0769577026367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67.ppm</text:p>
          </table:table-cell>
          <table:table-cell office:value-type="float" office:value="1502057092.06193" calcext:value-type="float">
            <text:p>1502057092.06193</text:p>
          </table:table-cell>
          <table:table-cell office:value-type="float" office:value="0.9999768734" calcext:value-type="float">
            <text:p>0.9999768734</text:p>
          </table:table-cell>
          <table:table-cell office:value-type="float" office:value="-0.0000231266021728516" calcext:value-type="float">
            <text:p>-2.3126602172851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68.ppm</text:p>
          </table:table-cell>
          <table:table-cell office:value-type="float" office:value="1502057093.06189" calcext:value-type="float">
            <text:p>1502057093.06189</text:p>
          </table:table-cell>
          <table:table-cell office:value-type="float" office:value="0.9999580383" calcext:value-type="float">
            <text:p>0.9999580383</text:p>
          </table:table-cell>
          <table:table-cell office:value-type="float" office:value="-0.000041961669921875" calcext:value-type="float">
            <text:p>-4.19616699218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69.ppm</text:p>
          </table:table-cell>
          <table:table-cell office:value-type="float" office:value="1502057094.06189" calcext:value-type="float">
            <text:p>1502057094.06189</text:p>
          </table:table-cell>
          <table:table-cell office:value-type="float" office:value="1.000002861" calcext:value-type="float">
            <text:p>1.000002861</text:p>
          </table:table-cell>
          <table:table-cell office:value-type="float" office:value="0.000002861" calcext:value-type="float">
            <text:p>0.0000028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70.ppm</text:p>
          </table:table-cell>
          <table:table-cell office:value-type="float" office:value="1502057095.06189" calcext:value-type="float">
            <text:p>1502057095.06189</text:p>
          </table:table-cell>
          <table:table-cell office:value-type="float" office:value="0.9999990463" calcext:value-type="float">
            <text:p>0.9999990463</text:p>
          </table:table-cell>
          <table:table-cell office:value-type="float" office:value="-0.00000095367431640625" calcext:value-type="float">
            <text:p>-9.5367431640625E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71.ppm</text:p>
          </table:table-cell>
          <table:table-cell office:value-type="float" office:value="1502057096.06184" calcext:value-type="float">
            <text:p>1502057096.06184</text:p>
          </table:table-cell>
          <table:table-cell office:value-type="float" office:value="0.9999480247" calcext:value-type="float">
            <text:p>0.9999480247</text:p>
          </table:table-cell>
          <table:table-cell office:value-type="float" office:value="-0.0000519752502441406" calcext:value-type="float">
            <text:p>-5.1975250244140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72.ppm</text:p>
          </table:table-cell>
          <table:table-cell office:value-type="float" office:value="1502057097.0619" calcext:value-type="float">
            <text:p>1502057097.0619</text:p>
          </table:table-cell>
          <table:table-cell office:value-type="float" office:value="1.0000600815" calcext:value-type="float">
            <text:p>1.0000600815</text:p>
          </table:table-cell>
          <table:table-cell office:value-type="float" office:value="0.0000600814819335937" calcext:value-type="float">
            <text:p>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73.ppm</text:p>
          </table:table-cell>
          <table:table-cell office:value-type="float" office:value="1502057098.06188" calcext:value-type="float">
            <text:p>1502057098.06188</text:p>
          </table:table-cell>
          <table:table-cell office:value-type="float" office:value="0.9999818802" calcext:value-type="float">
            <text:p>0.9999818802</text:p>
          </table:table-cell>
          <table:table-cell office:value-type="float" office:value="-0.0000181198120117187" calcext:value-type="float">
            <text:p>-1.8119812011718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74.ppm</text:p>
          </table:table-cell>
          <table:table-cell office:value-type="float" office:value="1502057099.06183" calcext:value-type="float">
            <text:p>1502057099.06183</text:p>
          </table:table-cell>
          <table:table-cell office:value-type="float" office:value="0.9999489784" calcext:value-type="float">
            <text:p>0.9999489784</text:p>
          </table:table-cell>
          <table:table-cell office:value-type="float" office:value="-0.0000510215759277344" calcext:value-type="float">
            <text:p>-5.102157592773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75.ppm</text:p>
          </table:table-cell>
          <table:table-cell office:value-type="float" office:value="1502057100.06186" calcext:value-type="float">
            <text:p>1502057100.06186</text:p>
          </table:table-cell>
          <table:table-cell office:value-type="float" office:value="1.0000300407" calcext:value-type="float">
            <text:p>1.0000300407</text:p>
          </table:table-cell>
          <table:table-cell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76.ppm</text:p>
          </table:table-cell>
          <table:table-cell office:value-type="float" office:value="1502057101.06187" calcext:value-type="float">
            <text:p>1502057101.06187</text:p>
          </table:table-cell>
          <table:table-cell office:value-type="float" office:value="1.0000140667" calcext:value-type="float">
            <text:p>1.0000140667</text:p>
          </table:table-cell>
          <table:table-cell office:value-type="float" office:value="0.0000140666961669922" calcext:value-type="float">
            <text:p>1.40666961669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77.ppm</text:p>
          </table:table-cell>
          <table:table-cell office:value-type="float" office:value="1502057102.06182" calcext:value-type="float">
            <text:p>1502057102.06182</text:p>
          </table:table-cell>
          <table:table-cell office:value-type="float" office:value="0.9999449253" calcext:value-type="float">
            <text:p>0.9999449253</text:p>
          </table:table-cell>
          <table:table-cell office:value-type="float" office:value="-0.0000550746917724609" calcext:value-type="float">
            <text:p>-5.50746917724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78.ppm</text:p>
          </table:table-cell>
          <table:table-cell office:value-type="float" office:value="1502057103.06187" calcext:value-type="float">
            <text:p>1502057103.06187</text:p>
          </table:table-cell>
          <table:table-cell office:value-type="float" office:value="1.000054121" calcext:value-type="float">
            <text:p>1.000054121</text:p>
          </table:table-cell>
          <table:table-cell office:value-type="float" office:value="0.000054121" calcext:value-type="float">
            <text:p>0.0000541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79.ppm</text:p>
          </table:table-cell>
          <table:table-cell office:value-type="float" office:value="1502057104.06186" calcext:value-type="float">
            <text:p>1502057104.06186</text:p>
          </table:table-cell>
          <table:table-cell office:value-type="float" office:value="0.9999928474" calcext:value-type="float">
            <text:p>0.9999928474</text:p>
          </table:table-cell>
          <table:table-cell office:value-type="float" office:value="-0.00000715255737304688" calcext:value-type="float">
            <text:p>-7.1525573730468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80.ppm</text:p>
          </table:table-cell>
          <table:table-cell office:value-type="float" office:value="1502057105.06181" calcext:value-type="float">
            <text:p>1502057105.06181</text:p>
          </table:table-cell>
          <table:table-cell office:value-type="float" office:value="0.9999492168" calcext:value-type="float">
            <text:p>0.9999492168</text:p>
          </table:table-cell>
          <table:table-cell office:value-type="float" office:value="-0.0000507831573486328" calcext:value-type="float">
            <text:p>-5.0783157348632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81.ppm</text:p>
          </table:table-cell>
          <table:table-cell office:value-type="float" office:value="1502057106.06184" calcext:value-type="float">
            <text:p>1502057106.06184</text:p>
          </table:table-cell>
          <table:table-cell office:value-type="float" office:value="1.0000259876" calcext:value-type="float">
            <text:p>1.0000259876</text:p>
          </table:table-cell>
          <table:table-cell office:value-type="float" office:value="0.0000259876251220703" calcext:value-type="float">
            <text:p>2.598762512207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82.ppm</text:p>
          </table:table-cell>
          <table:table-cell office:value-type="float" office:value="1502057107.06184" calcext:value-type="float">
            <text:p>1502057107.06184</text:p>
          </table:table-cell>
          <table:table-cell office:value-type="float" office:value="0.9999978542" calcext:value-type="float">
            <text:p>0.9999978542</text:p>
          </table:table-cell>
          <table:table-cell office:value-type="float" office:value="-0.00000214576721191406" calcext:value-type="float">
            <text:p>-2.145767211914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83.ppm</text:p>
          </table:table-cell>
          <table:table-cell office:value-type="float" office:value="1502057108.06184" calcext:value-type="float">
            <text:p>1502057108.06184</text:p>
          </table:table-cell>
          <table:table-cell office:value-type="float" office:value="1.0000059605" calcext:value-type="float">
            <text:p>1.0000059605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84.ppm</text:p>
          </table:table-cell>
          <table:table-cell office:value-type="float" office:value="1502057109.06182" calcext:value-type="float">
            <text:p>1502057109.06182</text:p>
          </table:table-cell>
          <table:table-cell office:value-type="float" office:value="0.9999761581" calcext:value-type="float">
            <text:p>0.9999761581</text:p>
          </table:table-cell>
          <table:table-cell office:value-type="float" office:value="-0.0000238418579101562" calcext:value-type="float">
            <text:p>-2.384185791015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85.ppm</text:p>
          </table:table-cell>
          <table:table-cell office:value-type="float" office:value="1502057110.06183" calcext:value-type="float">
            <text:p>1502057110.06183</text:p>
          </table:table-cell>
          <table:table-cell office:value-type="float" office:value="1.0000088215" calcext:value-type="float">
            <text:p>1.0000088215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86.ppm</text:p>
          </table:table-cell>
          <table:table-cell office:value-type="float" office:value="1502057111.06178" calcext:value-type="float">
            <text:p>1502057111.06178</text:p>
          </table:table-cell>
          <table:table-cell office:value-type="float" office:value="0.9999539852" calcext:value-type="float">
            <text:p>0.9999539852</text:p>
          </table:table-cell>
          <table:table-cell office:value-type="float" office:value="-0.0000460147857666016" calcext:value-type="float">
            <text:p>-4.6014785766601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87.ppm</text:p>
          </table:table-cell>
          <table:table-cell office:value-type="float" office:value="1502057112.06183" calcext:value-type="float">
            <text:p>1502057112.06183</text:p>
          </table:table-cell>
          <table:table-cell office:value-type="float" office:value="1.0000431538" calcext:value-type="float">
            <text:p>1.0000431538</text:p>
          </table:table-cell>
          <table:table-cell office:value-type="float" office:value="0.0000431537628173828" calcext:value-type="float">
            <text:p>4.3153762817382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88.ppm</text:p>
          </table:table-cell>
          <table:table-cell office:value-type="float" office:value="1502057113.06181" calcext:value-type="float">
            <text:p>1502057113.06181</text:p>
          </table:table-cell>
          <table:table-cell office:value-type="float" office:value="0.9999890327" calcext:value-type="float">
            <text:p>0.9999890327</text:p>
          </table:table-cell>
          <table:table-cell office:value-type="float" office:value="-0.0000109672546386719" calcext:value-type="float">
            <text:p>-1.096725463867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89.ppm</text:p>
          </table:table-cell>
          <table:table-cell office:value-type="float" office:value="1502057114.06177" calcext:value-type="float">
            <text:p>1502057114.06177</text:p>
          </table:table-cell>
          <table:table-cell office:value-type="float" office:value="0.9999530315" calcext:value-type="float">
            <text:p>0.9999530315</text:p>
          </table:table-cell>
          <table:table-cell office:value-type="float" office:value="-0.0000469684600830078" calcext:value-type="float">
            <text:p>-4.696846008300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90.ppm</text:p>
          </table:table-cell>
          <table:table-cell office:value-type="float" office:value="1502057115.06182" calcext:value-type="float">
            <text:p>1502057115.06182</text:p>
          </table:table-cell>
          <table:table-cell office:value-type="float" office:value="1.0000507832" calcext:value-type="float">
            <text:p>1.0000507832</text:p>
          </table:table-cell>
          <table:table-cell office:value-type="float" office:value="0.0000507831573486328" calcext:value-type="float">
            <text:p>5.0783157348632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91.ppm</text:p>
          </table:table-cell>
          <table:table-cell office:value-type="float" office:value="1502057116.06178" calcext:value-type="float">
            <text:p>1502057116.06178</text:p>
          </table:table-cell>
          <table:table-cell office:value-type="float" office:value="0.9999639988" calcext:value-type="float">
            <text:p>0.9999639988</text:p>
          </table:table-cell>
          <table:table-cell office:value-type="float" office:value="-0.0000360012054443359" calcext:value-type="float">
            <text:p>-3.6001205444335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92.ppm</text:p>
          </table:table-cell>
          <table:table-cell office:value-type="float" office:value="1502057117.06174" calcext:value-type="float">
            <text:p>1502057117.06174</text:p>
          </table:table-cell>
          <table:table-cell office:value-type="float" office:value="0.9999551773" calcext:value-type="float">
            <text:p>0.9999551773</text:p>
          </table:table-cell>
          <table:table-cell office:value-type="float" office:value="-0.0000448226928710938" calcext:value-type="float">
            <text:p>-4.4822692871093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93.ppm</text:p>
          </table:table-cell>
          <table:table-cell office:value-type="float" office:value="1502057118.0618" calcext:value-type="float">
            <text:p>1502057118.0618</text:p>
          </table:table-cell>
          <table:table-cell office:value-type="float" office:value="1.0000598431" calcext:value-type="float">
            <text:p>1.0000598431</text:p>
          </table:table-cell>
          <table:table-cell office:value-type="float" office:value="0.0000598430633544922" calcext:value-type="float">
            <text:p>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94.ppm</text:p>
          </table:table-cell>
          <table:table-cell office:value-type="float" office:value="1502057119.06178" calcext:value-type="float">
            <text:p>1502057119.06178</text:p>
          </table:table-cell>
          <table:table-cell office:value-type="float" office:value="0.9999790192" calcext:value-type="float">
            <text:p>0.9999790192</text:p>
          </table:table-cell>
          <table:table-cell office:value-type="float" office:value="-0.0000209808349609375" calcext:value-type="float">
            <text:p>-2.098083496093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95.ppm</text:p>
          </table:table-cell>
          <table:table-cell office:value-type="float" office:value="1502057120.06172" calcext:value-type="float">
            <text:p>1502057120.06172</text:p>
          </table:table-cell>
          <table:table-cell office:value-type="float" office:value="0.9999461174" calcext:value-type="float">
            <text:p>0.9999461174</text:p>
          </table:table-cell>
          <table:table-cell office:value-type="float" office:value="-0.0000538825988769531" calcext:value-type="float">
            <text:p>-5.3882598876953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96.ppm</text:p>
          </table:table-cell>
          <table:table-cell office:value-type="float" office:value="1502057121.06179" calcext:value-type="float">
            <text:p>1502057121.06179</text:p>
          </table:table-cell>
          <table:table-cell office:value-type="float" office:value="1.0000638962" calcext:value-type="float">
            <text:p>1.0000638962</text:p>
          </table:table-cell>
          <table:table-cell office:value-type="float" office:value="0.0000638961791992187" calcext:value-type="float">
            <text:p>6.3896179199218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97.ppm</text:p>
          </table:table-cell>
          <table:table-cell office:value-type="float" office:value="1502057122.06179" calcext:value-type="float">
            <text:p>1502057122.061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98.ppm</text:p>
          </table:table-cell>
          <table:table-cell office:value-type="float" office:value="1502057123.06175" calcext:value-type="float">
            <text:p>1502057123.06175</text:p>
          </table:table-cell>
          <table:table-cell office:value-type="float" office:value="0.9999670982" calcext:value-type="float">
            <text:p>0.9999670982</text:p>
          </table:table-cell>
          <table:table-cell office:value-type="float" office:value="-0.0000329017639160156" calcext:value-type="float">
            <text:p>-3.290176391601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99.ppm</text:p>
          </table:table-cell>
          <table:table-cell office:value-type="float" office:value="1502057124.06178" calcext:value-type="float">
            <text:p>1502057124.06178</text:p>
          </table:table-cell>
          <table:table-cell office:value-type="float" office:value="1.0000219345" calcext:value-type="float">
            <text:p>1.0000219345</text:p>
          </table:table-cell>
          <table:table-cell office:value-type="float" office:value="0.0000219345092773437" calcext:value-type="float">
            <text:p>2.193450927734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00.ppm</text:p>
          </table:table-cell>
          <table:table-cell office:value-type="float" office:value="1502057125.06176" calcext:value-type="float">
            <text:p>1502057125.06176</text:p>
          </table:table-cell>
          <table:table-cell office:value-type="float" office:value="0.999984026" calcext:value-type="float">
            <text:p>0.999984026</text:p>
          </table:table-cell>
          <table:table-cell office:value-type="float" office:value="-0.000015974" calcext:value-type="float">
            <text:p>-0.0000159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01.ppm</text:p>
          </table:table-cell>
          <table:table-cell office:value-type="float" office:value="1502057126.06174" calcext:value-type="float">
            <text:p>1502057126.06174</text:p>
          </table:table-cell>
          <table:table-cell office:value-type="float" office:value="0.999984026" calcext:value-type="float">
            <text:p>0.999984026</text:p>
          </table:table-cell>
          <table:table-cell office:value-type="float" office:value="-0.000015974" calcext:value-type="float">
            <text:p>-0.0000159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02.ppm</text:p>
          </table:table-cell>
          <table:table-cell office:value-type="float" office:value="1502057127.06176" calcext:value-type="float">
            <text:p>1502057127.06176</text:p>
          </table:table-cell>
          <table:table-cell office:value-type="float" office:value="1.0000209808" calcext:value-type="float">
            <text:p>1.0000209808</text:p>
          </table:table-cell>
          <table:table-cell office:value-type="float" office:value="0.0000209808349609375" calcext:value-type="float">
            <text:p>2.098083496093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03.ppm</text:p>
          </table:table-cell>
          <table:table-cell office:value-type="float" office:value="1502057128.06174" calcext:value-type="float">
            <text:p>1502057128.06174</text:p>
          </table:table-cell>
          <table:table-cell office:value-type="float" office:value="0.9999740124" calcext:value-type="float">
            <text:p>0.9999740124</text:p>
          </table:table-cell>
          <table:table-cell office:value-type="float" office:value="-0.0000259876251220703" calcext:value-type="float">
            <text:p>-2.598762512207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04.ppm</text:p>
          </table:table-cell>
          <table:table-cell office:value-type="float" office:value="1502057129.06173" calcext:value-type="float">
            <text:p>1502057129.06173</text:p>
          </table:table-cell>
          <table:table-cell office:value-type="float" office:value="0.9999899864" calcext:value-type="float">
            <text:p>0.9999899864</text:p>
          </table:table-cell>
          <table:table-cell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05.ppm</text:p>
          </table:table-cell>
          <table:table-cell office:value-type="float" office:value="1502057130.06174" calcext:value-type="float">
            <text:p>1502057130.06174</text:p>
          </table:table-cell>
          <table:table-cell office:value-type="float" office:value="1.0000100136" calcext:value-type="float">
            <text:p>1.0000100136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06.ppm</text:p>
          </table:table-cell>
          <table:table-cell office:value-type="float" office:value="1502057131.06175" calcext:value-type="float">
            <text:p>1502057131.06175</text:p>
          </table:table-cell>
          <table:table-cell office:value-type="float" office:value="1.0000100136" calcext:value-type="float">
            <text:p>1.0000100136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07.ppm</text:p>
          </table:table-cell>
          <table:table-cell office:value-type="float" office:value="1502057132.06173" calcext:value-type="float">
            <text:p>1502057132.06173</text:p>
          </table:table-cell>
          <table:table-cell office:value-type="float" office:value="0.9999799728" calcext:value-type="float">
            <text:p>0.9999799728</text:p>
          </table:table-cell>
          <table:table-cell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08.ppm</text:p>
          </table:table-cell>
          <table:table-cell office:value-type="float" office:value="1502057133.06172" calcext:value-type="float">
            <text:p>1502057133.06172</text:p>
          </table:table-cell>
          <table:table-cell office:value-type="float" office:value="0.9999940395" calcext:value-type="float">
            <text:p>0.9999940395</text:p>
          </table:table-cell>
          <table:table-cell office:value-type="float" office:value="-0.00000596046447753906" calcext:value-type="float">
            <text:p>-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09.ppm</text:p>
          </table:table-cell>
          <table:table-cell office:value-type="float" office:value="1502057134.06175" calcext:value-type="float">
            <text:p>1502057134.06175</text:p>
          </table:table-cell>
          <table:table-cell office:value-type="float" office:value="1.0000238419" calcext:value-type="float">
            <text:p>1.0000238419</text:p>
          </table:table-cell>
          <table:table-cell office:value-type="float" office:value="0.0000238418579101562" calcext:value-type="float">
            <text:p>2.384185791015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10.ppm</text:p>
          </table:table-cell>
          <table:table-cell office:value-type="float" office:value="1502057135.06172" calcext:value-type="float">
            <text:p>1502057135.06172</text:p>
          </table:table-cell>
          <table:table-cell office:value-type="float" office:value="0.9999761581" calcext:value-type="float">
            <text:p>0.9999761581</text:p>
          </table:table-cell>
          <table:table-cell office:value-type="float" office:value="-0.0000238418579101562" calcext:value-type="float">
            <text:p>-2.384185791015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11.ppm</text:p>
          </table:table-cell>
          <table:table-cell office:value-type="float" office:value="1502057136.06169" calcext:value-type="float">
            <text:p>1502057136.06169</text:p>
          </table:table-cell>
          <table:table-cell office:value-type="float" office:value="0.9999639988" calcext:value-type="float">
            <text:p>0.9999639988</text:p>
          </table:table-cell>
          <table:table-cell office:value-type="float" office:value="-0.0000360012054443359" calcext:value-type="float">
            <text:p>-3.6001205444335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12.ppm</text:p>
          </table:table-cell>
          <table:table-cell office:value-type="float" office:value="1502057137.0617" calcext:value-type="float">
            <text:p>1502057137.0617</text:p>
          </table:table-cell>
          <table:table-cell office:value-type="float" office:value="1.0000128746" calcext:value-type="float">
            <text:p>1.0000128746</text:p>
          </table:table-cell>
          <table:table-cell office:value-type="float" office:value="0.0000128746032714844" calcext:value-type="float">
            <text:p>1.287460327148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13.ppm</text:p>
          </table:table-cell>
          <table:table-cell office:value-type="float" office:value="1502057138.06168" calcext:value-type="float">
            <text:p>1502057138.06168</text:p>
          </table:table-cell>
          <table:table-cell office:value-type="float" office:value="0.9999799728" calcext:value-type="float">
            <text:p>0.9999799728</text:p>
          </table:table-cell>
          <table:table-cell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14.ppm</text:p>
          </table:table-cell>
          <table:table-cell office:value-type="float" office:value="1502057139.06168" calcext:value-type="float">
            <text:p>1502057139.06168</text:p>
          </table:table-cell>
          <table:table-cell office:value-type="float" office:value="1.0000050068" calcext:value-type="float">
            <text:p>1.0000050068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15.ppm</text:p>
          </table:table-cell>
          <table:table-cell office:value-type="float" office:value="1502057140.0617" calcext:value-type="float">
            <text:p>1502057140.0617</text:p>
          </table:table-cell>
          <table:table-cell office:value-type="float" office:value="1.0000150204" calcext:value-type="float">
            <text:p>1.0000150204</text:p>
          </table:table-cell>
          <table:table-cell office:value-type="float" office:value="0.0000150203704833984" calcext:value-type="float">
            <text:p>1.502037048339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16.ppm</text:p>
          </table:table-cell>
          <table:table-cell office:value-type="float" office:value="1502057141.0617" calcext:value-type="float">
            <text:p>1502057141.06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17.ppm</text:p>
          </table:table-cell>
          <table:table-cell office:value-type="float" office:value="1502057142.0617" calcext:value-type="float">
            <text:p>1502057142.0617</text:p>
          </table:table-cell>
          <table:table-cell office:value-type="float" office:value="0.9999980927" calcext:value-type="float">
            <text:p>0.9999980927</text:p>
          </table:table-cell>
          <table:table-cell office:value-type="float" office:value="-0.0000019073486328125" calcext:value-type="float">
            <text:p>-1.9073486328125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18.ppm</text:p>
          </table:table-cell>
          <table:table-cell office:value-type="float" office:value="1502057143.06166" calcext:value-type="float">
            <text:p>1502057143.06166</text:p>
          </table:table-cell>
          <table:table-cell office:value-type="float" office:value="0.9999639988" calcext:value-type="float">
            <text:p>0.9999639988</text:p>
          </table:table-cell>
          <table:table-cell office:value-type="float" office:value="-0.0000360012054443359" calcext:value-type="float">
            <text:p>-3.6001205444335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19.ppm</text:p>
          </table:table-cell>
          <table:table-cell office:value-type="float" office:value="1502057144.06167" calcext:value-type="float">
            <text:p>1502057144.06167</text:p>
          </table:table-cell>
          <table:table-cell office:value-type="float" office:value="1.0000040531" calcext:value-type="float">
            <text:p>1.0000040531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20.ppm</text:p>
          </table:table-cell>
          <table:table-cell office:value-type="float" office:value="1502057145.06166" calcext:value-type="float">
            <text:p>1502057145.06166</text:p>
          </table:table-cell>
          <table:table-cell office:value-type="float" office:value="0.9999918938" calcext:value-type="float">
            <text:p>0.9999918938</text:p>
          </table:table-cell>
          <table:table-cell office:value-type="float" office:value="-0.00000810623168945313" calcext:value-type="float">
            <text:p>-8.1062316894531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21.ppm</text:p>
          </table:table-cell>
          <table:table-cell office:value-type="float" office:value="1502057146.06166" calcext:value-type="float">
            <text:p>1502057146.06166</text:p>
          </table:table-cell>
          <table:table-cell office:value-type="float" office:value="0.9999990463" calcext:value-type="float">
            <text:p>0.9999990463</text:p>
          </table:table-cell>
          <table:table-cell office:value-type="float" office:value="-0.00000095367431640625" calcext:value-type="float">
            <text:p>-9.5367431640625E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22.ppm</text:p>
          </table:table-cell>
          <table:table-cell office:value-type="float" office:value="1502057147.06168" calcext:value-type="float">
            <text:p>1502057147.06168</text:p>
          </table:table-cell>
          <table:table-cell office:value-type="float" office:value="1.0000190735" calcext:value-type="float">
            <text:p>1.0000190735</text:p>
          </table:table-cell>
          <table:table-cell office:value-type="float" office:value="0.000019073486328125" calcext:value-type="float">
            <text:p>1.907348632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23.ppm</text:p>
          </table:table-cell>
          <table:table-cell office:value-type="float" office:value="1502057148.06164" calcext:value-type="float">
            <text:p>1502057148.06164</text:p>
          </table:table-cell>
          <table:table-cell office:value-type="float" office:value="0.9999678135" calcext:value-type="float">
            <text:p>0.9999678135</text:p>
          </table:table-cell>
          <table:table-cell office:value-type="float" office:value="-0.0000321865081787109" calcext:value-type="float">
            <text:p>-3.218650817871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24.ppm</text:p>
          </table:table-cell>
          <table:table-cell office:value-type="float" office:value="1502057149.06159" calcext:value-type="float">
            <text:p>1502057149.06159</text:p>
          </table:table-cell>
          <table:table-cell office:value-type="float" office:value="0.9999480247" calcext:value-type="float">
            <text:p>0.9999480247</text:p>
          </table:table-cell>
          <table:table-cell office:value-type="float" office:value="-0.0000519752502441406" calcext:value-type="float">
            <text:p>-5.1975250244140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25.ppm</text:p>
          </table:table-cell>
          <table:table-cell office:value-type="float" office:value="1502057150.06163" calcext:value-type="float">
            <text:p>1502057150.06163</text:p>
          </table:table-cell>
          <table:table-cell office:value-type="float" office:value="1.0000391006" calcext:value-type="float">
            <text:p>1.0000391006</text:p>
          </table:table-cell>
          <table:table-cell office:value-type="float" office:value="0.0000391006469726562" calcext:value-type="float">
            <text:p>3.910064697265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26.ppm</text:p>
          </table:table-cell>
          <table:table-cell office:value-type="float" office:value="1502057151.06163" calcext:value-type="float">
            <text:p>1502057151.06163</text:p>
          </table:table-cell>
          <table:table-cell office:value-type="float" office:value="0.9999980927" calcext:value-type="float">
            <text:p>0.9999980927</text:p>
          </table:table-cell>
          <table:table-cell office:value-type="float" office:value="-0.0000019073486328125" calcext:value-type="float">
            <text:p>-1.9073486328125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27.ppm</text:p>
          </table:table-cell>
          <table:table-cell office:value-type="float" office:value="1502057152.06158" calcext:value-type="float">
            <text:p>1502057152.06158</text:p>
          </table:table-cell>
          <table:table-cell office:value-type="float" office:value="0.9999489784" calcext:value-type="float">
            <text:p>0.9999489784</text:p>
          </table:table-cell>
          <table:table-cell office:value-type="float" office:value="-0.0000510215759277344" calcext:value-type="float">
            <text:p>-5.102157592773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28.ppm</text:p>
          </table:table-cell>
          <table:table-cell office:value-type="float" office:value="1502057153.06161" calcext:value-type="float">
            <text:p>1502057153.06161</text:p>
          </table:table-cell>
          <table:table-cell office:value-type="float" office:value="1.0000309944" calcext:value-type="float">
            <text:p>1.0000309944</text:p>
          </table:table-cell>
          <table:table-cell office:value-type="float" office:value="0.0000309944152832031" calcext:value-type="float">
            <text:p>3.0994415283203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29.ppm</text:p>
          </table:table-cell>
          <table:table-cell office:value-type="float" office:value="1502057154.06159" calcext:value-type="float">
            <text:p>1502057154.06159</text:p>
          </table:table-cell>
          <table:table-cell office:value-type="float" office:value="0.9999859333" calcext:value-type="float">
            <text:p>0.9999859333</text:p>
          </table:table-cell>
          <table:table-cell office:value-type="float" office:value="-0.0000140666961669922" calcext:value-type="float">
            <text:p>-1.40666961669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30.ppm</text:p>
          </table:table-cell>
          <table:table-cell office:value-type="float" office:value="1502057155.06153" calcext:value-type="float">
            <text:p>1502057155.06153</text:p>
          </table:table-cell>
          <table:table-cell office:value-type="float" office:value="0.9999370575" calcext:value-type="float">
            <text:p>0.9999370575</text:p>
          </table:table-cell>
          <table:table-cell office:value-type="float" office:value="-0.0000629425048828125" calcext:value-type="float">
            <text:p>-6.2942504882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31.ppm</text:p>
          </table:table-cell>
          <table:table-cell office:value-type="float" office:value="1502057156.06162" calcext:value-type="float">
            <text:p>1502057156.06162</text:p>
          </table:table-cell>
          <table:table-cell office:value-type="float" office:value="1.0000889301" calcext:value-type="float">
            <text:p>1.0000889301</text:p>
          </table:table-cell>
          <table:table-cell office:value-type="float" office:value="0.0000889301300048828" calcext:value-type="float">
            <text:p>8.8930130004882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32.ppm</text:p>
          </table:table-cell>
          <table:table-cell office:value-type="float" office:value="1502057157.06159" calcext:value-type="float">
            <text:p>1502057157.06159</text:p>
          </table:table-cell>
          <table:table-cell office:value-type="float" office:value="0.9999699593" calcext:value-type="float">
            <text:p>0.9999699593</text:p>
          </table:table-cell>
          <table:table-cell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33.ppm</text:p>
          </table:table-cell>
          <table:table-cell office:value-type="float" office:value="1502057158.06154" calcext:value-type="float">
            <text:p>1502057158.06154</text:p>
          </table:table-cell>
          <table:table-cell office:value-type="float" office:value="0.9999499321" calcext:value-type="float">
            <text:p>0.9999499321</text:p>
          </table:table-cell>
          <table:table-cell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34.ppm</text:p>
          </table:table-cell>
          <table:table-cell office:value-type="float" office:value="1502057159.06164" calcext:value-type="float">
            <text:p>1502057159.06164</text:p>
          </table:table-cell>
          <table:table-cell office:value-type="float" office:value="1.0001010895" calcext:value-type="float">
            <text:p>1.0001010895</text:p>
          </table:table-cell>
          <table:table-cell office:value-type="float" office:value="0.0001010895" calcext:value-type="float">
            <text:p>0.00010108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35.ppm</text:p>
          </table:table-cell>
          <table:table-cell office:value-type="float" office:value="1502057160.06161" calcext:value-type="float">
            <text:p>1502057160.06161</text:p>
          </table:table-cell>
          <table:table-cell office:value-type="float" office:value="0.9999639988" calcext:value-type="float">
            <text:p>0.9999639988</text:p>
          </table:table-cell>
          <table:table-cell office:value-type="float" office:value="-0.0000360012054443359" calcext:value-type="float">
            <text:p>-3.6001205444335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36.ppm</text:p>
          </table:table-cell>
          <table:table-cell office:value-type="float" office:value="1502057161.06155" calcext:value-type="float">
            <text:p>1502057161.06155</text:p>
          </table:table-cell>
          <table:table-cell office:value-type="float" office:value="0.9999449253" calcext:value-type="float">
            <text:p>0.9999449253</text:p>
          </table:table-cell>
          <table:table-cell office:value-type="float" office:value="-0.0000550746917724609" calcext:value-type="float">
            <text:p>-5.50746917724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37.ppm</text:p>
          </table:table-cell>
          <table:table-cell office:value-type="float" office:value="1502057162.06156" calcext:value-type="float">
            <text:p>1502057162.06156</text:p>
          </table:table-cell>
          <table:table-cell office:value-type="float" office:value="1.0000112057" calcext:value-type="float">
            <text:p>1.0000112057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38.ppm</text:p>
          </table:table-cell>
          <table:table-cell office:value-type="float" office:value="1502057163.06157" calcext:value-type="float">
            <text:p>1502057163.06157</text:p>
          </table:table-cell>
          <table:table-cell office:value-type="float" office:value="1.0000050068" calcext:value-type="float">
            <text:p>1.0000050068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39.ppm</text:p>
          </table:table-cell>
          <table:table-cell office:value-type="float" office:value="1502057164.06151" calcext:value-type="float">
            <text:p>1502057164.06151</text:p>
          </table:table-cell>
          <table:table-cell office:value-type="float" office:value="0.999945879" calcext:value-type="float">
            <text:p>0.999945879</text:p>
          </table:table-cell>
          <table:table-cell office:value-type="float" office:value="-0.000054121" calcext:value-type="float">
            <text:p>-0.0000541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40.ppm</text:p>
          </table:table-cell>
          <table:table-cell office:value-type="float" office:value="1502057165.06157" calcext:value-type="float">
            <text:p>1502057165.06157</text:p>
          </table:table-cell>
          <table:table-cell office:value-type="float" office:value="1.0000610352" calcext:value-type="float">
            <text:p>1.0000610352</text:p>
          </table:table-cell>
          <table:table-cell office:value-type="float" office:value="0.00006103515625" calcext:value-type="float">
            <text:p>6.103515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41.ppm</text:p>
          </table:table-cell>
          <table:table-cell office:value-type="float" office:value="1502057166.06158" calcext:value-type="float">
            <text:p>1502057166.06158</text:p>
          </table:table-cell>
          <table:table-cell office:value-type="float" office:value="1.0000078678" calcext:value-type="float">
            <text:p>1.0000078678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42.ppm</text:p>
          </table:table-cell>
          <table:table-cell office:value-type="float" office:value="1502057167.06153" calcext:value-type="float">
            <text:p>1502057167.06153</text:p>
          </table:table-cell>
          <table:table-cell office:value-type="float" office:value="0.9999442101" calcext:value-type="float">
            <text:p>0.9999442101</text:p>
          </table:table-cell>
          <table:table-cell office:value-type="float" office:value="-0.0000557899475097656" calcext:value-type="float">
            <text:p>-5.57899475097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43.ppm</text:p>
          </table:table-cell>
          <table:table-cell office:value-type="float" office:value="1502057168.06153" calcext:value-type="float">
            <text:p>1502057168.06153</text:p>
          </table:table-cell>
          <table:table-cell office:value-type="float" office:value="1.0000059605" calcext:value-type="float">
            <text:p>1.0000059605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44.ppm</text:p>
          </table:table-cell>
          <table:table-cell office:value-type="float" office:value="1502057169.06154" calcext:value-type="float">
            <text:p>1502057169.06154</text:p>
          </table:table-cell>
          <table:table-cell office:value-type="float" office:value="1.0000050068" calcext:value-type="float">
            <text:p>1.0000050068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45.ppm</text:p>
          </table:table-cell>
          <table:table-cell office:value-type="float" office:value="1502057170.06147" calcext:value-type="float">
            <text:p>1502057170.06147</text:p>
          </table:table-cell>
          <table:table-cell office:value-type="float" office:value="0.9999339581" calcext:value-type="float">
            <text:p>0.9999339581</text:p>
          </table:table-cell>
          <table:table-cell office:value-type="float" office:value="-0.0000660419464111328" calcext:value-type="float">
            <text:p>-6.6041946411132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46.ppm</text:p>
          </table:table-cell>
          <table:table-cell office:value-type="float" office:value="1502057171.06154" calcext:value-type="float">
            <text:p>1502057171.06154</text:p>
          </table:table-cell>
          <table:table-cell office:value-type="float" office:value="1.0000729561" calcext:value-type="float">
            <text:p>1.0000729561</text:p>
          </table:table-cell>
          <table:table-cell office:value-type="float" office:value="0.0000729560852050781" calcext:value-type="float">
            <text:p>7.295608520507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47.ppm</text:p>
          </table:table-cell>
          <table:table-cell office:value-type="float" office:value="1502057172.06151" calcext:value-type="float">
            <text:p>1502057172.06151</text:p>
          </table:table-cell>
          <table:table-cell office:value-type="float" office:value="0.9999639988" calcext:value-type="float">
            <text:p>0.9999639988</text:p>
          </table:table-cell>
          <table:table-cell office:value-type="float" office:value="-0.0000360012054443359" calcext:value-type="float">
            <text:p>-3.6001205444335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48.ppm</text:p>
          </table:table-cell>
          <table:table-cell office:value-type="float" office:value="1502057173.06144" calcext:value-type="float">
            <text:p>1502057173.06144</text:p>
          </table:table-cell>
          <table:table-cell office:value-type="float" office:value="0.9999361038" calcext:value-type="float">
            <text:p>0.9999361038</text:p>
          </table:table-cell>
          <table:table-cell office:value-type="float" office:value="-0.0000638961791992187" calcext:value-type="float">
            <text:p>-6.3896179199218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49.ppm</text:p>
          </table:table-cell>
          <table:table-cell office:value-type="float" office:value="1502057174.06139" calcext:value-type="float">
            <text:p>1502057174.06139</text:p>
          </table:table-cell>
          <table:table-cell office:value-type="float" office:value="0.9999468327" calcext:value-type="float">
            <text:p>0.9999468327</text:p>
          </table:table-cell>
          <table:table-cell office:value-type="float" office:value="-0.0000531673431396484" calcext:value-type="float">
            <text:p>-5.316734313964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50.ppm</text:p>
          </table:table-cell>
          <table:table-cell office:value-type="float" office:value="1502057175.0615" calcext:value-type="float">
            <text:p>1502057175.0615</text:p>
          </table:table-cell>
          <table:table-cell office:value-type="float" office:value="1.0001101494" calcext:value-type="float">
            <text:p>1.0001101494</text:p>
          </table:table-cell>
          <table:table-cell office:value-type="float" office:value="0.0001101494" calcext:value-type="float">
            <text:p>0.00011014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51.ppm</text:p>
          </table:table-cell>
          <table:table-cell office:value-type="float" office:value="1502057176.06144" calcext:value-type="float">
            <text:p>1502057176.06144</text:p>
          </table:table-cell>
          <table:table-cell office:value-type="float" office:value="0.9999358654" calcext:value-type="float">
            <text:p>0.9999358654</text:p>
          </table:table-cell>
          <table:table-cell office:value-type="float" office:value="-0.0000641345977783203" calcext:value-type="float">
            <text:p>-6.413459777832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52.ppm</text:p>
          </table:table-cell>
          <table:table-cell office:value-type="float" office:value="1502057177.06149" calcext:value-type="float">
            <text:p>1502057177.06149</text:p>
          </table:table-cell>
          <table:table-cell office:value-type="float" office:value="1.0000550747" calcext:value-type="float">
            <text:p>1.0000550747</text:p>
          </table:table-cell>
          <table:table-cell office:value-type="float" office:value="0.0000550746917724609" calcext:value-type="float">
            <text:p>5.50746917724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53.ppm</text:p>
          </table:table-cell>
          <table:table-cell office:value-type="float" office:value="1502057178.06152" calcext:value-type="float">
            <text:p>1502057178.06152</text:p>
          </table:table-cell>
          <table:table-cell office:value-type="float" office:value="1.0000240803" calcext:value-type="float">
            <text:p>1.0000240803</text:p>
          </table:table-cell>
          <table:table-cell office:value-type="float" office:value="0.0000240802764892578" calcext:value-type="float">
            <text:p>2.408027648925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54.ppm</text:p>
          </table:table-cell>
          <table:table-cell office:value-type="float" office:value="1502057179.06145" calcext:value-type="float">
            <text:p>1502057179.06145</text:p>
          </table:table-cell>
          <table:table-cell office:value-type="float" office:value="0.9999358654" calcext:value-type="float">
            <text:p>0.9999358654</text:p>
          </table:table-cell>
          <table:table-cell office:value-type="float" office:value="-0.0000641345977783203" calcext:value-type="float">
            <text:p>-6.413459777832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55.ppm</text:p>
          </table:table-cell>
          <table:table-cell office:value-type="float" office:value="1502057180.06148" calcext:value-type="float">
            <text:p>1502057180.06148</text:p>
          </table:table-cell>
          <table:table-cell office:value-type="float" office:value="1.0000319481" calcext:value-type="float">
            <text:p>1.0000319481</text:p>
          </table:table-cell>
          <table:table-cell office:value-type="float" office:value="0.0000319480895996094" calcext:value-type="float">
            <text:p>3.194808959960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56.ppm</text:p>
          </table:table-cell>
          <table:table-cell office:value-type="float" office:value="1502057181.06148" calcext:value-type="float">
            <text:p>1502057181.06148</text:p>
          </table:table-cell>
          <table:table-cell office:value-type="float" office:value="0.9999930859" calcext:value-type="float">
            <text:p>0.9999930859</text:p>
          </table:table-cell>
          <table:table-cell office:value-type="float" office:value="-0.00000691413879394531" calcext:value-type="float">
            <text:p>-6.914138793945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57.ppm</text:p>
          </table:table-cell>
          <table:table-cell office:value-type="float" office:value="1502057182.06141" calcext:value-type="float">
            <text:p>1502057182.06141</text:p>
          </table:table-cell>
          <table:table-cell office:value-type="float" office:value="0.9999370575" calcext:value-type="float">
            <text:p>0.9999370575</text:p>
          </table:table-cell>
          <table:table-cell office:value-type="float" office:value="-0.0000629425048828125" calcext:value-type="float">
            <text:p>-6.2942504882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58.ppm</text:p>
          </table:table-cell>
          <table:table-cell office:value-type="float" office:value="1502057183.06145" calcext:value-type="float">
            <text:p>1502057183.06145</text:p>
          </table:table-cell>
          <table:table-cell office:value-type="float" office:value="1.0000369549" calcext:value-type="float">
            <text:p>1.0000369549</text:p>
          </table:table-cell>
          <table:table-cell office:value-type="float" office:value="0.0000369548797607422" calcext:value-type="float">
            <text:p>3.695487976074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59.ppm</text:p>
          </table:table-cell>
          <table:table-cell office:value-type="float" office:value="1502057184.06146" calcext:value-type="float">
            <text:p>1502057184.06146</text:p>
          </table:table-cell>
          <table:table-cell office:value-type="float" office:value="1.0000150204" calcext:value-type="float">
            <text:p>1.0000150204</text:p>
          </table:table-cell>
          <table:table-cell office:value-type="float" office:value="0.0000150203704833984" calcext:value-type="float">
            <text:p>1.502037048339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60.ppm</text:p>
          </table:table-cell>
          <table:table-cell office:value-type="float" office:value="1502057185.06147" calcext:value-type="float">
            <text:p>1502057185.061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61.ppm</text:p>
          </table:table-cell>
          <table:table-cell office:value-type="float" office:value="1502057186.06145" calcext:value-type="float">
            <text:p>1502057186.06145</text:p>
          </table:table-cell>
          <table:table-cell office:value-type="float" office:value="0.999984026" calcext:value-type="float">
            <text:p>0.999984026</text:p>
          </table:table-cell>
          <table:table-cell office:value-type="float" office:value="-0.000015974" calcext:value-type="float">
            <text:p>-0.0000159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62.ppm</text:p>
          </table:table-cell>
          <table:table-cell office:value-type="float" office:value="1502057187.06146" calcext:value-type="float">
            <text:p>1502057187.06146</text:p>
          </table:table-cell>
          <table:table-cell office:value-type="float" office:value="1.0000150204" calcext:value-type="float">
            <text:p>1.0000150204</text:p>
          </table:table-cell>
          <table:table-cell office:value-type="float" office:value="0.0000150203704833984" calcext:value-type="float">
            <text:p>1.502037048339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63.ppm</text:p>
          </table:table-cell>
          <table:table-cell office:value-type="float" office:value="1502057188.06146" calcext:value-type="float">
            <text:p>1502057188.06146</text:p>
          </table:table-cell>
          <table:table-cell office:value-type="float" office:value="0.9999940395" calcext:value-type="float">
            <text:p>0.9999940395</text:p>
          </table:table-cell>
          <table:table-cell office:value-type="float" office:value="-0.00000596046447753906" calcext:value-type="float">
            <text:p>-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64.ppm</text:p>
          </table:table-cell>
          <table:table-cell office:value-type="float" office:value="1502057189.06143" calcext:value-type="float">
            <text:p>1502057189.06143</text:p>
          </table:table-cell>
          <table:table-cell office:value-type="float" office:value="0.9999699593" calcext:value-type="float">
            <text:p>0.9999699593</text:p>
          </table:table-cell>
          <table:table-cell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65.ppm</text:p>
          </table:table-cell>
          <table:table-cell office:value-type="float" office:value="1502057190.06145" calcext:value-type="float">
            <text:p>1502057190.06145</text:p>
          </table:table-cell>
          <table:table-cell office:value-type="float" office:value="1.0000219345" calcext:value-type="float">
            <text:p>1.0000219345</text:p>
          </table:table-cell>
          <table:table-cell office:value-type="float" office:value="0.0000219345092773437" calcext:value-type="float">
            <text:p>2.193450927734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66.ppm</text:p>
          </table:table-cell>
          <table:table-cell office:value-type="float" office:value="1502057191.06147" calcext:value-type="float">
            <text:p>1502057191.06147</text:p>
          </table:table-cell>
          <table:table-cell office:value-type="float" office:value="1.0000209808" calcext:value-type="float">
            <text:p>1.0000209808</text:p>
          </table:table-cell>
          <table:table-cell office:value-type="float" office:value="0.0000209808349609375" calcext:value-type="float">
            <text:p>2.098083496093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67.ppm</text:p>
          </table:table-cell>
          <table:table-cell office:value-type="float" office:value="1502057192.06144" calcext:value-type="float">
            <text:p>1502057192.06144</text:p>
          </table:table-cell>
          <table:table-cell office:value-type="float" office:value="0.9999690056" calcext:value-type="float">
            <text:p>0.9999690056</text:p>
          </table:table-cell>
          <table:table-cell office:value-type="float" office:value="-0.0000309944152832031" calcext:value-type="float">
            <text:p>-3.0994415283203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68.ppm</text:p>
          </table:table-cell>
          <table:table-cell office:value-type="float" office:value="1502057193.06144" calcext:value-type="float">
            <text:p>1502057193.06144</text:p>
          </table:table-cell>
          <table:table-cell office:value-type="float" office:value="0.9999959469" calcext:value-type="float">
            <text:p>0.9999959469</text:p>
          </table:table-cell>
          <table:table-cell office:value-type="float" office:value="-0.00000405311584472656" calcext:value-type="float">
            <text:p>-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69.ppm</text:p>
          </table:table-cell>
          <table:table-cell office:value-type="float" office:value="1502057194.06145" calcext:value-type="float">
            <text:p>1502057194.06145</text:p>
          </table:table-cell>
          <table:table-cell office:value-type="float" office:value="1.0000109673" calcext:value-type="float">
            <text:p>1.0000109673</text:p>
          </table:table-cell>
          <table:table-cell office:value-type="float" office:value="0.0000109672546386719" calcext:value-type="float">
            <text:p>1.096725463867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70.ppm</text:p>
          </table:table-cell>
          <table:table-cell office:value-type="float" office:value="1502057195.06143" calcext:value-type="float">
            <text:p>1502057195.06143</text:p>
          </table:table-cell>
          <table:table-cell office:value-type="float" office:value="0.9999830723" calcext:value-type="float">
            <text:p>0.9999830723</text:p>
          </table:table-cell>
          <table:table-cell office:value-type="float" office:value="-0.0000169277191162109" calcext:value-type="float">
            <text:p>-1.692771911621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71.ppm</text:p>
          </table:table-cell>
          <table:table-cell office:value-type="float" office:value="1502057196.0614" calcext:value-type="float">
            <text:p>1502057196.0614</text:p>
          </table:table-cell>
          <table:table-cell office:value-type="float" office:value="0.9999670982" calcext:value-type="float">
            <text:p>0.9999670982</text:p>
          </table:table-cell>
          <table:table-cell office:value-type="float" office:value="-0.0000329017639160156" calcext:value-type="float">
            <text:p>-3.290176391601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72.ppm</text:p>
          </table:table-cell>
          <table:table-cell office:value-type="float" office:value="1502057197.06142" calcext:value-type="float">
            <text:p>1502057197.06142</text:p>
          </table:table-cell>
          <table:table-cell office:value-type="float" office:value="1.0000259876" calcext:value-type="float">
            <text:p>1.0000259876</text:p>
          </table:table-cell>
          <table:table-cell office:value-type="float" office:value="0.0000259876251220703" calcext:value-type="float">
            <text:p>2.598762512207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73.ppm</text:p>
          </table:table-cell>
          <table:table-cell office:value-type="float" office:value="1502057198.06139" calcext:value-type="float">
            <text:p>1502057198.06139</text:p>
          </table:table-cell>
          <table:table-cell office:value-type="float" office:value="0.9999649525" calcext:value-type="float">
            <text:p>0.9999649525</text:p>
          </table:table-cell>
          <table:table-cell office:value-type="float" office:value="-0.0000350475311279297" calcext:value-type="float">
            <text:p>-3.504753112792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74.ppm</text:p>
          </table:table-cell>
          <table:table-cell office:value-type="float" office:value="1502057199.06142" calcext:value-type="float">
            <text:p>1502057199.06142</text:p>
          </table:table-cell>
          <table:table-cell office:value-type="float" office:value="1.0000300407" calcext:value-type="float">
            <text:p>1.0000300407</text:p>
          </table:table-cell>
          <table:table-cell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75.ppm</text:p>
          </table:table-cell>
          <table:table-cell office:value-type="float" office:value="1502057200.06141" calcext:value-type="float">
            <text:p>1502057200.06141</text:p>
          </table:table-cell>
          <table:table-cell office:value-type="float" office:value="0.9999940395" calcext:value-type="float">
            <text:p>0.9999940395</text:p>
          </table:table-cell>
          <table:table-cell office:value-type="float" office:value="-0.00000596046447753906" calcext:value-type="float">
            <text:p>-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76.ppm</text:p>
          </table:table-cell>
          <table:table-cell office:value-type="float" office:value="1502057201.0614" calcext:value-type="float">
            <text:p>1502057201.0614</text:p>
          </table:table-cell>
          <table:table-cell office:value-type="float" office:value="0.9999887943" calcext:value-type="float">
            <text:p>0.9999887943</text:p>
          </table:table-cell>
          <table:table-cell office:value-type="float" office:value="-0.0000112056732177734" calcext:value-type="float">
            <text:p>-1.1205673217773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77.ppm</text:p>
          </table:table-cell>
          <table:table-cell office:value-type="float" office:value="1502057202.06139" calcext:value-type="float">
            <text:p>1502057202.06139</text:p>
          </table:table-cell>
          <table:table-cell office:value-type="float" office:value="0.9999880791" calcext:value-type="float">
            <text:p>0.9999880791</text:p>
          </table:table-cell>
          <table:table-cell office:value-type="float" office:value="-0.0000119209289550781" calcext:value-type="float">
            <text:p>-1.192092895507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78.ppm</text:p>
          </table:table-cell>
          <table:table-cell office:value-type="float" office:value="1502057203.06138" calcext:value-type="float">
            <text:p>1502057203.06138</text:p>
          </table:table-cell>
          <table:table-cell office:value-type="float" office:value="0.9999940395" calcext:value-type="float">
            <text:p>0.9999940395</text:p>
          </table:table-cell>
          <table:table-cell office:value-type="float" office:value="-0.00000596046447753906" calcext:value-type="float">
            <text:p>-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79.ppm</text:p>
          </table:table-cell>
          <table:table-cell office:value-type="float" office:value="1502057204.06137" calcext:value-type="float">
            <text:p>1502057204.06137</text:p>
          </table:table-cell>
          <table:table-cell office:value-type="float" office:value="0.9999818802" calcext:value-type="float">
            <text:p>0.9999818802</text:p>
          </table:table-cell>
          <table:table-cell office:value-type="float" office:value="-0.0000181198120117187" calcext:value-type="float">
            <text:p>-1.8119812011718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80.ppm</text:p>
          </table:table-cell>
          <table:table-cell office:value-type="float" office:value="1502057205.06135" calcext:value-type="float">
            <text:p>1502057205.06135</text:p>
          </table:table-cell>
          <table:table-cell office:value-type="float" office:value="0.9999880791" calcext:value-type="float">
            <text:p>0.9999880791</text:p>
          </table:table-cell>
          <table:table-cell office:value-type="float" office:value="-0.0000119209289550781" calcext:value-type="float">
            <text:p>-1.192092895507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81.ppm</text:p>
          </table:table-cell>
          <table:table-cell office:value-type="float" office:value="1502057206.06139" calcext:value-type="float">
            <text:p>1502057206.06139</text:p>
          </table:table-cell>
          <table:table-cell office:value-type="float" office:value="1.0000369549" calcext:value-type="float">
            <text:p>1.0000369549</text:p>
          </table:table-cell>
          <table:table-cell office:value-type="float" office:value="0.0000369548797607422" calcext:value-type="float">
            <text:p>3.695487976074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82.ppm</text:p>
          </table:table-cell>
          <table:table-cell office:value-type="float" office:value="1502057207.06137" calcext:value-type="float">
            <text:p>1502057207.06137</text:p>
          </table:table-cell>
          <table:table-cell office:value-type="float" office:value="0.999984026" calcext:value-type="float">
            <text:p>0.999984026</text:p>
          </table:table-cell>
          <table:table-cell office:value-type="float" office:value="-0.000015974" calcext:value-type="float">
            <text:p>-0.0000159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83.ppm</text:p>
          </table:table-cell>
          <table:table-cell office:value-type="float" office:value="1502057208.06139" calcext:value-type="float">
            <text:p>1502057208.06139</text:p>
          </table:table-cell>
          <table:table-cell office:value-type="float" office:value="1.000015974" calcext:value-type="float">
            <text:p>1.000015974</text:p>
          </table:table-cell>
          <table:table-cell office:value-type="float" office:value="0.000015974" calcext:value-type="float">
            <text:p>0.0000159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84.ppm</text:p>
          </table:table-cell>
          <table:table-cell office:value-type="float" office:value="1502057209.06136" calcext:value-type="float">
            <text:p>1502057209.06136</text:p>
          </table:table-cell>
          <table:table-cell office:value-type="float" office:value="0.9999740124" calcext:value-type="float">
            <text:p>0.9999740124</text:p>
          </table:table-cell>
          <table:table-cell office:value-type="float" office:value="-0.0000259876251220703" calcext:value-type="float">
            <text:p>-2.598762512207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85.ppm</text:p>
          </table:table-cell>
          <table:table-cell office:value-type="float" office:value="1502057210.06134" calcext:value-type="float">
            <text:p>1502057210.06134</text:p>
          </table:table-cell>
          <table:table-cell office:value-type="float" office:value="0.9999799728" calcext:value-type="float">
            <text:p>0.9999799728</text:p>
          </table:table-cell>
          <table:table-cell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86.ppm</text:p>
          </table:table-cell>
          <table:table-cell office:value-type="float" office:value="1502057211.06135" calcext:value-type="float">
            <text:p>1502057211.06135</text:p>
          </table:table-cell>
          <table:table-cell office:value-type="float" office:value="1.0000040531" calcext:value-type="float">
            <text:p>1.0000040531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87.ppm</text:p>
          </table:table-cell>
          <table:table-cell office:value-type="float" office:value="1502057212.06132" calcext:value-type="float">
            <text:p>1502057212.06132</text:p>
          </table:table-cell>
          <table:table-cell office:value-type="float" office:value="0.9999699593" calcext:value-type="float">
            <text:p>0.9999699593</text:p>
          </table:table-cell>
          <table:table-cell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88.ppm</text:p>
          </table:table-cell>
          <table:table-cell office:value-type="float" office:value="1502057213.06133" calcext:value-type="float">
            <text:p>1502057213.06133</text:p>
          </table:table-cell>
          <table:table-cell office:value-type="float" office:value="1.0000090599" calcext:value-type="float">
            <text:p>1.0000090599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89.ppm</text:p>
          </table:table-cell>
          <table:table-cell office:value-type="float" office:value="1502057214.06131" calcext:value-type="float">
            <text:p>1502057214.06131</text:p>
          </table:table-cell>
          <table:table-cell office:value-type="float" office:value="0.9999780655" calcext:value-type="float">
            <text:p>0.9999780655</text:p>
          </table:table-cell>
          <table:table-cell office:value-type="float" office:value="-0.0000219345092773437" calcext:value-type="float">
            <text:p>-2.193450927734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90.ppm</text:p>
          </table:table-cell>
          <table:table-cell office:value-type="float" office:value="1502057215.06139" calcext:value-type="float">
            <text:p>1502057215.06139</text:p>
          </table:table-cell>
          <table:table-cell office:value-type="float" office:value="1.000082016" calcext:value-type="float">
            <text:p>1.000082016</text:p>
          </table:table-cell>
          <table:table-cell office:value-type="float" office:value="0.000082016" calcext:value-type="float">
            <text:p>0.0000820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91.ppm</text:p>
          </table:table-cell>
          <table:table-cell office:value-type="float" office:value="1502057216.06134" calcext:value-type="float">
            <text:p>1502057216.06134</text:p>
          </table:table-cell>
          <table:table-cell office:value-type="float" office:value="0.9999568462" calcext:value-type="float">
            <text:p>0.9999568462</text:p>
          </table:table-cell>
          <table:table-cell office:value-type="float" office:value="-0.0000431537628173828" calcext:value-type="float">
            <text:p>-4.3153762817382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92.ppm</text:p>
          </table:table-cell>
          <table:table-cell office:value-type="float" office:value="1502057217.06131" calcext:value-type="float">
            <text:p>1502057217.06131</text:p>
          </table:table-cell>
          <table:table-cell office:value-type="float" office:value="0.9999630451" calcext:value-type="float">
            <text:p>0.9999630451</text:p>
          </table:table-cell>
          <table:table-cell office:value-type="float" office:value="-0.0000369548797607422" calcext:value-type="float">
            <text:p>-3.695487976074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93.ppm</text:p>
          </table:table-cell>
          <table:table-cell office:value-type="float" office:value="1502057218.06137" calcext:value-type="float">
            <text:p>1502057218.06137</text:p>
          </table:table-cell>
          <table:table-cell office:value-type="float" office:value="1.0000629425" calcext:value-type="float">
            <text:p>1.0000629425</text:p>
          </table:table-cell>
          <table:table-cell office:value-type="float" office:value="0.0000629425048828125" calcext:value-type="float">
            <text:p>6.2942504882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94.ppm</text:p>
          </table:table-cell>
          <table:table-cell office:value-type="float" office:value="1502057219.06133" calcext:value-type="float">
            <text:p>1502057219.06133</text:p>
          </table:table-cell>
          <table:table-cell office:value-type="float" office:value="0.9999570847" calcext:value-type="float">
            <text:p>0.9999570847</text:p>
          </table:table-cell>
          <table:table-cell office:value-type="float" office:value="-0.0000429153442382813" calcext:value-type="float">
            <text:p>-4.2915344238281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95.ppm</text:p>
          </table:table-cell>
          <table:table-cell office:value-type="float" office:value="1502057220.06131" calcext:value-type="float">
            <text:p>1502057220.06131</text:p>
          </table:table-cell>
          <table:table-cell office:value-type="float" office:value="0.9999780655" calcext:value-type="float">
            <text:p>0.9999780655</text:p>
          </table:table-cell>
          <table:table-cell office:value-type="float" office:value="-0.0000219345092773437" calcext:value-type="float">
            <text:p>-2.193450927734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96.ppm</text:p>
          </table:table-cell>
          <table:table-cell office:value-type="float" office:value="1502057221.06134" calcext:value-type="float">
            <text:p>1502057221.06134</text:p>
          </table:table-cell>
          <table:table-cell office:value-type="float" office:value="1.0000300407" calcext:value-type="float">
            <text:p>1.0000300407</text:p>
          </table:table-cell>
          <table:table-cell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97.ppm</text:p>
          </table:table-cell>
          <table:table-cell office:value-type="float" office:value="1502057222.0613" calcext:value-type="float">
            <text:p>1502057222.0613</text:p>
          </table:table-cell>
          <table:table-cell office:value-type="float" office:value="0.9999628067" calcext:value-type="float">
            <text:p>0.9999628067</text:p>
          </table:table-cell>
          <table:table-cell office:value-type="float" office:value="-0.0000371932983398437" calcext:value-type="float">
            <text:p>-3.719329833984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98.ppm</text:p>
          </table:table-cell>
          <table:table-cell office:value-type="float" office:value="1502057223.06129" calcext:value-type="float">
            <text:p>1502057223.06129</text:p>
          </table:table-cell>
          <table:table-cell office:value-type="float" office:value="0.9999871254" calcext:value-type="float">
            <text:p>0.9999871254</text:p>
          </table:table-cell>
          <table:table-cell office:value-type="float" office:value="-0.0000128746032714844" calcext:value-type="float">
            <text:p>-1.287460327148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99.ppm</text:p>
          </table:table-cell>
          <table:table-cell office:value-type="float" office:value="1502057224.06134" calcext:value-type="float">
            <text:p>1502057224.06134</text:p>
          </table:table-cell>
          <table:table-cell office:value-type="float" office:value="1.0000519753" calcext:value-type="float">
            <text:p>1.0000519753</text:p>
          </table:table-cell>
          <table:table-cell office:value-type="float" office:value="0.0000519752502441406" calcext:value-type="float">
            <text:p>5.1975250244140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00.ppm</text:p>
          </table:table-cell>
          <table:table-cell office:value-type="float" office:value="1502057225.0613" calcext:value-type="float">
            <text:p>1502057225.0613</text:p>
          </table:table-cell>
          <table:table-cell office:value-type="float" office:value="0.999958992" calcext:value-type="float">
            <text:p>0.999958992</text:p>
          </table:table-cell>
          <table:table-cell office:value-type="float" office:value="-0.000041008" calcext:value-type="float">
            <text:p>-0.0000410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01.ppm</text:p>
          </table:table-cell>
          <table:table-cell office:value-type="float" office:value="1502057226.06129" calcext:value-type="float">
            <text:p>1502057226.06129</text:p>
          </table:table-cell>
          <table:table-cell office:value-type="float" office:value="0.9999921322" calcext:value-type="float">
            <text:p>0.9999921322</text:p>
          </table:table-cell>
          <table:table-cell office:value-type="float" office:value="-0.00000786781311035156" calcext:value-type="float">
            <text:p>-7.867813110351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02.ppm</text:p>
          </table:table-cell>
          <table:table-cell office:value-type="float" office:value="1502057227.06124" calcext:value-type="float">
            <text:p>1502057227.06124</text:p>
          </table:table-cell>
          <table:table-cell office:value-type="float" office:value="0.9999558926" calcext:value-type="float">
            <text:p>0.9999558926</text:p>
          </table:table-cell>
          <table:table-cell office:value-type="float" office:value="-0.0000441074371337891" calcext:value-type="float">
            <text:p>-4.4107437133789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03.ppm</text:p>
          </table:table-cell>
          <table:table-cell office:value-type="float" office:value="1502057228.06126" calcext:value-type="float">
            <text:p>1502057228.06126</text:p>
          </table:table-cell>
          <table:table-cell office:value-type="float" office:value="1.0000119209" calcext:value-type="float">
            <text:p>1.0000119209</text:p>
          </table:table-cell>
          <table:table-cell office:value-type="float" office:value="0.0000119209289550781" calcext:value-type="float">
            <text:p>1.192092895507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04.ppm</text:p>
          </table:table-cell>
          <table:table-cell office:value-type="float" office:value="1502057229.06125" calcext:value-type="float">
            <text:p>1502057229.06125</text:p>
          </table:table-cell>
          <table:table-cell office:value-type="float" office:value="0.9999921322" calcext:value-type="float">
            <text:p>0.9999921322</text:p>
          </table:table-cell>
          <table:table-cell office:value-type="float" office:value="-0.00000786781311035156" calcext:value-type="float">
            <text:p>-7.867813110351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05.ppm</text:p>
          </table:table-cell>
          <table:table-cell office:value-type="float" office:value="1502057230.0612" calcext:value-type="float">
            <text:p>1502057230.0612</text:p>
          </table:table-cell>
          <table:table-cell office:value-type="float" office:value="0.9999518394" calcext:value-type="float">
            <text:p>0.9999518394</text:p>
          </table:table-cell>
          <table:table-cell office:value-type="float" office:value="-0.0000481605529785156" calcext:value-type="float">
            <text:p>-4.816055297851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06.ppm</text:p>
          </table:table-cell>
          <table:table-cell office:value-type="float" office:value="1502057231.06116" calcext:value-type="float">
            <text:p>1502057231.06116</text:p>
          </table:table-cell>
          <table:table-cell office:value-type="float" office:value="0.9999601841" calcext:value-type="float">
            <text:p>0.9999601841</text:p>
          </table:table-cell>
          <table:table-cell office:value-type="float" office:value="-0.0000398159027099609" calcext:value-type="float">
            <text:p>-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07.ppm</text:p>
          </table:table-cell>
          <table:table-cell office:value-type="float" office:value="1502057232.06124" calcext:value-type="float">
            <text:p>1502057232.06124</text:p>
          </table:table-cell>
          <table:table-cell office:value-type="float" office:value="1.0000839233" calcext:value-type="float">
            <text:p>1.0000839233</text:p>
          </table:table-cell>
          <table:table-cell office:value-type="float" office:value="0.00008392333984375" calcext:value-type="float">
            <text:p>8.3923339843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08.ppm</text:p>
          </table:table-cell>
          <table:table-cell office:value-type="float" office:value="1502057233.06119" calcext:value-type="float">
            <text:p>1502057233.06119</text:p>
          </table:table-cell>
          <table:table-cell office:value-type="float" office:value="0.999945879" calcext:value-type="float">
            <text:p>0.999945879</text:p>
          </table:table-cell>
          <table:table-cell office:value-type="float" office:value="-0.000054121" calcext:value-type="float">
            <text:p>-0.0000541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09.ppm</text:p>
          </table:table-cell>
          <table:table-cell office:value-type="float" office:value="1502057234.06124" calcext:value-type="float">
            <text:p>1502057234.06124</text:p>
          </table:table-cell>
          <table:table-cell office:value-type="float" office:value="1.000054121" calcext:value-type="float">
            <text:p>1.000054121</text:p>
          </table:table-cell>
          <table:table-cell office:value-type="float" office:value="0.000054121" calcext:value-type="float">
            <text:p>0.0000541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10.ppm</text:p>
          </table:table-cell>
          <table:table-cell office:value-type="float" office:value="1502057235.06122" calcext:value-type="float">
            <text:p>1502057235.06122</text:p>
          </table:table-cell>
          <table:table-cell office:value-type="float" office:value="0.9999809265" calcext:value-type="float">
            <text:p>0.9999809265</text:p>
          </table:table-cell>
          <table:table-cell office:value-type="float" office:value="-0.000019073486328125" calcext:value-type="float">
            <text:p>-1.907348632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11.ppm</text:p>
          </table:table-cell>
          <table:table-cell office:value-type="float" office:value="1502057236.06117" calcext:value-type="float">
            <text:p>1502057236.06117</text:p>
          </table:table-cell>
          <table:table-cell office:value-type="float" office:value="0.9999461174" calcext:value-type="float">
            <text:p>0.9999461174</text:p>
          </table:table-cell>
          <table:table-cell office:value-type="float" office:value="-0.0000538825988769531" calcext:value-type="float">
            <text:p>-5.3882598876953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12.ppm</text:p>
          </table:table-cell>
          <table:table-cell office:value-type="float" office:value="1502057237.0612" calcext:value-type="float">
            <text:p>1502057237.0612</text:p>
          </table:table-cell>
          <table:table-cell office:value-type="float" office:value="1.0000319481" calcext:value-type="float">
            <text:p>1.0000319481</text:p>
          </table:table-cell>
          <table:table-cell office:value-type="float" office:value="0.0000319480895996094" calcext:value-type="float">
            <text:p>3.194808959960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13.ppm</text:p>
          </table:table-cell>
          <table:table-cell office:value-type="float" office:value="1502057238.06123" calcext:value-type="float">
            <text:p>1502057238.06123</text:p>
          </table:table-cell>
          <table:table-cell office:value-type="float" office:value="1.0000228882" calcext:value-type="float">
            <text:p>1.0000228882</text:p>
          </table:table-cell>
          <table:table-cell office:value-type="float" office:value="0.00002288818359375" calcext:value-type="float">
            <text:p>2.2888183593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14.ppm</text:p>
          </table:table-cell>
          <table:table-cell office:value-type="float" office:value="1502057239.06118" calcext:value-type="float">
            <text:p>1502057239.06118</text:p>
          </table:table-cell>
          <table:table-cell office:value-type="float" office:value="0.9999501705" calcext:value-type="float">
            <text:p>0.9999501705</text:p>
          </table:table-cell>
          <table:table-cell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15.ppm</text:p>
          </table:table-cell>
          <table:table-cell office:value-type="float" office:value="1502057240.0612" calcext:value-type="float">
            <text:p>1502057240.0612</text:p>
          </table:table-cell>
          <table:table-cell office:value-type="float" office:value="1.0000209808" calcext:value-type="float">
            <text:p>1.0000209808</text:p>
          </table:table-cell>
          <table:table-cell office:value-type="float" office:value="0.0000209808349609375" calcext:value-type="float">
            <text:p>2.098083496093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16.ppm</text:p>
          </table:table-cell>
          <table:table-cell office:value-type="float" office:value="1502057241.06121" calcext:value-type="float">
            <text:p>1502057241.06121</text:p>
          </table:table-cell>
          <table:table-cell office:value-type="float" office:value="1.0000128746" calcext:value-type="float">
            <text:p>1.0000128746</text:p>
          </table:table-cell>
          <table:table-cell office:value-type="float" office:value="0.0000128746032714844" calcext:value-type="float">
            <text:p>1.287460327148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17.ppm</text:p>
          </table:table-cell>
          <table:table-cell office:value-type="float" office:value="1502057242.06116" calcext:value-type="float">
            <text:p>1502057242.06116</text:p>
          </table:table-cell>
          <table:table-cell office:value-type="float" office:value="0.9999461174" calcext:value-type="float">
            <text:p>0.9999461174</text:p>
          </table:table-cell>
          <table:table-cell office:value-type="float" office:value="-0.0000538825988769531" calcext:value-type="float">
            <text:p>-5.3882598876953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18.ppm</text:p>
          </table:table-cell>
          <table:table-cell office:value-type="float" office:value="1502057243.0612" calcext:value-type="float">
            <text:p>1502057243.0612</text:p>
          </table:table-cell>
          <table:table-cell office:value-type="float" office:value="1.0000460148" calcext:value-type="float">
            <text:p>1.0000460148</text:p>
          </table:table-cell>
          <table:table-cell office:value-type="float" office:value="0.0000460147857666016" calcext:value-type="float">
            <text:p>4.6014785766601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19.ppm</text:p>
          </table:table-cell>
          <table:table-cell office:value-type="float" office:value="1502057244.06117" calcext:value-type="float">
            <text:p>1502057244.06117</text:p>
          </table:table-cell>
          <table:table-cell office:value-type="float" office:value="0.9999718666" calcext:value-type="float">
            <text:p>0.9999718666</text:p>
          </table:table-cell>
          <table:table-cell office:value-type="float" office:value="-0.0000281333923339844" calcext:value-type="float">
            <text:p>-2.813339233398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20.ppm</text:p>
          </table:table-cell>
          <table:table-cell office:value-type="float" office:value="1502057245.06113" calcext:value-type="float">
            <text:p>1502057245.06113</text:p>
          </table:table-cell>
          <table:table-cell office:value-type="float" office:value="0.9999520779" calcext:value-type="float">
            <text:p>0.9999520779</text:p>
          </table:table-cell>
          <table:table-cell office:value-type="float" office:value="-0.0000479221343994141" calcext:value-type="float">
            <text:p>-4.7922134399414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21.ppm</text:p>
          </table:table-cell>
          <table:table-cell office:value-type="float" office:value="1502057246.06119" calcext:value-type="float">
            <text:p>1502057246.06119</text:p>
          </table:table-cell>
          <table:table-cell office:value-type="float" office:value="1.0000660419" calcext:value-type="float">
            <text:p>1.0000660419</text:p>
          </table:table-cell>
          <table:table-cell office:value-type="float" office:value="0.0000660419464111328" calcext:value-type="float">
            <text:p>6.6041946411132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22.ppm</text:p>
          </table:table-cell>
          <table:table-cell office:value-type="float" office:value="1502057247.06116" calcext:value-type="float">
            <text:p>1502057247.06116</text:p>
          </table:table-cell>
          <table:table-cell office:value-type="float" office:value="0.9999690056" calcext:value-type="float">
            <text:p>0.9999690056</text:p>
          </table:table-cell>
          <table:table-cell office:value-type="float" office:value="-0.0000309944152832031" calcext:value-type="float">
            <text:p>-3.0994415283203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23.ppm</text:p>
          </table:table-cell>
          <table:table-cell office:value-type="float" office:value="1502057248.06111" calcext:value-type="float">
            <text:p>1502057248.06111</text:p>
          </table:table-cell>
          <table:table-cell office:value-type="float" office:value="0.9999530315" calcext:value-type="float">
            <text:p>0.9999530315</text:p>
          </table:table-cell>
          <table:table-cell office:value-type="float" office:value="-0.0000469684600830078" calcext:value-type="float">
            <text:p>-4.696846008300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24.ppm</text:p>
          </table:table-cell>
          <table:table-cell office:value-type="float" office:value="1502057249.06117" calcext:value-type="float">
            <text:p>1502057249.06117</text:p>
          </table:table-cell>
          <table:table-cell office:value-type="float" office:value="1.0000529289" calcext:value-type="float">
            <text:p>1.0000529289</text:p>
          </table:table-cell>
          <table:table-cell office:value-type="float" office:value="0.0000529289245605469" calcext:value-type="float">
            <text:p>5.292892456054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25.ppm</text:p>
          </table:table-cell>
          <table:table-cell office:value-type="float" office:value="1502057250.06115" calcext:value-type="float">
            <text:p>1502057250.06115</text:p>
          </table:table-cell>
          <table:table-cell office:value-type="float" office:value="0.9999830723" calcext:value-type="float">
            <text:p>0.9999830723</text:p>
          </table:table-cell>
          <table:table-cell office:value-type="float" office:value="-0.0000169277191162109" calcext:value-type="float">
            <text:p>-1.692771911621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26.ppm</text:p>
          </table:table-cell>
          <table:table-cell office:value-type="float" office:value="1502057251.06109" calcext:value-type="float">
            <text:p>1502057251.06109</text:p>
          </table:table-cell>
          <table:table-cell office:value-type="float" office:value="0.999943018" calcext:value-type="float">
            <text:p>0.999943018</text:p>
          </table:table-cell>
          <table:table-cell office:value-type="float" office:value="-0.000056982" calcext:value-type="float">
            <text:p>-0.0000569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27.ppm</text:p>
          </table:table-cell>
          <table:table-cell office:value-type="float" office:value="1502057252.06114" calcext:value-type="float">
            <text:p>1502057252.06114</text:p>
          </table:table-cell>
          <table:table-cell office:value-type="float" office:value="1.000043869" calcext:value-type="float">
            <text:p>1.000043869</text:p>
          </table:table-cell>
          <table:table-cell office:value-type="float" office:value="0.000043869" calcext:value-type="float">
            <text:p>0.0000438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28.ppm</text:p>
          </table:table-cell>
          <table:table-cell office:value-type="float" office:value="1502057253.06116" calcext:value-type="float">
            <text:p>1502057253.06116</text:p>
          </table:table-cell>
          <table:table-cell office:value-type="float" office:value="1.0000209808" calcext:value-type="float">
            <text:p>1.0000209808</text:p>
          </table:table-cell>
          <table:table-cell office:value-type="float" office:value="0.0000209808349609375" calcext:value-type="float">
            <text:p>2.098083496093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29.ppm</text:p>
          </table:table-cell>
          <table:table-cell office:value-type="float" office:value="1502057254.06115" calcext:value-type="float">
            <text:p>1502057254.06115</text:p>
          </table:table-cell>
          <table:table-cell office:value-type="float" office:value="0.9999890327" calcext:value-type="float">
            <text:p>0.9999890327</text:p>
          </table:table-cell>
          <table:table-cell office:value-type="float" office:value="-0.0000109672546386719" calcext:value-type="float">
            <text:p>-1.096725463867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30.ppm</text:p>
          </table:table-cell>
          <table:table-cell office:value-type="float" office:value="1502057255.06116" calcext:value-type="float">
            <text:p>1502057255.06116</text:p>
          </table:table-cell>
          <table:table-cell office:value-type="float" office:value="1.0000081062" calcext:value-type="float">
            <text:p>1.0000081062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31.ppm</text:p>
          </table:table-cell>
          <table:table-cell office:value-type="float" office:value="1502057256.06114" calcext:value-type="float">
            <text:p>1502057256.06114</text:p>
          </table:table-cell>
          <table:table-cell office:value-type="float" office:value="0.9999828339" calcext:value-type="float">
            <text:p>0.9999828339</text:p>
          </table:table-cell>
          <table:table-cell office:value-type="float" office:value="-0.0000171661376953125" calcext:value-type="float">
            <text:p>-1.71661376953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32.ppm</text:p>
          </table:table-cell>
          <table:table-cell office:value-type="float" office:value="1502057257.06112" calcext:value-type="float">
            <text:p>1502057257.06112</text:p>
          </table:table-cell>
          <table:table-cell office:value-type="float" office:value="0.9999799728" calcext:value-type="float">
            <text:p>0.9999799728</text:p>
          </table:table-cell>
          <table:table-cell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33.ppm</text:p>
          </table:table-cell>
          <table:table-cell office:value-type="float" office:value="1502057258.06111" calcext:value-type="float">
            <text:p>1502057258.06111</text:p>
          </table:table-cell>
          <table:table-cell office:value-type="float" office:value="0.9999911785" calcext:value-type="float">
            <text:p>0.9999911785</text:p>
          </table:table-cell>
          <table:table-cell office:value-type="float" office:value="-0.00000882148742675781" calcext:value-type="float">
            <text:p>-8.821487426757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34.ppm</text:p>
          </table:table-cell>
          <table:table-cell office:value-type="float" office:value="1502057259.06119" calcext:value-type="float">
            <text:p>1502057259.06119</text:p>
          </table:table-cell>
          <table:table-cell office:value-type="float" office:value="1.000082016" calcext:value-type="float">
            <text:p>1.000082016</text:p>
          </table:table-cell>
          <table:table-cell office:value-type="float" office:value="0.000082016" calcext:value-type="float">
            <text:p>0.0000820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35.ppm</text:p>
          </table:table-cell>
          <table:table-cell office:value-type="float" office:value="1502057260.06115" calcext:value-type="float">
            <text:p>1502057260.06115</text:p>
          </table:table-cell>
          <table:table-cell office:value-type="float" office:value="0.9999558926" calcext:value-type="float">
            <text:p>0.9999558926</text:p>
          </table:table-cell>
          <table:table-cell office:value-type="float" office:value="-0.0000441074371337891" calcext:value-type="float">
            <text:p>-4.4107437133789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36.ppm</text:p>
          </table:table-cell>
          <table:table-cell office:value-type="float" office:value="1502057261.06111" calcext:value-type="float">
            <text:p>1502057261.06111</text:p>
          </table:table-cell>
          <table:table-cell office:value-type="float" office:value="0.9999630451" calcext:value-type="float">
            <text:p>0.9999630451</text:p>
          </table:table-cell>
          <table:table-cell office:value-type="float" office:value="-0.0000369548797607422" calcext:value-type="float">
            <text:p>-3.695487976074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37.ppm</text:p>
          </table:table-cell>
          <table:table-cell office:value-type="float" office:value="1502057262.06114" calcext:value-type="float">
            <text:p>1502057262.06114</text:p>
          </table:table-cell>
          <table:table-cell office:value-type="float" office:value="1.000027895" calcext:value-type="float">
            <text:p>1.000027895</text:p>
          </table:table-cell>
          <table:table-cell office:value-type="float" office:value="0.000027895" calcext:value-type="float">
            <text:p>0.0000278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38.ppm</text:p>
          </table:table-cell>
          <table:table-cell office:value-type="float" office:value="1502057263.0611" calcext:value-type="float">
            <text:p>1502057263.0611</text:p>
          </table:table-cell>
          <table:table-cell office:value-type="float" office:value="0.9999620914" calcext:value-type="float">
            <text:p>0.9999620914</text:p>
          </table:table-cell>
          <table:table-cell office:value-type="float" office:value="-0.0000379085540771484" calcext:value-type="float">
            <text:p>-3.790855407714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39.ppm</text:p>
          </table:table-cell>
          <table:table-cell office:value-type="float" office:value="1502057264.06108" calcext:value-type="float">
            <text:p>1502057264.06108</text:p>
          </table:table-cell>
          <table:table-cell office:value-type="float" office:value="0.9999830723" calcext:value-type="float">
            <text:p>0.9999830723</text:p>
          </table:table-cell>
          <table:table-cell office:value-type="float" office:value="-0.0000169277191162109" calcext:value-type="float">
            <text:p>-1.692771911621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40.ppm</text:p>
          </table:table-cell>
          <table:table-cell office:value-type="float" office:value="1502057265.06109" calcext:value-type="float">
            <text:p>1502057265.06109</text:p>
          </table:table-cell>
          <table:table-cell office:value-type="float" office:value="1.0000019073" calcext:value-type="float">
            <text:p>1.0000019073</text:p>
          </table:table-cell>
          <table:table-cell office:value-type="float" office:value="0.0000019073486328125" calcext:value-type="float">
            <text:p>1.9073486328125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41.ppm</text:p>
          </table:table-cell>
          <table:table-cell office:value-type="float" office:value="1502057266.06111" calcext:value-type="float">
            <text:p>1502057266.06111</text:p>
          </table:table-cell>
          <table:table-cell office:value-type="float" office:value="1.0000269413" calcext:value-type="float">
            <text:p>1.0000269413</text:p>
          </table:table-cell>
          <table:table-cell office:value-type="float" office:value="0.0000269412994384766" calcext:value-type="float">
            <text:p>2.694129943847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42.ppm</text:p>
          </table:table-cell>
          <table:table-cell office:value-type="float" office:value="1502057267.06111" calcext:value-type="float">
            <text:p>1502057267.06111</text:p>
          </table:table-cell>
          <table:table-cell office:value-type="float" office:value="0.9999980927" calcext:value-type="float">
            <text:p>0.9999980927</text:p>
          </table:table-cell>
          <table:table-cell office:value-type="float" office:value="-0.0000019073486328125" calcext:value-type="float">
            <text:p>-1.9073486328125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43.ppm</text:p>
          </table:table-cell>
          <table:table-cell office:value-type="float" office:value="1502057268.06109" calcext:value-type="float">
            <text:p>1502057268.06109</text:p>
          </table:table-cell>
          <table:table-cell office:value-type="float" office:value="0.9999818802" calcext:value-type="float">
            <text:p>0.9999818802</text:p>
          </table:table-cell>
          <table:table-cell office:value-type="float" office:value="-0.0000181198120117187" calcext:value-type="float">
            <text:p>-1.8119812011718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44.ppm</text:p>
          </table:table-cell>
          <table:table-cell office:value-type="float" office:value="1502057269.06106" calcext:value-type="float">
            <text:p>1502057269.06106</text:p>
          </table:table-cell>
          <table:table-cell office:value-type="float" office:value="0.9999680519" calcext:value-type="float">
            <text:p>0.9999680519</text:p>
          </table:table-cell>
          <table:table-cell office:value-type="float" office:value="-0.0000319480895996094" calcext:value-type="float">
            <text:p>-3.194808959960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45.ppm</text:p>
          </table:table-cell>
          <table:table-cell office:value-type="float" office:value="1502057270.06108" calcext:value-type="float">
            <text:p>1502057270.06108</text:p>
          </table:table-cell>
          <table:table-cell office:value-type="float" office:value="1.0000200272" calcext:value-type="float">
            <text:p>1.0000200272</text:p>
          </table:table-cell>
          <table:table-cell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46.ppm</text:p>
          </table:table-cell>
          <table:table-cell office:value-type="float" office:value="1502057271.06109" calcext:value-type="float">
            <text:p>1502057271.06109</text:p>
          </table:table-cell>
          <table:table-cell office:value-type="float" office:value="1.0000059605" calcext:value-type="float">
            <text:p>1.0000059605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47.ppm</text:p>
          </table:table-cell>
          <table:table-cell office:value-type="float" office:value="1502057272.06108" calcext:value-type="float">
            <text:p>1502057272.06108</text:p>
          </table:table-cell>
          <table:table-cell office:value-type="float" office:value="0.9999890327" calcext:value-type="float">
            <text:p>0.9999890327</text:p>
          </table:table-cell>
          <table:table-cell office:value-type="float" office:value="-0.0000109672546386719" calcext:value-type="float">
            <text:p>-1.096725463867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48.ppm</text:p>
          </table:table-cell>
          <table:table-cell office:value-type="float" office:value="1502057273.06104" calcext:value-type="float">
            <text:p>1502057273.06104</text:p>
          </table:table-cell>
          <table:table-cell office:value-type="float" office:value="0.9999630451" calcext:value-type="float">
            <text:p>0.9999630451</text:p>
          </table:table-cell>
          <table:table-cell office:value-type="float" office:value="-0.0000369548797607422" calcext:value-type="float">
            <text:p>-3.695487976074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49.ppm</text:p>
          </table:table-cell>
          <table:table-cell office:value-type="float" office:value="1502057274.06106" calcext:value-type="float">
            <text:p>1502057274.06106</text:p>
          </table:table-cell>
          <table:table-cell office:value-type="float" office:value="1.0000209808" calcext:value-type="float">
            <text:p>1.0000209808</text:p>
          </table:table-cell>
          <table:table-cell office:value-type="float" office:value="0.0000209808349609375" calcext:value-type="float">
            <text:p>2.098083496093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50.ppm</text:p>
          </table:table-cell>
          <table:table-cell office:value-type="float" office:value="1502057275.06103" calcext:value-type="float">
            <text:p>1502057275.06103</text:p>
          </table:table-cell>
          <table:table-cell office:value-type="float" office:value="0.9999730587" calcext:value-type="float">
            <text:p>0.9999730587</text:p>
          </table:table-cell>
          <table:table-cell office:value-type="float" office:value="-0.0000269412994384766" calcext:value-type="float">
            <text:p>-2.694129943847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51.ppm</text:p>
          </table:table-cell>
          <table:table-cell office:value-type="float" office:value="1502057276.06102" calcext:value-type="float">
            <text:p>1502057276.06102</text:p>
          </table:table-cell>
          <table:table-cell office:value-type="float" office:value="0.9999928474" calcext:value-type="float">
            <text:p>0.9999928474</text:p>
          </table:table-cell>
          <table:table-cell office:value-type="float" office:value="-0.00000715255737304688" calcext:value-type="float">
            <text:p>-7.1525573730468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52.ppm</text:p>
          </table:table-cell>
          <table:table-cell office:value-type="float" office:value="1502057277.06103" calcext:value-type="float">
            <text:p>1502057277.061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53.ppm</text:p>
          </table:table-cell>
          <table:table-cell office:value-type="float" office:value="1502057278.06103" calcext:value-type="float">
            <text:p>1502057278.06103</text:p>
          </table:table-cell>
          <table:table-cell office:value-type="float" office:value="1.0000021458" calcext:value-type="float">
            <text:p>1.0000021458</text:p>
          </table:table-cell>
          <table:table-cell office:value-type="float" office:value="0.00000214576721191406" calcext:value-type="float">
            <text:p>2.145767211914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54.ppm</text:p>
          </table:table-cell>
          <table:table-cell office:value-type="float" office:value="1502057279.06102" calcext:value-type="float">
            <text:p>1502057279.06102</text:p>
          </table:table-cell>
          <table:table-cell office:value-type="float" office:value="0.9999969006" calcext:value-type="float">
            <text:p>0.9999969006</text:p>
          </table:table-cell>
          <table:table-cell office:value-type="float" office:value="-0.00000309944152832031" calcext:value-type="float">
            <text:p>-3.099441528320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55.ppm</text:p>
          </table:table-cell>
          <table:table-cell office:value-type="float" office:value="1502057280.06101" calcext:value-type="float">
            <text:p>1502057280.06101</text:p>
          </table:table-cell>
          <table:table-cell office:value-type="float" office:value="0.9999811649" calcext:value-type="float">
            <text:p>0.9999811649</text:p>
          </table:table-cell>
          <table:table-cell office:value-type="float" office:value="-0.0000188350677490234" calcext:value-type="float">
            <text:p>-1.8835067749023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56.ppm</text:p>
          </table:table-cell>
          <table:table-cell office:value-type="float" office:value="1502057281.06102" calcext:value-type="float">
            <text:p>1502057281.06102</text:p>
          </table:table-cell>
          <table:table-cell office:value-type="float" office:value="1.0000188351" calcext:value-type="float">
            <text:p>1.0000188351</text:p>
          </table:table-cell>
          <table:table-cell office:value-type="float" office:value="0.0000188350677490234" calcext:value-type="float">
            <text:p>1.8835067749023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57.ppm</text:p>
          </table:table-cell>
          <table:table-cell office:value-type="float" office:value="1502057282.061" calcext:value-type="float">
            <text:p>1502057282.061</text:p>
          </table:table-cell>
          <table:table-cell office:value-type="float" office:value="0.9999790192" calcext:value-type="float">
            <text:p>0.9999790192</text:p>
          </table:table-cell>
          <table:table-cell office:value-type="float" office:value="-0.0000209808349609375" calcext:value-type="float">
            <text:p>-2.098083496093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58.ppm</text:p>
          </table:table-cell>
          <table:table-cell office:value-type="float" office:value="1502057283.06096" calcext:value-type="float">
            <text:p>1502057283.06096</text:p>
          </table:table-cell>
          <table:table-cell office:value-type="float" office:value="0.9999549389" calcext:value-type="float">
            <text:p>0.9999549389</text:p>
          </table:table-cell>
          <table:table-cell office:value-type="float" office:value="-0.0000450611114501953" calcext:value-type="float">
            <text:p>-4.506111145019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59.ppm</text:p>
          </table:table-cell>
          <table:table-cell office:value-type="float" office:value="1502057284.06101" calcext:value-type="float">
            <text:p>1502057284.06101</text:p>
          </table:table-cell>
          <table:table-cell office:value-type="float" office:value="1.000054121" calcext:value-type="float">
            <text:p>1.000054121</text:p>
          </table:table-cell>
          <table:table-cell office:value-type="float" office:value="0.000054121" calcext:value-type="float">
            <text:p>0.0000541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60.ppm</text:p>
          </table:table-cell>
          <table:table-cell office:value-type="float" office:value="1502057285.061" calcext:value-type="float">
            <text:p>1502057285.061</text:p>
          </table:table-cell>
          <table:table-cell office:value-type="float" office:value="0.9999859333" calcext:value-type="float">
            <text:p>0.9999859333</text:p>
          </table:table-cell>
          <table:table-cell office:value-type="float" office:value="-0.0000140666961669922" calcext:value-type="float">
            <text:p>-1.40666961669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61.ppm</text:p>
          </table:table-cell>
          <table:table-cell office:value-type="float" office:value="1502057286.06095" calcext:value-type="float">
            <text:p>1502057286.06095</text:p>
          </table:table-cell>
          <table:table-cell office:value-type="float" office:value="0.9999489784" calcext:value-type="float">
            <text:p>0.9999489784</text:p>
          </table:table-cell>
          <table:table-cell office:value-type="float" office:value="-0.0000510215759277344" calcext:value-type="float">
            <text:p>-5.102157592773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62.ppm</text:p>
          </table:table-cell>
          <table:table-cell office:value-type="float" office:value="1502057287.061" calcext:value-type="float">
            <text:p>1502057287.061</text:p>
          </table:table-cell>
          <table:table-cell office:value-type="float" office:value="1.0000491142" calcext:value-type="float">
            <text:p>1.0000491142</text:p>
          </table:table-cell>
          <table:table-cell office:value-type="float" office:value="0.0000491142272949219" calcext:value-type="float">
            <text:p>4.911422729492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63.ppm</text:p>
          </table:table-cell>
          <table:table-cell office:value-type="float" office:value="1502057288.06099" calcext:value-type="float">
            <text:p>1502057288.06099</text:p>
          </table:table-cell>
          <table:table-cell office:value-type="float" office:value="0.9999918938" calcext:value-type="float">
            <text:p>0.9999918938</text:p>
          </table:table-cell>
          <table:table-cell office:value-type="float" office:value="-0.00000810623168945313" calcext:value-type="float">
            <text:p>-8.1062316894531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64.ppm</text:p>
          </table:table-cell>
          <table:table-cell office:value-type="float" office:value="1502057289.06092" calcext:value-type="float">
            <text:p>1502057289.06092</text:p>
          </table:table-cell>
          <table:table-cell office:value-type="float" office:value="0.9999339581" calcext:value-type="float">
            <text:p>0.9999339581</text:p>
          </table:table-cell>
          <table:table-cell office:value-type="float" office:value="-0.0000660419464111328" calcext:value-type="float">
            <text:p>-6.6041946411132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65.ppm</text:p>
          </table:table-cell>
          <table:table-cell office:value-type="float" office:value="1502057290.06099" calcext:value-type="float">
            <text:p>1502057290.06099</text:p>
          </table:table-cell>
          <table:table-cell office:value-type="float" office:value="1.0000660419" calcext:value-type="float">
            <text:p>1.0000660419</text:p>
          </table:table-cell>
          <table:table-cell office:value-type="float" office:value="0.0000660419464111328" calcext:value-type="float">
            <text:p>6.6041946411132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66.ppm</text:p>
          </table:table-cell>
          <table:table-cell office:value-type="float" office:value="1502057291.06097" calcext:value-type="float">
            <text:p>1502057291.06097</text:p>
          </table:table-cell>
          <table:table-cell office:value-type="float" office:value="0.999984026" calcext:value-type="float">
            <text:p>0.999984026</text:p>
          </table:table-cell>
          <table:table-cell office:value-type="float" office:value="-0.000015974" calcext:value-type="float">
            <text:p>-0.0000159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67.ppm</text:p>
          </table:table-cell>
          <table:table-cell office:value-type="float" office:value="1502057292.06091" calcext:value-type="float">
            <text:p>1502057292.06091</text:p>
          </table:table-cell>
          <table:table-cell office:value-type="float" office:value="0.9999349117" calcext:value-type="float">
            <text:p>0.9999349117</text:p>
          </table:table-cell>
          <table:table-cell office:value-type="float" office:value="-0.0000650882720947266" calcext:value-type="float">
            <text:p>-6.50882720947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68.ppm</text:p>
          </table:table-cell>
          <table:table-cell office:value-type="float" office:value="1502057293.06086" calcext:value-type="float">
            <text:p>1502057293.06086</text:p>
          </table:table-cell>
          <table:table-cell office:value-type="float" office:value="0.9999511242" calcext:value-type="float">
            <text:p>0.9999511242</text:p>
          </table:table-cell>
          <table:table-cell office:value-type="float" office:value="-0.0000488758087158203" calcext:value-type="float">
            <text:p>-4.887580871582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69.ppm</text:p>
          </table:table-cell>
          <table:table-cell office:value-type="float" office:value="1502057294.06097" calcext:value-type="float">
            <text:p>1502057294.06097</text:p>
          </table:table-cell>
          <table:table-cell office:value-type="float" office:value="1.000109911" calcext:value-type="float">
            <text:p>1.000109911</text:p>
          </table:table-cell>
          <table:table-cell office:value-type="float" office:value="0.000109911" calcext:value-type="float">
            <text:p>0.0001099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70.ppm</text:p>
          </table:table-cell>
          <table:table-cell office:value-type="float" office:value="1502057295.06091" calcext:value-type="float">
            <text:p>1502057295.06091</text:p>
          </table:table-cell>
          <table:table-cell office:value-type="float" office:value="0.9999370575" calcext:value-type="float">
            <text:p>0.9999370575</text:p>
          </table:table-cell>
          <table:table-cell office:value-type="float" office:value="-0.0000629425048828125" calcext:value-type="float">
            <text:p>-6.2942504882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71.ppm</text:p>
          </table:table-cell>
          <table:table-cell office:value-type="float" office:value="1502057296.06096" calcext:value-type="float">
            <text:p>1502057296.06096</text:p>
          </table:table-cell>
          <table:table-cell office:value-type="float" office:value="1.0000579357" calcext:value-type="float">
            <text:p>1.0000579357</text:p>
          </table:table-cell>
          <table:table-cell office:value-type="float" office:value="0.0000579357147216797" calcext:value-type="float">
            <text:p>5.793571472167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72.ppm</text:p>
          </table:table-cell>
          <table:table-cell office:value-type="float" office:value="1502057297.06096" calcext:value-type="float">
            <text:p>1502057297.06096</text:p>
          </table:table-cell>
          <table:table-cell office:value-type="float" office:value="0.999997139" calcext:value-type="float">
            <text:p>0.999997139</text:p>
          </table:table-cell>
          <table:table-cell office:value-type="float" office:value="-0.000002861" calcext:value-type="float">
            <text:p>-0.0000028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73.ppm</text:p>
          </table:table-cell>
          <table:table-cell office:value-type="float" office:value="1502057298.0609" calcext:value-type="float">
            <text:p>1502057298.0609</text:p>
          </table:table-cell>
          <table:table-cell office:value-type="float" office:value="0.9999399185" calcext:value-type="float">
            <text:p>0.9999399185</text:p>
          </table:table-cell>
          <table:table-cell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74.ppm</text:p>
          </table:table-cell>
          <table:table-cell office:value-type="float" office:value="1502057299.06094" calcext:value-type="float">
            <text:p>1502057299.06094</text:p>
          </table:table-cell>
          <table:table-cell office:value-type="float" office:value="1.000041008" calcext:value-type="float">
            <text:p>1.000041008</text:p>
          </table:table-cell>
          <table:table-cell office:value-type="float" office:value="0.000041008" calcext:value-type="float">
            <text:p>0.0000410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75.ppm</text:p>
          </table:table-cell>
          <table:table-cell office:value-type="float" office:value="1502057300.06094" calcext:value-type="float">
            <text:p>1502057300.06094</text:p>
          </table:table-cell>
          <table:table-cell office:value-type="float" office:value="1.0000019073" calcext:value-type="float">
            <text:p>1.0000019073</text:p>
          </table:table-cell>
          <table:table-cell office:value-type="float" office:value="0.0000019073486328125" calcext:value-type="float">
            <text:p>1.9073486328125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76.ppm</text:p>
          </table:table-cell>
          <table:table-cell office:value-type="float" office:value="1502057301.06088" calcext:value-type="float">
            <text:p>1502057301.06088</text:p>
          </table:table-cell>
          <table:table-cell office:value-type="float" office:value="0.9999351501" calcext:value-type="float">
            <text:p>0.9999351501</text:p>
          </table:table-cell>
          <table:table-cell office:value-type="float" office:value="-0.000064849853515625" calcext:value-type="float">
            <text:p>-6.4849853515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77.ppm</text:p>
          </table:table-cell>
          <table:table-cell office:value-type="float" office:value="1502057302.06093" calcext:value-type="float">
            <text:p>1502057302.06093</text:p>
          </table:table-cell>
          <table:table-cell office:value-type="float" office:value="1.0000529289" calcext:value-type="float">
            <text:p>1.0000529289</text:p>
          </table:table-cell>
          <table:table-cell office:value-type="float" office:value="0.0000529289245605469" calcext:value-type="float">
            <text:p>5.292892456054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78.ppm</text:p>
          </table:table-cell>
          <table:table-cell office:value-type="float" office:value="1502057303.06094" calcext:value-type="float">
            <text:p>1502057303.06094</text:p>
          </table:table-cell>
          <table:table-cell office:value-type="float" office:value="1.0000040531" calcext:value-type="float">
            <text:p>1.0000040531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79.ppm</text:p>
          </table:table-cell>
          <table:table-cell office:value-type="float" office:value="1502057304.06087" calcext:value-type="float">
            <text:p>1502057304.06087</text:p>
          </table:table-cell>
          <table:table-cell office:value-type="float" office:value="0.9999358654" calcext:value-type="float">
            <text:p>0.9999358654</text:p>
          </table:table-cell>
          <table:table-cell office:value-type="float" office:value="-0.0000641345977783203" calcext:value-type="float">
            <text:p>-6.413459777832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80.ppm</text:p>
          </table:table-cell>
          <table:table-cell office:value-type="float" office:value="1502057305.06099" calcext:value-type="float">
            <text:p>1502057305.06099</text:p>
          </table:table-cell>
          <table:table-cell office:value-type="float" office:value="1.0001220703" calcext:value-type="float">
            <text:p>1.0001220703</text:p>
          </table:table-cell>
          <table:table-cell office:value-type="float" office:value="0.0001220703" calcext:value-type="float">
            <text:p>0.00012207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81.ppm</text:p>
          </table:table-cell>
          <table:table-cell office:value-type="float" office:value="1502057306.06094" calcext:value-type="float">
            <text:p>1502057306.06094</text:p>
          </table:table-cell>
          <table:table-cell office:value-type="float" office:value="0.9999461174" calcext:value-type="float">
            <text:p>0.9999461174</text:p>
          </table:table-cell>
          <table:table-cell office:value-type="float" office:value="-0.0000538825988769531" calcext:value-type="float">
            <text:p>-5.3882598876953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82.ppm</text:p>
          </table:table-cell>
          <table:table-cell office:value-type="float" office:value="1502057307.06088" calcext:value-type="float">
            <text:p>1502057307.06088</text:p>
          </table:table-cell>
          <table:table-cell office:value-type="float" office:value="0.9999358654" calcext:value-type="float">
            <text:p>0.9999358654</text:p>
          </table:table-cell>
          <table:table-cell office:value-type="float" office:value="-0.0000641345977783203" calcext:value-type="float">
            <text:p>-6.413459777832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83.ppm</text:p>
          </table:table-cell>
          <table:table-cell office:value-type="float" office:value="1502057308.06091" calcext:value-type="float">
            <text:p>1502057308.06091</text:p>
          </table:table-cell>
          <table:table-cell office:value-type="float" office:value="1.0000300407" calcext:value-type="float">
            <text:p>1.0000300407</text:p>
          </table:table-cell>
          <table:table-cell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84.ppm</text:p>
          </table:table-cell>
          <table:table-cell office:value-type="float" office:value="1502057309.06093" calcext:value-type="float">
            <text:p>1502057309.06093</text:p>
          </table:table-cell>
          <table:table-cell office:value-type="float" office:value="1.0000269413" calcext:value-type="float">
            <text:p>1.0000269413</text:p>
          </table:table-cell>
          <table:table-cell office:value-type="float" office:value="0.0000269412994384766" calcext:value-type="float">
            <text:p>2.694129943847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85.ppm</text:p>
          </table:table-cell>
          <table:table-cell office:value-type="float" office:value="1502057310.06087" calcext:value-type="float">
            <text:p>1502057310.06087</text:p>
          </table:table-cell>
          <table:table-cell office:value-type="float" office:value="0.9999370575" calcext:value-type="float">
            <text:p>0.9999370575</text:p>
          </table:table-cell>
          <table:table-cell office:value-type="float" office:value="-0.0000629425048828125" calcext:value-type="float">
            <text:p>-6.2942504882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86.ppm</text:p>
          </table:table-cell>
          <table:table-cell office:value-type="float" office:value="1502057311.0609" calcext:value-type="float">
            <text:p>1502057311.0609</text:p>
          </table:table-cell>
          <table:table-cell office:value-type="float" office:value="1.0000319481" calcext:value-type="float">
            <text:p>1.0000319481</text:p>
          </table:table-cell>
          <table:table-cell office:value-type="float" office:value="0.0000319480895996094" calcext:value-type="float">
            <text:p>3.194808959960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87.ppm</text:p>
          </table:table-cell>
          <table:table-cell office:value-type="float" office:value="1502057312.06087" calcext:value-type="float">
            <text:p>1502057312.06087</text:p>
          </table:table-cell>
          <table:table-cell office:value-type="float" office:value="0.9999699593" calcext:value-type="float">
            <text:p>0.9999699593</text:p>
          </table:table-cell>
          <table:table-cell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88.ppm</text:p>
          </table:table-cell>
          <table:table-cell office:value-type="float" office:value="1502057313.06081" calcext:value-type="float">
            <text:p>1502057313.06081</text:p>
          </table:table-cell>
          <table:table-cell office:value-type="float" office:value="0.9999370575" calcext:value-type="float">
            <text:p>0.9999370575</text:p>
          </table:table-cell>
          <table:table-cell office:value-type="float" office:value="-0.0000629425048828125" calcext:value-type="float">
            <text:p>-6.2942504882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89.ppm</text:p>
          </table:table-cell>
          <table:table-cell office:value-type="float" office:value="1502057314.06088" calcext:value-type="float">
            <text:p>1502057314.06088</text:p>
          </table:table-cell>
          <table:table-cell office:value-type="float" office:value="1.0000710487" calcext:value-type="float">
            <text:p>1.0000710487</text:p>
          </table:table-cell>
          <table:table-cell office:value-type="float" office:value="0.0000710487365722656" calcext:value-type="float">
            <text:p>7.104873657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90.ppm</text:p>
          </table:table-cell>
          <table:table-cell office:value-type="float" office:value="1502057315.06098" calcext:value-type="float">
            <text:p>1502057315.06098</text:p>
          </table:table-cell>
          <table:table-cell office:value-type="float" office:value="1.0000989437" calcext:value-type="float">
            <text:p>1.0000989437</text:p>
          </table:table-cell>
          <table:table-cell office:value-type="float" office:value="0.0000989437103271484" calcext:value-type="float">
            <text:p>9.894371032714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91.ppm</text:p>
          </table:table-cell>
          <table:table-cell office:value-type="float" office:value="1502057316.06092" calcext:value-type="float">
            <text:p>1502057316.06092</text:p>
          </table:table-cell>
          <table:table-cell office:value-type="float" office:value="0.9999370575" calcext:value-type="float">
            <text:p>0.9999370575</text:p>
          </table:table-cell>
          <table:table-cell office:value-type="float" office:value="-0.0000629425048828125" calcext:value-type="float">
            <text:p>-6.2942504882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92.ppm</text:p>
          </table:table-cell>
          <table:table-cell office:value-type="float" office:value="1502057317.06086" calcext:value-type="float">
            <text:p>1502057317.06086</text:p>
          </table:table-cell>
          <table:table-cell office:value-type="float" office:value="0.9999480247" calcext:value-type="float">
            <text:p>0.9999480247</text:p>
          </table:table-cell>
          <table:table-cell office:value-type="float" office:value="-0.0000519752502441406" calcext:value-type="float">
            <text:p>-5.1975250244140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93.ppm</text:p>
          </table:table-cell>
          <table:table-cell office:value-type="float" office:value="1502057318.06087" calcext:value-type="float">
            <text:p>1502057318.06087</text:p>
          </table:table-cell>
          <table:table-cell office:value-type="float" office:value="1.0000050068" calcext:value-type="float">
            <text:p>1.0000050068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94.ppm</text:p>
          </table:table-cell>
          <table:table-cell office:value-type="float" office:value="1502057319.06085" calcext:value-type="float">
            <text:p>1502057319.06085</text:p>
          </table:table-cell>
          <table:table-cell office:value-type="float" office:value="0.9999859333" calcext:value-type="float">
            <text:p>0.9999859333</text:p>
          </table:table-cell>
          <table:table-cell office:value-type="float" office:value="-0.0000140666961669922" calcext:value-type="float">
            <text:p>-1.40666961669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95.ppm</text:p>
          </table:table-cell>
          <table:table-cell office:value-type="float" office:value="1502057320.06085" calcext:value-type="float">
            <text:p>1502057320.06085</text:p>
          </table:table-cell>
          <table:table-cell office:value-type="float" office:value="0.9999949932" calcext:value-type="float">
            <text:p>0.9999949932</text:p>
          </table:table-cell>
          <table:table-cell office:value-type="float" office:value="-0.00000500679016113281" calcext:value-type="float">
            <text:p>-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96.ppm</text:p>
          </table:table-cell>
          <table:table-cell office:value-type="float" office:value="1502057321.06085" calcext:value-type="float">
            <text:p>1502057321.06085</text:p>
          </table:table-cell>
          <table:table-cell office:value-type="float" office:value="1.0000021458" calcext:value-type="float">
            <text:p>1.0000021458</text:p>
          </table:table-cell>
          <table:table-cell office:value-type="float" office:value="0.00000214576721191406" calcext:value-type="float">
            <text:p>2.145767211914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97.ppm</text:p>
          </table:table-cell>
          <table:table-cell office:value-type="float" office:value="1502057322.06084" calcext:value-type="float">
            <text:p>1502057322.06084</text:p>
          </table:table-cell>
          <table:table-cell office:value-type="float" office:value="0.9999887943" calcext:value-type="float">
            <text:p>0.9999887943</text:p>
          </table:table-cell>
          <table:table-cell office:value-type="float" office:value="-0.0000112056732177734" calcext:value-type="float">
            <text:p>-1.1205673217773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98.ppm</text:p>
          </table:table-cell>
          <table:table-cell office:value-type="float" office:value="1502057323.06082" calcext:value-type="float">
            <text:p>1502057323.06082</text:p>
          </table:table-cell>
          <table:table-cell office:value-type="float" office:value="0.999984026" calcext:value-type="float">
            <text:p>0.999984026</text:p>
          </table:table-cell>
          <table:table-cell office:value-type="float" office:value="-0.000015974" calcext:value-type="float">
            <text:p>-0.0000159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99.ppm</text:p>
          </table:table-cell>
          <table:table-cell office:value-type="float" office:value="1502057324.06083" calcext:value-type="float">
            <text:p>1502057324.06083</text:p>
          </table:table-cell>
          <table:table-cell office:value-type="float" office:value="1.0000081062" calcext:value-type="float">
            <text:p>1.0000081062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00.ppm</text:p>
          </table:table-cell>
          <table:table-cell office:value-type="float" office:value="1502057325.06084" calcext:value-type="float">
            <text:p>1502057325.06084</text:p>
          </table:table-cell>
          <table:table-cell office:value-type="float" office:value="1.0000040531" calcext:value-type="float">
            <text:p>1.0000040531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01.ppm</text:p>
          </table:table-cell>
          <table:table-cell office:value-type="float" office:value="1502057326.0608" calcext:value-type="float">
            <text:p>1502057326.0608</text:p>
          </table:table-cell>
          <table:table-cell office:value-type="float" office:value="0.9999668598" calcext:value-type="float">
            <text:p>0.9999668598</text:p>
          </table:table-cell>
          <table:table-cell office:value-type="float" office:value="-0.0000331401824951172" calcext:value-type="float">
            <text:p>-3.3140182495117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02.ppm</text:p>
          </table:table-cell>
          <table:table-cell office:value-type="float" office:value="1502057327.06082" calcext:value-type="float">
            <text:p>1502057327.06082</text:p>
          </table:table-cell>
          <table:table-cell office:value-type="float" office:value="1.0000171661" calcext:value-type="float">
            <text:p>1.0000171661</text:p>
          </table:table-cell>
          <table:table-cell office:value-type="float" office:value="0.0000171661376953125" calcext:value-type="float">
            <text:p>1.71661376953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03.ppm</text:p>
          </table:table-cell>
          <table:table-cell office:value-type="float" office:value="1502057328.06081" calcext:value-type="float">
            <text:p>1502057328.06081</text:p>
          </table:table-cell>
          <table:table-cell office:value-type="float" office:value="0.9999918938" calcext:value-type="float">
            <text:p>0.9999918938</text:p>
          </table:table-cell>
          <table:table-cell office:value-type="float" office:value="-0.00000810623168945313" calcext:value-type="float">
            <text:p>-8.1062316894531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04.ppm</text:p>
          </table:table-cell>
          <table:table-cell office:value-type="float" office:value="1502057329.0608" calcext:value-type="float">
            <text:p>1502057329.0608</text:p>
          </table:table-cell>
          <table:table-cell office:value-type="float" office:value="0.9999909401" calcext:value-type="float">
            <text:p>0.9999909401</text:p>
          </table:table-cell>
          <table:table-cell office:value-type="float" office:value="-0.00000905990600585938" calcext:value-type="float">
            <text:p>-9.0599060058593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05.ppm</text:p>
          </table:table-cell>
          <table:table-cell office:value-type="float" office:value="1502057330.0608" calcext:value-type="float">
            <text:p>1502057330.0608</text:p>
          </table:table-cell>
          <table:table-cell office:value-type="float" office:value="0.9999921322" calcext:value-type="float">
            <text:p>0.9999921322</text:p>
          </table:table-cell>
          <table:table-cell office:value-type="float" office:value="-0.00000786781311035156" calcext:value-type="float">
            <text:p>-7.867813110351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06.ppm</text:p>
          </table:table-cell>
          <table:table-cell office:value-type="float" office:value="1502057331.0608" calcext:value-type="float">
            <text:p>1502057331.0608</text:p>
          </table:table-cell>
          <table:table-cell office:value-type="float" office:value="1.0000038147" calcext:value-type="float">
            <text:p>1.0000038147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07.ppm</text:p>
          </table:table-cell>
          <table:table-cell office:value-type="float" office:value="1502057332.06081" calcext:value-type="float">
            <text:p>1502057332.06081</text:p>
          </table:table-cell>
          <table:table-cell office:value-type="float" office:value="1.0000081062" calcext:value-type="float">
            <text:p>1.0000081062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08.ppm</text:p>
          </table:table-cell>
          <table:table-cell office:value-type="float" office:value="1502057333.0608" calcext:value-type="float">
            <text:p>1502057333.0608</text:p>
          </table:table-cell>
          <table:table-cell office:value-type="float" office:value="0.9999918938" calcext:value-type="float">
            <text:p>0.9999918938</text:p>
          </table:table-cell>
          <table:table-cell office:value-type="float" office:value="-0.00000810623168945313" calcext:value-type="float">
            <text:p>-8.1062316894531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09.ppm</text:p>
          </table:table-cell>
          <table:table-cell office:value-type="float" office:value="1502057334.0608" calcext:value-type="float">
            <text:p>1502057334.0608</text:p>
          </table:table-cell>
          <table:table-cell office:value-type="float" office:value="0.9999980927" calcext:value-type="float">
            <text:p>0.9999980927</text:p>
          </table:table-cell>
          <table:table-cell office:value-type="float" office:value="-0.0000019073486328125" calcext:value-type="float">
            <text:p>-1.9073486328125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10.ppm</text:p>
          </table:table-cell>
          <table:table-cell office:value-type="float" office:value="1502057335.06078" calcext:value-type="float">
            <text:p>1502057335.06078</text:p>
          </table:table-cell>
          <table:table-cell office:value-type="float" office:value="0.9999871254" calcext:value-type="float">
            <text:p>0.9999871254</text:p>
          </table:table-cell>
          <table:table-cell office:value-type="float" office:value="-0.0000128746032714844" calcext:value-type="float">
            <text:p>-1.287460327148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11.ppm</text:p>
          </table:table-cell>
          <table:table-cell office:value-type="float" office:value="1502057336.06079" calcext:value-type="float">
            <text:p>1502057336.06079</text:p>
          </table:table-cell>
          <table:table-cell office:value-type="float" office:value="1.0000069141" calcext:value-type="float">
            <text:p>1.0000069141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12.ppm</text:p>
          </table:table-cell>
          <table:table-cell office:value-type="float" office:value="1502057337.06077" calcext:value-type="float">
            <text:p>1502057337.06077</text:p>
          </table:table-cell>
          <table:table-cell office:value-type="float" office:value="0.9999790192" calcext:value-type="float">
            <text:p>0.9999790192</text:p>
          </table:table-cell>
          <table:table-cell office:value-type="float" office:value="-0.0000209808349609375" calcext:value-type="float">
            <text:p>-2.098083496093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13.ppm</text:p>
          </table:table-cell>
          <table:table-cell office:value-type="float" office:value="1502057338.06076" calcext:value-type="float">
            <text:p>1502057338.06076</text:p>
          </table:table-cell>
          <table:table-cell office:value-type="float" office:value="0.9999940395" calcext:value-type="float">
            <text:p>0.9999940395</text:p>
          </table:table-cell>
          <table:table-cell office:value-type="float" office:value="-0.00000596046447753906" calcext:value-type="float">
            <text:p>-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14.ppm</text:p>
          </table:table-cell>
          <table:table-cell office:value-type="float" office:value="1502057339.06077" calcext:value-type="float">
            <text:p>1502057339.06077</text:p>
          </table:table-cell>
          <table:table-cell office:value-type="float" office:value="1.0000078678" calcext:value-type="float">
            <text:p>1.0000078678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15.ppm</text:p>
          </table:table-cell>
          <table:table-cell office:value-type="float" office:value="1502057340.06076" calcext:value-type="float">
            <text:p>1502057340.06076</text:p>
          </table:table-cell>
          <table:table-cell office:value-type="float" office:value="0.9999849796" calcext:value-type="float">
            <text:p>0.9999849796</text:p>
          </table:table-cell>
          <table:table-cell office:value-type="float" office:value="-0.0000150203704833984" calcext:value-type="float">
            <text:p>-1.502037048339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16.ppm</text:p>
          </table:table-cell>
          <table:table-cell office:value-type="float" office:value="1502057341.06076" calcext:value-type="float">
            <text:p>1502057341.06076</text:p>
          </table:table-cell>
          <table:table-cell office:value-type="float" office:value="0.9999980927" calcext:value-type="float">
            <text:p>0.9999980927</text:p>
          </table:table-cell>
          <table:table-cell office:value-type="float" office:value="-0.0000019073486328125" calcext:value-type="float">
            <text:p>-1.9073486328125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17.ppm</text:p>
          </table:table-cell>
          <table:table-cell office:value-type="float" office:value="1502057342.06074" calcext:value-type="float">
            <text:p>1502057342.06074</text:p>
          </table:table-cell>
          <table:table-cell office:value-type="float" office:value="0.9999859333" calcext:value-type="float">
            <text:p>0.9999859333</text:p>
          </table:table-cell>
          <table:table-cell office:value-type="float" office:value="-0.0000140666961669922" calcext:value-type="float">
            <text:p>-1.40666961669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18.ppm</text:p>
          </table:table-cell>
          <table:table-cell office:value-type="float" office:value="1502057343.06072" calcext:value-type="float">
            <text:p>1502057343.06072</text:p>
          </table:table-cell>
          <table:table-cell office:value-type="float" office:value="0.9999830723" calcext:value-type="float">
            <text:p>0.9999830723</text:p>
          </table:table-cell>
          <table:table-cell office:value-type="float" office:value="-0.0000169277191162109" calcext:value-type="float">
            <text:p>-1.692771911621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19.ppm</text:p>
          </table:table-cell>
          <table:table-cell office:value-type="float" office:value="1502057344.06073" calcext:value-type="float">
            <text:p>1502057344.06073</text:p>
          </table:table-cell>
          <table:table-cell office:value-type="float" office:value="1.0000050068" calcext:value-type="float">
            <text:p>1.0000050068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20.ppm</text:p>
          </table:table-cell>
          <table:table-cell office:value-type="float" office:value="1502057345.0607" calcext:value-type="float">
            <text:p>1502057345.0607</text:p>
          </table:table-cell>
          <table:table-cell office:value-type="float" office:value="0.9999718666" calcext:value-type="float">
            <text:p>0.9999718666</text:p>
          </table:table-cell>
          <table:table-cell office:value-type="float" office:value="-0.0000281333923339844" calcext:value-type="float">
            <text:p>-2.813339233398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21.ppm</text:p>
          </table:table-cell>
          <table:table-cell office:value-type="float" office:value="1502057346.06076" calcext:value-type="float">
            <text:p>1502057346.06076</text:p>
          </table:table-cell>
          <table:table-cell office:value-type="float" office:value="1.0000572205" calcext:value-type="float">
            <text:p>1.0000572205</text:p>
          </table:table-cell>
          <table:table-cell office:value-type="float" office:value="0.000057220458984375" calcext:value-type="float">
            <text:p>5.72204589843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22.ppm</text:p>
          </table:table-cell>
          <table:table-cell office:value-type="float" office:value="1502057347.06072" calcext:value-type="float">
            <text:p>1502057347.06072</text:p>
          </table:table-cell>
          <table:table-cell office:value-type="float" office:value="0.999961853" calcext:value-type="float">
            <text:p>0.999961853</text:p>
          </table:table-cell>
          <table:table-cell office:value-type="float" office:value="-0.000038147" calcext:value-type="float">
            <text:p>-0.0000381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23.ppm</text:p>
          </table:table-cell>
          <table:table-cell office:value-type="float" office:value="1502057348.06073" calcext:value-type="float">
            <text:p>1502057348.06073</text:p>
          </table:table-cell>
          <table:table-cell office:value-type="float" office:value="1.0000059605" calcext:value-type="float">
            <text:p>1.0000059605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24.ppm</text:p>
          </table:table-cell>
          <table:table-cell office:value-type="float" office:value="1502057349.0608" calcext:value-type="float">
            <text:p>1502057349.0608</text:p>
          </table:table-cell>
          <table:table-cell office:value-type="float" office:value="1.0000779629" calcext:value-type="float">
            <text:p>1.0000779629</text:p>
          </table:table-cell>
          <table:table-cell office:value-type="float" office:value="0.0000779628753662109" calcext:value-type="float">
            <text:p>7.796287536621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25.ppm</text:p>
          </table:table-cell>
          <table:table-cell office:value-type="float" office:value="1502057350.06075" calcext:value-type="float">
            <text:p>1502057350.06075</text:p>
          </table:table-cell>
          <table:table-cell office:value-type="float" office:value="0.9999461174" calcext:value-type="float">
            <text:p>0.9999461174</text:p>
          </table:table-cell>
          <table:table-cell office:value-type="float" office:value="-0.0000538825988769531" calcext:value-type="float">
            <text:p>-5.3882598876953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26.ppm</text:p>
          </table:table-cell>
          <table:table-cell office:value-type="float" office:value="1502057351.06071" calcext:value-type="float">
            <text:p>1502057351.06071</text:p>
          </table:table-cell>
          <table:table-cell office:value-type="float" office:value="0.999958992" calcext:value-type="float">
            <text:p>0.999958992</text:p>
          </table:table-cell>
          <table:table-cell office:value-type="float" office:value="-0.000041008" calcext:value-type="float">
            <text:p>-0.0000410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27.ppm</text:p>
          </table:table-cell>
          <table:table-cell office:value-type="float" office:value="1502057352.06078" calcext:value-type="float">
            <text:p>1502057352.06078</text:p>
          </table:table-cell>
          <table:table-cell office:value-type="float" office:value="1.0000720024" calcext:value-type="float">
            <text:p>1.0000720024</text:p>
          </table:table-cell>
          <table:table-cell office:value-type="float" office:value="0.0000720024108886719" calcext:value-type="float">
            <text:p>7.200241088867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28.ppm</text:p>
          </table:table-cell>
          <table:table-cell office:value-type="float" office:value="1502057353.06072" calcext:value-type="float">
            <text:p>1502057353.06072</text:p>
          </table:table-cell>
          <table:table-cell office:value-type="float" office:value="0.9999420643" calcext:value-type="float">
            <text:p>0.9999420643</text:p>
          </table:table-cell>
          <table:table-cell office:value-type="float" office:value="-0.0000579357147216797" calcext:value-type="float">
            <text:p>-5.793571472167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29.ppm</text:p>
          </table:table-cell>
          <table:table-cell office:value-type="float" office:value="1502057354.06068" calcext:value-type="float">
            <text:p>1502057354.06068</text:p>
          </table:table-cell>
          <table:table-cell office:value-type="float" office:value="0.9999518394" calcext:value-type="float">
            <text:p>0.9999518394</text:p>
          </table:table-cell>
          <table:table-cell office:value-type="float" office:value="-0.0000481605529785156" calcext:value-type="float">
            <text:p>-4.816055297851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30.ppm</text:p>
          </table:table-cell>
          <table:table-cell office:value-type="float" office:value="1502057355.06078" calcext:value-type="float">
            <text:p>1502057355.06078</text:p>
          </table:table-cell>
          <table:table-cell office:value-type="float" office:value="1.0001051426" calcext:value-type="float">
            <text:p>1.0001051426</text:p>
          </table:table-cell>
          <table:table-cell office:value-type="float" office:value="0.0001051426" calcext:value-type="float">
            <text:p>0.00010514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31.ppm</text:p>
          </table:table-cell>
          <table:table-cell office:value-type="float" office:value="1502057356.06072" calcext:value-type="float">
            <text:p>1502057356.06072</text:p>
          </table:table-cell>
          <table:table-cell office:value-type="float" office:value="0.999943018" calcext:value-type="float">
            <text:p>0.999943018</text:p>
          </table:table-cell>
          <table:table-cell office:value-type="float" office:value="-0.000056982" calcext:value-type="float">
            <text:p>-0.0000569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32.ppm</text:p>
          </table:table-cell>
          <table:table-cell office:value-type="float" office:value="1502057357.06066" calcext:value-type="float">
            <text:p>1502057357.06066</text:p>
          </table:table-cell>
          <table:table-cell office:value-type="float" office:value="0.9999389648" calcext:value-type="float">
            <text:p>0.9999389648</text:p>
          </table:table-cell>
          <table:table-cell office:value-type="float" office:value="-0.00006103515625" calcext:value-type="float">
            <text:p>-6.103515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33.ppm</text:p>
          </table:table-cell>
          <table:table-cell office:value-type="float" office:value="1502057358.06068" calcext:value-type="float">
            <text:p>1502057358.06068</text:p>
          </table:table-cell>
          <table:table-cell office:value-type="float" office:value="1.0000209808" calcext:value-type="float">
            <text:p>1.0000209808</text:p>
          </table:table-cell>
          <table:table-cell office:value-type="float" office:value="0.0000209808349609375" calcext:value-type="float">
            <text:p>2.098083496093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34.ppm</text:p>
          </table:table-cell>
          <table:table-cell office:value-type="float" office:value="1502057359.06062" calcext:value-type="float">
            <text:p>1502057359.06062</text:p>
          </table:table-cell>
          <table:table-cell office:value-type="float" office:value="0.9999399185" calcext:value-type="float">
            <text:p>0.9999399185</text:p>
          </table:table-cell>
          <table:table-cell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35.ppm</text:p>
          </table:table-cell>
          <table:table-cell office:value-type="float" office:value="1502057360.06056" calcext:value-type="float">
            <text:p>1502057360.06056</text:p>
          </table:table-cell>
          <table:table-cell office:value-type="float" office:value="0.9999389648" calcext:value-type="float">
            <text:p>0.9999389648</text:p>
          </table:table-cell>
          <table:table-cell office:value-type="float" office:value="-0.00006103515625" calcext:value-type="float">
            <text:p>-6.103515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36.ppm</text:p>
          </table:table-cell>
          <table:table-cell office:value-type="float" office:value="1502057361.0605" calcext:value-type="float">
            <text:p>1502057361.0605</text:p>
          </table:table-cell>
          <table:table-cell office:value-type="float" office:value="0.9999361038" calcext:value-type="float">
            <text:p>0.9999361038</text:p>
          </table:table-cell>
          <table:table-cell office:value-type="float" office:value="-0.0000638961791992187" calcext:value-type="float">
            <text:p>-6.3896179199218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37.ppm</text:p>
          </table:table-cell>
          <table:table-cell office:value-type="float" office:value="1502057362.06044" calcext:value-type="float">
            <text:p>1502057362.06044</text:p>
          </table:table-cell>
          <table:table-cell office:value-type="float" office:value="0.9999370575" calcext:value-type="float">
            <text:p>0.9999370575</text:p>
          </table:table-cell>
          <table:table-cell office:value-type="float" office:value="-0.0000629425048828125" calcext:value-type="float">
            <text:p>-6.2942504882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38.ppm</text:p>
          </table:table-cell>
          <table:table-cell office:value-type="float" office:value="1502057363.06037" calcext:value-type="float">
            <text:p>1502057363.06037</text:p>
          </table:table-cell>
          <table:table-cell office:value-type="float" office:value="0.9999389648" calcext:value-type="float">
            <text:p>0.9999389648</text:p>
          </table:table-cell>
          <table:table-cell office:value-type="float" office:value="-0.00006103515625" calcext:value-type="float">
            <text:p>-6.103515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39.ppm</text:p>
          </table:table-cell>
          <table:table-cell office:value-type="float" office:value="1502057364.06034" calcext:value-type="float">
            <text:p>1502057364.06034</text:p>
          </table:table-cell>
          <table:table-cell office:value-type="float" office:value="0.9999649525" calcext:value-type="float">
            <text:p>0.9999649525</text:p>
          </table:table-cell>
          <table:table-cell office:value-type="float" office:value="-0.0000350475311279297" calcext:value-type="float">
            <text:p>-3.504753112792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40.ppm</text:p>
          </table:table-cell>
          <table:table-cell office:value-type="float" office:value="1502057365.06034" calcext:value-type="float">
            <text:p>1502057365.06034</text:p>
          </table:table-cell>
          <table:table-cell office:value-type="float" office:value="0.9999990463" calcext:value-type="float">
            <text:p>0.9999990463</text:p>
          </table:table-cell>
          <table:table-cell office:value-type="float" office:value="-0.00000095367431640625" calcext:value-type="float">
            <text:p>-9.5367431640625E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41.ppm</text:p>
          </table:table-cell>
          <table:table-cell office:value-type="float" office:value="1502057366.06033" calcext:value-type="float">
            <text:p>1502057366.06033</text:p>
          </table:table-cell>
          <table:table-cell office:value-type="float" office:value="0.9999940395" calcext:value-type="float">
            <text:p>0.9999940395</text:p>
          </table:table-cell>
          <table:table-cell office:value-type="float" office:value="-0.00000596046447753906" calcext:value-type="float">
            <text:p>-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42.ppm</text:p>
          </table:table-cell>
          <table:table-cell office:value-type="float" office:value="1502057367.06033" calcext:value-type="float">
            <text:p>1502057367.06033</text:p>
          </table:table-cell>
          <table:table-cell office:value-type="float" office:value="0.9999940395" calcext:value-type="float">
            <text:p>0.9999940395</text:p>
          </table:table-cell>
          <table:table-cell office:value-type="float" office:value="-0.00000596046447753906" calcext:value-type="float">
            <text:p>-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43.ppm</text:p>
          </table:table-cell>
          <table:table-cell office:value-type="float" office:value="1502057368.06032" calcext:value-type="float">
            <text:p>1502057368.06032</text:p>
          </table:table-cell>
          <table:table-cell office:value-type="float" office:value="0.9999978542" calcext:value-type="float">
            <text:p>0.9999978542</text:p>
          </table:table-cell>
          <table:table-cell office:value-type="float" office:value="-0.00000214576721191406" calcext:value-type="float">
            <text:p>-2.145767211914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44.ppm</text:p>
          </table:table-cell>
          <table:table-cell office:value-type="float" office:value="1502057369.06032" calcext:value-type="float">
            <text:p>1502057369.06032</text:p>
          </table:table-cell>
          <table:table-cell office:value-type="float" office:value="0.9999949932" calcext:value-type="float">
            <text:p>0.9999949932</text:p>
          </table:table-cell>
          <table:table-cell office:value-type="float" office:value="-0.00000500679016113281" calcext:value-type="float">
            <text:p>-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45.ppm</text:p>
          </table:table-cell>
          <table:table-cell office:value-type="float" office:value="1502057370.06032" calcext:value-type="float">
            <text:p>1502057370.06032</text:p>
          </table:table-cell>
          <table:table-cell office:value-type="float" office:value="1.0000009537" calcext:value-type="float">
            <text:p>1.0000009537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46.ppm</text:p>
          </table:table-cell>
          <table:table-cell office:value-type="float" office:value="1502057371.06031" calcext:value-type="float">
            <text:p>1502057371.06031</text:p>
          </table:table-cell>
          <table:table-cell office:value-type="float" office:value="0.9999890327" calcext:value-type="float">
            <text:p>0.9999890327</text:p>
          </table:table-cell>
          <table:table-cell office:value-type="float" office:value="-0.0000109672546386719" calcext:value-type="float">
            <text:p>-1.096725463867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47.ppm</text:p>
          </table:table-cell>
          <table:table-cell office:value-type="float" office:value="1502057372.0603" calcext:value-type="float">
            <text:p>1502057372.0603</text:p>
          </table:table-cell>
          <table:table-cell office:value-type="float" office:value="0.9999880791" calcext:value-type="float">
            <text:p>0.9999880791</text:p>
          </table:table-cell>
          <table:table-cell office:value-type="float" office:value="-0.0000119209289550781" calcext:value-type="float">
            <text:p>-1.192092895507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48.ppm</text:p>
          </table:table-cell>
          <table:table-cell office:value-type="float" office:value="1502057373.06029" calcext:value-type="float">
            <text:p>1502057373.06029</text:p>
          </table:table-cell>
          <table:table-cell office:value-type="float" office:value="0.9999959469" calcext:value-type="float">
            <text:p>0.9999959469</text:p>
          </table:table-cell>
          <table:table-cell office:value-type="float" office:value="-0.00000405311584472656" calcext:value-type="float">
            <text:p>-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49.ppm</text:p>
          </table:table-cell>
          <table:table-cell office:value-type="float" office:value="1502057374.06029" calcext:value-type="float">
            <text:p>1502057374.06029</text:p>
          </table:table-cell>
          <table:table-cell office:value-type="float" office:value="0.9999959469" calcext:value-type="float">
            <text:p>0.9999959469</text:p>
          </table:table-cell>
          <table:table-cell office:value-type="float" office:value="-0.00000405311584472656" calcext:value-type="float">
            <text:p>-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50.ppm</text:p>
          </table:table-cell>
          <table:table-cell office:value-type="float" office:value="1502057375.06028" calcext:value-type="float">
            <text:p>1502057375.06028</text:p>
          </table:table-cell>
          <table:table-cell office:value-type="float" office:value="0.9999930859" calcext:value-type="float">
            <text:p>0.9999930859</text:p>
          </table:table-cell>
          <table:table-cell office:value-type="float" office:value="-0.00000691413879394531" calcext:value-type="float">
            <text:p>-6.914138793945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51.ppm</text:p>
          </table:table-cell>
          <table:table-cell office:value-type="float" office:value="1502057376.06027" calcext:value-type="float">
            <text:p>1502057376.06027</text:p>
          </table:table-cell>
          <table:table-cell office:value-type="float" office:value="0.9999918938" calcext:value-type="float">
            <text:p>0.9999918938</text:p>
          </table:table-cell>
          <table:table-cell office:value-type="float" office:value="-0.00000810623168945313" calcext:value-type="float">
            <text:p>-8.1062316894531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52.ppm</text:p>
          </table:table-cell>
          <table:table-cell office:value-type="float" office:value="1502057377.06027" calcext:value-type="float">
            <text:p>1502057377.06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53.ppm</text:p>
          </table:table-cell>
          <table:table-cell office:value-type="float" office:value="1502057378.06026" calcext:value-type="float">
            <text:p>1502057378.06026</text:p>
          </table:table-cell>
          <table:table-cell office:value-type="float" office:value="0.9999902248" calcext:value-type="float">
            <text:p>0.9999902248</text:p>
          </table:table-cell>
          <table:table-cell office:value-type="float" office:value="-0.00000977516174316406" calcext:value-type="float">
            <text:p>-9.775161743164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54.ppm</text:p>
          </table:table-cell>
          <table:table-cell office:value-type="float" office:value="1502057379.06026" calcext:value-type="float">
            <text:p>1502057379.06026</text:p>
          </table:table-cell>
          <table:table-cell office:value-type="float" office:value="0.9999938011" calcext:value-type="float">
            <text:p>0.9999938011</text:p>
          </table:table-cell>
          <table:table-cell office:value-type="float" office:value="-0.00000619888305664063" calcext:value-type="float">
            <text:p>-6.1988830566406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55.ppm</text:p>
          </table:table-cell>
          <table:table-cell office:value-type="float" office:value="1502057380.06026" calcext:value-type="float">
            <text:p>1502057380.060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56.ppm</text:p>
          </table:table-cell>
          <table:table-cell office:value-type="float" office:value="1502057381.06025" calcext:value-type="float">
            <text:p>1502057381.06025</text:p>
          </table:table-cell>
          <table:table-cell office:value-type="float" office:value="0.9999911785" calcext:value-type="float">
            <text:p>0.9999911785</text:p>
          </table:table-cell>
          <table:table-cell office:value-type="float" office:value="-0.00000882148742675781" calcext:value-type="float">
            <text:p>-8.821487426757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57.ppm</text:p>
          </table:table-cell>
          <table:table-cell office:value-type="float" office:value="1502057382.06024" calcext:value-type="float">
            <text:p>1502057382.06024</text:p>
          </table:table-cell>
          <table:table-cell office:value-type="float" office:value="0.9999949932" calcext:value-type="float">
            <text:p>0.9999949932</text:p>
          </table:table-cell>
          <table:table-cell office:value-type="float" office:value="-0.00000500679016113281" calcext:value-type="float">
            <text:p>-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58.ppm</text:p>
          </table:table-cell>
          <table:table-cell office:value-type="float" office:value="1502057383.06025" calcext:value-type="float">
            <text:p>1502057383.06025</text:p>
          </table:table-cell>
          <table:table-cell office:value-type="float" office:value="1.0000038147" calcext:value-type="float">
            <text:p>1.0000038147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59.ppm</text:p>
          </table:table-cell>
          <table:table-cell office:value-type="float" office:value="1502057384.06024" calcext:value-type="float">
            <text:p>1502057384.06024</text:p>
          </table:table-cell>
          <table:table-cell office:value-type="float" office:value="0.9999949932" calcext:value-type="float">
            <text:p>0.9999949932</text:p>
          </table:table-cell>
          <table:table-cell office:value-type="float" office:value="-0.00000500679016113281" calcext:value-type="float">
            <text:p>-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60.ppm</text:p>
          </table:table-cell>
          <table:table-cell office:value-type="float" office:value="1502057385.06024" calcext:value-type="float">
            <text:p>1502057385.06024</text:p>
          </table:table-cell>
          <table:table-cell office:value-type="float" office:value="0.9999961853" calcext:value-type="float">
            <text:p>0.9999961853</text:p>
          </table:table-cell>
          <table:table-cell office:value-type="float" office:value="-0.000003814697265625" calcext:value-type="float">
            <text:p>-3.814697265625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61.ppm</text:p>
          </table:table-cell>
          <table:table-cell office:value-type="float" office:value="1502057386.06024" calcext:value-type="float">
            <text:p>1502057386.06024</text:p>
          </table:table-cell>
          <table:table-cell office:value-type="float" office:value="1.0000019073" calcext:value-type="float">
            <text:p>1.0000019073</text:p>
          </table:table-cell>
          <table:table-cell office:value-type="float" office:value="0.0000019073486328125" calcext:value-type="float">
            <text:p>1.9073486328125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62.ppm</text:p>
          </table:table-cell>
          <table:table-cell office:value-type="float" office:value="1502057387.06023" calcext:value-type="float">
            <text:p>1502057387.06023</text:p>
          </table:table-cell>
          <table:table-cell office:value-type="float" office:value="0.9999899864" calcext:value-type="float">
            <text:p>0.9999899864</text:p>
          </table:table-cell>
          <table:table-cell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63.ppm</text:p>
          </table:table-cell>
          <table:table-cell office:value-type="float" office:value="1502057388.06023" calcext:value-type="float">
            <text:p>1502057388.06023</text:p>
          </table:table-cell>
          <table:table-cell office:value-type="float" office:value="0.9999980927" calcext:value-type="float">
            <text:p>0.9999980927</text:p>
          </table:table-cell>
          <table:table-cell office:value-type="float" office:value="-0.0000019073486328125" calcext:value-type="float">
            <text:p>-1.9073486328125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64.ppm</text:p>
          </table:table-cell>
          <table:table-cell office:value-type="float" office:value="1502057389.06023" calcext:value-type="float">
            <text:p>1502057389.06023</text:p>
          </table:table-cell>
          <table:table-cell office:value-type="float" office:value="1.0000040531" calcext:value-type="float">
            <text:p>1.0000040531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65.ppm</text:p>
          </table:table-cell>
          <table:table-cell office:value-type="float" office:value="1502057390.06022" calcext:value-type="float">
            <text:p>1502057390.06022</text:p>
          </table:table-cell>
          <table:table-cell office:value-type="float" office:value="0.9999909401" calcext:value-type="float">
            <text:p>0.9999909401</text:p>
          </table:table-cell>
          <table:table-cell office:value-type="float" office:value="-0.00000905990600585938" calcext:value-type="float">
            <text:p>-9.0599060058593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66.ppm</text:p>
          </table:table-cell>
          <table:table-cell office:value-type="float" office:value="1502057391.06022" calcext:value-type="float">
            <text:p>1502057391.06022</text:p>
          </table:table-cell>
          <table:table-cell office:value-type="float" office:value="0.9999909401" calcext:value-type="float">
            <text:p>0.9999909401</text:p>
          </table:table-cell>
          <table:table-cell office:value-type="float" office:value="-0.00000905990600585938" calcext:value-type="float">
            <text:p>-9.0599060058593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67.ppm</text:p>
          </table:table-cell>
          <table:table-cell office:value-type="float" office:value="1502057392.06022" calcext:value-type="float">
            <text:p>1502057392.06022</text:p>
          </table:table-cell>
          <table:table-cell office:value-type="float" office:value="1.0000030994" calcext:value-type="float">
            <text:p>1.0000030994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68.ppm</text:p>
          </table:table-cell>
          <table:table-cell office:value-type="float" office:value="1502057393.06021" calcext:value-type="float">
            <text:p>1502057393.06021</text:p>
          </table:table-cell>
          <table:table-cell office:value-type="float" office:value="0.9999928474" calcext:value-type="float">
            <text:p>0.9999928474</text:p>
          </table:table-cell>
          <table:table-cell office:value-type="float" office:value="-0.00000715255737304688" calcext:value-type="float">
            <text:p>-7.1525573730468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69.ppm</text:p>
          </table:table-cell>
          <table:table-cell office:value-type="float" office:value="1502057394.0602" calcext:value-type="float">
            <text:p>1502057394.0602</text:p>
          </table:table-cell>
          <table:table-cell office:value-type="float" office:value="0.9999890327" calcext:value-type="float">
            <text:p>0.9999890327</text:p>
          </table:table-cell>
          <table:table-cell office:value-type="float" office:value="-0.0000109672546386719" calcext:value-type="float">
            <text:p>-1.096725463867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70.ppm</text:p>
          </table:table-cell>
          <table:table-cell office:value-type="float" office:value="1502057395.0602" calcext:value-type="float">
            <text:p>1502057395.0602</text:p>
          </table:table-cell>
          <table:table-cell office:value-type="float" office:value="1.0000030994" calcext:value-type="float">
            <text:p>1.0000030994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71.ppm</text:p>
          </table:table-cell>
          <table:table-cell office:value-type="float" office:value="1502057396.0602" calcext:value-type="float">
            <text:p>1502057396.0602</text:p>
          </table:table-cell>
          <table:table-cell office:value-type="float" office:value="0.9999988079" calcext:value-type="float">
            <text:p>0.9999988079</text:p>
          </table:table-cell>
          <table:table-cell office:value-type="float" office:value="-0.00000119209289550781" calcext:value-type="float">
            <text:p>-1.192092895507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72.ppm</text:p>
          </table:table-cell>
          <table:table-cell office:value-type="float" office:value="1502057397.06019" calcext:value-type="float">
            <text:p>1502057397.06019</text:p>
          </table:table-cell>
          <table:table-cell office:value-type="float" office:value="0.9999871254" calcext:value-type="float">
            <text:p>0.9999871254</text:p>
          </table:table-cell>
          <table:table-cell office:value-type="float" office:value="-0.0000128746032714844" calcext:value-type="float">
            <text:p>-1.287460327148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73.ppm</text:p>
          </table:table-cell>
          <table:table-cell office:value-type="float" office:value="1502057398.0602" calcext:value-type="float">
            <text:p>1502057398.0602</text:p>
          </table:table-cell>
          <table:table-cell office:value-type="float" office:value="1.0000081062" calcext:value-type="float">
            <text:p>1.0000081062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74.ppm</text:p>
          </table:table-cell>
          <table:table-cell office:value-type="float" office:value="1502057399.06019" calcext:value-type="float">
            <text:p>1502057399.06019</text:p>
          </table:table-cell>
          <table:table-cell office:value-type="float" office:value="0.9999918938" calcext:value-type="float">
            <text:p>0.9999918938</text:p>
          </table:table-cell>
          <table:table-cell office:value-type="float" office:value="-0.00000810623168945313" calcext:value-type="float">
            <text:p>-8.1062316894531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75.ppm</text:p>
          </table:table-cell>
          <table:table-cell office:value-type="float" office:value="1502057400.06018" calcext:value-type="float">
            <text:p>1502057400.06018</text:p>
          </table:table-cell>
          <table:table-cell office:value-type="float" office:value="0.9999890327" calcext:value-type="float">
            <text:p>0.9999890327</text:p>
          </table:table-cell>
          <table:table-cell office:value-type="float" office:value="-0.0000109672546386719" calcext:value-type="float">
            <text:p>-1.096725463867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76.ppm</text:p>
          </table:table-cell>
          <table:table-cell office:value-type="float" office:value="1502057401.06018" calcext:value-type="float">
            <text:p>1502057401.06018</text:p>
          </table:table-cell>
          <table:table-cell office:value-type="float" office:value="1.0000050068" calcext:value-type="float">
            <text:p>1.0000050068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77.ppm</text:p>
          </table:table-cell>
          <table:table-cell office:value-type="float" office:value="1502057402.06018" calcext:value-type="float">
            <text:p>1502057402.06018</text:p>
          </table:table-cell>
          <table:table-cell office:value-type="float" office:value="0.9999940395" calcext:value-type="float">
            <text:p>0.9999940395</text:p>
          </table:table-cell>
          <table:table-cell office:value-type="float" office:value="-0.00000596046447753906" calcext:value-type="float">
            <text:p>-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78.ppm</text:p>
          </table:table-cell>
          <table:table-cell office:value-type="float" office:value="1502057403.06019" calcext:value-type="float">
            <text:p>1502057403.06019</text:p>
          </table:table-cell>
          <table:table-cell office:value-type="float" office:value="1.000015974" calcext:value-type="float">
            <text:p>1.000015974</text:p>
          </table:table-cell>
          <table:table-cell office:value-type="float" office:value="0.000015974" calcext:value-type="float">
            <text:p>0.0000159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79.ppm</text:p>
          </table:table-cell>
          <table:table-cell office:value-type="float" office:value="1502057404.06018" calcext:value-type="float">
            <text:p>1502057404.06018</text:p>
          </table:table-cell>
          <table:table-cell office:value-type="float" office:value="0.999986887" calcext:value-type="float">
            <text:p>0.999986887</text:p>
          </table:table-cell>
          <table:table-cell office:value-type="float" office:value="-0.000013113" calcext:value-type="float">
            <text:p>-0.0000131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80.ppm</text:p>
          </table:table-cell>
          <table:table-cell office:value-type="float" office:value="1502057405.06017" calcext:value-type="float">
            <text:p>1502057405.06017</text:p>
          </table:table-cell>
          <table:table-cell office:value-type="float" office:value="0.9999890327" calcext:value-type="float">
            <text:p>0.9999890327</text:p>
          </table:table-cell>
          <table:table-cell office:value-type="float" office:value="-0.0000109672546386719" calcext:value-type="float">
            <text:p>-1.096725463867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81.ppm</text:p>
          </table:table-cell>
          <table:table-cell office:value-type="float" office:value="1502057406.06018" calcext:value-type="float">
            <text:p>1502057406.06018</text:p>
          </table:table-cell>
          <table:table-cell office:value-type="float" office:value="1.0000140667" calcext:value-type="float">
            <text:p>1.0000140667</text:p>
          </table:table-cell>
          <table:table-cell office:value-type="float" office:value="0.0000140666961669922" calcext:value-type="float">
            <text:p>1.40666961669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82.ppm</text:p>
          </table:table-cell>
          <table:table-cell office:value-type="float" office:value="1502057407.06017" calcext:value-type="float">
            <text:p>1502057407.06017</text:p>
          </table:table-cell>
          <table:table-cell office:value-type="float" office:value="0.9999878407" calcext:value-type="float">
            <text:p>0.9999878407</text:p>
          </table:table-cell>
          <table:table-cell office:value-type="float" office:value="-0.0000121593475341797" calcext:value-type="float">
            <text:p>-1.215934753417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83.ppm</text:p>
          </table:table-cell>
          <table:table-cell office:value-type="float" office:value="1502057408.06016" calcext:value-type="float">
            <text:p>1502057408.06016</text:p>
          </table:table-cell>
          <table:table-cell office:value-type="float" office:value="0.9999890327" calcext:value-type="float">
            <text:p>0.9999890327</text:p>
          </table:table-cell>
          <table:table-cell office:value-type="float" office:value="-0.0000109672546386719" calcext:value-type="float">
            <text:p>-1.096725463867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84.ppm</text:p>
          </table:table-cell>
          <table:table-cell office:value-type="float" office:value="1502057409.06017" calcext:value-type="float">
            <text:p>1502057409.06017</text:p>
          </table:table-cell>
          <table:table-cell office:value-type="float" office:value="1.0000081062" calcext:value-type="float">
            <text:p>1.0000081062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85.ppm</text:p>
          </table:table-cell>
          <table:table-cell office:value-type="float" office:value="1502057410.06015" calcext:value-type="float">
            <text:p>1502057410.06015</text:p>
          </table:table-cell>
          <table:table-cell office:value-type="float" office:value="0.9999818802" calcext:value-type="float">
            <text:p>0.9999818802</text:p>
          </table:table-cell>
          <table:table-cell office:value-type="float" office:value="-0.0000181198120117187" calcext:value-type="float">
            <text:p>-1.8119812011718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86.ppm</text:p>
          </table:table-cell>
          <table:table-cell office:value-type="float" office:value="1502057411.06016" calcext:value-type="float">
            <text:p>1502057411.06016</text:p>
          </table:table-cell>
          <table:table-cell office:value-type="float" office:value="1.0000090599" calcext:value-type="float">
            <text:p>1.0000090599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87.ppm</text:p>
          </table:table-cell>
          <table:table-cell office:value-type="float" office:value="1502057412.06017" calcext:value-type="float">
            <text:p>1502057412.06017</text:p>
          </table:table-cell>
          <table:table-cell office:value-type="float" office:value="1.0000140667" calcext:value-type="float">
            <text:p>1.0000140667</text:p>
          </table:table-cell>
          <table:table-cell office:value-type="float" office:value="0.0000140666961669922" calcext:value-type="float">
            <text:p>1.40666961669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88.ppm</text:p>
          </table:table-cell>
          <table:table-cell office:value-type="float" office:value="1502057413.06015" calcext:value-type="float">
            <text:p>1502057413.06015</text:p>
          </table:table-cell>
          <table:table-cell office:value-type="float" office:value="0.9999790192" calcext:value-type="float">
            <text:p>0.9999790192</text:p>
          </table:table-cell>
          <table:table-cell office:value-type="float" office:value="-0.0000209808349609375" calcext:value-type="float">
            <text:p>-2.098083496093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89.ppm</text:p>
          </table:table-cell>
          <table:table-cell office:value-type="float" office:value="1502057414.06019" calcext:value-type="float">
            <text:p>1502057414.06019</text:p>
          </table:table-cell>
          <table:table-cell office:value-type="float" office:value="1.000041008" calcext:value-type="float">
            <text:p>1.000041008</text:p>
          </table:table-cell>
          <table:table-cell office:value-type="float" office:value="0.000041008" calcext:value-type="float">
            <text:p>0.0000410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90.ppm</text:p>
          </table:table-cell>
          <table:table-cell office:value-type="float" office:value="1502057415.06015" calcext:value-type="float">
            <text:p>1502057415.06015</text:p>
          </table:table-cell>
          <table:table-cell office:value-type="float" office:value="0.9999580383" calcext:value-type="float">
            <text:p>0.9999580383</text:p>
          </table:table-cell>
          <table:table-cell office:value-type="float" office:value="-0.000041961669921875" calcext:value-type="float">
            <text:p>-4.19616699218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91.ppm</text:p>
          </table:table-cell>
          <table:table-cell office:value-type="float" office:value="1502057416.06017" calcext:value-type="float">
            <text:p>1502057416.06017</text:p>
          </table:table-cell>
          <table:table-cell office:value-type="float" office:value="1.0000178814" calcext:value-type="float">
            <text:p>1.0000178814</text:p>
          </table:table-cell>
          <table:table-cell office:value-type="float" office:value="0.0000178813934326172" calcext:value-type="float">
            <text:p>1.7881393432617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92.ppm</text:p>
          </table:table-cell>
          <table:table-cell office:value-type="float" office:value="1502057417.06016" calcext:value-type="float">
            <text:p>1502057417.06016</text:p>
          </table:table-cell>
          <table:table-cell office:value-type="float" office:value="0.9999940395" calcext:value-type="float">
            <text:p>0.9999940395</text:p>
          </table:table-cell>
          <table:table-cell office:value-type="float" office:value="-0.00000596046447753906" calcext:value-type="float">
            <text:p>-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93.ppm</text:p>
          </table:table-cell>
          <table:table-cell office:value-type="float" office:value="1502057418.06016" calcext:value-type="float">
            <text:p>1502057418.06016</text:p>
          </table:table-cell>
          <table:table-cell office:value-type="float" office:value="0.9999959469" calcext:value-type="float">
            <text:p>0.9999959469</text:p>
          </table:table-cell>
          <table:table-cell office:value-type="float" office:value="-0.00000405311584472656" calcext:value-type="float">
            <text:p>-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94.ppm</text:p>
          </table:table-cell>
          <table:table-cell office:value-type="float" office:value="1502057419.06015" calcext:value-type="float">
            <text:p>1502057419.06015</text:p>
          </table:table-cell>
          <table:table-cell office:value-type="float" office:value="0.9999930859" calcext:value-type="float">
            <text:p>0.9999930859</text:p>
          </table:table-cell>
          <table:table-cell office:value-type="float" office:value="-0.00000691413879394531" calcext:value-type="float">
            <text:p>-6.914138793945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95.ppm</text:p>
          </table:table-cell>
          <table:table-cell office:value-type="float" office:value="1502057420.06015" calcext:value-type="float">
            <text:p>1502057420.06015</text:p>
          </table:table-cell>
          <table:table-cell office:value-type="float" office:value="0.9999949932" calcext:value-type="float">
            <text:p>0.9999949932</text:p>
          </table:table-cell>
          <table:table-cell office:value-type="float" office:value="-0.00000500679016113281" calcext:value-type="float">
            <text:p>-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96.ppm</text:p>
          </table:table-cell>
          <table:table-cell office:value-type="float" office:value="1502057421.06015" calcext:value-type="float">
            <text:p>1502057421.06015</text:p>
          </table:table-cell>
          <table:table-cell office:value-type="float" office:value="1.000002861" calcext:value-type="float">
            <text:p>1.000002861</text:p>
          </table:table-cell>
          <table:table-cell office:value-type="float" office:value="0.000002861" calcext:value-type="float">
            <text:p>0.0000028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97.ppm</text:p>
          </table:table-cell>
          <table:table-cell office:value-type="float" office:value="1502057422.06017" calcext:value-type="float">
            <text:p>1502057422.06017</text:p>
          </table:table-cell>
          <table:table-cell office:value-type="float" office:value="1.0000190735" calcext:value-type="float">
            <text:p>1.0000190735</text:p>
          </table:table-cell>
          <table:table-cell office:value-type="float" office:value="0.000019073486328125" calcext:value-type="float">
            <text:p>1.907348632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98.ppm</text:p>
          </table:table-cell>
          <table:table-cell office:value-type="float" office:value="1502057423.06011" calcext:value-type="float">
            <text:p>1502057423.06011</text:p>
          </table:table-cell>
          <table:table-cell office:value-type="float" office:value="0.9999361038" calcext:value-type="float">
            <text:p>0.9999361038</text:p>
          </table:table-cell>
          <table:table-cell office:value-type="float" office:value="-0.0000638961791992187" calcext:value-type="float">
            <text:p>-6.3896179199218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99.ppm</text:p>
          </table:table-cell>
          <table:table-cell office:value-type="float" office:value="1502057424.06015" calcext:value-type="float">
            <text:p>1502057424.06015</text:p>
          </table:table-cell>
          <table:table-cell office:value-type="float" office:value="1.000043869" calcext:value-type="float">
            <text:p>1.000043869</text:p>
          </table:table-cell>
          <table:table-cell office:value-type="float" office:value="0.000043869" calcext:value-type="float">
            <text:p>0.0000438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00.ppm</text:p>
          </table:table-cell>
          <table:table-cell office:value-type="float" office:value="1502057425.06015" calcext:value-type="float">
            <text:p>1502057425.06015</text:p>
          </table:table-cell>
          <table:table-cell office:value-type="float" office:value="1.0000040531" calcext:value-type="float">
            <text:p>1.0000040531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01.ppm</text:p>
          </table:table-cell>
          <table:table-cell office:value-type="float" office:value="1502057426.06009" calcext:value-type="float">
            <text:p>1502057426.06009</text:p>
          </table:table-cell>
          <table:table-cell office:value-type="float" office:value="0.9999380112" calcext:value-type="float">
            <text:p>0.9999380112</text:p>
          </table:table-cell>
          <table:table-cell office:value-type="float" office:value="-0.0000619888305664062" calcext:value-type="float">
            <text:p>-6.198883056640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02.ppm</text:p>
          </table:table-cell>
          <table:table-cell office:value-type="float" office:value="1502057427.06015" calcext:value-type="float">
            <text:p>1502057427.06015</text:p>
          </table:table-cell>
          <table:table-cell office:value-type="float" office:value="1.0000588894" calcext:value-type="float">
            <text:p>1.0000588894</text:p>
          </table:table-cell>
          <table:table-cell office:value-type="float" office:value="0.0000588893890380859" calcext:value-type="float">
            <text:p>5.8889389038085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03.ppm</text:p>
          </table:table-cell>
          <table:table-cell office:value-type="float" office:value="1502057428.06018" calcext:value-type="float">
            <text:p>1502057428.06018</text:p>
          </table:table-cell>
          <table:table-cell office:value-type="float" office:value="1.0000309944" calcext:value-type="float">
            <text:p>1.0000309944</text:p>
          </table:table-cell>
          <table:table-cell office:value-type="float" office:value="0.0000309944152832031" calcext:value-type="float">
            <text:p>3.0994415283203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04.ppm</text:p>
          </table:table-cell>
          <table:table-cell office:value-type="float" office:value="1502057429.06012" calcext:value-type="float">
            <text:p>1502057429.06012</text:p>
          </table:table-cell>
          <table:table-cell office:value-type="float" office:value="0.9999351501" calcext:value-type="float">
            <text:p>0.9999351501</text:p>
          </table:table-cell>
          <table:table-cell office:value-type="float" office:value="-0.000064849853515625" calcext:value-type="float">
            <text:p>-6.4849853515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05.ppm</text:p>
          </table:table-cell>
          <table:table-cell office:value-type="float" office:value="1502057430.06015" calcext:value-type="float">
            <text:p>1502057430.06015</text:p>
          </table:table-cell>
          <table:table-cell office:value-type="float" office:value="1.0000300407" calcext:value-type="float">
            <text:p>1.0000300407</text:p>
          </table:table-cell>
          <table:table-cell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06.ppm</text:p>
          </table:table-cell>
          <table:table-cell office:value-type="float" office:value="1502057431.06015" calcext:value-type="float">
            <text:p>1502057431.06015</text:p>
          </table:table-cell>
          <table:table-cell office:value-type="float" office:value="1.0000078678" calcext:value-type="float">
            <text:p>1.0000078678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07.ppm</text:p>
          </table:table-cell>
          <table:table-cell office:value-type="float" office:value="1502057432.06009" calcext:value-type="float">
            <text:p>1502057432.06009</text:p>
          </table:table-cell>
          <table:table-cell office:value-type="float" office:value="0.9999370575" calcext:value-type="float">
            <text:p>0.9999370575</text:p>
          </table:table-cell>
          <table:table-cell office:value-type="float" office:value="-0.0000629425048828125" calcext:value-type="float">
            <text:p>-6.2942504882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08.ppm</text:p>
          </table:table-cell>
          <table:table-cell office:value-type="float" office:value="1502057433.06016" calcext:value-type="float">
            <text:p>1502057433.06016</text:p>
          </table:table-cell>
          <table:table-cell office:value-type="float" office:value="1.0000660419" calcext:value-type="float">
            <text:p>1.0000660419</text:p>
          </table:table-cell>
          <table:table-cell office:value-type="float" office:value="0.0000660419464111328" calcext:value-type="float">
            <text:p>6.6041946411132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09.ppm</text:p>
          </table:table-cell>
          <table:table-cell office:value-type="float" office:value="1502057434.06018" calcext:value-type="float">
            <text:p>1502057434.06018</text:p>
          </table:table-cell>
          <table:table-cell office:value-type="float" office:value="1.000025034" calcext:value-type="float">
            <text:p>1.000025034</text:p>
          </table:table-cell>
          <table:table-cell office:value-type="float" office:value="0.000025034" calcext:value-type="float">
            <text:p>0.000025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10.ppm</text:p>
          </table:table-cell>
          <table:table-cell office:value-type="float" office:value="1502057435.06012" calcext:value-type="float">
            <text:p>1502057435.06012</text:p>
          </table:table-cell>
          <table:table-cell office:value-type="float" office:value="0.9999349117" calcext:value-type="float">
            <text:p>0.9999349117</text:p>
          </table:table-cell>
          <table:table-cell office:value-type="float" office:value="-0.0000650882720947266" calcext:value-type="float">
            <text:p>-6.50882720947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11.ppm</text:p>
          </table:table-cell>
          <table:table-cell office:value-type="float" office:value="1502057436.06015" calcext:value-type="float">
            <text:p>1502057436.06015</text:p>
          </table:table-cell>
          <table:table-cell office:value-type="float" office:value="1.0000369549" calcext:value-type="float">
            <text:p>1.0000369549</text:p>
          </table:table-cell>
          <table:table-cell office:value-type="float" office:value="0.0000369548797607422" calcext:value-type="float">
            <text:p>3.695487976074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12.ppm</text:p>
          </table:table-cell>
          <table:table-cell office:value-type="float" office:value="1502057437.06016" calcext:value-type="float">
            <text:p>1502057437.06016</text:p>
          </table:table-cell>
          <table:table-cell office:value-type="float" office:value="1.0000090599" calcext:value-type="float">
            <text:p>1.0000090599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13.ppm</text:p>
          </table:table-cell>
          <table:table-cell office:value-type="float" office:value="1502057438.0601" calcext:value-type="float">
            <text:p>1502057438.0601</text:p>
          </table:table-cell>
          <table:table-cell office:value-type="float" office:value="0.9999339581" calcext:value-type="float">
            <text:p>0.9999339581</text:p>
          </table:table-cell>
          <table:table-cell office:value-type="float" office:value="-0.0000660419464111328" calcext:value-type="float">
            <text:p>-6.6041946411132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14.ppm</text:p>
          </table:table-cell>
          <table:table-cell office:value-type="float" office:value="1502057439.06016" calcext:value-type="float">
            <text:p>1502057439.06016</text:p>
          </table:table-cell>
          <table:table-cell office:value-type="float" office:value="1.0000660419" calcext:value-type="float">
            <text:p>1.0000660419</text:p>
          </table:table-cell>
          <table:table-cell office:value-type="float" office:value="0.0000660419464111328" calcext:value-type="float">
            <text:p>6.6041946411132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15.ppm</text:p>
          </table:table-cell>
          <table:table-cell office:value-type="float" office:value="1502057440.06015" calcext:value-type="float">
            <text:p>1502057440.06015</text:p>
          </table:table-cell>
          <table:table-cell office:value-type="float" office:value="0.9999849796" calcext:value-type="float">
            <text:p>0.9999849796</text:p>
          </table:table-cell>
          <table:table-cell office:value-type="float" office:value="-0.0000150203704833984" calcext:value-type="float">
            <text:p>-1.502037048339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16.ppm</text:p>
          </table:table-cell>
          <table:table-cell office:value-type="float" office:value="1502057441.06008" calcext:value-type="float">
            <text:p>1502057441.06008</text:p>
          </table:table-cell>
          <table:table-cell office:value-type="float" office:value="0.9999330044" calcext:value-type="float">
            <text:p>0.9999330044</text:p>
          </table:table-cell>
          <table:table-cell office:value-type="float" office:value="-0.0000669956207275391" calcext:value-type="float">
            <text:p>-6.6995620727539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17.ppm</text:p>
          </table:table-cell>
          <table:table-cell office:value-type="float" office:value="1502057442.06014" calcext:value-type="float">
            <text:p>1502057442.06014</text:p>
          </table:table-cell>
          <table:table-cell office:value-type="float" office:value="1.0000588894" calcext:value-type="float">
            <text:p>1.0000588894</text:p>
          </table:table-cell>
          <table:table-cell office:value-type="float" office:value="0.0000588893890380859" calcext:value-type="float">
            <text:p>5.8889389038085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18.ppm</text:p>
          </table:table-cell>
          <table:table-cell office:value-type="float" office:value="1502057443.06015" calcext:value-type="float">
            <text:p>1502057443.06015</text:p>
          </table:table-cell>
          <table:table-cell office:value-type="float" office:value="1.0000121593" calcext:value-type="float">
            <text:p>1.0000121593</text:p>
          </table:table-cell>
          <table:table-cell office:value-type="float" office:value="0.0000121593475341797" calcext:value-type="float">
            <text:p>1.215934753417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19.ppm</text:p>
          </table:table-cell>
          <table:table-cell office:value-type="float" office:value="1502057444.06009" calcext:value-type="float">
            <text:p>1502057444.06009</text:p>
          </table:table-cell>
          <table:table-cell office:value-type="float" office:value="0.9999339581" calcext:value-type="float">
            <text:p>0.9999339581</text:p>
          </table:table-cell>
          <table:table-cell office:value-type="float" office:value="-0.0000660419464111328" calcext:value-type="float">
            <text:p>-6.6041946411132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20.ppm</text:p>
          </table:table-cell>
          <table:table-cell office:value-type="float" office:value="1502057445.06016" calcext:value-type="float">
            <text:p>1502057445.06016</text:p>
          </table:table-cell>
          <table:table-cell office:value-type="float" office:value="1.0000729561" calcext:value-type="float">
            <text:p>1.0000729561</text:p>
          </table:table-cell>
          <table:table-cell office:value-type="float" office:value="0.0000729560852050781" calcext:value-type="float">
            <text:p>7.295608520507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21.ppm</text:p>
          </table:table-cell>
          <table:table-cell office:value-type="float" office:value="1502057446.06015" calcext:value-type="float">
            <text:p>1502057446.06015</text:p>
          </table:table-cell>
          <table:table-cell office:value-type="float" office:value="0.9999949932" calcext:value-type="float">
            <text:p>0.9999949932</text:p>
          </table:table-cell>
          <table:table-cell office:value-type="float" office:value="-0.00000500679016113281" calcext:value-type="float">
            <text:p>-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22.ppm</text:p>
          </table:table-cell>
          <table:table-cell office:value-type="float" office:value="1502057447.06009" calcext:value-type="float">
            <text:p>1502057447.06009</text:p>
          </table:table-cell>
          <table:table-cell office:value-type="float" office:value="0.9999370575" calcext:value-type="float">
            <text:p>0.9999370575</text:p>
          </table:table-cell>
          <table:table-cell office:value-type="float" office:value="-0.0000629425048828125" calcext:value-type="float">
            <text:p>-6.2942504882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23.ppm</text:p>
          </table:table-cell>
          <table:table-cell office:value-type="float" office:value="1502057448.06015" calcext:value-type="float">
            <text:p>1502057448.06015</text:p>
          </table:table-cell>
          <table:table-cell office:value-type="float" office:value="1.0000610352" calcext:value-type="float">
            <text:p>1.0000610352</text:p>
          </table:table-cell>
          <table:table-cell office:value-type="float" office:value="0.00006103515625" calcext:value-type="float">
            <text:p>6.103515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24.ppm</text:p>
          </table:table-cell>
          <table:table-cell office:value-type="float" office:value="1502057449.06013" calcext:value-type="float">
            <text:p>1502057449.06013</text:p>
          </table:table-cell>
          <table:table-cell office:value-type="float" office:value="0.9999809265" calcext:value-type="float">
            <text:p>0.9999809265</text:p>
          </table:table-cell>
          <table:table-cell office:value-type="float" office:value="-0.000019073486328125" calcext:value-type="float">
            <text:p>-1.907348632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25.ppm</text:p>
          </table:table-cell>
          <table:table-cell office:value-type="float" office:value="1502057450.06007" calcext:value-type="float">
            <text:p>1502057450.06007</text:p>
          </table:table-cell>
          <table:table-cell office:value-type="float" office:value="0.9999349117" calcext:value-type="float">
            <text:p>0.9999349117</text:p>
          </table:table-cell>
          <table:table-cell office:value-type="float" office:value="-0.0000650882720947266" calcext:value-type="float">
            <text:p>-6.50882720947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26.ppm</text:p>
          </table:table-cell>
          <table:table-cell office:value-type="float" office:value="1502057451.06014" calcext:value-type="float">
            <text:p>1502057451.06014</text:p>
          </table:table-cell>
          <table:table-cell office:value-type="float" office:value="1.0000760555" calcext:value-type="float">
            <text:p>1.0000760555</text:p>
          </table:table-cell>
          <table:table-cell office:value-type="float" office:value="0.0000760555267333984" calcext:value-type="float">
            <text:p>7.605552673339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27.ppm</text:p>
          </table:table-cell>
          <table:table-cell office:value-type="float" office:value="1502057452.06015" calcext:value-type="float">
            <text:p>1502057452.06015</text:p>
          </table:table-cell>
          <table:table-cell office:value-type="float" office:value="1.0000040531" calcext:value-type="float">
            <text:p>1.0000040531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28.ppm</text:p>
          </table:table-cell>
          <table:table-cell office:value-type="float" office:value="1502057453.06009" calcext:value-type="float">
            <text:p>1502057453.06009</text:p>
          </table:table-cell>
          <table:table-cell office:value-type="float" office:value="0.9999380112" calcext:value-type="float">
            <text:p>0.9999380112</text:p>
          </table:table-cell>
          <table:table-cell office:value-type="float" office:value="-0.0000619888305664062" calcext:value-type="float">
            <text:p>-6.198883056640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29.ppm</text:p>
          </table:table-cell>
          <table:table-cell office:value-type="float" office:value="1502057454.06015" calcext:value-type="float">
            <text:p>1502057454.06015</text:p>
          </table:table-cell>
          <table:table-cell office:value-type="float" office:value="1.0000629425" calcext:value-type="float">
            <text:p>1.0000629425</text:p>
          </table:table-cell>
          <table:table-cell office:value-type="float" office:value="0.0000629425048828125" calcext:value-type="float">
            <text:p>6.2942504882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30.ppm</text:p>
          </table:table-cell>
          <table:table-cell office:value-type="float" office:value="1502057455.06015" calcext:value-type="float">
            <text:p>1502057455.06015</text:p>
          </table:table-cell>
          <table:table-cell office:value-type="float" office:value="0.9999990463" calcext:value-type="float">
            <text:p>0.9999990463</text:p>
          </table:table-cell>
          <table:table-cell office:value-type="float" office:value="-0.00000095367431640625" calcext:value-type="float">
            <text:p>-9.5367431640625E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31.ppm</text:p>
          </table:table-cell>
          <table:table-cell office:value-type="float" office:value="1502057456.06009" calcext:value-type="float">
            <text:p>1502057456.06009</text:p>
          </table:table-cell>
          <table:table-cell office:value-type="float" office:value="0.9999389648" calcext:value-type="float">
            <text:p>0.9999389648</text:p>
          </table:table-cell>
          <table:table-cell office:value-type="float" office:value="-0.00006103515625" calcext:value-type="float">
            <text:p>-6.103515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32.ppm</text:p>
          </table:table-cell>
          <table:table-cell office:value-type="float" office:value="1502057457.06016" calcext:value-type="float">
            <text:p>1502057457.06016</text:p>
          </table:table-cell>
          <table:table-cell office:value-type="float" office:value="1.0000700951" calcext:value-type="float">
            <text:p>1.0000700951</text:p>
          </table:table-cell>
          <table:table-cell office:value-type="float" office:value="0.0000700950622558594" calcext:value-type="float">
            <text:p>7.00950622558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33.ppm</text:p>
          </table:table-cell>
          <table:table-cell office:value-type="float" office:value="1502057458.06015" calcext:value-type="float">
            <text:p>1502057458.06015</text:p>
          </table:table-cell>
          <table:table-cell office:value-type="float" office:value="0.9999928474" calcext:value-type="float">
            <text:p>0.9999928474</text:p>
          </table:table-cell>
          <table:table-cell office:value-type="float" office:value="-0.00000715255737304688" calcext:value-type="float">
            <text:p>-7.1525573730468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34.ppm</text:p>
          </table:table-cell>
          <table:table-cell office:value-type="float" office:value="1502057459.06015" calcext:value-type="float">
            <text:p>1502057459.06015</text:p>
          </table:table-cell>
          <table:table-cell office:value-type="float" office:value="0.9999980927" calcext:value-type="float">
            <text:p>0.9999980927</text:p>
          </table:table-cell>
          <table:table-cell office:value-type="float" office:value="-0.0000019073486328125" calcext:value-type="float">
            <text:p>-1.9073486328125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35.ppm</text:p>
          </table:table-cell>
          <table:table-cell office:value-type="float" office:value="1502057460.06015" calcext:value-type="float">
            <text:p>1502057460.06015</text:p>
          </table:table-cell>
          <table:table-cell office:value-type="float" office:value="1.0000050068" calcext:value-type="float">
            <text:p>1.0000050068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36.ppm</text:p>
          </table:table-cell>
          <table:table-cell office:value-type="float" office:value="1502057461.06015" calcext:value-type="float">
            <text:p>1502057461.06015</text:p>
          </table:table-cell>
          <table:table-cell office:value-type="float" office:value="1.0000009537" calcext:value-type="float">
            <text:p>1.0000009537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37.ppm</text:p>
          </table:table-cell>
          <table:table-cell office:value-type="float" office:value="1502057462.06018" calcext:value-type="float">
            <text:p>1502057462.06018</text:p>
          </table:table-cell>
          <table:table-cell office:value-type="float" office:value="1.0000219345" calcext:value-type="float">
            <text:p>1.0000219345</text:p>
          </table:table-cell>
          <table:table-cell office:value-type="float" office:value="0.0000219345092773437" calcext:value-type="float">
            <text:p>2.193450927734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38.ppm</text:p>
          </table:table-cell>
          <table:table-cell office:value-type="float" office:value="1502057463.06018" calcext:value-type="float">
            <text:p>1502057463.06018</text:p>
          </table:table-cell>
          <table:table-cell office:value-type="float" office:value="1.0000011921" calcext:value-type="float">
            <text:p>1.0000011921</text:p>
          </table:table-cell>
          <table:table-cell office:value-type="float" office:value="0.00000119209289550781" calcext:value-type="float">
            <text:p>1.192092895507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39.ppm</text:p>
          </table:table-cell>
          <table:table-cell office:value-type="float" office:value="1502057464.06015" calcext:value-type="float">
            <text:p>1502057464.06015</text:p>
          </table:table-cell>
          <table:table-cell office:value-type="float" office:value="0.9999740124" calcext:value-type="float">
            <text:p>0.9999740124</text:p>
          </table:table-cell>
          <table:table-cell office:value-type="float" office:value="-0.0000259876251220703" calcext:value-type="float">
            <text:p>-2.598762512207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40.ppm</text:p>
          </table:table-cell>
          <table:table-cell office:value-type="float" office:value="1502057465.06015" calcext:value-type="float">
            <text:p>1502057465.06015</text:p>
          </table:table-cell>
          <table:table-cell office:value-type="float" office:value="0.9999959469" calcext:value-type="float">
            <text:p>0.9999959469</text:p>
          </table:table-cell>
          <table:table-cell office:value-type="float" office:value="-0.00000405311584472656" calcext:value-type="float">
            <text:p>-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41.ppm</text:p>
          </table:table-cell>
          <table:table-cell office:value-type="float" office:value="1502057466.06014" calcext:value-type="float">
            <text:p>1502057466.06014</text:p>
          </table:table-cell>
          <table:table-cell office:value-type="float" office:value="0.9999918938" calcext:value-type="float">
            <text:p>0.9999918938</text:p>
          </table:table-cell>
          <table:table-cell office:value-type="float" office:value="-0.00000810623168945313" calcext:value-type="float">
            <text:p>-8.1062316894531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42.ppm</text:p>
          </table:table-cell>
          <table:table-cell office:value-type="float" office:value="1502057467.06016" calcext:value-type="float">
            <text:p>1502057467.06016</text:p>
          </table:table-cell>
          <table:table-cell office:value-type="float" office:value="1.0000190735" calcext:value-type="float">
            <text:p>1.0000190735</text:p>
          </table:table-cell>
          <table:table-cell office:value-type="float" office:value="0.000019073486328125" calcext:value-type="float">
            <text:p>1.907348632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43.ppm</text:p>
          </table:table-cell>
          <table:table-cell office:value-type="float" office:value="1502057468.06017" calcext:value-type="float">
            <text:p>1502057468.06017</text:p>
          </table:table-cell>
          <table:table-cell office:value-type="float" office:value="1.0000119209" calcext:value-type="float">
            <text:p>1.0000119209</text:p>
          </table:table-cell>
          <table:table-cell office:value-type="float" office:value="0.0000119209289550781" calcext:value-type="float">
            <text:p>1.192092895507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44.ppm</text:p>
          </table:table-cell>
          <table:table-cell office:value-type="float" office:value="1502057469.06014" calcext:value-type="float">
            <text:p>1502057469.06014</text:p>
          </table:table-cell>
          <table:table-cell office:value-type="float" office:value="0.9999740124" calcext:value-type="float">
            <text:p>0.9999740124</text:p>
          </table:table-cell>
          <table:table-cell office:value-type="float" office:value="-0.0000259876251220703" calcext:value-type="float">
            <text:p>-2.598762512207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45.ppm</text:p>
          </table:table-cell>
          <table:table-cell office:value-type="float" office:value="1502057470.06013" calcext:value-type="float">
            <text:p>1502057470.06013</text:p>
          </table:table-cell>
          <table:table-cell office:value-type="float" office:value="0.9999821186" calcext:value-type="float">
            <text:p>0.9999821186</text:p>
          </table:table-cell>
          <table:table-cell office:value-type="float" office:value="-0.0000178813934326172" calcext:value-type="float">
            <text:p>-1.7881393432617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46.ppm</text:p>
          </table:table-cell>
          <table:table-cell office:value-type="float" office:value="1502057471.06016" calcext:value-type="float">
            <text:p>1502057471.06016</text:p>
          </table:table-cell>
          <table:table-cell office:value-type="float" office:value="1.0000309944" calcext:value-type="float">
            <text:p>1.0000309944</text:p>
          </table:table-cell>
          <table:table-cell office:value-type="float" office:value="0.0000309944152832031" calcext:value-type="float">
            <text:p>3.0994415283203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47.ppm</text:p>
          </table:table-cell>
          <table:table-cell office:value-type="float" office:value="1502057472.06011" calcext:value-type="float">
            <text:p>1502057472.06011</text:p>
          </table:table-cell>
          <table:table-cell office:value-type="float" office:value="0.9999530315" calcext:value-type="float">
            <text:p>0.9999530315</text:p>
          </table:table-cell>
          <table:table-cell office:value-type="float" office:value="-0.0000469684600830078" calcext:value-type="float">
            <text:p>-4.696846008300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48.ppm</text:p>
          </table:table-cell>
          <table:table-cell office:value-type="float" office:value="1502057473.0601" calcext:value-type="float">
            <text:p>1502057473.0601</text:p>
          </table:table-cell>
          <table:table-cell office:value-type="float" office:value="0.9999938011" calcext:value-type="float">
            <text:p>0.9999938011</text:p>
          </table:table-cell>
          <table:table-cell office:value-type="float" office:value="-0.00000619888305664063" calcext:value-type="float">
            <text:p>-6.1988830566406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49.ppm</text:p>
          </table:table-cell>
          <table:table-cell office:value-type="float" office:value="1502057474.0601" calcext:value-type="float">
            <text:p>1502057474.0601</text:p>
          </table:table-cell>
          <table:table-cell office:value-type="float" office:value="0.9999990463" calcext:value-type="float">
            <text:p>0.9999990463</text:p>
          </table:table-cell>
          <table:table-cell office:value-type="float" office:value="-0.00000095367431640625" calcext:value-type="float">
            <text:p>-9.5367431640625E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50.ppm</text:p>
          </table:table-cell>
          <table:table-cell office:value-type="float" office:value="1502057475.06009" calcext:value-type="float">
            <text:p>1502057475.06009</text:p>
          </table:table-cell>
          <table:table-cell office:value-type="float" office:value="0.9999899864" calcext:value-type="float">
            <text:p>0.9999899864</text:p>
          </table:table-cell>
          <table:table-cell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51.ppm</text:p>
          </table:table-cell>
          <table:table-cell office:value-type="float" office:value="1502057476.06009" calcext:value-type="float">
            <text:p>1502057476.06009</text:p>
          </table:table-cell>
          <table:table-cell office:value-type="float" office:value="0.999997139" calcext:value-type="float">
            <text:p>0.999997139</text:p>
          </table:table-cell>
          <table:table-cell office:value-type="float" office:value="-0.000002861" calcext:value-type="float">
            <text:p>-0.0000028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52.ppm</text:p>
          </table:table-cell>
          <table:table-cell office:value-type="float" office:value="1502057477.06013" calcext:value-type="float">
            <text:p>1502057477.06013</text:p>
          </table:table-cell>
          <table:table-cell office:value-type="float" office:value="1.0000369549" calcext:value-type="float">
            <text:p>1.0000369549</text:p>
          </table:table-cell>
          <table:table-cell office:value-type="float" office:value="0.0000369548797607422" calcext:value-type="float">
            <text:p>3.695487976074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53.ppm</text:p>
          </table:table-cell>
          <table:table-cell office:value-type="float" office:value="1502057478.06009" calcext:value-type="float">
            <text:p>1502057478.06009</text:p>
          </table:table-cell>
          <table:table-cell office:value-type="float" office:value="0.9999620914" calcext:value-type="float">
            <text:p>0.9999620914</text:p>
          </table:table-cell>
          <table:table-cell office:value-type="float" office:value="-0.0000379085540771484" calcext:value-type="float">
            <text:p>-3.790855407714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54.ppm</text:p>
          </table:table-cell>
          <table:table-cell office:value-type="float" office:value="1502057479.06007" calcext:value-type="float">
            <text:p>1502057479.06007</text:p>
          </table:table-cell>
          <table:table-cell office:value-type="float" office:value="0.9999818802" calcext:value-type="float">
            <text:p>0.9999818802</text:p>
          </table:table-cell>
          <table:table-cell office:value-type="float" office:value="-0.0000181198120117187" calcext:value-type="float">
            <text:p>-1.8119812011718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55.ppm</text:p>
          </table:table-cell>
          <table:table-cell office:value-type="float" office:value="1502057480.06009" calcext:value-type="float">
            <text:p>1502057480.06009</text:p>
          </table:table-cell>
          <table:table-cell office:value-type="float" office:value="1.0000181198" calcext:value-type="float">
            <text:p>1.0000181198</text:p>
          </table:table-cell>
          <table:table-cell office:value-type="float" office:value="0.0000181198120117187" calcext:value-type="float">
            <text:p>1.8119812011718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56.ppm</text:p>
          </table:table-cell>
          <table:table-cell office:value-type="float" office:value="1502057481.06008" calcext:value-type="float">
            <text:p>1502057481.06008</text:p>
          </table:table-cell>
          <table:table-cell office:value-type="float" office:value="0.999986887" calcext:value-type="float">
            <text:p>0.999986887</text:p>
          </table:table-cell>
          <table:table-cell office:value-type="float" office:value="-0.000013113" calcext:value-type="float">
            <text:p>-0.0000131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57.ppm</text:p>
          </table:table-cell>
          <table:table-cell office:value-type="float" office:value="1502057482.06005" calcext:value-type="float">
            <text:p>1502057482.06005</text:p>
          </table:table-cell>
          <table:table-cell office:value-type="float" office:value="0.9999780655" calcext:value-type="float">
            <text:p>0.9999780655</text:p>
          </table:table-cell>
          <table:table-cell office:value-type="float" office:value="-0.0000219345092773437" calcext:value-type="float">
            <text:p>-2.193450927734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58.ppm</text:p>
          </table:table-cell>
          <table:table-cell office:value-type="float" office:value="1502057483.06009" calcext:value-type="float">
            <text:p>1502057483.06009</text:p>
          </table:table-cell>
          <table:table-cell office:value-type="float" office:value="1.0000338554" calcext:value-type="float">
            <text:p>1.0000338554</text:p>
          </table:table-cell>
          <table:table-cell office:value-type="float" office:value="0.0000338554382324219" calcext:value-type="float">
            <text:p>3.385543823242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59.ppm</text:p>
          </table:table-cell>
          <table:table-cell office:value-type="float" office:value="1502057484.06005" calcext:value-type="float">
            <text:p>1502057484.06005</text:p>
          </table:table-cell>
          <table:table-cell office:value-type="float" office:value="0.9999620914" calcext:value-type="float">
            <text:p>0.9999620914</text:p>
          </table:table-cell>
          <table:table-cell office:value-type="float" office:value="-0.0000379085540771484" calcext:value-type="float">
            <text:p>-3.790855407714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60.ppm</text:p>
          </table:table-cell>
          <table:table-cell office:value-type="float" office:value="1502057485.06005" calcext:value-type="float">
            <text:p>1502057485.06005</text:p>
          </table:table-cell>
          <table:table-cell office:value-type="float" office:value="1.0000040531" calcext:value-type="float">
            <text:p>1.0000040531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61.ppm</text:p>
          </table:table-cell>
          <table:table-cell office:value-type="float" office:value="1502057486.06017" calcext:value-type="float">
            <text:p>1502057486.06017</text:p>
          </table:table-cell>
          <table:table-cell office:value-type="float" office:value="1.0001118183" calcext:value-type="float">
            <text:p>1.0001118183</text:p>
          </table:table-cell>
          <table:table-cell office:value-type="float" office:value="0.0001118183" calcext:value-type="float">
            <text:p>0.00011181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62.ppm</text:p>
          </table:table-cell>
          <table:table-cell office:value-type="float" office:value="1502057487.0601" calcext:value-type="float">
            <text:p>1502057487.0601</text:p>
          </table:table-cell>
          <table:table-cell office:value-type="float" office:value="0.9999361038" calcext:value-type="float">
            <text:p>0.9999361038</text:p>
          </table:table-cell>
          <table:table-cell office:value-type="float" office:value="-0.0000638961791992187" calcext:value-type="float">
            <text:p>-6.3896179199218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63.ppm</text:p>
          </table:table-cell>
          <table:table-cell office:value-type="float" office:value="1502057488.06005" calcext:value-type="float">
            <text:p>1502057488.06005</text:p>
          </table:table-cell>
          <table:table-cell office:value-type="float" office:value="0.9999499321" calcext:value-type="float">
            <text:p>0.9999499321</text:p>
          </table:table-cell>
          <table:table-cell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64.ppm</text:p>
          </table:table-cell>
          <table:table-cell office:value-type="float" office:value="1502057489.06012" calcext:value-type="float">
            <text:p>1502057489.06012</text:p>
          </table:table-cell>
          <table:table-cell office:value-type="float" office:value="1.0000710487" calcext:value-type="float">
            <text:p>1.0000710487</text:p>
          </table:table-cell>
          <table:table-cell office:value-type="float" office:value="0.0000710487365722656" calcext:value-type="float">
            <text:p>7.104873657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65.ppm</text:p>
          </table:table-cell>
          <table:table-cell office:value-type="float" office:value="1502057490.06006" calcext:value-type="float">
            <text:p>1502057490.06006</text:p>
          </table:table-cell>
          <table:table-cell office:value-type="float" office:value="0.9999370575" calcext:value-type="float">
            <text:p>0.9999370575</text:p>
          </table:table-cell>
          <table:table-cell office:value-type="float" office:value="-0.0000629425048828125" calcext:value-type="float">
            <text:p>-6.2942504882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66.ppm</text:p>
          </table:table-cell>
          <table:table-cell office:value-type="float" office:value="1502057491.06006" calcext:value-type="float">
            <text:p>1502057491.06006</text:p>
          </table:table-cell>
          <table:table-cell office:value-type="float" office:value="0.9999949932" calcext:value-type="float">
            <text:p>0.9999949932</text:p>
          </table:table-cell>
          <table:table-cell office:value-type="float" office:value="-0.00000500679016113281" calcext:value-type="float">
            <text:p>-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67.ppm</text:p>
          </table:table-cell>
          <table:table-cell office:value-type="float" office:value="1502057492.06" calcext:value-type="float">
            <text:p>1502057492.06</text:p>
          </table:table-cell>
          <table:table-cell office:value-type="float" office:value="0.999945879" calcext:value-type="float">
            <text:p>0.999945879</text:p>
          </table:table-cell>
          <table:table-cell office:value-type="float" office:value="-0.000054121" calcext:value-type="float">
            <text:p>-0.0000541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68.ppm</text:p>
          </table:table-cell>
          <table:table-cell office:value-type="float" office:value="1502057493.06001" calcext:value-type="float">
            <text:p>1502057493.06001</text:p>
          </table:table-cell>
          <table:table-cell office:value-type="float" office:value="1.0000090599" calcext:value-type="float">
            <text:p>1.0000090599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69.ppm</text:p>
          </table:table-cell>
          <table:table-cell office:value-type="float" office:value="1502057494.06" calcext:value-type="float">
            <text:p>1502057494.06</text:p>
          </table:table-cell>
          <table:table-cell office:value-type="float" office:value="0.9999940395" calcext:value-type="float">
            <text:p>0.9999940395</text:p>
          </table:table-cell>
          <table:table-cell office:value-type="float" office:value="-0.00000596046447753906" calcext:value-type="float">
            <text:p>-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70.ppm</text:p>
          </table:table-cell>
          <table:table-cell office:value-type="float" office:value="1502057495.05994" calcext:value-type="float">
            <text:p>1502057495.05994</text:p>
          </table:table-cell>
          <table:table-cell office:value-type="float" office:value="0.9999389648" calcext:value-type="float">
            <text:p>0.9999389648</text:p>
          </table:table-cell>
          <table:table-cell office:value-type="float" office:value="-0.00006103515625" calcext:value-type="float">
            <text:p>-6.103515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71.ppm</text:p>
          </table:table-cell>
          <table:table-cell office:value-type="float" office:value="1502057496.05999" calcext:value-type="float">
            <text:p>1502057496.05999</text:p>
          </table:table-cell>
          <table:table-cell office:value-type="float" office:value="1.0000510216" calcext:value-type="float">
            <text:p>1.0000510216</text:p>
          </table:table-cell>
          <table:table-cell office:value-type="float" office:value="0.0000510215759277344" calcext:value-type="float">
            <text:p>5.102157592773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72.ppm</text:p>
          </table:table-cell>
          <table:table-cell office:value-type="float" office:value="1502057497.05999" calcext:value-type="float">
            <text:p>1502057497.05999</text:p>
          </table:table-cell>
          <table:table-cell office:value-type="float" office:value="0.9999980927" calcext:value-type="float">
            <text:p>0.9999980927</text:p>
          </table:table-cell>
          <table:table-cell office:value-type="float" office:value="-0.0000019073486328125" calcext:value-type="float">
            <text:p>-1.9073486328125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73.ppm</text:p>
          </table:table-cell>
          <table:table-cell office:value-type="float" office:value="1502057498.05993" calcext:value-type="float">
            <text:p>1502057498.05993</text:p>
          </table:table-cell>
          <table:table-cell office:value-type="float" office:value="0.9999339581" calcext:value-type="float">
            <text:p>0.9999339581</text:p>
          </table:table-cell>
          <table:table-cell office:value-type="float" office:value="-0.0000660419464111328" calcext:value-type="float">
            <text:p>-6.6041946411132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74.ppm</text:p>
          </table:table-cell>
          <table:table-cell office:value-type="float" office:value="1502057499.06" calcext:value-type="float">
            <text:p>1502057499.06</text:p>
          </table:table-cell>
          <table:table-cell office:value-type="float" office:value="1.0000760555" calcext:value-type="float">
            <text:p>1.0000760555</text:p>
          </table:table-cell>
          <table:table-cell office:value-type="float" office:value="0.0000760555267333984" calcext:value-type="float">
            <text:p>7.605552673339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75.ppm</text:p>
          </table:table-cell>
          <table:table-cell office:value-type="float" office:value="1502057500.05997" calcext:value-type="float">
            <text:p>1502057500.05997</text:p>
          </table:table-cell>
          <table:table-cell office:value-type="float" office:value="0.9999659061" calcext:value-type="float">
            <text:p>0.9999659061</text:p>
          </table:table-cell>
          <table:table-cell office:value-type="float" office:value="-0.0000340938568115234" calcext:value-type="float">
            <text:p>-3.4093856811523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76.ppm</text:p>
          </table:table-cell>
          <table:table-cell office:value-type="float" office:value="1502057501.0599" calcext:value-type="float">
            <text:p>1502057501.0599</text:p>
          </table:table-cell>
          <table:table-cell office:value-type="float" office:value="0.9999349117" calcext:value-type="float">
            <text:p>0.9999349117</text:p>
          </table:table-cell>
          <table:table-cell office:value-type="float" office:value="-0.0000650882720947266" calcext:value-type="float">
            <text:p>-6.50882720947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77.ppm</text:p>
          </table:table-cell>
          <table:table-cell office:value-type="float" office:value="1502057502.05997" calcext:value-type="float">
            <text:p>1502057502.05997</text:p>
          </table:table-cell>
          <table:table-cell office:value-type="float" office:value="1.0000660419" calcext:value-type="float">
            <text:p>1.0000660419</text:p>
          </table:table-cell>
          <table:table-cell office:value-type="float" office:value="0.0000660419464111328" calcext:value-type="float">
            <text:p>6.6041946411132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78.ppm</text:p>
          </table:table-cell>
          <table:table-cell office:value-type="float" office:value="1502057503.05998" calcext:value-type="float">
            <text:p>1502057503.05998</text:p>
          </table:table-cell>
          <table:table-cell office:value-type="float" office:value="1.0000140667" calcext:value-type="float">
            <text:p>1.0000140667</text:p>
          </table:table-cell>
          <table:table-cell office:value-type="float" office:value="0.0000140666961669922" calcext:value-type="float">
            <text:p>1.40666961669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79.ppm</text:p>
          </table:table-cell>
          <table:table-cell office:value-type="float" office:value="1502057504.05992" calcext:value-type="float">
            <text:p>1502057504.05992</text:p>
          </table:table-cell>
          <table:table-cell office:value-type="float" office:value="0.9999361038" calcext:value-type="float">
            <text:p>0.9999361038</text:p>
          </table:table-cell>
          <table:table-cell office:value-type="float" office:value="-0.0000638961791992187" calcext:value-type="float">
            <text:p>-6.3896179199218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80.ppm</text:p>
          </table:table-cell>
          <table:table-cell office:value-type="float" office:value="1502057505.05995" calcext:value-type="float">
            <text:p>1502057505.05995</text:p>
          </table:table-cell>
          <table:table-cell office:value-type="float" office:value="1.0000338554" calcext:value-type="float">
            <text:p>1.0000338554</text:p>
          </table:table-cell>
          <table:table-cell office:value-type="float" office:value="0.0000338554382324219" calcext:value-type="float">
            <text:p>3.385543823242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81.ppm</text:p>
          </table:table-cell>
          <table:table-cell office:value-type="float" office:value="1502057506.05998" calcext:value-type="float">
            <text:p>1502057506.05998</text:p>
          </table:table-cell>
          <table:table-cell office:value-type="float" office:value="1.0000219345" calcext:value-type="float">
            <text:p>1.0000219345</text:p>
          </table:table-cell>
          <table:table-cell office:value-type="float" office:value="0.0000219345092773437" calcext:value-type="float">
            <text:p>2.193450927734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82.ppm</text:p>
          </table:table-cell>
          <table:table-cell office:value-type="float" office:value="1502057507.05991" calcext:value-type="float">
            <text:p>1502057507.05991</text:p>
          </table:table-cell>
          <table:table-cell office:value-type="float" office:value="0.9999341965" calcext:value-type="float">
            <text:p>0.9999341965</text:p>
          </table:table-cell>
          <table:table-cell office:value-type="float" office:value="-0.0000658035278320312" calcext:value-type="float">
            <text:p>-6.58035278320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83.ppm</text:p>
          </table:table-cell>
          <table:table-cell office:value-type="float" office:value="1502057508.05993" calcext:value-type="float">
            <text:p>1502057508.05993</text:p>
          </table:table-cell>
          <table:table-cell office:value-type="float" office:value="1.0000219345" calcext:value-type="float">
            <text:p>1.0000219345</text:p>
          </table:table-cell>
          <table:table-cell office:value-type="float" office:value="0.0000219345092773437" calcext:value-type="float">
            <text:p>2.193450927734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84.ppm</text:p>
          </table:table-cell>
          <table:table-cell office:value-type="float" office:value="1502057509.05993" calcext:value-type="float">
            <text:p>1502057509.059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85.ppm</text:p>
          </table:table-cell>
          <table:table-cell office:value-type="float" office:value="1502057510.05987" calcext:value-type="float">
            <text:p>1502057510.05987</text:p>
          </table:table-cell>
          <table:table-cell office:value-type="float" office:value="0.9999349117" calcext:value-type="float">
            <text:p>0.9999349117</text:p>
          </table:table-cell>
          <table:table-cell office:value-type="float" office:value="-0.0000650882720947266" calcext:value-type="float">
            <text:p>-6.50882720947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86.ppm</text:p>
          </table:table-cell>
          <table:table-cell office:value-type="float" office:value="1502057511.05991" calcext:value-type="float">
            <text:p>1502057511.05991</text:p>
          </table:table-cell>
          <table:table-cell office:value-type="float" office:value="1.0000419617" calcext:value-type="float">
            <text:p>1.0000419617</text:p>
          </table:table-cell>
          <table:table-cell office:value-type="float" office:value="0.000041961669921875" calcext:value-type="float">
            <text:p>4.19616699218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87.ppm</text:p>
          </table:table-cell>
          <table:table-cell office:value-type="float" office:value="1502057512.05992" calcext:value-type="float">
            <text:p>1502057512.05992</text:p>
          </table:table-cell>
          <table:table-cell office:value-type="float" office:value="1.000013113" calcext:value-type="float">
            <text:p>1.000013113</text:p>
          </table:table-cell>
          <table:table-cell office:value-type="float" office:value="0.000013113" calcext:value-type="float">
            <text:p>0.0000131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88.ppm</text:p>
          </table:table-cell>
          <table:table-cell office:value-type="float" office:value="1502057513.05986" calcext:value-type="float">
            <text:p>1502057513.05986</text:p>
          </table:table-cell>
          <table:table-cell office:value-type="float" office:value="0.9999370575" calcext:value-type="float">
            <text:p>0.9999370575</text:p>
          </table:table-cell>
          <table:table-cell office:value-type="float" office:value="-0.0000629425048828125" calcext:value-type="float">
            <text:p>-6.2942504882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89.ppm</text:p>
          </table:table-cell>
          <table:table-cell office:value-type="float" office:value="1502057514.0599" calcext:value-type="float">
            <text:p>1502057514.0599</text:p>
          </table:table-cell>
          <table:table-cell office:value-type="float" office:value="1.0000398159" calcext:value-type="float">
            <text:p>1.0000398159</text:p>
          </table:table-cell>
          <table:table-cell office:value-type="float" office:value="0.0000398159027099609" calcext:value-type="float">
            <text:p>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90.ppm</text:p>
          </table:table-cell>
          <table:table-cell office:value-type="float" office:value="1502057515.05991" calcext:value-type="float">
            <text:p>1502057515.05991</text:p>
          </table:table-cell>
          <table:table-cell office:value-type="float" office:value="1.0000071526" calcext:value-type="float">
            <text:p>1.0000071526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91.ppm</text:p>
          </table:table-cell>
          <table:table-cell office:value-type="float" office:value="1502057516.05984" calcext:value-type="float">
            <text:p>1502057516.05984</text:p>
          </table:table-cell>
          <table:table-cell office:value-type="float" office:value="0.9999339581" calcext:value-type="float">
            <text:p>0.9999339581</text:p>
          </table:table-cell>
          <table:table-cell office:value-type="float" office:value="-0.0000660419464111328" calcext:value-type="float">
            <text:p>-6.6041946411132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92.ppm</text:p>
          </table:table-cell>
          <table:table-cell office:value-type="float" office:value="1502057517.0599" calcext:value-type="float">
            <text:p>1502057517.0599</text:p>
          </table:table-cell>
          <table:table-cell office:value-type="float" office:value="1.0000588894" calcext:value-type="float">
            <text:p>1.0000588894</text:p>
          </table:table-cell>
          <table:table-cell office:value-type="float" office:value="0.0000588893890380859" calcext:value-type="float">
            <text:p>5.8889389038085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93.ppm</text:p>
          </table:table-cell>
          <table:table-cell office:value-type="float" office:value="1502057518.05992" calcext:value-type="float">
            <text:p>1502057518.05992</text:p>
          </table:table-cell>
          <table:table-cell office:value-type="float" office:value="1.0000181198" calcext:value-type="float">
            <text:p>1.0000181198</text:p>
          </table:table-cell>
          <table:table-cell office:value-type="float" office:value="0.0000181198120117187" calcext:value-type="float">
            <text:p>1.8119812011718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94.ppm</text:p>
          </table:table-cell>
          <table:table-cell office:value-type="float" office:value="1502057519.05985" calcext:value-type="float">
            <text:p>1502057519.05985</text:p>
          </table:table-cell>
          <table:table-cell office:value-type="float" office:value="0.9999358654" calcext:value-type="float">
            <text:p>0.9999358654</text:p>
          </table:table-cell>
          <table:table-cell office:value-type="float" office:value="-0.0000641345977783203" calcext:value-type="float">
            <text:p>-6.413459777832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95.ppm</text:p>
          </table:table-cell>
          <table:table-cell office:value-type="float" office:value="1502057520.05988" calcext:value-type="float">
            <text:p>1502057520.05988</text:p>
          </table:table-cell>
          <table:table-cell office:value-type="float" office:value="1.0000290871" calcext:value-type="float">
            <text:p>1.0000290871</text:p>
          </table:table-cell>
          <table:table-cell office:value-type="float" office:value="0.0000290870666503906" calcext:value-type="float">
            <text:p>2.9087066650390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96.ppm</text:p>
          </table:table-cell>
          <table:table-cell office:value-type="float" office:value="1502057521.05982" calcext:value-type="float">
            <text:p>1502057521.05982</text:p>
          </table:table-cell>
          <table:table-cell office:value-type="float" office:value="0.9999370575" calcext:value-type="float">
            <text:p>0.9999370575</text:p>
          </table:table-cell>
          <table:table-cell office:value-type="float" office:value="-0.0000629425048828125" calcext:value-type="float">
            <text:p>-6.2942504882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97.ppm</text:p>
          </table:table-cell>
          <table:table-cell office:value-type="float" office:value="1502057522.05978" calcext:value-type="float">
            <text:p>1502057522.05978</text:p>
          </table:table-cell>
          <table:table-cell office:value-type="float" office:value="0.9999570847" calcext:value-type="float">
            <text:p>0.9999570847</text:p>
          </table:table-cell>
          <table:table-cell office:value-type="float" office:value="-0.0000429153442382813" calcext:value-type="float">
            <text:p>-4.2915344238281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98.ppm</text:p>
          </table:table-cell>
          <table:table-cell office:value-type="float" office:value="1502057523.05988" calcext:value-type="float">
            <text:p>1502057523.05988</text:p>
          </table:table-cell>
          <table:table-cell office:value-type="float" office:value="1.0001068115" calcext:value-type="float">
            <text:p>1.0001068115</text:p>
          </table:table-cell>
          <table:table-cell office:value-type="float" office:value="0.0001068115" calcext:value-type="float">
            <text:p>0.00010681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99.ppm</text:p>
          </table:table-cell>
          <table:table-cell office:value-type="float" office:value="1502057524.05987" calcext:value-type="float">
            <text:p>1502057524.05987</text:p>
          </table:table-cell>
          <table:table-cell office:value-type="float" office:value="0.9999830723" calcext:value-type="float">
            <text:p>0.9999830723</text:p>
          </table:table-cell>
          <table:table-cell office:value-type="float" office:value="-0.0000169277191162109" calcext:value-type="float">
            <text:p>-1.692771911621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00.ppm</text:p>
          </table:table-cell>
          <table:table-cell office:value-type="float" office:value="1502057525.05988" calcext:value-type="float">
            <text:p>1502057525.05988</text:p>
          </table:table-cell>
          <table:table-cell office:value-type="float" office:value="1.000013113" calcext:value-type="float">
            <text:p>1.000013113</text:p>
          </table:table-cell>
          <table:table-cell office:value-type="float" office:value="0.000013113" calcext:value-type="float">
            <text:p>0.0000131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01.ppm</text:p>
          </table:table-cell>
          <table:table-cell office:value-type="float" office:value="1502057526.05988" calcext:value-type="float">
            <text:p>1502057526.05988</text:p>
          </table:table-cell>
          <table:table-cell office:value-type="float" office:value="1.000002861" calcext:value-type="float">
            <text:p>1.000002861</text:p>
          </table:table-cell>
          <table:table-cell office:value-type="float" office:value="0.000002861" calcext:value-type="float">
            <text:p>0.0000028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02.ppm</text:p>
          </table:table-cell>
          <table:table-cell office:value-type="float" office:value="1502057527.0599" calcext:value-type="float">
            <text:p>1502057527.0599</text:p>
          </table:table-cell>
          <table:table-cell office:value-type="float" office:value="1.0000150204" calcext:value-type="float">
            <text:p>1.0000150204</text:p>
          </table:table-cell>
          <table:table-cell office:value-type="float" office:value="0.0000150203704833984" calcext:value-type="float">
            <text:p>1.502037048339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03.ppm</text:p>
          </table:table-cell>
          <table:table-cell office:value-type="float" office:value="1502057528.05988" calcext:value-type="float">
            <text:p>1502057528.05988</text:p>
          </table:table-cell>
          <table:table-cell office:value-type="float" office:value="0.9999871254" calcext:value-type="float">
            <text:p>0.9999871254</text:p>
          </table:table-cell>
          <table:table-cell office:value-type="float" office:value="-0.0000128746032714844" calcext:value-type="float">
            <text:p>-1.287460327148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04.ppm</text:p>
          </table:table-cell>
          <table:table-cell office:value-type="float" office:value="1502057529.05983" calcext:value-type="float">
            <text:p>1502057529.05983</text:p>
          </table:table-cell>
          <table:table-cell office:value-type="float" office:value="0.9999468327" calcext:value-type="float">
            <text:p>0.9999468327</text:p>
          </table:table-cell>
          <table:table-cell office:value-type="float" office:value="-0.0000531673431396484" calcext:value-type="float">
            <text:p>-5.316734313964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05.ppm</text:p>
          </table:table-cell>
          <table:table-cell office:value-type="float" office:value="1502057530.05984" calcext:value-type="float">
            <text:p>1502057530.05984</text:p>
          </table:table-cell>
          <table:table-cell office:value-type="float" office:value="1.0000071526" calcext:value-type="float">
            <text:p>1.0000071526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06.ppm</text:p>
          </table:table-cell>
          <table:table-cell office:value-type="float" office:value="1502057531.05985" calcext:value-type="float">
            <text:p>1502057531.05985</text:p>
          </table:table-cell>
          <table:table-cell office:value-type="float" office:value="1.0000078678" calcext:value-type="float">
            <text:p>1.0000078678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07.ppm</text:p>
          </table:table-cell>
          <table:table-cell office:value-type="float" office:value="1502057532.05982" calcext:value-type="float">
            <text:p>1502057532.05982</text:p>
          </table:table-cell>
          <table:table-cell office:value-type="float" office:value="0.9999759197" calcext:value-type="float">
            <text:p>0.9999759197</text:p>
          </table:table-cell>
          <table:table-cell office:value-type="float" office:value="-0.0000240802764892578" calcext:value-type="float">
            <text:p>-2.408027648925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08.ppm</text:p>
          </table:table-cell>
          <table:table-cell office:value-type="float" office:value="1502057533.05983" calcext:value-type="float">
            <text:p>1502057533.05983</text:p>
          </table:table-cell>
          <table:table-cell office:value-type="float" office:value="1.0000081062" calcext:value-type="float">
            <text:p>1.0000081062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09.ppm</text:p>
          </table:table-cell>
          <table:table-cell office:value-type="float" office:value="1502057534.05983" calcext:value-type="float">
            <text:p>1502057534.05983</text:p>
          </table:table-cell>
          <table:table-cell office:value-type="float" office:value="1.0000050068" calcext:value-type="float">
            <text:p>1.0000050068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10.ppm</text:p>
          </table:table-cell>
          <table:table-cell office:value-type="float" office:value="1502057535.05982" calcext:value-type="float">
            <text:p>1502057535.05982</text:p>
          </table:table-cell>
          <table:table-cell office:value-type="float" office:value="0.9999909401" calcext:value-type="float">
            <text:p>0.9999909401</text:p>
          </table:table-cell>
          <table:table-cell office:value-type="float" office:value="-0.00000905990600585938" calcext:value-type="float">
            <text:p>-9.0599060058593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11.ppm</text:p>
          </table:table-cell>
          <table:table-cell office:value-type="float" office:value="1502057536.05981" calcext:value-type="float">
            <text:p>1502057536.05981</text:p>
          </table:table-cell>
          <table:table-cell office:value-type="float" office:value="0.9999871254" calcext:value-type="float">
            <text:p>0.9999871254</text:p>
          </table:table-cell>
          <table:table-cell office:value-type="float" office:value="-0.0000128746032714844" calcext:value-type="float">
            <text:p>-1.287460327148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12.ppm</text:p>
          </table:table-cell>
          <table:table-cell office:value-type="float" office:value="1502057537.05981" calcext:value-type="float">
            <text:p>1502057537.05981</text:p>
          </table:table-cell>
          <table:table-cell office:value-type="float" office:value="0.9999959469" calcext:value-type="float">
            <text:p>0.9999959469</text:p>
          </table:table-cell>
          <table:table-cell office:value-type="float" office:value="-0.00000405311584472656" calcext:value-type="float">
            <text:p>-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13.ppm</text:p>
          </table:table-cell>
          <table:table-cell office:value-type="float" office:value="1502057538.05981" calcext:value-type="float">
            <text:p>1502057538.05981</text:p>
          </table:table-cell>
          <table:table-cell office:value-type="float" office:value="1.0000050068" calcext:value-type="float">
            <text:p>1.0000050068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14.ppm</text:p>
          </table:table-cell>
          <table:table-cell office:value-type="float" office:value="1502057539.05981" calcext:value-type="float">
            <text:p>1502057539.05981</text:p>
          </table:table-cell>
          <table:table-cell office:value-type="float" office:value="0.9999980927" calcext:value-type="float">
            <text:p>0.9999980927</text:p>
          </table:table-cell>
          <table:table-cell office:value-type="float" office:value="-0.0000019073486328125" calcext:value-type="float">
            <text:p>-1.9073486328125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15.ppm</text:p>
          </table:table-cell>
          <table:table-cell office:value-type="float" office:value="1502057540.0598" calcext:value-type="float">
            <text:p>1502057540.0598</text:p>
          </table:table-cell>
          <table:table-cell office:value-type="float" office:value="0.999986887" calcext:value-type="float">
            <text:p>0.999986887</text:p>
          </table:table-cell>
          <table:table-cell office:value-type="float" office:value="-0.000013113" calcext:value-type="float">
            <text:p>-0.0000131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16.ppm</text:p>
          </table:table-cell>
          <table:table-cell office:value-type="float" office:value="1502057541.0598" calcext:value-type="float">
            <text:p>1502057541.0598</text:p>
          </table:table-cell>
          <table:table-cell office:value-type="float" office:value="0.9999969006" calcext:value-type="float">
            <text:p>0.9999969006</text:p>
          </table:table-cell>
          <table:table-cell office:value-type="float" office:value="-0.00000309944152832031" calcext:value-type="float">
            <text:p>-3.099441528320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17.ppm</text:p>
          </table:table-cell>
          <table:table-cell office:value-type="float" office:value="1502057542.0598" calcext:value-type="float">
            <text:p>1502057542.0598</text:p>
          </table:table-cell>
          <table:table-cell office:value-type="float" office:value="1.0000021458" calcext:value-type="float">
            <text:p>1.0000021458</text:p>
          </table:table-cell>
          <table:table-cell office:value-type="float" office:value="0.00000214576721191406" calcext:value-type="float">
            <text:p>2.145767211914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18.ppm</text:p>
          </table:table-cell>
          <table:table-cell office:value-type="float" office:value="1502057543.05979" calcext:value-type="float">
            <text:p>1502057543.05979</text:p>
          </table:table-cell>
          <table:table-cell office:value-type="float" office:value="0.9999940395" calcext:value-type="float">
            <text:p>0.9999940395</text:p>
          </table:table-cell>
          <table:table-cell office:value-type="float" office:value="-0.00000596046447753906" calcext:value-type="float">
            <text:p>-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19.ppm</text:p>
          </table:table-cell>
          <table:table-cell office:value-type="float" office:value="1502057544.05977" calcext:value-type="float">
            <text:p>1502057544.05977</text:p>
          </table:table-cell>
          <table:table-cell office:value-type="float" office:value="0.9999809265" calcext:value-type="float">
            <text:p>0.9999809265</text:p>
          </table:table-cell>
          <table:table-cell office:value-type="float" office:value="-0.000019073486328125" calcext:value-type="float">
            <text:p>-1.907348632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20.ppm</text:p>
          </table:table-cell>
          <table:table-cell office:value-type="float" office:value="1502057545.05977" calcext:value-type="float">
            <text:p>1502057545.059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21.ppm</text:p>
          </table:table-cell>
          <table:table-cell office:value-type="float" office:value="1502057546.05978" calcext:value-type="float">
            <text:p>1502057546.05978</text:p>
          </table:table-cell>
          <table:table-cell office:value-type="float" office:value="1.0000040531" calcext:value-type="float">
            <text:p>1.0000040531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22.ppm</text:p>
          </table:table-cell>
          <table:table-cell office:value-type="float" office:value="1502057547.05977" calcext:value-type="float">
            <text:p>1502057547.05977</text:p>
          </table:table-cell>
          <table:table-cell office:value-type="float" office:value="0.9999918938" calcext:value-type="float">
            <text:p>0.9999918938</text:p>
          </table:table-cell>
          <table:table-cell office:value-type="float" office:value="-0.00000810623168945313" calcext:value-type="float">
            <text:p>-8.1062316894531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23.ppm</text:p>
          </table:table-cell>
          <table:table-cell office:value-type="float" office:value="1502057548.05973" calcext:value-type="float">
            <text:p>1502057548.05973</text:p>
          </table:table-cell>
          <table:table-cell office:value-type="float" office:value="0.999958992" calcext:value-type="float">
            <text:p>0.999958992</text:p>
          </table:table-cell>
          <table:table-cell office:value-type="float" office:value="-0.000041008" calcext:value-type="float">
            <text:p>-0.0000410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24.ppm</text:p>
          </table:table-cell>
          <table:table-cell office:value-type="float" office:value="1502057549.05969" calcext:value-type="float">
            <text:p>1502057549.05969</text:p>
          </table:table-cell>
          <table:table-cell office:value-type="float" office:value="0.9999639988" calcext:value-type="float">
            <text:p>0.9999639988</text:p>
          </table:table-cell>
          <table:table-cell office:value-type="float" office:value="-0.0000360012054443359" calcext:value-type="float">
            <text:p>-3.6001205444335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25.ppm</text:p>
          </table:table-cell>
          <table:table-cell office:value-type="float" office:value="1502057550.05977" calcext:value-type="float">
            <text:p>1502057550.05977</text:p>
          </table:table-cell>
          <table:table-cell office:value-type="float" office:value="1.0000779629" calcext:value-type="float">
            <text:p>1.0000779629</text:p>
          </table:table-cell>
          <table:table-cell office:value-type="float" office:value="0.0000779628753662109" calcext:value-type="float">
            <text:p>7.796287536621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26.ppm</text:p>
          </table:table-cell>
          <table:table-cell office:value-type="float" office:value="1502057551.05972" calcext:value-type="float">
            <text:p>1502057551.05972</text:p>
          </table:table-cell>
          <table:table-cell office:value-type="float" office:value="0.9999470711" calcext:value-type="float">
            <text:p>0.9999470711</text:p>
          </table:table-cell>
          <table:table-cell office:value-type="float" office:value="-0.0000529289245605469" calcext:value-type="float">
            <text:p>-5.292892456054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27.ppm</text:p>
          </table:table-cell>
          <table:table-cell office:value-type="float" office:value="1502057552.05975" calcext:value-type="float">
            <text:p>1502057552.05975</text:p>
          </table:table-cell>
          <table:table-cell office:value-type="float" office:value="1.0000379086" calcext:value-type="float">
            <text:p>1.0000379086</text:p>
          </table:table-cell>
          <table:table-cell office:value-type="float" office:value="0.0000379085540771484" calcext:value-type="float">
            <text:p>3.790855407714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28.ppm</text:p>
          </table:table-cell>
          <table:table-cell office:value-type="float" office:value="1502057553.05973" calcext:value-type="float">
            <text:p>1502057553.05973</text:p>
          </table:table-cell>
          <table:table-cell office:value-type="float" office:value="0.9999752045" calcext:value-type="float">
            <text:p>0.9999752045</text:p>
          </table:table-cell>
          <table:table-cell office:value-type="float" office:value="-0.0000247955322265625" calcext:value-type="float">
            <text:p>-2.47955322265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29.ppm</text:p>
          </table:table-cell>
          <table:table-cell office:value-type="float" office:value="1502057554.05968" calcext:value-type="float">
            <text:p>1502057554.05968</text:p>
          </table:table-cell>
          <table:table-cell office:value-type="float" office:value="0.9999499321" calcext:value-type="float">
            <text:p>0.9999499321</text:p>
          </table:table-cell>
          <table:table-cell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30.ppm</text:p>
          </table:table-cell>
          <table:table-cell office:value-type="float" office:value="1502057555.05979" calcext:value-type="float">
            <text:p>1502057555.05979</text:p>
          </table:table-cell>
          <table:table-cell office:value-type="float" office:value="1.0001130104" calcext:value-type="float">
            <text:p>1.0001130104</text:p>
          </table:table-cell>
          <table:table-cell office:value-type="float" office:value="0.0001130104" calcext:value-type="float">
            <text:p>0.00011301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31.ppm</text:p>
          </table:table-cell>
          <table:table-cell office:value-type="float" office:value="1502057556.05976" calcext:value-type="float">
            <text:p>1502057556.05976</text:p>
          </table:table-cell>
          <table:table-cell office:value-type="float" office:value="0.9999649525" calcext:value-type="float">
            <text:p>0.9999649525</text:p>
          </table:table-cell>
          <table:table-cell office:value-type="float" office:value="-0.0000350475311279297" calcext:value-type="float">
            <text:p>-3.504753112792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32.ppm</text:p>
          </table:table-cell>
          <table:table-cell office:value-type="float" office:value="1502057557.05971" calcext:value-type="float">
            <text:p>1502057557.05971</text:p>
          </table:table-cell>
          <table:table-cell office:value-type="float" office:value="0.9999520779" calcext:value-type="float">
            <text:p>0.9999520779</text:p>
          </table:table-cell>
          <table:table-cell office:value-type="float" office:value="-0.0000479221343994141" calcext:value-type="float">
            <text:p>-4.7922134399414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33.ppm</text:p>
          </table:table-cell>
          <table:table-cell office:value-type="float" office:value="1502057558.05981" calcext:value-type="float">
            <text:p>1502057558.05981</text:p>
          </table:table-cell>
          <table:table-cell office:value-type="float" office:value="1.0000989437" calcext:value-type="float">
            <text:p>1.0000989437</text:p>
          </table:table-cell>
          <table:table-cell office:value-type="float" office:value="0.0000989437103271484" calcext:value-type="float">
            <text:p>9.894371032714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34.ppm</text:p>
          </table:table-cell>
          <table:table-cell office:value-type="float" office:value="1502057559.05977" calcext:value-type="float">
            <text:p>1502057559.05977</text:p>
          </table:table-cell>
          <table:table-cell office:value-type="float" office:value="0.9999620914" calcext:value-type="float">
            <text:p>0.9999620914</text:p>
          </table:table-cell>
          <table:table-cell office:value-type="float" office:value="-0.0000379085540771484" calcext:value-type="float">
            <text:p>-3.790855407714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35.ppm</text:p>
          </table:table-cell>
          <table:table-cell office:value-type="float" office:value="1502057560.05972" calcext:value-type="float">
            <text:p>1502057560.05972</text:p>
          </table:table-cell>
          <table:table-cell office:value-type="float" office:value="0.9999499321" calcext:value-type="float">
            <text:p>0.9999499321</text:p>
          </table:table-cell>
          <table:table-cell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36.ppm</text:p>
          </table:table-cell>
          <table:table-cell office:value-type="float" office:value="1502057561.05975" calcext:value-type="float">
            <text:p>1502057561.05975</text:p>
          </table:table-cell>
          <table:table-cell office:value-type="float" office:value="1.0000259876" calcext:value-type="float">
            <text:p>1.0000259876</text:p>
          </table:table-cell>
          <table:table-cell office:value-type="float" office:value="0.0000259876251220703" calcext:value-type="float">
            <text:p>2.598762512207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37.ppm</text:p>
          </table:table-cell>
          <table:table-cell office:value-type="float" office:value="1502057562.05971" calcext:value-type="float">
            <text:p>1502057562.05971</text:p>
          </table:table-cell>
          <table:table-cell office:value-type="float" office:value="0.9999649525" calcext:value-type="float">
            <text:p>0.9999649525</text:p>
          </table:table-cell>
          <table:table-cell office:value-type="float" office:value="-0.0000350475311279297" calcext:value-type="float">
            <text:p>-3.504753112792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38.ppm</text:p>
          </table:table-cell>
          <table:table-cell office:value-type="float" office:value="1502057563.05966" calcext:value-type="float">
            <text:p>1502057563.05966</text:p>
          </table:table-cell>
          <table:table-cell office:value-type="float" office:value="0.9999480247" calcext:value-type="float">
            <text:p>0.9999480247</text:p>
          </table:table-cell>
          <table:table-cell office:value-type="float" office:value="-0.0000519752502441406" calcext:value-type="float">
            <text:p>-5.1975250244140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39.ppm</text:p>
          </table:table-cell>
          <table:table-cell office:value-type="float" office:value="1502057564.0597" calcext:value-type="float">
            <text:p>1502057564.0597</text:p>
          </table:table-cell>
          <table:table-cell office:value-type="float" office:value="1.0000369549" calcext:value-type="float">
            <text:p>1.0000369549</text:p>
          </table:table-cell>
          <table:table-cell office:value-type="float" office:value="0.0000369548797607422" calcext:value-type="float">
            <text:p>3.695487976074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40.ppm</text:p>
          </table:table-cell>
          <table:table-cell office:value-type="float" office:value="1502057565.05967" calcext:value-type="float">
            <text:p>1502057565.05967</text:p>
          </table:table-cell>
          <table:table-cell office:value-type="float" office:value="0.9999711514" calcext:value-type="float">
            <text:p>0.9999711514</text:p>
          </table:table-cell>
          <table:table-cell office:value-type="float" office:value="-0.0000288486480712891" calcext:value-type="float">
            <text:p>-2.8848648071289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41.ppm</text:p>
          </table:table-cell>
          <table:table-cell office:value-type="float" office:value="1502057566.05962" calcext:value-type="float">
            <text:p>1502057566.05962</text:p>
          </table:table-cell>
          <table:table-cell office:value-type="float" office:value="0.9999499321" calcext:value-type="float">
            <text:p>0.9999499321</text:p>
          </table:table-cell>
          <table:table-cell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42.ppm</text:p>
          </table:table-cell>
          <table:table-cell office:value-type="float" office:value="1502057567.05966" calcext:value-type="float">
            <text:p>1502057567.05966</text:p>
          </table:table-cell>
          <table:table-cell office:value-type="float" office:value="1.0000460148" calcext:value-type="float">
            <text:p>1.0000460148</text:p>
          </table:table-cell>
          <table:table-cell office:value-type="float" office:value="0.0000460147857666016" calcext:value-type="float">
            <text:p>4.6014785766601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43.ppm</text:p>
          </table:table-cell>
          <table:table-cell office:value-type="float" office:value="1502057568.05965" calcext:value-type="float">
            <text:p>1502057568.05965</text:p>
          </table:table-cell>
          <table:table-cell office:value-type="float" office:value="0.9999909401" calcext:value-type="float">
            <text:p>0.9999909401</text:p>
          </table:table-cell>
          <table:table-cell office:value-type="float" office:value="-0.00000905990600585938" calcext:value-type="float">
            <text:p>-9.0599060058593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44.ppm</text:p>
          </table:table-cell>
          <table:table-cell office:value-type="float" office:value="1502057569.0596" calcext:value-type="float">
            <text:p>1502057569.0596</text:p>
          </table:table-cell>
          <table:table-cell office:value-type="float" office:value="0.9999449253" calcext:value-type="float">
            <text:p>0.9999449253</text:p>
          </table:table-cell>
          <table:table-cell office:value-type="float" office:value="-0.0000550746917724609" calcext:value-type="float">
            <text:p>-5.50746917724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45.ppm</text:p>
          </table:table-cell>
          <table:table-cell office:value-type="float" office:value="1502057570.05966" calcext:value-type="float">
            <text:p>1502057570.05966</text:p>
          </table:table-cell>
          <table:table-cell office:value-type="float" office:value="1.000056982" calcext:value-type="float">
            <text:p>1.000056982</text:p>
          </table:table-cell>
          <table:table-cell office:value-type="float" office:value="0.000056982" calcext:value-type="float">
            <text:p>0.0000569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46.ppm</text:p>
          </table:table-cell>
          <table:table-cell office:value-type="float" office:value="1502057571.05964" calcext:value-type="float">
            <text:p>1502057571.05964</text:p>
          </table:table-cell>
          <table:table-cell office:value-type="float" office:value="0.9999802113" calcext:value-type="float">
            <text:p>0.9999802113</text:p>
          </table:table-cell>
          <table:table-cell office:value-type="float" office:value="-0.0000197887420654297" calcext:value-type="float">
            <text:p>-1.978874206542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47.ppm</text:p>
          </table:table-cell>
          <table:table-cell office:value-type="float" office:value="1502057572.05957" calcext:value-type="float">
            <text:p>1502057572.05957</text:p>
          </table:table-cell>
          <table:table-cell office:value-type="float" office:value="0.9999349117" calcext:value-type="float">
            <text:p>0.9999349117</text:p>
          </table:table-cell>
          <table:table-cell office:value-type="float" office:value="-0.0000650882720947266" calcext:value-type="float">
            <text:p>-6.50882720947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48.ppm</text:p>
          </table:table-cell>
          <table:table-cell office:value-type="float" office:value="1502057573.05962" calcext:value-type="float">
            <text:p>1502057573.05962</text:p>
          </table:table-cell>
          <table:table-cell office:value-type="float" office:value="1.0000519753" calcext:value-type="float">
            <text:p>1.0000519753</text:p>
          </table:table-cell>
          <table:table-cell office:value-type="float" office:value="0.0000519752502441406" calcext:value-type="float">
            <text:p>5.1975250244140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49.ppm</text:p>
          </table:table-cell>
          <table:table-cell office:value-type="float" office:value="1502057574.05963" calcext:value-type="float">
            <text:p>1502057574.05963</text:p>
          </table:table-cell>
          <table:table-cell office:value-type="float" office:value="1.0000109673" calcext:value-type="float">
            <text:p>1.0000109673</text:p>
          </table:table-cell>
          <table:table-cell office:value-type="float" office:value="0.0000109672546386719" calcext:value-type="float">
            <text:p>1.096725463867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50.ppm</text:p>
          </table:table-cell>
          <table:table-cell office:value-type="float" office:value="1502057575.05957" calcext:value-type="float">
            <text:p>1502057575.05957</text:p>
          </table:table-cell>
          <table:table-cell office:value-type="float" office:value="0.9999339581" calcext:value-type="float">
            <text:p>0.9999339581</text:p>
          </table:table-cell>
          <table:table-cell office:value-type="float" office:value="-0.0000660419464111328" calcext:value-type="float">
            <text:p>-6.6041946411132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51.ppm</text:p>
          </table:table-cell>
          <table:table-cell office:value-type="float" office:value="1502057576.05964" calcext:value-type="float">
            <text:p>1502057576.05964</text:p>
          </table:table-cell>
          <table:table-cell office:value-type="float" office:value="1.0000691414" calcext:value-type="float">
            <text:p>1.0000691414</text:p>
          </table:table-cell>
          <table:table-cell office:value-type="float" office:value="0.0000691413879394531" calcext:value-type="float">
            <text:p>6.9141387939453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52.ppm</text:p>
          </table:table-cell>
          <table:table-cell office:value-type="float" office:value="1502057577.05958" calcext:value-type="float">
            <text:p>1502057577.05958</text:p>
          </table:table-cell>
          <table:table-cell office:value-type="float" office:value="0.9999380112" calcext:value-type="float">
            <text:p>0.9999380112</text:p>
          </table:table-cell>
          <table:table-cell office:value-type="float" office:value="-0.0000619888305664062" calcext:value-type="float">
            <text:p>-6.198883056640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53.ppm</text:p>
          </table:table-cell>
          <table:table-cell office:value-type="float" office:value="1502057578.05951" calcext:value-type="float">
            <text:p>1502057578.05951</text:p>
          </table:table-cell>
          <table:table-cell office:value-type="float" office:value="0.9999368191" calcext:value-type="float">
            <text:p>0.9999368191</text:p>
          </table:table-cell>
          <table:table-cell office:value-type="float" office:value="-0.0000631809234619141" calcext:value-type="float">
            <text:p>-6.3180923461914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54.ppm</text:p>
          </table:table-cell>
          <table:table-cell office:value-type="float" office:value="1502057579.0596" calcext:value-type="float">
            <text:p>1502057579.0596</text:p>
          </table:table-cell>
          <table:table-cell office:value-type="float" office:value="1.0000882149" calcext:value-type="float">
            <text:p>1.0000882149</text:p>
          </table:table-cell>
          <table:table-cell office:value-type="float" office:value="0.0000882148742675781" calcext:value-type="float">
            <text:p>8.821487426757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55.ppm</text:p>
          </table:table-cell>
          <table:table-cell office:value-type="float" office:value="1502057580.05962" calcext:value-type="float">
            <text:p>1502057580.05962</text:p>
          </table:table-cell>
          <table:table-cell office:value-type="float" office:value="1.0000228882" calcext:value-type="float">
            <text:p>1.0000228882</text:p>
          </table:table-cell>
          <table:table-cell office:value-type="float" office:value="0.00002288818359375" calcext:value-type="float">
            <text:p>2.2888183593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56.ppm</text:p>
          </table:table-cell>
          <table:table-cell office:value-type="float" office:value="1502057581.0596" calcext:value-type="float">
            <text:p>1502057581.0596</text:p>
          </table:table-cell>
          <table:table-cell office:value-type="float" office:value="0.9999790192" calcext:value-type="float">
            <text:p>0.9999790192</text:p>
          </table:table-cell>
          <table:table-cell office:value-type="float" office:value="-0.0000209808349609375" calcext:value-type="float">
            <text:p>-2.098083496093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57.ppm</text:p>
          </table:table-cell>
          <table:table-cell office:value-type="float" office:value="1502057582.05962" calcext:value-type="float">
            <text:p>1502057582.05962</text:p>
          </table:table-cell>
          <table:table-cell office:value-type="float" office:value="1.0000169277" calcext:value-type="float">
            <text:p>1.0000169277</text:p>
          </table:table-cell>
          <table:table-cell office:value-type="float" office:value="0.0000169277191162109" calcext:value-type="float">
            <text:p>1.692771911621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58.ppm</text:p>
          </table:table-cell>
          <table:table-cell office:value-type="float" office:value="1502057583.05959" calcext:value-type="float">
            <text:p>1502057583.05959</text:p>
          </table:table-cell>
          <table:table-cell office:value-type="float" office:value="0.999974966" calcext:value-type="float">
            <text:p>0.999974966</text:p>
          </table:table-cell>
          <table:table-cell office:value-type="float" office:value="-0.000025034" calcext:value-type="float">
            <text:p>-0.000025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59.ppm</text:p>
          </table:table-cell>
          <table:table-cell office:value-type="float" office:value="1502057584.0596" calcext:value-type="float">
            <text:p>1502057584.0596</text:p>
          </table:table-cell>
          <table:table-cell office:value-type="float" office:value="1.0000040531" calcext:value-type="float">
            <text:p>1.0000040531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60.ppm</text:p>
          </table:table-cell>
          <table:table-cell office:value-type="float" office:value="1502057585.05958" calcext:value-type="float">
            <text:p>1502057585.05958</text:p>
          </table:table-cell>
          <table:table-cell office:value-type="float" office:value="0.9999771118" calcext:value-type="float">
            <text:p>0.9999771118</text:p>
          </table:table-cell>
          <table:table-cell office:value-type="float" office:value="-0.00002288818359375" calcext:value-type="float">
            <text:p>-2.2888183593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61.ppm</text:p>
          </table:table-cell>
          <table:table-cell office:value-type="float" office:value="1502057586.05959" calcext:value-type="float">
            <text:p>1502057586.05959</text:p>
          </table:table-cell>
          <table:table-cell office:value-type="float" office:value="1.0000119209" calcext:value-type="float">
            <text:p>1.0000119209</text:p>
          </table:table-cell>
          <table:table-cell office:value-type="float" office:value="0.0000119209289550781" calcext:value-type="float">
            <text:p>1.192092895507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62.ppm</text:p>
          </table:table-cell>
          <table:table-cell office:value-type="float" office:value="1502057587.05959" calcext:value-type="float">
            <text:p>1502057587.059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63.ppm</text:p>
          </table:table-cell>
          <table:table-cell office:value-type="float" office:value="1502057588.05959" calcext:value-type="float">
            <text:p>1502057588.05959</text:p>
          </table:table-cell>
          <table:table-cell office:value-type="float" office:value="0.9999990463" calcext:value-type="float">
            <text:p>0.9999990463</text:p>
          </table:table-cell>
          <table:table-cell office:value-type="float" office:value="-0.00000095367431640625" calcext:value-type="float">
            <text:p>-9.5367431640625E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64.ppm</text:p>
          </table:table-cell>
          <table:table-cell office:value-type="float" office:value="1502057589.05959" calcext:value-type="float">
            <text:p>1502057589.05959</text:p>
          </table:table-cell>
          <table:table-cell office:value-type="float" office:value="1.0000009537" calcext:value-type="float">
            <text:p>1.0000009537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65.ppm</text:p>
          </table:table-cell>
          <table:table-cell office:value-type="float" office:value="1502057590.0596" calcext:value-type="float">
            <text:p>1502057590.0596</text:p>
          </table:table-cell>
          <table:table-cell office:value-type="float" office:value="1.0000090599" calcext:value-type="float">
            <text:p>1.0000090599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66.ppm</text:p>
          </table:table-cell>
          <table:table-cell office:value-type="float" office:value="1502057591.05957" calcext:value-type="float">
            <text:p>1502057591.05957</text:p>
          </table:table-cell>
          <table:table-cell office:value-type="float" office:value="0.9999768734" calcext:value-type="float">
            <text:p>0.9999768734</text:p>
          </table:table-cell>
          <table:table-cell office:value-type="float" office:value="-0.0000231266021728516" calcext:value-type="float">
            <text:p>-2.3126602172851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67.ppm</text:p>
          </table:table-cell>
          <table:table-cell office:value-type="float" office:value="1502057592.05954" calcext:value-type="float">
            <text:p>1502057592.05954</text:p>
          </table:table-cell>
          <table:table-cell office:value-type="float" office:value="0.9999670982" calcext:value-type="float">
            <text:p>0.9999670982</text:p>
          </table:table-cell>
          <table:table-cell office:value-type="float" office:value="-0.0000329017639160156" calcext:value-type="float">
            <text:p>-3.290176391601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68.ppm</text:p>
          </table:table-cell>
          <table:table-cell office:value-type="float" office:value="1502057593.05957" calcext:value-type="float">
            <text:p>1502057593.05957</text:p>
          </table:table-cell>
          <table:table-cell office:value-type="float" office:value="1.0000338554" calcext:value-type="float">
            <text:p>1.0000338554</text:p>
          </table:table-cell>
          <table:table-cell office:value-type="float" office:value="0.0000338554382324219" calcext:value-type="float">
            <text:p>3.385543823242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69.ppm</text:p>
          </table:table-cell>
          <table:table-cell office:value-type="float" office:value="1502057594.05957" calcext:value-type="float">
            <text:p>1502057594.05957</text:p>
          </table:table-cell>
          <table:table-cell office:value-type="float" office:value="0.9999940395" calcext:value-type="float">
            <text:p>0.9999940395</text:p>
          </table:table-cell>
          <table:table-cell office:value-type="float" office:value="-0.00000596046447753906" calcext:value-type="float">
            <text:p>-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70.ppm</text:p>
          </table:table-cell>
          <table:table-cell office:value-type="float" office:value="1502057595.05954" calcext:value-type="float">
            <text:p>1502057595.05954</text:p>
          </table:table-cell>
          <table:table-cell office:value-type="float" office:value="0.9999711514" calcext:value-type="float">
            <text:p>0.9999711514</text:p>
          </table:table-cell>
          <table:table-cell office:value-type="float" office:value="-0.0000288486480712891" calcext:value-type="float">
            <text:p>-2.8848648071289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71.ppm</text:p>
          </table:table-cell>
          <table:table-cell office:value-type="float" office:value="1502057596.05953" calcext:value-type="float">
            <text:p>1502057596.05953</text:p>
          </table:table-cell>
          <table:table-cell office:value-type="float" office:value="0.9999940395" calcext:value-type="float">
            <text:p>0.9999940395</text:p>
          </table:table-cell>
          <table:table-cell office:value-type="float" office:value="-0.00000596046447753906" calcext:value-type="float">
            <text:p>-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72.ppm</text:p>
          </table:table-cell>
          <table:table-cell office:value-type="float" office:value="1502057597.05952" calcext:value-type="float">
            <text:p>1502057597.05952</text:p>
          </table:table-cell>
          <table:table-cell office:value-type="float" office:value="0.9999909401" calcext:value-type="float">
            <text:p>0.9999909401</text:p>
          </table:table-cell>
          <table:table-cell office:value-type="float" office:value="-0.00000905990600585938" calcext:value-type="float">
            <text:p>-9.0599060058593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73.ppm</text:p>
          </table:table-cell>
          <table:table-cell office:value-type="float" office:value="1502057598.05955" calcext:value-type="float">
            <text:p>1502057598.05955</text:p>
          </table:table-cell>
          <table:table-cell office:value-type="float" office:value="1.0000219345" calcext:value-type="float">
            <text:p>1.0000219345</text:p>
          </table:table-cell>
          <table:table-cell office:value-type="float" office:value="0.0000219345092773437" calcext:value-type="float">
            <text:p>2.193450927734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74.ppm</text:p>
          </table:table-cell>
          <table:table-cell office:value-type="float" office:value="1502057599.05952" calcext:value-type="float">
            <text:p>1502057599.05952</text:p>
          </table:table-cell>
          <table:table-cell office:value-type="float" office:value="0.9999759197" calcext:value-type="float">
            <text:p>0.9999759197</text:p>
          </table:table-cell>
          <table:table-cell office:value-type="float" office:value="-0.0000240802764892578" calcext:value-type="float">
            <text:p>-2.408027648925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75.ppm</text:p>
          </table:table-cell>
          <table:table-cell office:value-type="float" office:value="1502057600.05951" calcext:value-type="float">
            <text:p>1502057600.05951</text:p>
          </table:table-cell>
          <table:table-cell office:value-type="float" office:value="0.9999899864" calcext:value-type="float">
            <text:p>0.9999899864</text:p>
          </table:table-cell>
          <table:table-cell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76.ppm</text:p>
          </table:table-cell>
          <table:table-cell office:value-type="float" office:value="1502057601.05951" calcext:value-type="float">
            <text:p>1502057601.05951</text:p>
          </table:table-cell>
          <table:table-cell office:value-type="float" office:value="0.9999990463" calcext:value-type="float">
            <text:p>0.9999990463</text:p>
          </table:table-cell>
          <table:table-cell office:value-type="float" office:value="-0.00000095367431640625" calcext:value-type="float">
            <text:p>-9.5367431640625E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77.ppm</text:p>
          </table:table-cell>
          <table:table-cell office:value-type="float" office:value="1502057602.05952" calcext:value-type="float">
            <text:p>1502057602.05952</text:p>
          </table:table-cell>
          <table:table-cell office:value-type="float" office:value="1.0000059605" calcext:value-type="float">
            <text:p>1.0000059605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78.ppm</text:p>
          </table:table-cell>
          <table:table-cell office:value-type="float" office:value="1502057603.0595" calcext:value-type="float">
            <text:p>1502057603.0595</text:p>
          </table:table-cell>
          <table:table-cell office:value-type="float" office:value="0.999984026" calcext:value-type="float">
            <text:p>0.999984026</text:p>
          </table:table-cell>
          <table:table-cell office:value-type="float" office:value="-0.000015974" calcext:value-type="float">
            <text:p>-0.0000159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79.ppm</text:p>
          </table:table-cell>
          <table:table-cell office:value-type="float" office:value="1502057604.05952" calcext:value-type="float">
            <text:p>1502057604.05952</text:p>
          </table:table-cell>
          <table:table-cell office:value-type="float" office:value="1.0000190735" calcext:value-type="float">
            <text:p>1.0000190735</text:p>
          </table:table-cell>
          <table:table-cell office:value-type="float" office:value="0.000019073486328125" calcext:value-type="float">
            <text:p>1.907348632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80.ppm</text:p>
          </table:table-cell>
          <table:table-cell office:value-type="float" office:value="1502057605.05949" calcext:value-type="float">
            <text:p>1502057605.05949</text:p>
          </table:table-cell>
          <table:table-cell office:value-type="float" office:value="0.9999680519" calcext:value-type="float">
            <text:p>0.9999680519</text:p>
          </table:table-cell>
          <table:table-cell office:value-type="float" office:value="-0.0000319480895996094" calcext:value-type="float">
            <text:p>-3.194808959960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81.ppm</text:p>
          </table:table-cell>
          <table:table-cell office:value-type="float" office:value="1502057606.05949" calcext:value-type="float">
            <text:p>1502057606.05949</text:p>
          </table:table-cell>
          <table:table-cell office:value-type="float" office:value="0.9999969006" calcext:value-type="float">
            <text:p>0.9999969006</text:p>
          </table:table-cell>
          <table:table-cell office:value-type="float" office:value="-0.00000309944152832031" calcext:value-type="float">
            <text:p>-3.099441528320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82.ppm</text:p>
          </table:table-cell>
          <table:table-cell office:value-type="float" office:value="1502057607.05949" calcext:value-type="float">
            <text:p>1502057607.05949</text:p>
          </table:table-cell>
          <table:table-cell office:value-type="float" office:value="1.0000021458" calcext:value-type="float">
            <text:p>1.0000021458</text:p>
          </table:table-cell>
          <table:table-cell office:value-type="float" office:value="0.00000214576721191406" calcext:value-type="float">
            <text:p>2.145767211914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83.ppm</text:p>
          </table:table-cell>
          <table:table-cell office:value-type="float" office:value="1502057608.05949" calcext:value-type="float">
            <text:p>1502057608.05949</text:p>
          </table:table-cell>
          <table:table-cell office:value-type="float" office:value="1.0000059605" calcext:value-type="float">
            <text:p>1.0000059605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84.ppm</text:p>
          </table:table-cell>
          <table:table-cell office:value-type="float" office:value="1502057609.05947" calcext:value-type="float">
            <text:p>1502057609.05947</text:p>
          </table:table-cell>
          <table:table-cell office:value-type="float" office:value="0.9999759197" calcext:value-type="float">
            <text:p>0.9999759197</text:p>
          </table:table-cell>
          <table:table-cell office:value-type="float" office:value="-0.0000240802764892578" calcext:value-type="float">
            <text:p>-2.408027648925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85.ppm</text:p>
          </table:table-cell>
          <table:table-cell office:value-type="float" office:value="1502057610.05948" calcext:value-type="float">
            <text:p>1502057610.05948</text:p>
          </table:table-cell>
          <table:table-cell office:value-type="float" office:value="1.0000119209" calcext:value-type="float">
            <text:p>1.0000119209</text:p>
          </table:table-cell>
          <table:table-cell office:value-type="float" office:value="0.0000119209289550781" calcext:value-type="float">
            <text:p>1.192092895507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86.ppm</text:p>
          </table:table-cell>
          <table:table-cell office:value-type="float" office:value="1502057611.05948" calcext:value-type="float">
            <text:p>1502057611.05948</text:p>
          </table:table-cell>
          <table:table-cell office:value-type="float" office:value="0.999997139" calcext:value-type="float">
            <text:p>0.999997139</text:p>
          </table:table-cell>
          <table:table-cell office:value-type="float" office:value="-0.000002861" calcext:value-type="float">
            <text:p>-0.0000028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87.ppm</text:p>
          </table:table-cell>
          <table:table-cell office:value-type="float" office:value="1502057612.05948" calcext:value-type="float">
            <text:p>1502057612.05948</text:p>
          </table:table-cell>
          <table:table-cell office:value-type="float" office:value="1.0000009537" calcext:value-type="float">
            <text:p>1.0000009537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88.ppm</text:p>
          </table:table-cell>
          <table:table-cell office:value-type="float" office:value="1502057613.05943" calcext:value-type="float">
            <text:p>1502057613.05943</text:p>
          </table:table-cell>
          <table:table-cell office:value-type="float" office:value="0.9999499321" calcext:value-type="float">
            <text:p>0.9999499321</text:p>
          </table:table-cell>
          <table:table-cell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89.ppm</text:p>
          </table:table-cell>
          <table:table-cell office:value-type="float" office:value="1502057614.05951" calcext:value-type="float">
            <text:p>1502057614.05951</text:p>
          </table:table-cell>
          <table:table-cell office:value-type="float" office:value="1.0000779629" calcext:value-type="float">
            <text:p>1.0000779629</text:p>
          </table:table-cell>
          <table:table-cell office:value-type="float" office:value="0.0000779628753662109" calcext:value-type="float">
            <text:p>7.796287536621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90.ppm</text:p>
          </table:table-cell>
          <table:table-cell office:value-type="float" office:value="1502057615.0595" calcext:value-type="float">
            <text:p>1502057615.0595</text:p>
          </table:table-cell>
          <table:table-cell office:value-type="float" office:value="0.9999911785" calcext:value-type="float">
            <text:p>0.9999911785</text:p>
          </table:table-cell>
          <table:table-cell office:value-type="float" office:value="-0.00000882148742675781" calcext:value-type="float">
            <text:p>-8.821487426757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91.ppm</text:p>
          </table:table-cell>
          <table:table-cell office:value-type="float" office:value="1502057616.05945" calcext:value-type="float">
            <text:p>1502057616.05945</text:p>
          </table:table-cell>
          <table:table-cell office:value-type="float" office:value="0.9999508858" calcext:value-type="float">
            <text:p>0.9999508858</text:p>
          </table:table-cell>
          <table:table-cell office:value-type="float" office:value="-0.0000491142272949219" calcext:value-type="float">
            <text:p>-4.911422729492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92.ppm</text:p>
          </table:table-cell>
          <table:table-cell office:value-type="float" office:value="1502057617.05951" calcext:value-type="float">
            <text:p>1502057617.05951</text:p>
          </table:table-cell>
          <table:table-cell office:value-type="float" office:value="1.0000600815" calcext:value-type="float">
            <text:p>1.0000600815</text:p>
          </table:table-cell>
          <table:table-cell office:value-type="float" office:value="0.0000600814819335937" calcext:value-type="float">
            <text:p>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93.ppm</text:p>
          </table:table-cell>
          <table:table-cell office:value-type="float" office:value="1502057618.05947" calcext:value-type="float">
            <text:p>1502057618.05947</text:p>
          </table:table-cell>
          <table:table-cell office:value-type="float" office:value="0.9999580383" calcext:value-type="float">
            <text:p>0.9999580383</text:p>
          </table:table-cell>
          <table:table-cell office:value-type="float" office:value="-0.000041961669921875" calcext:value-type="float">
            <text:p>-4.19616699218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94.ppm</text:p>
          </table:table-cell>
          <table:table-cell office:value-type="float" office:value="1502057619.05947" calcext:value-type="float">
            <text:p>1502057619.05947</text:p>
          </table:table-cell>
          <table:table-cell office:value-type="float" office:value="0.9999978542" calcext:value-type="float">
            <text:p>0.9999978542</text:p>
          </table:table-cell>
          <table:table-cell office:value-type="float" office:value="-0.00000214576721191406" calcext:value-type="float">
            <text:p>-2.145767211914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95.ppm</text:p>
          </table:table-cell>
          <table:table-cell office:value-type="float" office:value="1502057620.0595" calcext:value-type="float">
            <text:p>1502057620.0595</text:p>
          </table:table-cell>
          <table:table-cell office:value-type="float" office:value="1.0000331402" calcext:value-type="float">
            <text:p>1.0000331402</text:p>
          </table:table-cell>
          <table:table-cell office:value-type="float" office:value="0.0000331401824951172" calcext:value-type="float">
            <text:p>3.3140182495117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96.ppm</text:p>
          </table:table-cell>
          <table:table-cell office:value-type="float" office:value="1502057621.05945" calcext:value-type="float">
            <text:p>1502057621.05945</text:p>
          </table:table-cell>
          <table:table-cell office:value-type="float" office:value="0.9999499321" calcext:value-type="float">
            <text:p>0.9999499321</text:p>
          </table:table-cell>
          <table:table-cell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97.ppm</text:p>
          </table:table-cell>
          <table:table-cell office:value-type="float" office:value="1502057622.05943" calcext:value-type="float">
            <text:p>1502057622.05943</text:p>
          </table:table-cell>
          <table:table-cell office:value-type="float" office:value="0.9999830723" calcext:value-type="float">
            <text:p>0.9999830723</text:p>
          </table:table-cell>
          <table:table-cell office:value-type="float" office:value="-0.0000169277191162109" calcext:value-type="float">
            <text:p>-1.692771911621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98.ppm</text:p>
          </table:table-cell>
          <table:table-cell office:value-type="float" office:value="1502057623.05945" calcext:value-type="float">
            <text:p>1502057623.05945</text:p>
          </table:table-cell>
          <table:table-cell office:value-type="float" office:value="1.0000188351" calcext:value-type="float">
            <text:p>1.0000188351</text:p>
          </table:table-cell>
          <table:table-cell office:value-type="float" office:value="0.0000188350677490234" calcext:value-type="float">
            <text:p>1.8835067749023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99.ppm</text:p>
          </table:table-cell>
          <table:table-cell office:value-type="float" office:value="1502057624.05943" calcext:value-type="float">
            <text:p>1502057624.05943</text:p>
          </table:table-cell>
          <table:table-cell office:value-type="float" office:value="0.9999790192" calcext:value-type="float">
            <text:p>0.9999790192</text:p>
          </table:table-cell>
          <table:table-cell office:value-type="float" office:value="-0.0000209808349609375" calcext:value-type="float">
            <text:p>-2.098083496093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00.ppm</text:p>
          </table:table-cell>
          <table:table-cell office:value-type="float" office:value="1502057625.05941" calcext:value-type="float">
            <text:p>1502057625.05941</text:p>
          </table:table-cell>
          <table:table-cell office:value-type="float" office:value="0.9999799728" calcext:value-type="float">
            <text:p>0.9999799728</text:p>
          </table:table-cell>
          <table:table-cell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01.ppm</text:p>
          </table:table-cell>
          <table:table-cell office:value-type="float" office:value="1502057626.05937" calcext:value-type="float">
            <text:p>1502057626.05937</text:p>
          </table:table-cell>
          <table:table-cell office:value-type="float" office:value="0.9999639988" calcext:value-type="float">
            <text:p>0.9999639988</text:p>
          </table:table-cell>
          <table:table-cell office:value-type="float" office:value="-0.0000360012054443359" calcext:value-type="float">
            <text:p>-3.6001205444335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02.ppm</text:p>
          </table:table-cell>
          <table:table-cell office:value-type="float" office:value="1502057627.0594" calcext:value-type="float">
            <text:p>1502057627.0594</text:p>
          </table:table-cell>
          <table:table-cell office:value-type="float" office:value="1.0000221729" calcext:value-type="float">
            <text:p>1.0000221729</text:p>
          </table:table-cell>
          <table:table-cell office:value-type="float" office:value="0.0000221729278564453" calcext:value-type="float">
            <text:p>2.217292785644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03.ppm</text:p>
          </table:table-cell>
          <table:table-cell office:value-type="float" office:value="1502057628.05942" calcext:value-type="float">
            <text:p>1502057628.05942</text:p>
          </table:table-cell>
          <table:table-cell office:value-type="float" office:value="1.0000288486" calcext:value-type="float">
            <text:p>1.0000288486</text:p>
          </table:table-cell>
          <table:table-cell office:value-type="float" office:value="0.0000288486480712891" calcext:value-type="float">
            <text:p>2.8848648071289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04.ppm</text:p>
          </table:table-cell>
          <table:table-cell office:value-type="float" office:value="1502057629.05937" calcext:value-type="float">
            <text:p>1502057629.05937</text:p>
          </table:table-cell>
          <table:table-cell office:value-type="float" office:value="0.9999461174" calcext:value-type="float">
            <text:p>0.9999461174</text:p>
          </table:table-cell>
          <table:table-cell office:value-type="float" office:value="-0.0000538825988769531" calcext:value-type="float">
            <text:p>-5.3882598876953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05.ppm</text:p>
          </table:table-cell>
          <table:table-cell office:value-type="float" office:value="1502057630.05937" calcext:value-type="float">
            <text:p>1502057630.05937</text:p>
          </table:table-cell>
          <table:table-cell office:value-type="float" office:value="0.9999978542" calcext:value-type="float">
            <text:p>0.9999978542</text:p>
          </table:table-cell>
          <table:table-cell office:value-type="float" office:value="-0.00000214576721191406" calcext:value-type="float">
            <text:p>-2.145767211914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06.ppm</text:p>
          </table:table-cell>
          <table:table-cell office:value-type="float" office:value="1502057631.05937" calcext:value-type="float">
            <text:p>1502057631.05937</text:p>
          </table:table-cell>
          <table:table-cell office:value-type="float" office:value="1.0000030994" calcext:value-type="float">
            <text:p>1.0000030994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07.ppm</text:p>
          </table:table-cell>
          <table:table-cell office:value-type="float" office:value="1502057632.05932" calcext:value-type="float">
            <text:p>1502057632.05932</text:p>
          </table:table-cell>
          <table:table-cell office:value-type="float" office:value="0.9999480247" calcext:value-type="float">
            <text:p>0.9999480247</text:p>
          </table:table-cell>
          <table:table-cell office:value-type="float" office:value="-0.0000519752502441406" calcext:value-type="float">
            <text:p>-5.1975250244140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08.ppm</text:p>
          </table:table-cell>
          <table:table-cell office:value-type="float" office:value="1502057633.05936" calcext:value-type="float">
            <text:p>1502057633.05936</text:p>
          </table:table-cell>
          <table:table-cell office:value-type="float" office:value="1.0000429153" calcext:value-type="float">
            <text:p>1.0000429153</text:p>
          </table:table-cell>
          <table:table-cell office:value-type="float" office:value="0.0000429153442382813" calcext:value-type="float">
            <text:p>4.2915344238281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09.ppm</text:p>
          </table:table-cell>
          <table:table-cell office:value-type="float" office:value="1502057634.0593" calcext:value-type="float">
            <text:p>1502057634.0593</text:p>
          </table:table-cell>
          <table:table-cell office:value-type="float" office:value="0.9999370575" calcext:value-type="float">
            <text:p>0.9999370575</text:p>
          </table:table-cell>
          <table:table-cell office:value-type="float" office:value="-0.0000629425048828125" calcext:value-type="float">
            <text:p>-6.2942504882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10.ppm</text:p>
          </table:table-cell>
          <table:table-cell office:value-type="float" office:value="1502057635.05925" calcext:value-type="float">
            <text:p>1502057635.05925</text:p>
          </table:table-cell>
          <table:table-cell office:value-type="float" office:value="0.9999470711" calcext:value-type="float">
            <text:p>0.9999470711</text:p>
          </table:table-cell>
          <table:table-cell office:value-type="float" office:value="-0.0000529289245605469" calcext:value-type="float">
            <text:p>-5.292892456054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11.ppm</text:p>
          </table:table-cell>
          <table:table-cell office:value-type="float" office:value="1502057636.05933" calcext:value-type="float">
            <text:p>1502057636.05933</text:p>
          </table:table-cell>
          <table:table-cell office:value-type="float" office:value="1.0000879765" calcext:value-type="float">
            <text:p>1.0000879765</text:p>
          </table:table-cell>
          <table:table-cell office:value-type="float" office:value="0.0000879764556884766" calcext:value-type="float">
            <text:p>8.797645568847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12.ppm</text:p>
          </table:table-cell>
          <table:table-cell office:value-type="float" office:value="1502057637.05932" calcext:value-type="float">
            <text:p>1502057637.05932</text:p>
          </table:table-cell>
          <table:table-cell office:value-type="float" office:value="0.999986887" calcext:value-type="float">
            <text:p>0.999986887</text:p>
          </table:table-cell>
          <table:table-cell office:value-type="float" office:value="-0.000013113" calcext:value-type="float">
            <text:p>-0.0000131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13.ppm</text:p>
          </table:table-cell>
          <table:table-cell office:value-type="float" office:value="1502057638.05927" calcext:value-type="float">
            <text:p>1502057638.05927</text:p>
          </table:table-cell>
          <table:table-cell office:value-type="float" office:value="0.9999511242" calcext:value-type="float">
            <text:p>0.9999511242</text:p>
          </table:table-cell>
          <table:table-cell office:value-type="float" office:value="-0.0000488758087158203" calcext:value-type="float">
            <text:p>-4.887580871582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14.ppm</text:p>
          </table:table-cell>
          <table:table-cell office:value-type="float" office:value="1502057639.05936" calcext:value-type="float">
            <text:p>1502057639.05936</text:p>
          </table:table-cell>
          <table:table-cell office:value-type="float" office:value="1.0000829697" calcext:value-type="float">
            <text:p>1.0000829697</text:p>
          </table:table-cell>
          <table:table-cell office:value-type="float" office:value="0.0000829696655273438" calcext:value-type="float">
            <text:p>8.2969665527343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15.ppm</text:p>
          </table:table-cell>
          <table:table-cell office:value-type="float" office:value="1502057640.05934" calcext:value-type="float">
            <text:p>1502057640.05934</text:p>
          </table:table-cell>
          <table:table-cell office:value-type="float" office:value="0.9999830723" calcext:value-type="float">
            <text:p>0.9999830723</text:p>
          </table:table-cell>
          <table:table-cell office:value-type="float" office:value="-0.0000169277191162109" calcext:value-type="float">
            <text:p>-1.692771911621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16.ppm</text:p>
          </table:table-cell>
          <table:table-cell office:value-type="float" office:value="1502057641.05929" calcext:value-type="float">
            <text:p>1502057641.05929</text:p>
          </table:table-cell>
          <table:table-cell office:value-type="float" office:value="0.9999489784" calcext:value-type="float">
            <text:p>0.9999489784</text:p>
          </table:table-cell>
          <table:table-cell office:value-type="float" office:value="-0.0000510215759277344" calcext:value-type="float">
            <text:p>-5.102157592773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17.ppm</text:p>
          </table:table-cell>
          <table:table-cell office:value-type="float" office:value="1502057642.05933" calcext:value-type="float">
            <text:p>1502057642.05933</text:p>
          </table:table-cell>
          <table:table-cell office:value-type="float" office:value="1.0000419617" calcext:value-type="float">
            <text:p>1.0000419617</text:p>
          </table:table-cell>
          <table:table-cell office:value-type="float" office:value="0.000041961669921875" calcext:value-type="float">
            <text:p>4.19616699218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18.ppm</text:p>
          </table:table-cell>
          <table:table-cell office:value-type="float" office:value="1502057643.05932" calcext:value-type="float">
            <text:p>1502057643.05932</text:p>
          </table:table-cell>
          <table:table-cell office:value-type="float" office:value="0.9999899864" calcext:value-type="float">
            <text:p>0.9999899864</text:p>
          </table:table-cell>
          <table:table-cell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19.ppm</text:p>
          </table:table-cell>
          <table:table-cell office:value-type="float" office:value="1502057644.05926" calcext:value-type="float">
            <text:p>1502057644.05926</text:p>
          </table:table-cell>
          <table:table-cell office:value-type="float" office:value="0.9999449253" calcext:value-type="float">
            <text:p>0.9999449253</text:p>
          </table:table-cell>
          <table:table-cell office:value-type="float" office:value="-0.0000550746917724609" calcext:value-type="float">
            <text:p>-5.50746917724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20.ppm</text:p>
          </table:table-cell>
          <table:table-cell office:value-type="float" office:value="1502057645.05932" calcext:value-type="float">
            <text:p>1502057645.05932</text:p>
          </table:table-cell>
          <table:table-cell office:value-type="float" office:value="1.0000519753" calcext:value-type="float">
            <text:p>1.0000519753</text:p>
          </table:table-cell>
          <table:table-cell office:value-type="float" office:value="0.0000519752502441406" calcext:value-type="float">
            <text:p>5.1975250244140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21.ppm</text:p>
          </table:table-cell>
          <table:table-cell office:value-type="float" office:value="1502057646.05931" calcext:value-type="float">
            <text:p>1502057646.05931</text:p>
          </table:table-cell>
          <table:table-cell office:value-type="float" office:value="0.9999921322" calcext:value-type="float">
            <text:p>0.9999921322</text:p>
          </table:table-cell>
          <table:table-cell office:value-type="float" office:value="-0.00000786781311035156" calcext:value-type="float">
            <text:p>-7.867813110351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22.ppm</text:p>
          </table:table-cell>
          <table:table-cell office:value-type="float" office:value="1502057647.05926" calcext:value-type="float">
            <text:p>1502057647.05926</text:p>
          </table:table-cell>
          <table:table-cell office:value-type="float" office:value="0.9999508858" calcext:value-type="float">
            <text:p>0.9999508858</text:p>
          </table:table-cell>
          <table:table-cell office:value-type="float" office:value="-0.0000491142272949219" calcext:value-type="float">
            <text:p>-4.911422729492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23.ppm</text:p>
          </table:table-cell>
          <table:table-cell office:value-type="float" office:value="1502057648.0592" calcext:value-type="float">
            <text:p>1502057648.0592</text:p>
          </table:table-cell>
          <table:table-cell office:value-type="float" office:value="0.9999389648" calcext:value-type="float">
            <text:p>0.9999389648</text:p>
          </table:table-cell>
          <table:table-cell office:value-type="float" office:value="-0.00006103515625" calcext:value-type="float">
            <text:p>-6.103515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24.ppm</text:p>
          </table:table-cell>
          <table:table-cell office:value-type="float" office:value="1502057649.05926" calcext:value-type="float">
            <text:p>1502057649.05926</text:p>
          </table:table-cell>
          <table:table-cell office:value-type="float" office:value="1.0000600815" calcext:value-type="float">
            <text:p>1.0000600815</text:p>
          </table:table-cell>
          <table:table-cell office:value-type="float" office:value="0.0000600814819335937" calcext:value-type="float">
            <text:p>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25.ppm</text:p>
          </table:table-cell>
          <table:table-cell office:value-type="float" office:value="1502057650.0592" calcext:value-type="float">
            <text:p>1502057650.0592</text:p>
          </table:table-cell>
          <table:table-cell office:value-type="float" office:value="0.9999449253" calcext:value-type="float">
            <text:p>0.9999449253</text:p>
          </table:table-cell>
          <table:table-cell office:value-type="float" office:value="-0.0000550746917724609" calcext:value-type="float">
            <text:p>-5.50746917724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26.ppm</text:p>
          </table:table-cell>
          <table:table-cell office:value-type="float" office:value="1502057651.05926" calcext:value-type="float">
            <text:p>1502057651.05926</text:p>
          </table:table-cell>
          <table:table-cell office:value-type="float" office:value="1.000056982" calcext:value-type="float">
            <text:p>1.000056982</text:p>
          </table:table-cell>
          <table:table-cell office:value-type="float" office:value="0.000056982" calcext:value-type="float">
            <text:p>0.0000569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27.ppm</text:p>
          </table:table-cell>
          <table:table-cell office:value-type="float" office:value="1502057652.05927" calcext:value-type="float">
            <text:p>1502057652.05927</text:p>
          </table:table-cell>
          <table:table-cell office:value-type="float" office:value="1.0000081062" calcext:value-type="float">
            <text:p>1.0000081062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28.ppm</text:p>
          </table:table-cell>
          <table:table-cell office:value-type="float" office:value="1502057653.0592" calcext:value-type="float">
            <text:p>1502057653.0592</text:p>
          </table:table-cell>
          <table:table-cell office:value-type="float" office:value="0.9999349117" calcext:value-type="float">
            <text:p>0.9999349117</text:p>
          </table:table-cell>
          <table:table-cell office:value-type="float" office:value="-0.0000650882720947266" calcext:value-type="float">
            <text:p>-6.50882720947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29.ppm</text:p>
          </table:table-cell>
          <table:table-cell office:value-type="float" office:value="1502057654.05928" calcext:value-type="float">
            <text:p>1502057654.05928</text:p>
          </table:table-cell>
          <table:table-cell office:value-type="float" office:value="1.0000731945" calcext:value-type="float">
            <text:p>1.0000731945</text:p>
          </table:table-cell>
          <table:table-cell office:value-type="float" office:value="0.0000731945037841797" calcext:value-type="float">
            <text:p>7.319450378417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30.ppm</text:p>
          </table:table-cell>
          <table:table-cell office:value-type="float" office:value="1502057655.05925" calcext:value-type="float">
            <text:p>1502057655.05925</text:p>
          </table:table-cell>
          <table:table-cell office:value-type="float" office:value="0.9999740124" calcext:value-type="float">
            <text:p>0.9999740124</text:p>
          </table:table-cell>
          <table:table-cell office:value-type="float" office:value="-0.0000259876251220703" calcext:value-type="float">
            <text:p>-2.598762512207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31.ppm</text:p>
          </table:table-cell>
          <table:table-cell office:value-type="float" office:value="1502057656.05924" calcext:value-type="float">
            <text:p>1502057656.05924</text:p>
          </table:table-cell>
          <table:table-cell office:value-type="float" office:value="0.9999849796" calcext:value-type="float">
            <text:p>0.9999849796</text:p>
          </table:table-cell>
          <table:table-cell office:value-type="float" office:value="-0.0000150203704833984" calcext:value-type="float">
            <text:p>-1.502037048339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32.ppm</text:p>
          </table:table-cell>
          <table:table-cell office:value-type="float" office:value="1502057657.05923" calcext:value-type="float">
            <text:p>1502057657.05923</text:p>
          </table:table-cell>
          <table:table-cell office:value-type="float" office:value="0.9999969006" calcext:value-type="float">
            <text:p>0.9999969006</text:p>
          </table:table-cell>
          <table:table-cell office:value-type="float" office:value="-0.00000309944152832031" calcext:value-type="float">
            <text:p>-3.099441528320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33.ppm</text:p>
          </table:table-cell>
          <table:table-cell office:value-type="float" office:value="1502057658.05926" calcext:value-type="float">
            <text:p>1502057658.05926</text:p>
          </table:table-cell>
          <table:table-cell office:value-type="float" office:value="1.000027895" calcext:value-type="float">
            <text:p>1.000027895</text:p>
          </table:table-cell>
          <table:table-cell office:value-type="float" office:value="0.000027895" calcext:value-type="float">
            <text:p>0.0000278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34.ppm</text:p>
          </table:table-cell>
          <table:table-cell office:value-type="float" office:value="1502057659.05923" calcext:value-type="float">
            <text:p>1502057659.05923</text:p>
          </table:table-cell>
          <table:table-cell office:value-type="float" office:value="0.9999680519" calcext:value-type="float">
            <text:p>0.9999680519</text:p>
          </table:table-cell>
          <table:table-cell office:value-type="float" office:value="-0.0000319480895996094" calcext:value-type="float">
            <text:p>-3.194808959960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35.ppm</text:p>
          </table:table-cell>
          <table:table-cell office:value-type="float" office:value="1502057660.05923" calcext:value-type="float">
            <text:p>1502057660.05923</text:p>
          </table:table-cell>
          <table:table-cell office:value-type="float" office:value="1.0000040531" calcext:value-type="float">
            <text:p>1.0000040531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36.ppm</text:p>
          </table:table-cell>
          <table:table-cell office:value-type="float" office:value="1502057661.05922" calcext:value-type="float">
            <text:p>1502057661.05922</text:p>
          </table:table-cell>
          <table:table-cell office:value-type="float" office:value="0.9999909401" calcext:value-type="float">
            <text:p>0.9999909401</text:p>
          </table:table-cell>
          <table:table-cell office:value-type="float" office:value="-0.00000905990600585938" calcext:value-type="float">
            <text:p>-9.0599060058593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37.ppm</text:p>
          </table:table-cell>
          <table:table-cell office:value-type="float" office:value="1502057662.05923" calcext:value-type="float">
            <text:p>1502057662.05923</text:p>
          </table:table-cell>
          <table:table-cell office:value-type="float" office:value="1.0000081062" calcext:value-type="float">
            <text:p>1.0000081062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38.ppm</text:p>
          </table:table-cell>
          <table:table-cell office:value-type="float" office:value="1502057663.05923" calcext:value-type="float">
            <text:p>1502057663.05923</text:p>
          </table:table-cell>
          <table:table-cell office:value-type="float" office:value="0.9999969006" calcext:value-type="float">
            <text:p>0.9999969006</text:p>
          </table:table-cell>
          <table:table-cell office:value-type="float" office:value="-0.00000309944152832031" calcext:value-type="float">
            <text:p>-3.099441528320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39.ppm</text:p>
          </table:table-cell>
          <table:table-cell office:value-type="float" office:value="1502057664.05919" calcext:value-type="float">
            <text:p>1502057664.05919</text:p>
          </table:table-cell>
          <table:table-cell office:value-type="float" office:value="0.9999639988" calcext:value-type="float">
            <text:p>0.9999639988</text:p>
          </table:table-cell>
          <table:table-cell office:value-type="float" office:value="-0.0000360012054443359" calcext:value-type="float">
            <text:p>-3.6001205444335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40.ppm</text:p>
          </table:table-cell>
          <table:table-cell office:value-type="float" office:value="1502057665.05921" calcext:value-type="float">
            <text:p>1502057665.05921</text:p>
          </table:table-cell>
          <table:table-cell office:value-type="float" office:value="1.0000181198" calcext:value-type="float">
            <text:p>1.0000181198</text:p>
          </table:table-cell>
          <table:table-cell office:value-type="float" office:value="0.0000181198120117187" calcext:value-type="float">
            <text:p>1.8119812011718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41.ppm</text:p>
          </table:table-cell>
          <table:table-cell office:value-type="float" office:value="1502057666.05921" calcext:value-type="float">
            <text:p>1502057666.05921</text:p>
          </table:table-cell>
          <table:table-cell office:value-type="float" office:value="0.9999949932" calcext:value-type="float">
            <text:p>0.9999949932</text:p>
          </table:table-cell>
          <table:table-cell office:value-type="float" office:value="-0.00000500679016113281" calcext:value-type="float">
            <text:p>-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42.ppm</text:p>
          </table:table-cell>
          <table:table-cell office:value-type="float" office:value="1502057667.05919" calcext:value-type="float">
            <text:p>1502057667.05919</text:p>
          </table:table-cell>
          <table:table-cell office:value-type="float" office:value="0.9999859333" calcext:value-type="float">
            <text:p>0.9999859333</text:p>
          </table:table-cell>
          <table:table-cell office:value-type="float" office:value="-0.0000140666961669922" calcext:value-type="float">
            <text:p>-1.40666961669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43.ppm</text:p>
          </table:table-cell>
          <table:table-cell office:value-type="float" office:value="1502057668.05931" calcext:value-type="float">
            <text:p>1502057668.05931</text:p>
          </table:table-cell>
          <table:table-cell office:value-type="float" office:value="1.0001211166" calcext:value-type="float">
            <text:p>1.0001211166</text:p>
          </table:table-cell>
          <table:table-cell office:value-type="float" office:value="0.0001211166" calcext:value-type="float">
            <text:p>0.00012111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44.ppm</text:p>
          </table:table-cell>
          <table:table-cell office:value-type="float" office:value="1502057669.05926" calcext:value-type="float">
            <text:p>1502057669.05926</text:p>
          </table:table-cell>
          <table:table-cell office:value-type="float" office:value="0.999945879" calcext:value-type="float">
            <text:p>0.999945879</text:p>
          </table:table-cell>
          <table:table-cell office:value-type="float" office:value="-0.000054121" calcext:value-type="float">
            <text:p>-0.0000541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45.ppm</text:p>
          </table:table-cell>
          <table:table-cell office:value-type="float" office:value="1502057670.05921" calcext:value-type="float">
            <text:p>1502057670.05921</text:p>
          </table:table-cell>
          <table:table-cell office:value-type="float" office:value="0.9999499321" calcext:value-type="float">
            <text:p>0.9999499321</text:p>
          </table:table-cell>
          <table:table-cell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46.ppm</text:p>
          </table:table-cell>
          <table:table-cell office:value-type="float" office:value="1502057671.0592" calcext:value-type="float">
            <text:p>1502057671.0592</text:p>
          </table:table-cell>
          <table:table-cell office:value-type="float" office:value="0.9999890327" calcext:value-type="float">
            <text:p>0.9999890327</text:p>
          </table:table-cell>
          <table:table-cell office:value-type="float" office:value="-0.0000109672546386719" calcext:value-type="float">
            <text:p>-1.096725463867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47.ppm</text:p>
          </table:table-cell>
          <table:table-cell office:value-type="float" office:value="1502057672.05916" calcext:value-type="float">
            <text:p>1502057672.05916</text:p>
          </table:table-cell>
          <table:table-cell office:value-type="float" office:value="0.9999639988" calcext:value-type="float">
            <text:p>0.9999639988</text:p>
          </table:table-cell>
          <table:table-cell office:value-type="float" office:value="-0.0000360012054443359" calcext:value-type="float">
            <text:p>-3.6001205444335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48.ppm</text:p>
          </table:table-cell>
          <table:table-cell office:value-type="float" office:value="1502057673.05926" calcext:value-type="float">
            <text:p>1502057673.05926</text:p>
          </table:table-cell>
          <table:table-cell office:value-type="float" office:value="1.000095129" calcext:value-type="float">
            <text:p>1.000095129</text:p>
          </table:table-cell>
          <table:table-cell office:value-type="float" office:value="0.000095129" calcext:value-type="float">
            <text:p>0.0000951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49.ppm</text:p>
          </table:table-cell>
          <table:table-cell office:value-type="float" office:value="1502057674.05921" calcext:value-type="float">
            <text:p>1502057674.05921</text:p>
          </table:table-cell>
          <table:table-cell office:value-type="float" office:value="0.9999568462" calcext:value-type="float">
            <text:p>0.9999568462</text:p>
          </table:table-cell>
          <table:table-cell office:value-type="float" office:value="-0.0000431537628173828" calcext:value-type="float">
            <text:p>-4.3153762817382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50.ppm</text:p>
          </table:table-cell>
          <table:table-cell office:value-type="float" office:value="1502057675.05918" calcext:value-type="float">
            <text:p>1502057675.05918</text:p>
          </table:table-cell>
          <table:table-cell office:value-type="float" office:value="0.9999651909" calcext:value-type="float">
            <text:p>0.9999651909</text:p>
          </table:table-cell>
          <table:table-cell office:value-type="float" office:value="-0.0000348091125488281" calcext:value-type="float">
            <text:p>-3.48091125488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51.ppm</text:p>
          </table:table-cell>
          <table:table-cell office:value-type="float" office:value="1502057676.05915" calcext:value-type="float">
            <text:p>1502057676.05915</text:p>
          </table:table-cell>
          <table:table-cell office:value-type="float" office:value="0.9999709129" calcext:value-type="float">
            <text:p>0.9999709129</text:p>
          </table:table-cell>
          <table:table-cell office:value-type="float" office:value="-0.0000290870666503906" calcext:value-type="float">
            <text:p>-2.9087066650390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52.ppm</text:p>
          </table:table-cell>
          <table:table-cell office:value-type="float" office:value="1502057677.05912" calcext:value-type="float">
            <text:p>1502057677.05912</text:p>
          </table:table-cell>
          <table:table-cell office:value-type="float" office:value="0.9999730587" calcext:value-type="float">
            <text:p>0.9999730587</text:p>
          </table:table-cell>
          <table:table-cell office:value-type="float" office:value="-0.0000269412994384766" calcext:value-type="float">
            <text:p>-2.694129943847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53.ppm</text:p>
          </table:table-cell>
          <table:table-cell office:value-type="float" office:value="1502057678.05914" calcext:value-type="float">
            <text:p>1502057678.05914</text:p>
          </table:table-cell>
          <table:table-cell office:value-type="float" office:value="1.0000188351" calcext:value-type="float">
            <text:p>1.0000188351</text:p>
          </table:table-cell>
          <table:table-cell office:value-type="float" office:value="0.0000188350677490234" calcext:value-type="float">
            <text:p>1.8835067749023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54.ppm</text:p>
          </table:table-cell>
          <table:table-cell office:value-type="float" office:value="1502057679.05913" calcext:value-type="float">
            <text:p>1502057679.05913</text:p>
          </table:table-cell>
          <table:table-cell office:value-type="float" office:value="0.9999899864" calcext:value-type="float">
            <text:p>0.9999899864</text:p>
          </table:table-cell>
          <table:table-cell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55.ppm</text:p>
          </table:table-cell>
          <table:table-cell office:value-type="float" office:value="1502057680.05915" calcext:value-type="float">
            <text:p>1502057680.05915</text:p>
          </table:table-cell>
          <table:table-cell office:value-type="float" office:value="1.0000171661" calcext:value-type="float">
            <text:p>1.0000171661</text:p>
          </table:table-cell>
          <table:table-cell office:value-type="float" office:value="0.0000171661376953125" calcext:value-type="float">
            <text:p>1.71661376953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56.ppm</text:p>
          </table:table-cell>
          <table:table-cell office:value-type="float" office:value="1502057681.05909" calcext:value-type="float">
            <text:p>1502057681.05909</text:p>
          </table:table-cell>
          <table:table-cell office:value-type="float" office:value="0.9999468327" calcext:value-type="float">
            <text:p>0.9999468327</text:p>
          </table:table-cell>
          <table:table-cell office:value-type="float" office:value="-0.0000531673431396484" calcext:value-type="float">
            <text:p>-5.316734313964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57.ppm</text:p>
          </table:table-cell>
          <table:table-cell office:value-type="float" office:value="1502057682.05906" calcext:value-type="float">
            <text:p>1502057682.05906</text:p>
          </table:table-cell>
          <table:table-cell office:value-type="float" office:value="0.9999639988" calcext:value-type="float">
            <text:p>0.9999639988</text:p>
          </table:table-cell>
          <table:table-cell office:value-type="float" office:value="-0.0000360012054443359" calcext:value-type="float">
            <text:p>-3.6001205444335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58.ppm</text:p>
          </table:table-cell>
          <table:table-cell office:value-type="float" office:value="1502057683.05901" calcext:value-type="float">
            <text:p>1502057683.05901</text:p>
          </table:table-cell>
          <table:table-cell office:value-type="float" office:value="0.9999539852" calcext:value-type="float">
            <text:p>0.9999539852</text:p>
          </table:table-cell>
          <table:table-cell office:value-type="float" office:value="-0.0000460147857666016" calcext:value-type="float">
            <text:p>-4.6014785766601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59.ppm</text:p>
          </table:table-cell>
          <table:table-cell office:value-type="float" office:value="1502057684.05911" calcext:value-type="float">
            <text:p>1502057684.05911</text:p>
          </table:table-cell>
          <table:table-cell office:value-type="float" office:value="1.0000991821" calcext:value-type="float">
            <text:p>1.0000991821</text:p>
          </table:table-cell>
          <table:table-cell office:value-type="float" office:value="0.00009918212890625" calcext:value-type="float">
            <text:p>9.918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60.ppm</text:p>
          </table:table-cell>
          <table:table-cell office:value-type="float" office:value="1502057685.05906" calcext:value-type="float">
            <text:p>1502057685.05906</text:p>
          </table:table-cell>
          <table:table-cell office:value-type="float" office:value="0.9999489784" calcext:value-type="float">
            <text:p>0.9999489784</text:p>
          </table:table-cell>
          <table:table-cell office:value-type="float" office:value="-0.0000510215759277344" calcext:value-type="float">
            <text:p>-5.102157592773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61.ppm</text:p>
          </table:table-cell>
          <table:table-cell office:value-type="float" office:value="1502057686.05913" calcext:value-type="float">
            <text:p>1502057686.05913</text:p>
          </table:table-cell>
          <table:table-cell office:value-type="float" office:value="1.0000698566" calcext:value-type="float">
            <text:p>1.0000698566</text:p>
          </table:table-cell>
          <table:table-cell office:value-type="float" office:value="0.0000698566436767578" calcext:value-type="float">
            <text:p>6.985664367675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62.ppm</text:p>
          </table:table-cell>
          <table:table-cell office:value-type="float" office:value="1502057687.05909" calcext:value-type="float">
            <text:p>1502057687.05909</text:p>
          </table:table-cell>
          <table:table-cell office:value-type="float" office:value="0.9999601841" calcext:value-type="float">
            <text:p>0.9999601841</text:p>
          </table:table-cell>
          <table:table-cell office:value-type="float" office:value="-0.0000398159027099609" calcext:value-type="float">
            <text:p>-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63.ppm</text:p>
          </table:table-cell>
          <table:table-cell office:value-type="float" office:value="1502057688.05903" calcext:value-type="float">
            <text:p>1502057688.05903</text:p>
          </table:table-cell>
          <table:table-cell office:value-type="float" office:value="0.9999389648" calcext:value-type="float">
            <text:p>0.9999389648</text:p>
          </table:table-cell>
          <table:table-cell office:value-type="float" office:value="-0.00006103515625" calcext:value-type="float">
            <text:p>-6.103515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64.ppm</text:p>
          </table:table-cell>
          <table:table-cell office:value-type="float" office:value="1502057689.05914" calcext:value-type="float">
            <text:p>1502057689.05914</text:p>
          </table:table-cell>
          <table:table-cell office:value-type="float" office:value="1.0001089573" calcext:value-type="float">
            <text:p>1.0001089573</text:p>
          </table:table-cell>
          <table:table-cell office:value-type="float" office:value="0.0001089573" calcext:value-type="float">
            <text:p>0.00010895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65.ppm</text:p>
          </table:table-cell>
          <table:table-cell office:value-type="float" office:value="1502057690.05913" calcext:value-type="float">
            <text:p>1502057690.05913</text:p>
          </table:table-cell>
          <table:table-cell office:value-type="float" office:value="0.9999940395" calcext:value-type="float">
            <text:p>0.9999940395</text:p>
          </table:table-cell>
          <table:table-cell office:value-type="float" office:value="-0.00000596046447753906" calcext:value-type="float">
            <text:p>-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66.ppm</text:p>
          </table:table-cell>
          <table:table-cell office:value-type="float" office:value="1502057691.05907" calcext:value-type="float">
            <text:p>1502057691.05907</text:p>
          </table:table-cell>
          <table:table-cell office:value-type="float" office:value="0.9999370575" calcext:value-type="float">
            <text:p>0.9999370575</text:p>
          </table:table-cell>
          <table:table-cell office:value-type="float" office:value="-0.0000629425048828125" calcext:value-type="float">
            <text:p>-6.2942504882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67.ppm</text:p>
          </table:table-cell>
          <table:table-cell office:value-type="float" office:value="1502057692.05912" calcext:value-type="float">
            <text:p>1502057692.05912</text:p>
          </table:table-cell>
          <table:table-cell office:value-type="float" office:value="1.0000548363" calcext:value-type="float">
            <text:p>1.0000548363</text:p>
          </table:table-cell>
          <table:table-cell office:value-type="float" office:value="0.0000548362731933594" calcext:value-type="float">
            <text:p>5.48362731933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68.ppm</text:p>
          </table:table-cell>
          <table:table-cell office:value-type="float" office:value="1502057693.05908" calcext:value-type="float">
            <text:p>1502057693.05908</text:p>
          </table:table-cell>
          <table:table-cell office:value-type="float" office:value="0.999958992" calcext:value-type="float">
            <text:p>0.999958992</text:p>
          </table:table-cell>
          <table:table-cell office:value-type="float" office:value="-0.000041008" calcext:value-type="float">
            <text:p>-0.0000410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69.ppm</text:p>
          </table:table-cell>
          <table:table-cell office:value-type="float" office:value="1502057694.05902" calcext:value-type="float">
            <text:p>1502057694.05902</text:p>
          </table:table-cell>
          <table:table-cell office:value-type="float" office:value="0.9999370575" calcext:value-type="float">
            <text:p>0.9999370575</text:p>
          </table:table-cell>
          <table:table-cell office:value-type="float" office:value="-0.0000629425048828125" calcext:value-type="float">
            <text:p>-6.2942504882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70.ppm</text:p>
          </table:table-cell>
          <table:table-cell office:value-type="float" office:value="1502057695.05905" calcext:value-type="float">
            <text:p>1502057695.05905</text:p>
          </table:table-cell>
          <table:table-cell office:value-type="float" office:value="1.0000329018" calcext:value-type="float">
            <text:p>1.0000329018</text:p>
          </table:table-cell>
          <table:table-cell office:value-type="float" office:value="0.0000329017639160156" calcext:value-type="float">
            <text:p>3.290176391601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71.ppm</text:p>
          </table:table-cell>
          <table:table-cell office:value-type="float" office:value="1502057696.05907" calcext:value-type="float">
            <text:p>1502057696.05907</text:p>
          </table:table-cell>
          <table:table-cell office:value-type="float" office:value="1.0000121593" calcext:value-type="float">
            <text:p>1.0000121593</text:p>
          </table:table-cell>
          <table:table-cell office:value-type="float" office:value="0.0000121593475341797" calcext:value-type="float">
            <text:p>1.215934753417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72.ppm</text:p>
          </table:table-cell>
          <table:table-cell office:value-type="float" office:value="1502057697.059" calcext:value-type="float">
            <text:p>1502057697.059</text:p>
          </table:table-cell>
          <table:table-cell office:value-type="float" office:value="0.9999358654" calcext:value-type="float">
            <text:p>0.9999358654</text:p>
          </table:table-cell>
          <table:table-cell office:value-type="float" office:value="-0.0000641345977783203" calcext:value-type="float">
            <text:p>-6.413459777832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73.ppm</text:p>
          </table:table-cell>
          <table:table-cell office:value-type="float" office:value="1502057698.05904" calcext:value-type="float">
            <text:p>1502057698.05904</text:p>
          </table:table-cell>
          <table:table-cell office:value-type="float" office:value="1.0000391006" calcext:value-type="float">
            <text:p>1.0000391006</text:p>
          </table:table-cell>
          <table:table-cell office:value-type="float" office:value="0.0000391006469726562" calcext:value-type="float">
            <text:p>3.910064697265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74.ppm</text:p>
          </table:table-cell>
          <table:table-cell office:value-type="float" office:value="1502057699.05903" calcext:value-type="float">
            <text:p>1502057699.05903</text:p>
          </table:table-cell>
          <table:table-cell office:value-type="float" office:value="0.9999909401" calcext:value-type="float">
            <text:p>0.9999909401</text:p>
          </table:table-cell>
          <table:table-cell office:value-type="float" office:value="-0.00000905990600585938" calcext:value-type="float">
            <text:p>-9.0599060058593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75.ppm</text:p>
          </table:table-cell>
          <table:table-cell office:value-type="float" office:value="1502057700.05897" calcext:value-type="float">
            <text:p>1502057700.05897</text:p>
          </table:table-cell>
          <table:table-cell office:value-type="float" office:value="0.9999380112" calcext:value-type="float">
            <text:p>0.9999380112</text:p>
          </table:table-cell>
          <table:table-cell office:value-type="float" office:value="-0.0000619888305664062" calcext:value-type="float">
            <text:p>-6.198883056640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76.ppm</text:p>
          </table:table-cell>
          <table:table-cell office:value-type="float" office:value="1502057701.05903" calcext:value-type="float">
            <text:p>1502057701.05903</text:p>
          </table:table-cell>
          <table:table-cell office:value-type="float" office:value="1.0000550747" calcext:value-type="float">
            <text:p>1.0000550747</text:p>
          </table:table-cell>
          <table:table-cell office:value-type="float" office:value="0.0000550746917724609" calcext:value-type="float">
            <text:p>5.50746917724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77.ppm</text:p>
          </table:table-cell>
          <table:table-cell office:value-type="float" office:value="1502057702.05905" calcext:value-type="float">
            <text:p>1502057702.05905</text:p>
          </table:table-cell>
          <table:table-cell office:value-type="float" office:value="1.000027895" calcext:value-type="float">
            <text:p>1.000027895</text:p>
          </table:table-cell>
          <table:table-cell office:value-type="float" office:value="0.000027895" calcext:value-type="float">
            <text:p>0.0000278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78.ppm</text:p>
          </table:table-cell>
          <table:table-cell office:value-type="float" office:value="1502057703.05899" calcext:value-type="float">
            <text:p>1502057703.05899</text:p>
          </table:table-cell>
          <table:table-cell office:value-type="float" office:value="0.9999401569" calcext:value-type="float">
            <text:p>0.9999401569</text:p>
          </table:table-cell>
          <table:table-cell office:value-type="float" office:value="-0.0000598430633544922" calcext:value-type="float">
            <text:p>-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79.ppm</text:p>
          </table:table-cell>
          <table:table-cell office:value-type="float" office:value="1502057704.05903" calcext:value-type="float">
            <text:p>1502057704.05903</text:p>
          </table:table-cell>
          <table:table-cell office:value-type="float" office:value="1.0000360012" calcext:value-type="float">
            <text:p>1.0000360012</text:p>
          </table:table-cell>
          <table:table-cell office:value-type="float" office:value="0.0000360012054443359" calcext:value-type="float">
            <text:p>3.6001205444335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80.ppm</text:p>
          </table:table-cell>
          <table:table-cell office:value-type="float" office:value="1502057705.05903" calcext:value-type="float">
            <text:p>1502057705.05903</text:p>
          </table:table-cell>
          <table:table-cell office:value-type="float" office:value="1.000002861" calcext:value-type="float">
            <text:p>1.000002861</text:p>
          </table:table-cell>
          <table:table-cell office:value-type="float" office:value="0.000002861" calcext:value-type="float">
            <text:p>0.0000028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81.ppm</text:p>
          </table:table-cell>
          <table:table-cell office:value-type="float" office:value="1502057706.05897" calcext:value-type="float">
            <text:p>1502057706.05897</text:p>
          </table:table-cell>
          <table:table-cell office:value-type="float" office:value="0.9999370575" calcext:value-type="float">
            <text:p>0.9999370575</text:p>
          </table:table-cell>
          <table:table-cell office:value-type="float" office:value="-0.0000629425048828125" calcext:value-type="float">
            <text:p>-6.2942504882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82.ppm</text:p>
          </table:table-cell>
          <table:table-cell office:value-type="float" office:value="1502057707.05899" calcext:value-type="float">
            <text:p>1502057707.05899</text:p>
          </table:table-cell>
          <table:table-cell office:value-type="float" office:value="1.000025034" calcext:value-type="float">
            <text:p>1.000025034</text:p>
          </table:table-cell>
          <table:table-cell office:value-type="float" office:value="0.000025034" calcext:value-type="float">
            <text:p>0.000025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83.ppm</text:p>
          </table:table-cell>
          <table:table-cell office:value-type="float" office:value="1502057708.05898" calcext:value-type="float">
            <text:p>1502057708.05898</text:p>
          </table:table-cell>
          <table:table-cell office:value-type="float" office:value="0.9999849796" calcext:value-type="float">
            <text:p>0.9999849796</text:p>
          </table:table-cell>
          <table:table-cell office:value-type="float" office:value="-0.0000150203704833984" calcext:value-type="float">
            <text:p>-1.502037048339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84.ppm</text:p>
          </table:table-cell>
          <table:table-cell office:value-type="float" office:value="1502057709.05892" calcext:value-type="float">
            <text:p>1502057709.05892</text:p>
          </table:table-cell>
          <table:table-cell office:value-type="float" office:value="0.9999380112" calcext:value-type="float">
            <text:p>0.9999380112</text:p>
          </table:table-cell>
          <table:table-cell office:value-type="float" office:value="-0.0000619888305664062" calcext:value-type="float">
            <text:p>-6.198883056640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85.ppm</text:p>
          </table:table-cell>
          <table:table-cell office:value-type="float" office:value="1502057710.05901" calcext:value-type="float">
            <text:p>1502057710.05901</text:p>
          </table:table-cell>
          <table:table-cell office:value-type="float" office:value="1.0000929832" calcext:value-type="float">
            <text:p>1.0000929832</text:p>
          </table:table-cell>
          <table:table-cell office:value-type="float" office:value="0.0000929832458496094" calcext:value-type="float">
            <text:p>9.298324584960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86.ppm</text:p>
          </table:table-cell>
          <table:table-cell office:value-type="float" office:value="1502057711.05897" calcext:value-type="float">
            <text:p>1502057711.05897</text:p>
          </table:table-cell>
          <table:table-cell office:value-type="float" office:value="0.9999639988" calcext:value-type="float">
            <text:p>0.9999639988</text:p>
          </table:table-cell>
          <table:table-cell office:value-type="float" office:value="-0.0000360012054443359" calcext:value-type="float">
            <text:p>-3.6001205444335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87.ppm</text:p>
          </table:table-cell>
          <table:table-cell office:value-type="float" office:value="1502057712.05891" calcext:value-type="float">
            <text:p>1502057712.05891</text:p>
          </table:table-cell>
          <table:table-cell office:value-type="float" office:value="0.9999380112" calcext:value-type="float">
            <text:p>0.9999380112</text:p>
          </table:table-cell>
          <table:table-cell office:value-type="float" office:value="-0.0000619888305664062" calcext:value-type="float">
            <text:p>-6.198883056640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88.ppm</text:p>
          </table:table-cell>
          <table:table-cell office:value-type="float" office:value="1502057713.05897" calcext:value-type="float">
            <text:p>1502057713.05897</text:p>
          </table:table-cell>
          <table:table-cell office:value-type="float" office:value="1.000056982" calcext:value-type="float">
            <text:p>1.000056982</text:p>
          </table:table-cell>
          <table:table-cell office:value-type="float" office:value="0.000056982" calcext:value-type="float">
            <text:p>0.0000569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89.ppm</text:p>
          </table:table-cell>
          <table:table-cell office:value-type="float" office:value="1502057714.05898" calcext:value-type="float">
            <text:p>1502057714.05898</text:p>
          </table:table-cell>
          <table:table-cell office:value-type="float" office:value="1.0000140667" calcext:value-type="float">
            <text:p>1.0000140667</text:p>
          </table:table-cell>
          <table:table-cell office:value-type="float" office:value="0.0000140666961669922" calcext:value-type="float">
            <text:p>1.40666961669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90.ppm</text:p>
          </table:table-cell>
          <table:table-cell office:value-type="float" office:value="1502057715.05898" calcext:value-type="float">
            <text:p>1502057715.05898</text:p>
          </table:table-cell>
          <table:table-cell office:value-type="float" office:value="0.9999978542" calcext:value-type="float">
            <text:p>0.9999978542</text:p>
          </table:table-cell>
          <table:table-cell office:value-type="float" office:value="-0.00000214576721191406" calcext:value-type="float">
            <text:p>-2.145767211914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91.ppm</text:p>
          </table:table-cell>
          <table:table-cell office:value-type="float" office:value="1502057716.05898" calcext:value-type="float">
            <text:p>1502057716.05898</text:p>
          </table:table-cell>
          <table:table-cell office:value-type="float" office:value="0.999997139" calcext:value-type="float">
            <text:p>0.999997139</text:p>
          </table:table-cell>
          <table:table-cell office:value-type="float" office:value="-0.000002861" calcext:value-type="float">
            <text:p>-0.0000028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92.ppm</text:p>
          </table:table-cell>
          <table:table-cell office:value-type="float" office:value="1502057717.05896" calcext:value-type="float">
            <text:p>1502057717.05896</text:p>
          </table:table-cell>
          <table:table-cell office:value-type="float" office:value="0.999984026" calcext:value-type="float">
            <text:p>0.999984026</text:p>
          </table:table-cell>
          <table:table-cell office:value-type="float" office:value="-0.000015974" calcext:value-type="float">
            <text:p>-0.0000159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93.ppm</text:p>
          </table:table-cell>
          <table:table-cell office:value-type="float" office:value="1502057718.05897" calcext:value-type="float">
            <text:p>1502057718.05897</text:p>
          </table:table-cell>
          <table:table-cell office:value-type="float" office:value="1.0000050068" calcext:value-type="float">
            <text:p>1.0000050068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94.ppm</text:p>
          </table:table-cell>
          <table:table-cell office:value-type="float" office:value="1502057719.05894" calcext:value-type="float">
            <text:p>1502057719.05894</text:p>
          </table:table-cell>
          <table:table-cell office:value-type="float" office:value="0.9999678135" calcext:value-type="float">
            <text:p>0.9999678135</text:p>
          </table:table-cell>
          <table:table-cell office:value-type="float" office:value="-0.0000321865081787109" calcext:value-type="float">
            <text:p>-3.218650817871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95.ppm</text:p>
          </table:table-cell>
          <table:table-cell office:value-type="float" office:value="1502057720.05893" calcext:value-type="float">
            <text:p>1502057720.05893</text:p>
          </table:table-cell>
          <table:table-cell office:value-type="float" office:value="0.9999899864" calcext:value-type="float">
            <text:p>0.9999899864</text:p>
          </table:table-cell>
          <table:table-cell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96.ppm</text:p>
          </table:table-cell>
          <table:table-cell office:value-type="float" office:value="1502057721.05895" calcext:value-type="float">
            <text:p>1502057721.05895</text:p>
          </table:table-cell>
          <table:table-cell office:value-type="float" office:value="1.0000290871" calcext:value-type="float">
            <text:p>1.0000290871</text:p>
          </table:table-cell>
          <table:table-cell office:value-type="float" office:value="0.0000290870666503906" calcext:value-type="float">
            <text:p>2.9087066650390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97.ppm</text:p>
          </table:table-cell>
          <table:table-cell office:value-type="float" office:value="1502057722.05894" calcext:value-type="float">
            <text:p>1502057722.05894</text:p>
          </table:table-cell>
          <table:table-cell office:value-type="float" office:value="0.9999899864" calcext:value-type="float">
            <text:p>0.9999899864</text:p>
          </table:table-cell>
          <table:table-cell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98.ppm</text:p>
          </table:table-cell>
          <table:table-cell office:value-type="float" office:value="1502057723.05894" calcext:value-type="float">
            <text:p>1502057723.05894</text:p>
          </table:table-cell>
          <table:table-cell office:value-type="float" office:value="0.9999980927" calcext:value-type="float">
            <text:p>0.9999980927</text:p>
          </table:table-cell>
          <table:table-cell office:value-type="float" office:value="-0.0000019073486328125" calcext:value-type="float">
            <text:p>-1.9073486328125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99.ppm</text:p>
          </table:table-cell>
          <table:table-cell office:value-type="float" office:value="1502057724.05895" calcext:value-type="float">
            <text:p>1502057724.05895</text:p>
          </table:table-cell>
          <table:table-cell office:value-type="float" office:value="1.0000069141" calcext:value-type="float">
            <text:p>1.0000069141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00.ppm</text:p>
          </table:table-cell>
          <table:table-cell office:value-type="float" office:value="1502057725.05891" calcext:value-type="float">
            <text:p>1502057725.05891</text:p>
          </table:table-cell>
          <table:table-cell office:value-type="float" office:value="0.9999639988" calcext:value-type="float">
            <text:p>0.9999639988</text:p>
          </table:table-cell>
          <table:table-cell office:value-type="float" office:value="-0.0000360012054443359" calcext:value-type="float">
            <text:p>-3.6001205444335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01.ppm</text:p>
          </table:table-cell>
          <table:table-cell office:value-type="float" office:value="1502057726.05893" calcext:value-type="float">
            <text:p>1502057726.05893</text:p>
          </table:table-cell>
          <table:table-cell office:value-type="float" office:value="1.0000119209" calcext:value-type="float">
            <text:p>1.0000119209</text:p>
          </table:table-cell>
          <table:table-cell office:value-type="float" office:value="0.0000119209289550781" calcext:value-type="float">
            <text:p>1.192092895507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02.ppm</text:p>
          </table:table-cell>
          <table:table-cell office:value-type="float" office:value="1502057727.05892" calcext:value-type="float">
            <text:p>1502057727.05892</text:p>
          </table:table-cell>
          <table:table-cell office:value-type="float" office:value="0.9999911785" calcext:value-type="float">
            <text:p>0.9999911785</text:p>
          </table:table-cell>
          <table:table-cell office:value-type="float" office:value="-0.00000882148742675781" calcext:value-type="float">
            <text:p>-8.821487426757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03.ppm</text:p>
          </table:table-cell>
          <table:table-cell office:value-type="float" office:value="1502057728.05894" calcext:value-type="float">
            <text:p>1502057728.05894</text:p>
          </table:table-cell>
          <table:table-cell office:value-type="float" office:value="1.0000259876" calcext:value-type="float">
            <text:p>1.0000259876</text:p>
          </table:table-cell>
          <table:table-cell office:value-type="float" office:value="0.0000259876251220703" calcext:value-type="float">
            <text:p>2.598762512207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04.ppm</text:p>
          </table:table-cell>
          <table:table-cell office:value-type="float" office:value="1502057729.05891" calcext:value-type="float">
            <text:p>1502057729.05891</text:p>
          </table:table-cell>
          <table:table-cell office:value-type="float" office:value="0.9999718666" calcext:value-type="float">
            <text:p>0.9999718666</text:p>
          </table:table-cell>
          <table:table-cell office:value-type="float" office:value="-0.0000281333923339844" calcext:value-type="float">
            <text:p>-2.813339233398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05.ppm</text:p>
          </table:table-cell>
          <table:table-cell office:value-type="float" office:value="1502057730.05891" calcext:value-type="float">
            <text:p>1502057730.05891</text:p>
          </table:table-cell>
          <table:table-cell office:value-type="float" office:value="0.9999980927" calcext:value-type="float">
            <text:p>0.9999980927</text:p>
          </table:table-cell>
          <table:table-cell office:value-type="float" office:value="-0.0000019073486328125" calcext:value-type="float">
            <text:p>-1.9073486328125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06.ppm</text:p>
          </table:table-cell>
          <table:table-cell office:value-type="float" office:value="1502057731.05888" calcext:value-type="float">
            <text:p>1502057731.05888</text:p>
          </table:table-cell>
          <table:table-cell office:value-type="float" office:value="0.9999668598" calcext:value-type="float">
            <text:p>0.9999668598</text:p>
          </table:table-cell>
          <table:table-cell office:value-type="float" office:value="-0.0000331401824951172" calcext:value-type="float">
            <text:p>-3.3140182495117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07.ppm</text:p>
          </table:table-cell>
          <table:table-cell office:value-type="float" office:value="1502057732.05891" calcext:value-type="float">
            <text:p>1502057732.05891</text:p>
          </table:table-cell>
          <table:table-cell office:value-type="float" office:value="1.0000309944" calcext:value-type="float">
            <text:p>1.0000309944</text:p>
          </table:table-cell>
          <table:table-cell office:value-type="float" office:value="0.0000309944152832031" calcext:value-type="float">
            <text:p>3.0994415283203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08.ppm</text:p>
          </table:table-cell>
          <table:table-cell office:value-type="float" office:value="1502057733.05891" calcext:value-type="float">
            <text:p>1502057733.05891</text:p>
          </table:table-cell>
          <table:table-cell office:value-type="float" office:value="0.9999949932" calcext:value-type="float">
            <text:p>0.9999949932</text:p>
          </table:table-cell>
          <table:table-cell office:value-type="float" office:value="-0.00000500679016113281" calcext:value-type="float">
            <text:p>-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09.ppm</text:p>
          </table:table-cell>
          <table:table-cell office:value-type="float" office:value="1502057734.05887" calcext:value-type="float">
            <text:p>1502057734.05887</text:p>
          </table:table-cell>
          <table:table-cell office:value-type="float" office:value="0.9999651909" calcext:value-type="float">
            <text:p>0.9999651909</text:p>
          </table:table-cell>
          <table:table-cell office:value-type="float" office:value="-0.0000348091125488281" calcext:value-type="float">
            <text:p>-3.48091125488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10.ppm</text:p>
          </table:table-cell>
          <table:table-cell office:value-type="float" office:value="1502057735.05888" calcext:value-type="float">
            <text:p>1502057735.05888</text:p>
          </table:table-cell>
          <table:table-cell office:value-type="float" office:value="1.0000069141" calcext:value-type="float">
            <text:p>1.0000069141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11.ppm</text:p>
          </table:table-cell>
          <table:table-cell office:value-type="float" office:value="1502057736.05889" calcext:value-type="float">
            <text:p>1502057736.05889</text:p>
          </table:table-cell>
          <table:table-cell office:value-type="float" office:value="1.0000109673" calcext:value-type="float">
            <text:p>1.0000109673</text:p>
          </table:table-cell>
          <table:table-cell office:value-type="float" office:value="0.0000109672546386719" calcext:value-type="float">
            <text:p>1.096725463867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12.ppm</text:p>
          </table:table-cell>
          <table:table-cell office:value-type="float" office:value="1502057737.05882" calcext:value-type="float">
            <text:p>1502057737.05882</text:p>
          </table:table-cell>
          <table:table-cell office:value-type="float" office:value="0.9999339581" calcext:value-type="float">
            <text:p>0.9999339581</text:p>
          </table:table-cell>
          <table:table-cell office:value-type="float" office:value="-0.0000660419464111328" calcext:value-type="float">
            <text:p>-6.6041946411132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13.ppm</text:p>
          </table:table-cell>
          <table:table-cell office:value-type="float" office:value="1502057738.05886" calcext:value-type="float">
            <text:p>1502057738.05886</text:p>
          </table:table-cell>
          <table:table-cell office:value-type="float" office:value="1.0000331402" calcext:value-type="float">
            <text:p>1.0000331402</text:p>
          </table:table-cell>
          <table:table-cell office:value-type="float" office:value="0.0000331401824951172" calcext:value-type="float">
            <text:p>3.3140182495117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14.ppm</text:p>
          </table:table-cell>
          <table:table-cell office:value-type="float" office:value="1502057739.05887" calcext:value-type="float">
            <text:p>1502057739.05887</text:p>
          </table:table-cell>
          <table:table-cell office:value-type="float" office:value="1.0000150204" calcext:value-type="float">
            <text:p>1.0000150204</text:p>
          </table:table-cell>
          <table:table-cell office:value-type="float" office:value="0.0000150203704833984" calcext:value-type="float">
            <text:p>1.502037048339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15.ppm</text:p>
          </table:table-cell>
          <table:table-cell office:value-type="float" office:value="1502057740.05887" calcext:value-type="float">
            <text:p>1502057740.05887</text:p>
          </table:table-cell>
          <table:table-cell office:value-type="float" office:value="0.9999988079" calcext:value-type="float">
            <text:p>0.9999988079</text:p>
          </table:table-cell>
          <table:table-cell office:value-type="float" office:value="-0.00000119209289550781" calcext:value-type="float">
            <text:p>-1.192092895507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16.ppm</text:p>
          </table:table-cell>
          <table:table-cell office:value-type="float" office:value="1502057741.05886" calcext:value-type="float">
            <text:p>1502057741.05886</text:p>
          </table:table-cell>
          <table:table-cell office:value-type="float" office:value="0.9999880791" calcext:value-type="float">
            <text:p>0.9999880791</text:p>
          </table:table-cell>
          <table:table-cell office:value-type="float" office:value="-0.0000119209289550781" calcext:value-type="float">
            <text:p>-1.192092895507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17.ppm</text:p>
          </table:table-cell>
          <table:table-cell office:value-type="float" office:value="1502057742.05886" calcext:value-type="float">
            <text:p>1502057742.058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18.ppm</text:p>
          </table:table-cell>
          <table:table-cell office:value-type="float" office:value="1502057743.05882" calcext:value-type="float">
            <text:p>1502057743.05882</text:p>
          </table:table-cell>
          <table:table-cell office:value-type="float" office:value="0.9999670982" calcext:value-type="float">
            <text:p>0.9999670982</text:p>
          </table:table-cell>
          <table:table-cell office:value-type="float" office:value="-0.0000329017639160156" calcext:value-type="float">
            <text:p>-3.290176391601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19.ppm</text:p>
          </table:table-cell>
          <table:table-cell office:value-type="float" office:value="1502057744.05882" calcext:value-type="float">
            <text:p>1502057744.05882</text:p>
          </table:table-cell>
          <table:table-cell office:value-type="float" office:value="0.9999909401" calcext:value-type="float">
            <text:p>0.9999909401</text:p>
          </table:table-cell>
          <table:table-cell office:value-type="float" office:value="-0.00000905990600585938" calcext:value-type="float">
            <text:p>-9.0599060058593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20.ppm</text:p>
          </table:table-cell>
          <table:table-cell office:value-type="float" office:value="1502057745.05886" calcext:value-type="float">
            <text:p>1502057745.05886</text:p>
          </table:table-cell>
          <table:table-cell office:value-type="float" office:value="1.000041008" calcext:value-type="float">
            <text:p>1.000041008</text:p>
          </table:table-cell>
          <table:table-cell office:value-type="float" office:value="0.000041008" calcext:value-type="float">
            <text:p>0.0000410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21.ppm</text:p>
          </table:table-cell>
          <table:table-cell office:value-type="float" office:value="1502057746.05881" calcext:value-type="float">
            <text:p>1502057746.05881</text:p>
          </table:table-cell>
          <table:table-cell office:value-type="float" office:value="0.9999489784" calcext:value-type="float">
            <text:p>0.9999489784</text:p>
          </table:table-cell>
          <table:table-cell office:value-type="float" office:value="-0.0000510215759277344" calcext:value-type="float">
            <text:p>-5.102157592773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22.ppm</text:p>
          </table:table-cell>
          <table:table-cell office:value-type="float" office:value="1502057747.05882" calcext:value-type="float">
            <text:p>1502057747.05882</text:p>
          </table:table-cell>
          <table:table-cell office:value-type="float" office:value="1.0000100136" calcext:value-type="float">
            <text:p>1.0000100136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23.ppm</text:p>
          </table:table-cell>
          <table:table-cell office:value-type="float" office:value="1502057748.0589" calcext:value-type="float">
            <text:p>1502057748.0589</text:p>
          </table:table-cell>
          <table:table-cell office:value-type="float" office:value="1.0000839233" calcext:value-type="float">
            <text:p>1.0000839233</text:p>
          </table:table-cell>
          <table:table-cell office:value-type="float" office:value="0.00008392333984375" calcext:value-type="float">
            <text:p>8.3923339843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24.ppm</text:p>
          </table:table-cell>
          <table:table-cell office:value-type="float" office:value="1502057749.05885" calcext:value-type="float">
            <text:p>1502057749.05885</text:p>
          </table:table-cell>
          <table:table-cell office:value-type="float" office:value="0.9999530315" calcext:value-type="float">
            <text:p>0.9999530315</text:p>
          </table:table-cell>
          <table:table-cell office:value-type="float" office:value="-0.0000469684600830078" calcext:value-type="float">
            <text:p>-4.696846008300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25.ppm</text:p>
          </table:table-cell>
          <table:table-cell office:value-type="float" office:value="1502057750.05881" calcext:value-type="float">
            <text:p>1502057750.05881</text:p>
          </table:table-cell>
          <table:table-cell office:value-type="float" office:value="0.999956131" calcext:value-type="float">
            <text:p>0.999956131</text:p>
          </table:table-cell>
          <table:table-cell office:value-type="float" office:value="-0.000043869" calcext:value-type="float">
            <text:p>-0.0000438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26.ppm</text:p>
          </table:table-cell>
          <table:table-cell office:value-type="float" office:value="1502057751.05887" calcext:value-type="float">
            <text:p>1502057751.05887</text:p>
          </table:table-cell>
          <table:table-cell office:value-type="float" office:value="1.0000607967" calcext:value-type="float">
            <text:p>1.0000607967</text:p>
          </table:table-cell>
          <table:table-cell office:value-type="float" office:value="0.0000607967376708984" calcext:value-type="float">
            <text:p>6.079673767089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27.ppm</text:p>
          </table:table-cell>
          <table:table-cell office:value-type="float" office:value="1502057752.05883" calcext:value-type="float">
            <text:p>1502057752.05883</text:p>
          </table:table-cell>
          <table:table-cell office:value-type="float" office:value="0.9999620914" calcext:value-type="float">
            <text:p>0.9999620914</text:p>
          </table:table-cell>
          <table:table-cell office:value-type="float" office:value="-0.0000379085540771484" calcext:value-type="float">
            <text:p>-3.790855407714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28.ppm</text:p>
          </table:table-cell>
          <table:table-cell office:value-type="float" office:value="1502057753.0588" calcext:value-type="float">
            <text:p>1502057753.0588</text:p>
          </table:table-cell>
          <table:table-cell office:value-type="float" office:value="0.9999699593" calcext:value-type="float">
            <text:p>0.9999699593</text:p>
          </table:table-cell>
          <table:table-cell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29.ppm</text:p>
          </table:table-cell>
          <table:table-cell office:value-type="float" office:value="1502057754.05887" calcext:value-type="float">
            <text:p>1502057754.05887</text:p>
          </table:table-cell>
          <table:table-cell office:value-type="float" office:value="1.0000710487" calcext:value-type="float">
            <text:p>1.0000710487</text:p>
          </table:table-cell>
          <table:table-cell office:value-type="float" office:value="0.0000710487365722656" calcext:value-type="float">
            <text:p>7.104873657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30.ppm</text:p>
          </table:table-cell>
          <table:table-cell office:value-type="float" office:value="1502057755.05882" calcext:value-type="float">
            <text:p>1502057755.05882</text:p>
          </table:table-cell>
          <table:table-cell office:value-type="float" office:value="0.9999470711" calcext:value-type="float">
            <text:p>0.9999470711</text:p>
          </table:table-cell>
          <table:table-cell office:value-type="float" office:value="-0.0000529289245605469" calcext:value-type="float">
            <text:p>-5.292892456054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31.ppm</text:p>
          </table:table-cell>
          <table:table-cell office:value-type="float" office:value="1502057756.05878" calcext:value-type="float">
            <text:p>1502057756.05878</text:p>
          </table:table-cell>
          <table:table-cell office:value-type="float" office:value="0.9999599457" calcext:value-type="float">
            <text:p>0.9999599457</text:p>
          </table:table-cell>
          <table:table-cell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32.ppm</text:p>
          </table:table-cell>
          <table:table-cell office:value-type="float" office:value="1502057757.05882" calcext:value-type="float">
            <text:p>1502057757.05882</text:p>
          </table:table-cell>
          <table:table-cell office:value-type="float" office:value="1.0000429153" calcext:value-type="float">
            <text:p>1.0000429153</text:p>
          </table:table-cell>
          <table:table-cell office:value-type="float" office:value="0.0000429153442382813" calcext:value-type="float">
            <text:p>4.2915344238281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33.ppm</text:p>
          </table:table-cell>
          <table:table-cell office:value-type="float" office:value="1502057758.05879" calcext:value-type="float">
            <text:p>1502057758.05879</text:p>
          </table:table-cell>
          <table:table-cell office:value-type="float" office:value="0.999972105" calcext:value-type="float">
            <text:p>0.999972105</text:p>
          </table:table-cell>
          <table:table-cell office:value-type="float" office:value="-0.000027895" calcext:value-type="float">
            <text:p>-0.0000278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34.ppm</text:p>
          </table:table-cell>
          <table:table-cell office:value-type="float" office:value="1502057759.05875" calcext:value-type="float">
            <text:p>1502057759.05875</text:p>
          </table:table-cell>
          <table:table-cell office:value-type="float" office:value="0.999958992" calcext:value-type="float">
            <text:p>0.999958992</text:p>
          </table:table-cell>
          <table:table-cell office:value-type="float" office:value="-0.000041008" calcext:value-type="float">
            <text:p>-0.0000410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35.ppm</text:p>
          </table:table-cell>
          <table:table-cell office:value-type="float" office:value="1502057760.05872" calcext:value-type="float">
            <text:p>1502057760.05872</text:p>
          </table:table-cell>
          <table:table-cell office:value-type="float" office:value="0.9999630451" calcext:value-type="float">
            <text:p>0.9999630451</text:p>
          </table:table-cell>
          <table:table-cell office:value-type="float" office:value="-0.0000369548797607422" calcext:value-type="float">
            <text:p>-3.695487976074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36.ppm</text:p>
          </table:table-cell>
          <table:table-cell office:value-type="float" office:value="1502057761.05875" calcext:value-type="float">
            <text:p>1502057761.05875</text:p>
          </table:table-cell>
          <table:table-cell office:value-type="float" office:value="1.0000379086" calcext:value-type="float">
            <text:p>1.0000379086</text:p>
          </table:table-cell>
          <table:table-cell office:value-type="float" office:value="0.0000379085540771484" calcext:value-type="float">
            <text:p>3.790855407714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37.ppm</text:p>
          </table:table-cell>
          <table:table-cell office:value-type="float" office:value="1502057762.05878" calcext:value-type="float">
            <text:p>1502057762.05878</text:p>
          </table:table-cell>
          <table:table-cell office:value-type="float" office:value="1.000025034" calcext:value-type="float">
            <text:p>1.000025034</text:p>
          </table:table-cell>
          <table:table-cell office:value-type="float" office:value="0.000025034" calcext:value-type="float">
            <text:p>0.000025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38.ppm</text:p>
          </table:table-cell>
          <table:table-cell office:value-type="float" office:value="1502057763.05873" calcext:value-type="float">
            <text:p>1502057763.05873</text:p>
          </table:table-cell>
          <table:table-cell office:value-type="float" office:value="0.9999508858" calcext:value-type="float">
            <text:p>0.9999508858</text:p>
          </table:table-cell>
          <table:table-cell office:value-type="float" office:value="-0.0000491142272949219" calcext:value-type="float">
            <text:p>-4.911422729492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39.ppm</text:p>
          </table:table-cell>
          <table:table-cell office:value-type="float" office:value="1502057764.05872" calcext:value-type="float">
            <text:p>1502057764.05872</text:p>
          </table:table-cell>
          <table:table-cell office:value-type="float" office:value="0.9999940395" calcext:value-type="float">
            <text:p>0.9999940395</text:p>
          </table:table-cell>
          <table:table-cell office:value-type="float" office:value="-0.00000596046447753906" calcext:value-type="float">
            <text:p>-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40.ppm</text:p>
          </table:table-cell>
          <table:table-cell office:value-type="float" office:value="1502057765.05874" calcext:value-type="float">
            <text:p>1502057765.05874</text:p>
          </table:table-cell>
          <table:table-cell office:value-type="float" office:value="1.000013113" calcext:value-type="float">
            <text:p>1.000013113</text:p>
          </table:table-cell>
          <table:table-cell office:value-type="float" office:value="0.000013113" calcext:value-type="float">
            <text:p>0.0000131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41.ppm</text:p>
          </table:table-cell>
          <table:table-cell office:value-type="float" office:value="1502057766.05868" calcext:value-type="float">
            <text:p>1502057766.05868</text:p>
          </table:table-cell>
          <table:table-cell office:value-type="float" office:value="0.9999449253" calcext:value-type="float">
            <text:p>0.9999449253</text:p>
          </table:table-cell>
          <table:table-cell office:value-type="float" office:value="-0.0000550746917724609" calcext:value-type="float">
            <text:p>-5.50746917724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42.ppm</text:p>
          </table:table-cell>
          <table:table-cell office:value-type="float" office:value="1502057767.05874" calcext:value-type="float">
            <text:p>1502057767.05874</text:p>
          </table:table-cell>
          <table:table-cell office:value-type="float" office:value="1.0000560284" calcext:value-type="float">
            <text:p>1.0000560284</text:p>
          </table:table-cell>
          <table:table-cell office:value-type="float" office:value="0.0000560283660888672" calcext:value-type="float">
            <text:p>5.6028366088867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43.ppm</text:p>
          </table:table-cell>
          <table:table-cell office:value-type="float" office:value="1502057768.05874" calcext:value-type="float">
            <text:p>1502057768.05874</text:p>
          </table:table-cell>
          <table:table-cell office:value-type="float" office:value="1.0000059605" calcext:value-type="float">
            <text:p>1.0000059605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44.ppm</text:p>
          </table:table-cell>
          <table:table-cell office:value-type="float" office:value="1502057769.05869" calcext:value-type="float">
            <text:p>1502057769.05869</text:p>
          </table:table-cell>
          <table:table-cell office:value-type="float" office:value="0.9999451637" calcext:value-type="float">
            <text:p>0.9999451637</text:p>
          </table:table-cell>
          <table:table-cell office:value-type="float" office:value="-0.0000548362731933594" calcext:value-type="float">
            <text:p>-5.48362731933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45.ppm</text:p>
          </table:table-cell>
          <table:table-cell office:value-type="float" office:value="1502057770.05873" calcext:value-type="float">
            <text:p>1502057770.05873</text:p>
          </table:table-cell>
          <table:table-cell office:value-type="float" office:value="1.0000407696" calcext:value-type="float">
            <text:p>1.0000407696</text:p>
          </table:table-cell>
          <table:table-cell office:value-type="float" office:value="0.0000407695770263672" calcext:value-type="float">
            <text:p>4.0769577026367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46.ppm</text:p>
          </table:table-cell>
          <table:table-cell office:value-type="float" office:value="1502057771.05871" calcext:value-type="float">
            <text:p>1502057771.05871</text:p>
          </table:table-cell>
          <table:table-cell office:value-type="float" office:value="0.9999830723" calcext:value-type="float">
            <text:p>0.9999830723</text:p>
          </table:table-cell>
          <table:table-cell office:value-type="float" office:value="-0.0000169277191162109" calcext:value-type="float">
            <text:p>-1.692771911621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47.ppm</text:p>
          </table:table-cell>
          <table:table-cell office:value-type="float" office:value="1502057772.05866" calcext:value-type="float">
            <text:p>1502057772.05866</text:p>
          </table:table-cell>
          <table:table-cell office:value-type="float" office:value="0.9999499321" calcext:value-type="float">
            <text:p>0.9999499321</text:p>
          </table:table-cell>
          <table:table-cell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48.ppm</text:p>
          </table:table-cell>
          <table:table-cell office:value-type="float" office:value="1502057773.05867" calcext:value-type="float">
            <text:p>1502057773.05867</text:p>
          </table:table-cell>
          <table:table-cell office:value-type="float" office:value="1.0000081062" calcext:value-type="float">
            <text:p>1.0000081062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49.ppm</text:p>
          </table:table-cell>
          <table:table-cell office:value-type="float" office:value="1502057774.05879" calcext:value-type="float">
            <text:p>1502057774.05879</text:p>
          </table:table-cell>
          <table:table-cell office:value-type="float" office:value="1.0001161098" calcext:value-type="float">
            <text:p>1.0001161098</text:p>
          </table:table-cell>
          <table:table-cell office:value-type="float" office:value="0.0001161098" calcext:value-type="float">
            <text:p>0.00011610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50.ppm</text:p>
          </table:table-cell>
          <table:table-cell office:value-type="float" office:value="1502057775.05874" calcext:value-type="float">
            <text:p>1502057775.05874</text:p>
          </table:table-cell>
          <table:table-cell office:value-type="float" office:value="0.9999499321" calcext:value-type="float">
            <text:p>0.9999499321</text:p>
          </table:table-cell>
          <table:table-cell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51.ppm</text:p>
          </table:table-cell>
          <table:table-cell office:value-type="float" office:value="1502057776.0587" calcext:value-type="float">
            <text:p>1502057776.0587</text:p>
          </table:table-cell>
          <table:table-cell office:value-type="float" office:value="0.9999580383" calcext:value-type="float">
            <text:p>0.9999580383</text:p>
          </table:table-cell>
          <table:table-cell office:value-type="float" office:value="-0.000041961669921875" calcext:value-type="float">
            <text:p>-4.19616699218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52.ppm</text:p>
          </table:table-cell>
          <table:table-cell office:value-type="float" office:value="1502057777.05869" calcext:value-type="float">
            <text:p>1502057777.05869</text:p>
          </table:table-cell>
          <table:table-cell office:value-type="float" office:value="0.9999928474" calcext:value-type="float">
            <text:p>0.9999928474</text:p>
          </table:table-cell>
          <table:table-cell office:value-type="float" office:value="-0.00000715255737304688" calcext:value-type="float">
            <text:p>-7.1525573730468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53.ppm</text:p>
          </table:table-cell>
          <table:table-cell office:value-type="float" office:value="1502057778.05864" calcext:value-type="float">
            <text:p>1502057778.05864</text:p>
          </table:table-cell>
          <table:table-cell office:value-type="float" office:value="0.9999489784" calcext:value-type="float">
            <text:p>0.9999489784</text:p>
          </table:table-cell>
          <table:table-cell office:value-type="float" office:value="-0.0000510215759277344" calcext:value-type="float">
            <text:p>-5.102157592773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54.ppm</text:p>
          </table:table-cell>
          <table:table-cell office:value-type="float" office:value="1502057779.05869" calcext:value-type="float">
            <text:p>1502057779.05869</text:p>
          </table:table-cell>
          <table:table-cell office:value-type="float" office:value="1.0000481606" calcext:value-type="float">
            <text:p>1.0000481606</text:p>
          </table:table-cell>
          <table:table-cell office:value-type="float" office:value="0.0000481605529785156" calcext:value-type="float">
            <text:p>4.816055297851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55.ppm</text:p>
          </table:table-cell>
          <table:table-cell office:value-type="float" office:value="1502057780.05867" calcext:value-type="float">
            <text:p>1502057780.05867</text:p>
          </table:table-cell>
          <table:table-cell office:value-type="float" office:value="0.9999849796" calcext:value-type="float">
            <text:p>0.9999849796</text:p>
          </table:table-cell>
          <table:table-cell office:value-type="float" office:value="-0.0000150203704833984" calcext:value-type="float">
            <text:p>-1.502037048339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56.ppm</text:p>
          </table:table-cell>
          <table:table-cell office:value-type="float" office:value="1502057781.05861" calcext:value-type="float">
            <text:p>1502057781.05861</text:p>
          </table:table-cell>
          <table:table-cell office:value-type="float" office:value="0.9999439716" calcext:value-type="float">
            <text:p>0.9999439716</text:p>
          </table:table-cell>
          <table:table-cell office:value-type="float" office:value="-0.0000560283660888672" calcext:value-type="float">
            <text:p>-5.6028366088867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57.ppm</text:p>
          </table:table-cell>
          <table:table-cell office:value-type="float" office:value="1502057782.05868" calcext:value-type="float">
            <text:p>1502057782.05868</text:p>
          </table:table-cell>
          <table:table-cell office:value-type="float" office:value="1.0000669956" calcext:value-type="float">
            <text:p>1.0000669956</text:p>
          </table:table-cell>
          <table:table-cell office:value-type="float" office:value="0.0000669956207275391" calcext:value-type="float">
            <text:p>6.6995620727539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58.ppm</text:p>
          </table:table-cell>
          <table:table-cell office:value-type="float" office:value="1502057783.05863" calcext:value-type="float">
            <text:p>1502057783.05863</text:p>
          </table:table-cell>
          <table:table-cell office:value-type="float" office:value="0.9999508858" calcext:value-type="float">
            <text:p>0.9999508858</text:p>
          </table:table-cell>
          <table:table-cell office:value-type="float" office:value="-0.0000491142272949219" calcext:value-type="float">
            <text:p>-4.911422729492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59.ppm</text:p>
          </table:table-cell>
          <table:table-cell office:value-type="float" office:value="1502057784.05858" calcext:value-type="float">
            <text:p>1502057784.05858</text:p>
          </table:table-cell>
          <table:table-cell office:value-type="float" office:value="0.9999461174" calcext:value-type="float">
            <text:p>0.9999461174</text:p>
          </table:table-cell>
          <table:table-cell office:value-type="float" office:value="-0.0000538825988769531" calcext:value-type="float">
            <text:p>-5.3882598876953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60.ppm</text:p>
          </table:table-cell>
          <table:table-cell office:value-type="float" office:value="1502057785.05863" calcext:value-type="float">
            <text:p>1502057785.05863</text:p>
          </table:table-cell>
          <table:table-cell office:value-type="float" office:value="1.0000529289" calcext:value-type="float">
            <text:p>1.0000529289</text:p>
          </table:table-cell>
          <table:table-cell office:value-type="float" office:value="0.0000529289245605469" calcext:value-type="float">
            <text:p>5.292892456054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61.ppm</text:p>
          </table:table-cell>
          <table:table-cell office:value-type="float" office:value="1502057786.05863" calcext:value-type="float">
            <text:p>1502057786.05863</text:p>
          </table:table-cell>
          <table:table-cell office:value-type="float" office:value="1.0000021458" calcext:value-type="float">
            <text:p>1.0000021458</text:p>
          </table:table-cell>
          <table:table-cell office:value-type="float" office:value="0.00000214576721191406" calcext:value-type="float">
            <text:p>2.145767211914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62.ppm</text:p>
          </table:table-cell>
          <table:table-cell office:value-type="float" office:value="1502057787.05865" calcext:value-type="float">
            <text:p>1502057787.05865</text:p>
          </table:table-cell>
          <table:table-cell office:value-type="float" office:value="1.0000138283" calcext:value-type="float">
            <text:p>1.0000138283</text:p>
          </table:table-cell>
          <table:table-cell office:value-type="float" office:value="0.0000138282775878906" calcext:value-type="float">
            <text:p>1.3828277587890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63.ppm</text:p>
          </table:table-cell>
          <table:table-cell office:value-type="float" office:value="1502057788.05861" calcext:value-type="float">
            <text:p>1502057788.05861</text:p>
          </table:table-cell>
          <table:table-cell office:value-type="float" office:value="0.9999670982" calcext:value-type="float">
            <text:p>0.9999670982</text:p>
          </table:table-cell>
          <table:table-cell office:value-type="float" office:value="-0.0000329017639160156" calcext:value-type="float">
            <text:p>-3.290176391601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64.ppm</text:p>
          </table:table-cell>
          <table:table-cell office:value-type="float" office:value="1502057789.05862" calcext:value-type="float">
            <text:p>1502057789.05862</text:p>
          </table:table-cell>
          <table:table-cell office:value-type="float" office:value="1.0000040531" calcext:value-type="float">
            <text:p>1.0000040531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65.ppm</text:p>
          </table:table-cell>
          <table:table-cell office:value-type="float" office:value="1502057790.05864" calcext:value-type="float">
            <text:p>1502057790.05864</text:p>
          </table:table-cell>
          <table:table-cell office:value-type="float" office:value="1.0000200272" calcext:value-type="float">
            <text:p>1.0000200272</text:p>
          </table:table-cell>
          <table:table-cell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66.ppm</text:p>
          </table:table-cell>
          <table:table-cell office:value-type="float" office:value="1502057791.05862" calcext:value-type="float">
            <text:p>1502057791.05862</text:p>
          </table:table-cell>
          <table:table-cell office:value-type="float" office:value="0.9999790192" calcext:value-type="float">
            <text:p>0.9999790192</text:p>
          </table:table-cell>
          <table:table-cell office:value-type="float" office:value="-0.0000209808349609375" calcext:value-type="float">
            <text:p>-2.098083496093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67.ppm</text:p>
          </table:table-cell>
          <table:table-cell office:value-type="float" office:value="1502057792.05861" calcext:value-type="float">
            <text:p>1502057792.05861</text:p>
          </table:table-cell>
          <table:table-cell office:value-type="float" office:value="0.9999928474" calcext:value-type="float">
            <text:p>0.9999928474</text:p>
          </table:table-cell>
          <table:table-cell office:value-type="float" office:value="-0.00000715255737304688" calcext:value-type="float">
            <text:p>-7.1525573730468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68.ppm</text:p>
          </table:table-cell>
          <table:table-cell office:value-type="float" office:value="1502057793.0586" calcext:value-type="float">
            <text:p>1502057793.0586</text:p>
          </table:table-cell>
          <table:table-cell office:value-type="float" office:value="0.9999909401" calcext:value-type="float">
            <text:p>0.9999909401</text:p>
          </table:table-cell>
          <table:table-cell office:value-type="float" office:value="-0.00000905990600585938" calcext:value-type="float">
            <text:p>-9.0599060058593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69.ppm</text:p>
          </table:table-cell>
          <table:table-cell office:value-type="float" office:value="1502057794.0586" calcext:value-type="float">
            <text:p>1502057794.0586</text:p>
          </table:table-cell>
          <table:table-cell office:value-type="float" office:value="0.9999980927" calcext:value-type="float">
            <text:p>0.9999980927</text:p>
          </table:table-cell>
          <table:table-cell office:value-type="float" office:value="-0.0000019073486328125" calcext:value-type="float">
            <text:p>-1.9073486328125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70.ppm</text:p>
          </table:table-cell>
          <table:table-cell office:value-type="float" office:value="1502057795.05861" calcext:value-type="float">
            <text:p>1502057795.05861</text:p>
          </table:table-cell>
          <table:table-cell office:value-type="float" office:value="1.0000090599" calcext:value-type="float">
            <text:p>1.0000090599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71.ppm</text:p>
          </table:table-cell>
          <table:table-cell office:value-type="float" office:value="1502057796.05861" calcext:value-type="float">
            <text:p>1502057796.05861</text:p>
          </table:table-cell>
          <table:table-cell office:value-type="float" office:value="1.0000009537" calcext:value-type="float">
            <text:p>1.0000009537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72.ppm</text:p>
          </table:table-cell>
          <table:table-cell office:value-type="float" office:value="1502057797.0586" calcext:value-type="float">
            <text:p>1502057797.0586</text:p>
          </table:table-cell>
          <table:table-cell office:value-type="float" office:value="0.9999899864" calcext:value-type="float">
            <text:p>0.9999899864</text:p>
          </table:table-cell>
          <table:table-cell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73.ppm</text:p>
          </table:table-cell>
          <table:table-cell office:value-type="float" office:value="1502057798.05856" calcext:value-type="float">
            <text:p>1502057798.05856</text:p>
          </table:table-cell>
          <table:table-cell office:value-type="float" office:value="0.9999620914" calcext:value-type="float">
            <text:p>0.9999620914</text:p>
          </table:table-cell>
          <table:table-cell office:value-type="float" office:value="-0.0000379085540771484" calcext:value-type="float">
            <text:p>-3.790855407714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74.ppm</text:p>
          </table:table-cell>
          <table:table-cell office:value-type="float" office:value="1502057799.05861" calcext:value-type="float">
            <text:p>1502057799.05861</text:p>
          </table:table-cell>
          <table:table-cell office:value-type="float" office:value="1.0000448227" calcext:value-type="float">
            <text:p>1.0000448227</text:p>
          </table:table-cell>
          <table:table-cell office:value-type="float" office:value="0.0000448226928710938" calcext:value-type="float">
            <text:p>4.4822692871093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75.ppm</text:p>
          </table:table-cell>
          <table:table-cell office:value-type="float" office:value="1502057800.05884" calcext:value-type="float">
            <text:p>1502057800.05884</text:p>
          </table:table-cell>
          <table:table-cell office:value-type="float" office:value="1.0002291203" calcext:value-type="float">
            <text:p>1.0002291203</text:p>
          </table:table-cell>
          <table:table-cell office:value-type="float" office:value="0.0002291203" calcext:value-type="float">
            <text:p>0.00022912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76.ppm</text:p>
          </table:table-cell>
          <table:table-cell office:value-type="float" office:value="1502057801.05879" calcext:value-type="float">
            <text:p>1502057801.05879</text:p>
          </table:table-cell>
          <table:table-cell office:value-type="float" office:value="0.9999520779" calcext:value-type="float">
            <text:p>0.9999520779</text:p>
          </table:table-cell>
          <table:table-cell office:value-type="float" office:value="-0.0000479221343994141" calcext:value-type="float">
            <text:p>-4.7922134399414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77.ppm</text:p>
          </table:table-cell>
          <table:table-cell office:value-type="float" office:value="1502057802.05874" calcext:value-type="float">
            <text:p>1502057802.05874</text:p>
          </table:table-cell>
          <table:table-cell office:value-type="float" office:value="0.9999549389" calcext:value-type="float">
            <text:p>0.9999549389</text:p>
          </table:table-cell>
          <table:table-cell office:value-type="float" office:value="-0.0000450611114501953" calcext:value-type="float">
            <text:p>-4.506111145019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78.ppm</text:p>
          </table:table-cell>
          <table:table-cell office:value-type="float" office:value="1502057803.05869" calcext:value-type="float">
            <text:p>1502057803.05869</text:p>
          </table:table-cell>
          <table:table-cell office:value-type="float" office:value="0.9999449253" calcext:value-type="float">
            <text:p>0.9999449253</text:p>
          </table:table-cell>
          <table:table-cell office:value-type="float" office:value="-0.0000550746917724609" calcext:value-type="float">
            <text:p>-5.50746917724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79.ppm</text:p>
          </table:table-cell>
          <table:table-cell office:value-type="float" office:value="1502057804.05863" calcext:value-type="float">
            <text:p>1502057804.05863</text:p>
          </table:table-cell>
          <table:table-cell office:value-type="float" office:value="0.9999470711" calcext:value-type="float">
            <text:p>0.9999470711</text:p>
          </table:table-cell>
          <table:table-cell office:value-type="float" office:value="-0.0000529289245605469" calcext:value-type="float">
            <text:p>-5.292892456054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80.ppm</text:p>
          </table:table-cell>
          <table:table-cell office:value-type="float" office:value="1502057805.05859" calcext:value-type="float">
            <text:p>1502057805.05859</text:p>
          </table:table-cell>
          <table:table-cell office:value-type="float" office:value="0.9999558926" calcext:value-type="float">
            <text:p>0.9999558926</text:p>
          </table:table-cell>
          <table:table-cell office:value-type="float" office:value="-0.0000441074371337891" calcext:value-type="float">
            <text:p>-4.4107437133789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81.ppm</text:p>
          </table:table-cell>
          <table:table-cell office:value-type="float" office:value="1502057806.05855" calcext:value-type="float">
            <text:p>1502057806.05855</text:p>
          </table:table-cell>
          <table:table-cell office:value-type="float" office:value="0.999958992" calcext:value-type="float">
            <text:p>0.999958992</text:p>
          </table:table-cell>
          <table:table-cell office:value-type="float" office:value="-0.000041008" calcext:value-type="float">
            <text:p>-0.0000410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82.ppm</text:p>
          </table:table-cell>
          <table:table-cell office:value-type="float" office:value="1502057807.05856" calcext:value-type="float">
            <text:p>1502057807.05856</text:p>
          </table:table-cell>
          <table:table-cell office:value-type="float" office:value="1.0000100136" calcext:value-type="float">
            <text:p>1.0000100136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83.ppm</text:p>
          </table:table-cell>
          <table:table-cell office:value-type="float" office:value="1502057808.05855" calcext:value-type="float">
            <text:p>1502057808.05855</text:p>
          </table:table-cell>
          <table:table-cell office:value-type="float" office:value="0.9999880791" calcext:value-type="float">
            <text:p>0.9999880791</text:p>
          </table:table-cell>
          <table:table-cell office:value-type="float" office:value="-0.0000119209289550781" calcext:value-type="float">
            <text:p>-1.192092895507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84.ppm</text:p>
          </table:table-cell>
          <table:table-cell office:value-type="float" office:value="1502057809.05855" calcext:value-type="float">
            <text:p>1502057809.05855</text:p>
          </table:table-cell>
          <table:table-cell office:value-type="float" office:value="1.0000009537" calcext:value-type="float">
            <text:p>1.0000009537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85.ppm</text:p>
          </table:table-cell>
          <table:table-cell office:value-type="float" office:value="1502057810.05852" calcext:value-type="float">
            <text:p>1502057810.05852</text:p>
          </table:table-cell>
          <table:table-cell office:value-type="float" office:value="0.9999709129" calcext:value-type="float">
            <text:p>0.9999709129</text:p>
          </table:table-cell>
          <table:table-cell office:value-type="float" office:value="-0.0000290870666503906" calcext:value-type="float">
            <text:p>-2.9087066650390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86.ppm</text:p>
          </table:table-cell>
          <table:table-cell office:value-type="float" office:value="1502057811.05854" calcext:value-type="float">
            <text:p>1502057811.05854</text:p>
          </table:table-cell>
          <table:table-cell office:value-type="float" office:value="1.0000212193" calcext:value-type="float">
            <text:p>1.0000212193</text:p>
          </table:table-cell>
          <table:table-cell office:value-type="float" office:value="0.0000212192535400391" calcext:value-type="float">
            <text:p>2.1219253540039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87.ppm</text:p>
          </table:table-cell>
          <table:table-cell office:value-type="float" office:value="1502057812.05852" calcext:value-type="float">
            <text:p>1502057812.05852</text:p>
          </table:table-cell>
          <table:table-cell office:value-type="float" office:value="0.9999799728" calcext:value-type="float">
            <text:p>0.9999799728</text:p>
          </table:table-cell>
          <table:table-cell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88.ppm</text:p>
          </table:table-cell>
          <table:table-cell office:value-type="float" office:value="1502057813.05849" calcext:value-type="float">
            <text:p>1502057813.05849</text:p>
          </table:table-cell>
          <table:table-cell office:value-type="float" office:value="0.9999740124" calcext:value-type="float">
            <text:p>0.9999740124</text:p>
          </table:table-cell>
          <table:table-cell office:value-type="float" office:value="-0.0000259876251220703" calcext:value-type="float">
            <text:p>-2.598762512207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89.ppm</text:p>
          </table:table-cell>
          <table:table-cell office:value-type="float" office:value="1502057814.05852" calcext:value-type="float">
            <text:p>1502057814.05852</text:p>
          </table:table-cell>
          <table:table-cell office:value-type="float" office:value="1.0000238419" calcext:value-type="float">
            <text:p>1.0000238419</text:p>
          </table:table-cell>
          <table:table-cell office:value-type="float" office:value="0.0000238418579101562" calcext:value-type="float">
            <text:p>2.384185791015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90.ppm</text:p>
          </table:table-cell>
          <table:table-cell office:value-type="float" office:value="1502057815.05851" calcext:value-type="float">
            <text:p>1502057815.05851</text:p>
          </table:table-cell>
          <table:table-cell office:value-type="float" office:value="0.9999890327" calcext:value-type="float">
            <text:p>0.9999890327</text:p>
          </table:table-cell>
          <table:table-cell office:value-type="float" office:value="-0.0000109672546386719" calcext:value-type="float">
            <text:p>-1.096725463867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91.ppm</text:p>
          </table:table-cell>
          <table:table-cell office:value-type="float" office:value="1502057816.05846" calcext:value-type="float">
            <text:p>1502057816.05846</text:p>
          </table:table-cell>
          <table:table-cell office:value-type="float" office:value="0.9999499321" calcext:value-type="float">
            <text:p>0.9999499321</text:p>
          </table:table-cell>
          <table:table-cell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92.ppm</text:p>
          </table:table-cell>
          <table:table-cell office:value-type="float" office:value="1502057817.05849" calcext:value-type="float">
            <text:p>1502057817.05849</text:p>
          </table:table-cell>
          <table:table-cell office:value-type="float" office:value="1.0000290871" calcext:value-type="float">
            <text:p>1.0000290871</text:p>
          </table:table-cell>
          <table:table-cell office:value-type="float" office:value="0.0000290870666503906" calcext:value-type="float">
            <text:p>2.9087066650390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93.ppm</text:p>
          </table:table-cell>
          <table:table-cell office:value-type="float" office:value="1502057818.0585" calcext:value-type="float">
            <text:p>1502057818.0585</text:p>
          </table:table-cell>
          <table:table-cell office:value-type="float" office:value="1.000013113" calcext:value-type="float">
            <text:p>1.000013113</text:p>
          </table:table-cell>
          <table:table-cell office:value-type="float" office:value="0.000013113" calcext:value-type="float">
            <text:p>0.0000131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94.ppm</text:p>
          </table:table-cell>
          <table:table-cell office:value-type="float" office:value="1502057819.05844" calcext:value-type="float">
            <text:p>1502057819.05844</text:p>
          </table:table-cell>
          <table:table-cell office:value-type="float" office:value="0.9999449253" calcext:value-type="float">
            <text:p>0.9999449253</text:p>
          </table:table-cell>
          <table:table-cell office:value-type="float" office:value="-0.0000550746917724609" calcext:value-type="float">
            <text:p>-5.50746917724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95.ppm</text:p>
          </table:table-cell>
          <table:table-cell office:value-type="float" office:value="1502057820.0585" calcext:value-type="float">
            <text:p>1502057820.0585</text:p>
          </table:table-cell>
          <table:table-cell office:value-type="float" office:value="1.0000579357" calcext:value-type="float">
            <text:p>1.0000579357</text:p>
          </table:table-cell>
          <table:table-cell office:value-type="float" office:value="0.0000579357147216797" calcext:value-type="float">
            <text:p>5.793571472167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96.ppm</text:p>
          </table:table-cell>
          <table:table-cell office:value-type="float" office:value="1502057821.05845" calcext:value-type="float">
            <text:p>1502057821.05845</text:p>
          </table:table-cell>
          <table:table-cell office:value-type="float" office:value="0.9999480247" calcext:value-type="float">
            <text:p>0.9999480247</text:p>
          </table:table-cell>
          <table:table-cell office:value-type="float" office:value="-0.0000519752502441406" calcext:value-type="float">
            <text:p>-5.1975250244140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97.ppm</text:p>
          </table:table-cell>
          <table:table-cell office:value-type="float" office:value="1502057822.0584" calcext:value-type="float">
            <text:p>1502057822.0584</text:p>
          </table:table-cell>
          <table:table-cell office:value-type="float" office:value="0.9999489784" calcext:value-type="float">
            <text:p>0.9999489784</text:p>
          </table:table-cell>
          <table:table-cell office:value-type="float" office:value="-0.0000510215759277344" calcext:value-type="float">
            <text:p>-5.102157592773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98.ppm</text:p>
          </table:table-cell>
          <table:table-cell office:value-type="float" office:value="1502057823.05848" calcext:value-type="float">
            <text:p>1502057823.05848</text:p>
          </table:table-cell>
          <table:table-cell office:value-type="float" office:value="1.0000770092" calcext:value-type="float">
            <text:p>1.0000770092</text:p>
          </table:table-cell>
          <table:table-cell office:value-type="float" office:value="0.0000770092010498047" calcext:value-type="float">
            <text:p>7.7009201049804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99.ppm</text:p>
          </table:table-cell>
          <table:table-cell office:value-type="float" office:value="1502057824.05845" calcext:value-type="float">
            <text:p>1502057824.05845</text:p>
          </table:table-cell>
          <table:table-cell office:value-type="float" office:value="0.9999709129" calcext:value-type="float">
            <text:p>0.9999709129</text:p>
          </table:table-cell>
          <table:table-cell office:value-type="float" office:value="-0.0000290870666503906" calcext:value-type="float">
            <text:p>-2.9087066650390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00.ppm</text:p>
          </table:table-cell>
          <table:table-cell office:value-type="float" office:value="1502057825.05839" calcext:value-type="float">
            <text:p>1502057825.05839</text:p>
          </table:table-cell>
          <table:table-cell office:value-type="float" office:value="0.9999461174" calcext:value-type="float">
            <text:p>0.9999461174</text:p>
          </table:table-cell>
          <table:table-cell office:value-type="float" office:value="-0.0000538825988769531" calcext:value-type="float">
            <text:p>-5.3882598876953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01.ppm</text:p>
          </table:table-cell>
          <table:table-cell office:value-type="float" office:value="1502057826.0585" calcext:value-type="float">
            <text:p>1502057826.0585</text:p>
          </table:table-cell>
          <table:table-cell office:value-type="float" office:value="1.0001080036" calcext:value-type="float">
            <text:p>1.0001080036</text:p>
          </table:table-cell>
          <table:table-cell office:value-type="float" office:value="0.0001080036" calcext:value-type="float">
            <text:p>0.00010800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02.ppm</text:p>
          </table:table-cell>
          <table:table-cell office:value-type="float" office:value="1502057827.0585" calcext:value-type="float">
            <text:p>1502057827.0585</text:p>
          </table:table-cell>
          <table:table-cell office:value-type="float" office:value="0.9999959469" calcext:value-type="float">
            <text:p>0.9999959469</text:p>
          </table:table-cell>
          <table:table-cell office:value-type="float" office:value="-0.00000405311584472656" calcext:value-type="float">
            <text:p>-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03.ppm</text:p>
          </table:table-cell>
          <table:table-cell office:value-type="float" office:value="1502057828.05845" calcext:value-type="float">
            <text:p>1502057828.05845</text:p>
          </table:table-cell>
          <table:table-cell office:value-type="float" office:value="0.9999499321" calcext:value-type="float">
            <text:p>0.9999499321</text:p>
          </table:table-cell>
          <table:table-cell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04.ppm</text:p>
          </table:table-cell>
          <table:table-cell office:value-type="float" office:value="1502057829.05848" calcext:value-type="float">
            <text:p>1502057829.05848</text:p>
          </table:table-cell>
          <table:table-cell office:value-type="float" office:value="1.0000312328" calcext:value-type="float">
            <text:p>1.0000312328</text:p>
          </table:table-cell>
          <table:table-cell office:value-type="float" office:value="0.0000312328338623047" calcext:value-type="float">
            <text:p>3.1232833862304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05.ppm</text:p>
          </table:table-cell>
          <table:table-cell office:value-type="float" office:value="1502057830.05846" calcext:value-type="float">
            <text:p>1502057830.05846</text:p>
          </table:table-cell>
          <table:table-cell office:value-type="float" office:value="0.9999809265" calcext:value-type="float">
            <text:p>0.9999809265</text:p>
          </table:table-cell>
          <table:table-cell office:value-type="float" office:value="-0.000019073486328125" calcext:value-type="float">
            <text:p>-1.907348632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06.ppm</text:p>
          </table:table-cell>
          <table:table-cell office:value-type="float" office:value="1502057831.05841" calcext:value-type="float">
            <text:p>1502057831.05841</text:p>
          </table:table-cell>
          <table:table-cell office:value-type="float" office:value="0.9999489784" calcext:value-type="float">
            <text:p>0.9999489784</text:p>
          </table:table-cell>
          <table:table-cell office:value-type="float" office:value="-0.0000510215759277344" calcext:value-type="float">
            <text:p>-5.102157592773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07.ppm</text:p>
          </table:table-cell>
          <table:table-cell office:value-type="float" office:value="1502057832.05842" calcext:value-type="float">
            <text:p>1502057832.05842</text:p>
          </table:table-cell>
          <table:table-cell office:value-type="float" office:value="1.0000078678" calcext:value-type="float">
            <text:p>1.0000078678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08.ppm</text:p>
          </table:table-cell>
          <table:table-cell office:value-type="float" office:value="1502057833.05843" calcext:value-type="float">
            <text:p>1502057833.05843</text:p>
          </table:table-cell>
          <table:table-cell office:value-type="float" office:value="1.0000112057" calcext:value-type="float">
            <text:p>1.0000112057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09.ppm</text:p>
          </table:table-cell>
          <table:table-cell office:value-type="float" office:value="1502057834.05836" calcext:value-type="float">
            <text:p>1502057834.05836</text:p>
          </table:table-cell>
          <table:table-cell office:value-type="float" office:value="0.9999358654" calcext:value-type="float">
            <text:p>0.9999358654</text:p>
          </table:table-cell>
          <table:table-cell office:value-type="float" office:value="-0.0000641345977783203" calcext:value-type="float">
            <text:p>-6.413459777832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10.ppm</text:p>
          </table:table-cell>
          <table:table-cell office:value-type="float" office:value="1502057835.0584" calcext:value-type="float">
            <text:p>1502057835.0584</text:p>
          </table:table-cell>
          <table:table-cell office:value-type="float" office:value="1.0000350475" calcext:value-type="float">
            <text:p>1.0000350475</text:p>
          </table:table-cell>
          <table:table-cell office:value-type="float" office:value="0.0000350475311279297" calcext:value-type="float">
            <text:p>3.504753112792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11.ppm</text:p>
          </table:table-cell>
          <table:table-cell office:value-type="float" office:value="1502057836.05839" calcext:value-type="float">
            <text:p>1502057836.05839</text:p>
          </table:table-cell>
          <table:table-cell office:value-type="float" office:value="0.9999880791" calcext:value-type="float">
            <text:p>0.9999880791</text:p>
          </table:table-cell>
          <table:table-cell office:value-type="float" office:value="-0.0000119209289550781" calcext:value-type="float">
            <text:p>-1.192092895507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12.ppm</text:p>
          </table:table-cell>
          <table:table-cell office:value-type="float" office:value="1502057837.05832" calcext:value-type="float">
            <text:p>1502057837.05832</text:p>
          </table:table-cell>
          <table:table-cell office:value-type="float" office:value="0.9999358654" calcext:value-type="float">
            <text:p>0.9999358654</text:p>
          </table:table-cell>
          <table:table-cell office:value-type="float" office:value="-0.0000641345977783203" calcext:value-type="float">
            <text:p>-6.413459777832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13.ppm</text:p>
          </table:table-cell>
          <table:table-cell office:value-type="float" office:value="1502057838.05838" calcext:value-type="float">
            <text:p>1502057838.05838</text:p>
          </table:table-cell>
          <table:table-cell office:value-type="float" office:value="1.0000610352" calcext:value-type="float">
            <text:p>1.0000610352</text:p>
          </table:table-cell>
          <table:table-cell office:value-type="float" office:value="0.00006103515625" calcext:value-type="float">
            <text:p>6.103515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14.ppm</text:p>
          </table:table-cell>
          <table:table-cell office:value-type="float" office:value="1502057839.05843" calcext:value-type="float">
            <text:p>1502057839.05843</text:p>
          </table:table-cell>
          <table:table-cell office:value-type="float" office:value="1.0000419617" calcext:value-type="float">
            <text:p>1.0000419617</text:p>
          </table:table-cell>
          <table:table-cell office:value-type="float" office:value="0.000041961669921875" calcext:value-type="float">
            <text:p>4.19616699218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15.ppm</text:p>
          </table:table-cell>
          <table:table-cell office:value-type="float" office:value="1502057840.05836" calcext:value-type="float">
            <text:p>1502057840.05836</text:p>
          </table:table-cell>
          <table:table-cell office:value-type="float" office:value="0.9999361038" calcext:value-type="float">
            <text:p>0.9999361038</text:p>
          </table:table-cell>
          <table:table-cell office:value-type="float" office:value="-0.0000638961791992187" calcext:value-type="float">
            <text:p>-6.3896179199218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16.ppm</text:p>
          </table:table-cell>
          <table:table-cell office:value-type="float" office:value="1502057841.05839" calcext:value-type="float">
            <text:p>1502057841.05839</text:p>
          </table:table-cell>
          <table:table-cell office:value-type="float" office:value="1.0000269413" calcext:value-type="float">
            <text:p>1.0000269413</text:p>
          </table:table-cell>
          <table:table-cell office:value-type="float" office:value="0.0000269412994384766" calcext:value-type="float">
            <text:p>2.694129943847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17.ppm</text:p>
          </table:table-cell>
          <table:table-cell office:value-type="float" office:value="1502057842.05836" calcext:value-type="float">
            <text:p>1502057842.05836</text:p>
          </table:table-cell>
          <table:table-cell office:value-type="float" office:value="0.9999709129" calcext:value-type="float">
            <text:p>0.9999709129</text:p>
          </table:table-cell>
          <table:table-cell office:value-type="float" office:value="-0.0000290870666503906" calcext:value-type="float">
            <text:p>-2.9087066650390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18.ppm</text:p>
          </table:table-cell>
          <table:table-cell office:value-type="float" office:value="1502057843.05829" calcext:value-type="float">
            <text:p>1502057843.05829</text:p>
          </table:table-cell>
          <table:table-cell office:value-type="float" office:value="0.9999351501" calcext:value-type="float">
            <text:p>0.9999351501</text:p>
          </table:table-cell>
          <table:table-cell office:value-type="float" office:value="-0.000064849853515625" calcext:value-type="float">
            <text:p>-6.4849853515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19.ppm</text:p>
          </table:table-cell>
          <table:table-cell office:value-type="float" office:value="1502057844.05835" calcext:value-type="float">
            <text:p>1502057844.05835</text:p>
          </table:table-cell>
          <table:table-cell office:value-type="float" office:value="1.0000598431" calcext:value-type="float">
            <text:p>1.0000598431</text:p>
          </table:table-cell>
          <table:table-cell office:value-type="float" office:value="0.0000598430633544922" calcext:value-type="float">
            <text:p>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20.ppm</text:p>
          </table:table-cell>
          <table:table-cell office:value-type="float" office:value="1502057845.05837" calcext:value-type="float">
            <text:p>1502057845.05837</text:p>
          </table:table-cell>
          <table:table-cell office:value-type="float" office:value="1.0000140667" calcext:value-type="float">
            <text:p>1.0000140667</text:p>
          </table:table-cell>
          <table:table-cell office:value-type="float" office:value="0.0000140666961669922" calcext:value-type="float">
            <text:p>1.40666961669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21.ppm</text:p>
          </table:table-cell>
          <table:table-cell office:value-type="float" office:value="1502057846.05831" calcext:value-type="float">
            <text:p>1502057846.05831</text:p>
          </table:table-cell>
          <table:table-cell office:value-type="float" office:value="0.9999370575" calcext:value-type="float">
            <text:p>0.9999370575</text:p>
          </table:table-cell>
          <table:table-cell office:value-type="float" office:value="-0.0000629425048828125" calcext:value-type="float">
            <text:p>-6.2942504882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22.ppm</text:p>
          </table:table-cell>
          <table:table-cell office:value-type="float" office:value="1502057847.05837" calcext:value-type="float">
            <text:p>1502057847.05837</text:p>
          </table:table-cell>
          <table:table-cell office:value-type="float" office:value="1.0000669956" calcext:value-type="float">
            <text:p>1.0000669956</text:p>
          </table:table-cell>
          <table:table-cell office:value-type="float" office:value="0.0000669956207275391" calcext:value-type="float">
            <text:p>6.6995620727539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23.ppm</text:p>
          </table:table-cell>
          <table:table-cell office:value-type="float" office:value="1502057848.0584" calcext:value-type="float">
            <text:p>1502057848.0584</text:p>
          </table:table-cell>
          <table:table-cell office:value-type="float" office:value="1.0000259876" calcext:value-type="float">
            <text:p>1.0000259876</text:p>
          </table:table-cell>
          <table:table-cell office:value-type="float" office:value="0.0000259876251220703" calcext:value-type="float">
            <text:p>2.598762512207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24.ppm</text:p>
          </table:table-cell>
          <table:table-cell office:value-type="float" office:value="1502057849.05835" calcext:value-type="float">
            <text:p>1502057849.05835</text:p>
          </table:table-cell>
          <table:table-cell office:value-type="float" office:value="0.9999549389" calcext:value-type="float">
            <text:p>0.9999549389</text:p>
          </table:table-cell>
          <table:table-cell office:value-type="float" office:value="-0.0000450611114501953" calcext:value-type="float">
            <text:p>-4.506111145019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25.ppm</text:p>
          </table:table-cell>
          <table:table-cell office:value-type="float" office:value="1502057850.05835" calcext:value-type="float">
            <text:p>1502057850.058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26.ppm</text:p>
          </table:table-cell>
          <table:table-cell office:value-type="float" office:value="1502057851.05832" calcext:value-type="float">
            <text:p>1502057851.05832</text:p>
          </table:table-cell>
          <table:table-cell office:value-type="float" office:value="0.9999711514" calcext:value-type="float">
            <text:p>0.9999711514</text:p>
          </table:table-cell>
          <table:table-cell office:value-type="float" office:value="-0.0000288486480712891" calcext:value-type="float">
            <text:p>-2.8848648071289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27.ppm</text:p>
          </table:table-cell>
          <table:table-cell office:value-type="float" office:value="1502057852.05832" calcext:value-type="float">
            <text:p>1502057852.05832</text:p>
          </table:table-cell>
          <table:table-cell office:value-type="float" office:value="0.9999949932" calcext:value-type="float">
            <text:p>0.9999949932</text:p>
          </table:table-cell>
          <table:table-cell office:value-type="float" office:value="-0.00000500679016113281" calcext:value-type="float">
            <text:p>-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28.ppm</text:p>
          </table:table-cell>
          <table:table-cell office:value-type="float" office:value="1502057853.05832" calcext:value-type="float">
            <text:p>1502057853.05832</text:p>
          </table:table-cell>
          <table:table-cell office:value-type="float" office:value="0.9999988079" calcext:value-type="float">
            <text:p>0.9999988079</text:p>
          </table:table-cell>
          <table:table-cell office:value-type="float" office:value="-0.00000119209289550781" calcext:value-type="float">
            <text:p>-1.192092895507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29.ppm</text:p>
          </table:table-cell>
          <table:table-cell office:value-type="float" office:value="1502057854.05833" calcext:value-type="float">
            <text:p>1502057854.05833</text:p>
          </table:table-cell>
          <table:table-cell office:value-type="float" office:value="1.0000140667" calcext:value-type="float">
            <text:p>1.0000140667</text:p>
          </table:table-cell>
          <table:table-cell office:value-type="float" office:value="0.0000140666961669922" calcext:value-type="float">
            <text:p>1.40666961669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30.ppm</text:p>
          </table:table-cell>
          <table:table-cell office:value-type="float" office:value="1502057855.05834" calcext:value-type="float">
            <text:p>1502057855.05834</text:p>
          </table:table-cell>
          <table:table-cell office:value-type="float" office:value="1.0000071526" calcext:value-type="float">
            <text:p>1.0000071526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31.ppm</text:p>
          </table:table-cell>
          <table:table-cell office:value-type="float" office:value="1502057856.05831" calcext:value-type="float">
            <text:p>1502057856.05831</text:p>
          </table:table-cell>
          <table:table-cell office:value-type="float" office:value="0.999973774" calcext:value-type="float">
            <text:p>0.999973774</text:p>
          </table:table-cell>
          <table:table-cell office:value-type="float" office:value="-0.000026226" calcext:value-type="float">
            <text:p>-0.0000262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32.ppm</text:p>
          </table:table-cell>
          <table:table-cell office:value-type="float" office:value="1502057857.0583" calcext:value-type="float">
            <text:p>1502057857.0583</text:p>
          </table:table-cell>
          <table:table-cell office:value-type="float" office:value="0.9999911785" calcext:value-type="float">
            <text:p>0.9999911785</text:p>
          </table:table-cell>
          <table:table-cell office:value-type="float" office:value="-0.00000882148742675781" calcext:value-type="float">
            <text:p>-8.821487426757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33.ppm</text:p>
          </table:table-cell>
          <table:table-cell office:value-type="float" office:value="1502057858.0583" calcext:value-type="float">
            <text:p>1502057858.05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34.ppm</text:p>
          </table:table-cell>
          <table:table-cell office:value-type="float" office:value="1502057859.05829" calcext:value-type="float">
            <text:p>1502057859.05829</text:p>
          </table:table-cell>
          <table:table-cell office:value-type="float" office:value="0.9999828339" calcext:value-type="float">
            <text:p>0.9999828339</text:p>
          </table:table-cell>
          <table:table-cell office:value-type="float" office:value="-0.0000171661376953125" calcext:value-type="float">
            <text:p>-1.71661376953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35.ppm</text:p>
          </table:table-cell>
          <table:table-cell office:value-type="float" office:value="1502057860.05827" calcext:value-type="float">
            <text:p>1502057860.05827</text:p>
          </table:table-cell>
          <table:table-cell office:value-type="float" office:value="0.9999861717" calcext:value-type="float">
            <text:p>0.9999861717</text:p>
          </table:table-cell>
          <table:table-cell office:value-type="float" office:value="-0.0000138282775878906" calcext:value-type="float">
            <text:p>-1.3828277587890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36.ppm</text:p>
          </table:table-cell>
          <table:table-cell office:value-type="float" office:value="1502057861.05828" calcext:value-type="float">
            <text:p>1502057861.05828</text:p>
          </table:table-cell>
          <table:table-cell office:value-type="float" office:value="1.000002861" calcext:value-type="float">
            <text:p>1.000002861</text:p>
          </table:table-cell>
          <table:table-cell office:value-type="float" office:value="0.000002861" calcext:value-type="float">
            <text:p>0.0000028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37.ppm</text:p>
          </table:table-cell>
          <table:table-cell office:value-type="float" office:value="1502057862.05827" calcext:value-type="float">
            <text:p>1502057862.05827</text:p>
          </table:table-cell>
          <table:table-cell office:value-type="float" office:value="0.9999949932" calcext:value-type="float">
            <text:p>0.9999949932</text:p>
          </table:table-cell>
          <table:table-cell office:value-type="float" office:value="-0.00000500679016113281" calcext:value-type="float">
            <text:p>-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38.ppm</text:p>
          </table:table-cell>
          <table:table-cell office:value-type="float" office:value="1502057863.05826" calcext:value-type="float">
            <text:p>1502057863.05826</text:p>
          </table:table-cell>
          <table:table-cell office:value-type="float" office:value="0.9999899864" calcext:value-type="float">
            <text:p>0.9999899864</text:p>
          </table:table-cell>
          <table:table-cell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39.ppm</text:p>
          </table:table-cell>
          <table:table-cell office:value-type="float" office:value="1502057864.05828" calcext:value-type="float">
            <text:p>1502057864.05828</text:p>
          </table:table-cell>
          <table:table-cell office:value-type="float" office:value="1.0000150204" calcext:value-type="float">
            <text:p>1.0000150204</text:p>
          </table:table-cell>
          <table:table-cell office:value-type="float" office:value="0.0000150203704833984" calcext:value-type="float">
            <text:p>1.502037048339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40.ppm</text:p>
          </table:table-cell>
          <table:table-cell office:value-type="float" office:value="1502057865.05825" calcext:value-type="float">
            <text:p>1502057865.05825</text:p>
          </table:table-cell>
          <table:table-cell office:value-type="float" office:value="0.999974966" calcext:value-type="float">
            <text:p>0.999974966</text:p>
          </table:table-cell>
          <table:table-cell office:value-type="float" office:value="-0.000025034" calcext:value-type="float">
            <text:p>-0.000025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41.ppm</text:p>
          </table:table-cell>
          <table:table-cell office:value-type="float" office:value="1502057866.05826" calcext:value-type="float">
            <text:p>1502057866.05826</text:p>
          </table:table-cell>
          <table:table-cell office:value-type="float" office:value="1.0000112057" calcext:value-type="float">
            <text:p>1.0000112057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42.ppm</text:p>
          </table:table-cell>
          <table:table-cell office:value-type="float" office:value="1502057867.05825" calcext:value-type="float">
            <text:p>1502057867.05825</text:p>
          </table:table-cell>
          <table:table-cell office:value-type="float" office:value="0.9999887943" calcext:value-type="float">
            <text:p>0.9999887943</text:p>
          </table:table-cell>
          <table:table-cell office:value-type="float" office:value="-0.0000112056732177734" calcext:value-type="float">
            <text:p>-1.1205673217773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43.ppm</text:p>
          </table:table-cell>
          <table:table-cell office:value-type="float" office:value="1502057868.05826" calcext:value-type="float">
            <text:p>1502057868.05826</text:p>
          </table:table-cell>
          <table:table-cell office:value-type="float" office:value="1.0000081062" calcext:value-type="float">
            <text:p>1.0000081062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44.ppm</text:p>
          </table:table-cell>
          <table:table-cell office:value-type="float" office:value="1502057869.05824" calcext:value-type="float">
            <text:p>1502057869.05824</text:p>
          </table:table-cell>
          <table:table-cell office:value-type="float" office:value="0.9999818802" calcext:value-type="float">
            <text:p>0.9999818802</text:p>
          </table:table-cell>
          <table:table-cell office:value-type="float" office:value="-0.0000181198120117187" calcext:value-type="float">
            <text:p>-1.8119812011718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45.ppm</text:p>
          </table:table-cell>
          <table:table-cell office:value-type="float" office:value="1502057870.05825" calcext:value-type="float">
            <text:p>1502057870.05825</text:p>
          </table:table-cell>
          <table:table-cell office:value-type="float" office:value="1.0000071526" calcext:value-type="float">
            <text:p>1.0000071526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46.ppm</text:p>
          </table:table-cell>
          <table:table-cell office:value-type="float" office:value="1502057871.05823" calcext:value-type="float">
            <text:p>1502057871.05823</text:p>
          </table:table-cell>
          <table:table-cell office:value-type="float" office:value="0.999986887" calcext:value-type="float">
            <text:p>0.999986887</text:p>
          </table:table-cell>
          <table:table-cell office:value-type="float" office:value="-0.000013113" calcext:value-type="float">
            <text:p>-0.0000131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47.ppm</text:p>
          </table:table-cell>
          <table:table-cell office:value-type="float" office:value="1502057872.05823" calcext:value-type="float">
            <text:p>1502057872.05823</text:p>
          </table:table-cell>
          <table:table-cell office:value-type="float" office:value="0.999997139" calcext:value-type="float">
            <text:p>0.999997139</text:p>
          </table:table-cell>
          <table:table-cell office:value-type="float" office:value="-0.000002861" calcext:value-type="float">
            <text:p>-0.0000028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48.ppm</text:p>
          </table:table-cell>
          <table:table-cell office:value-type="float" office:value="1502057873.05825" calcext:value-type="float">
            <text:p>1502057873.05825</text:p>
          </table:table-cell>
          <table:table-cell office:value-type="float" office:value="1.0000169277" calcext:value-type="float">
            <text:p>1.0000169277</text:p>
          </table:table-cell>
          <table:table-cell office:value-type="float" office:value="0.0000169277191162109" calcext:value-type="float">
            <text:p>1.692771911621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49.ppm</text:p>
          </table:table-cell>
          <table:table-cell office:value-type="float" office:value="1502057874.05848" calcext:value-type="float">
            <text:p>1502057874.05848</text:p>
          </table:table-cell>
          <table:table-cell office:value-type="float" office:value="1.0002300739" calcext:value-type="float">
            <text:p>1.0002300739</text:p>
          </table:table-cell>
          <table:table-cell office:value-type="float" office:value="0.0002300739" calcext:value-type="float">
            <text:p>0.00023007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50.ppm</text:p>
          </table:table-cell>
          <table:table-cell office:value-type="float" office:value="1502057875.05843" calcext:value-type="float">
            <text:p>1502057875.05843</text:p>
          </table:table-cell>
          <table:table-cell office:value-type="float" office:value="0.9999489784" calcext:value-type="float">
            <text:p>0.9999489784</text:p>
          </table:table-cell>
          <table:table-cell office:value-type="float" office:value="-0.0000510215759277344" calcext:value-type="float">
            <text:p>-5.102157592773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51.ppm</text:p>
          </table:table-cell>
          <table:table-cell office:value-type="float" office:value="1502057876.05838" calcext:value-type="float">
            <text:p>1502057876.05838</text:p>
          </table:table-cell>
          <table:table-cell office:value-type="float" office:value="0.9999499321" calcext:value-type="float">
            <text:p>0.9999499321</text:p>
          </table:table-cell>
          <table:table-cell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52.ppm</text:p>
          </table:table-cell>
          <table:table-cell office:value-type="float" office:value="1502057877.05833" calcext:value-type="float">
            <text:p>1502057877.05833</text:p>
          </table:table-cell>
          <table:table-cell office:value-type="float" office:value="0.9999520779" calcext:value-type="float">
            <text:p>0.9999520779</text:p>
          </table:table-cell>
          <table:table-cell office:value-type="float" office:value="-0.0000479221343994141" calcext:value-type="float">
            <text:p>-4.7922134399414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53.ppm</text:p>
          </table:table-cell>
          <table:table-cell office:value-type="float" office:value="1502057878.05828" calcext:value-type="float">
            <text:p>1502057878.05828</text:p>
          </table:table-cell>
          <table:table-cell office:value-type="float" office:value="0.9999499321" calcext:value-type="float">
            <text:p>0.9999499321</text:p>
          </table:table-cell>
          <table:table-cell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54.ppm</text:p>
          </table:table-cell>
          <table:table-cell office:value-type="float" office:value="1502057879.05826" calcext:value-type="float">
            <text:p>1502057879.05826</text:p>
          </table:table-cell>
          <table:table-cell office:value-type="float" office:value="0.999974966" calcext:value-type="float">
            <text:p>0.999974966</text:p>
          </table:table-cell>
          <table:table-cell office:value-type="float" office:value="-0.000025034" calcext:value-type="float">
            <text:p>-0.000025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55.ppm</text:p>
          </table:table-cell>
          <table:table-cell office:value-type="float" office:value="1502057880.05821" calcext:value-type="float">
            <text:p>1502057880.05821</text:p>
          </table:table-cell>
          <table:table-cell office:value-type="float" office:value="0.999958992" calcext:value-type="float">
            <text:p>0.999958992</text:p>
          </table:table-cell>
          <table:table-cell office:value-type="float" office:value="-0.000041008" calcext:value-type="float">
            <text:p>-0.0000410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56.ppm</text:p>
          </table:table-cell>
          <table:table-cell office:value-type="float" office:value="1502057881.05819" calcext:value-type="float">
            <text:p>1502057881.05819</text:p>
          </table:table-cell>
          <table:table-cell office:value-type="float" office:value="0.9999740124" calcext:value-type="float">
            <text:p>0.9999740124</text:p>
          </table:table-cell>
          <table:table-cell office:value-type="float" office:value="-0.0000259876251220703" calcext:value-type="float">
            <text:p>-2.598762512207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57.ppm</text:p>
          </table:table-cell>
          <table:table-cell office:value-type="float" office:value="1502057882.05826" calcext:value-type="float">
            <text:p>1502057882.05826</text:p>
          </table:table-cell>
          <table:table-cell office:value-type="float" office:value="1.0000710487" calcext:value-type="float">
            <text:p>1.0000710487</text:p>
          </table:table-cell>
          <table:table-cell office:value-type="float" office:value="0.0000710487365722656" calcext:value-type="float">
            <text:p>7.104873657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58.ppm</text:p>
          </table:table-cell>
          <table:table-cell office:value-type="float" office:value="1502057883.05821" calcext:value-type="float">
            <text:p>1502057883.05821</text:p>
          </table:table-cell>
          <table:table-cell office:value-type="float" office:value="0.9999539852" calcext:value-type="float">
            <text:p>0.9999539852</text:p>
          </table:table-cell>
          <table:table-cell office:value-type="float" office:value="-0.0000460147857666016" calcext:value-type="float">
            <text:p>-4.6014785766601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59.ppm</text:p>
          </table:table-cell>
          <table:table-cell office:value-type="float" office:value="1502057884.05818" calcext:value-type="float">
            <text:p>1502057884.05818</text:p>
          </table:table-cell>
          <table:table-cell office:value-type="float" office:value="0.9999630451" calcext:value-type="float">
            <text:p>0.9999630451</text:p>
          </table:table-cell>
          <table:table-cell office:value-type="float" office:value="-0.0000369548797607422" calcext:value-type="float">
            <text:p>-3.695487976074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60.ppm</text:p>
          </table:table-cell>
          <table:table-cell office:value-type="float" office:value="1502057885.05824" calcext:value-type="float">
            <text:p>1502057885.05824</text:p>
          </table:table-cell>
          <table:table-cell office:value-type="float" office:value="1.0000638962" calcext:value-type="float">
            <text:p>1.0000638962</text:p>
          </table:table-cell>
          <table:table-cell office:value-type="float" office:value="0.0000638961791992187" calcext:value-type="float">
            <text:p>6.3896179199218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61.ppm</text:p>
          </table:table-cell>
          <table:table-cell office:value-type="float" office:value="1502057886.0582" calcext:value-type="float">
            <text:p>1502057886.0582</text:p>
          </table:table-cell>
          <table:table-cell office:value-type="float" office:value="0.9999611378" calcext:value-type="float">
            <text:p>0.9999611378</text:p>
          </table:table-cell>
          <table:table-cell office:value-type="float" office:value="-0.0000388622283935547" calcext:value-type="float">
            <text:p>-3.8862228393554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62.ppm</text:p>
          </table:table-cell>
          <table:table-cell office:value-type="float" office:value="1502057887.05817" calcext:value-type="float">
            <text:p>1502057887.05817</text:p>
          </table:table-cell>
          <table:table-cell office:value-type="float" office:value="0.9999649525" calcext:value-type="float">
            <text:p>0.9999649525</text:p>
          </table:table-cell>
          <table:table-cell office:value-type="float" office:value="-0.0000350475311279297" calcext:value-type="float">
            <text:p>-3.504753112792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63.ppm</text:p>
          </table:table-cell>
          <table:table-cell office:value-type="float" office:value="1502057888.05822" calcext:value-type="float">
            <text:p>1502057888.05822</text:p>
          </table:table-cell>
          <table:table-cell office:value-type="float" office:value="1.000056982" calcext:value-type="float">
            <text:p>1.000056982</text:p>
          </table:table-cell>
          <table:table-cell office:value-type="float" office:value="0.000056982" calcext:value-type="float">
            <text:p>0.0000569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64.ppm</text:p>
          </table:table-cell>
          <table:table-cell office:value-type="float" office:value="1502057889.05818" calcext:value-type="float">
            <text:p>1502057889.05818</text:p>
          </table:table-cell>
          <table:table-cell office:value-type="float" office:value="0.9999539852" calcext:value-type="float">
            <text:p>0.9999539852</text:p>
          </table:table-cell>
          <table:table-cell office:value-type="float" office:value="-0.0000460147857666016" calcext:value-type="float">
            <text:p>-4.6014785766601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65.ppm</text:p>
          </table:table-cell>
          <table:table-cell office:value-type="float" office:value="1502057890.05814" calcext:value-type="float">
            <text:p>1502057890.05814</text:p>
          </table:table-cell>
          <table:table-cell office:value-type="float" office:value="0.9999639988" calcext:value-type="float">
            <text:p>0.9999639988</text:p>
          </table:table-cell>
          <table:table-cell office:value-type="float" office:value="-0.0000360012054443359" calcext:value-type="float">
            <text:p>-3.6001205444335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66.ppm</text:p>
          </table:table-cell>
          <table:table-cell office:value-type="float" office:value="1502057891.05818" calcext:value-type="float">
            <text:p>1502057891.05818</text:p>
          </table:table-cell>
          <table:table-cell office:value-type="float" office:value="1.0000419617" calcext:value-type="float">
            <text:p>1.0000419617</text:p>
          </table:table-cell>
          <table:table-cell office:value-type="float" office:value="0.000041961669921875" calcext:value-type="float">
            <text:p>4.19616699218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67.ppm</text:p>
          </table:table-cell>
          <table:table-cell office:value-type="float" office:value="1502057892.05813" calcext:value-type="float">
            <text:p>1502057892.05813</text:p>
          </table:table-cell>
          <table:table-cell office:value-type="float" office:value="0.9999511242" calcext:value-type="float">
            <text:p>0.9999511242</text:p>
          </table:table-cell>
          <table:table-cell office:value-type="float" office:value="-0.0000488758087158203" calcext:value-type="float">
            <text:p>-4.887580871582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68.ppm</text:p>
          </table:table-cell>
          <table:table-cell office:value-type="float" office:value="1502057893.05812" calcext:value-type="float">
            <text:p>1502057893.05812</text:p>
          </table:table-cell>
          <table:table-cell office:value-type="float" office:value="0.9999890327" calcext:value-type="float">
            <text:p>0.9999890327</text:p>
          </table:table-cell>
          <table:table-cell office:value-type="float" office:value="-0.0000109672546386719" calcext:value-type="float">
            <text:p>-1.096725463867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69.ppm</text:p>
          </table:table-cell>
          <table:table-cell office:value-type="float" office:value="1502057894.05808" calcext:value-type="float">
            <text:p>1502057894.05808</text:p>
          </table:table-cell>
          <table:table-cell office:value-type="float" office:value="0.9999558926" calcext:value-type="float">
            <text:p>0.9999558926</text:p>
          </table:table-cell>
          <table:table-cell office:value-type="float" office:value="-0.0000441074371337891" calcext:value-type="float">
            <text:p>-4.4107437133789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70.ppm</text:p>
          </table:table-cell>
          <table:table-cell office:value-type="float" office:value="1502057895.05812" calcext:value-type="float">
            <text:p>1502057895.05812</text:p>
          </table:table-cell>
          <table:table-cell office:value-type="float" office:value="1.0000429153" calcext:value-type="float">
            <text:p>1.0000429153</text:p>
          </table:table-cell>
          <table:table-cell office:value-type="float" office:value="0.0000429153442382813" calcext:value-type="float">
            <text:p>4.2915344238281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71.ppm</text:p>
          </table:table-cell>
          <table:table-cell office:value-type="float" office:value="1502057896.0581" calcext:value-type="float">
            <text:p>1502057896.0581</text:p>
          </table:table-cell>
          <table:table-cell office:value-type="float" office:value="0.9999811649" calcext:value-type="float">
            <text:p>0.9999811649</text:p>
          </table:table-cell>
          <table:table-cell office:value-type="float" office:value="-0.0000188350677490234" calcext:value-type="float">
            <text:p>-1.8835067749023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72.ppm</text:p>
          </table:table-cell>
          <table:table-cell office:value-type="float" office:value="1502057897.05805" calcext:value-type="float">
            <text:p>1502057897.05805</text:p>
          </table:table-cell>
          <table:table-cell office:value-type="float" office:value="0.9999508858" calcext:value-type="float">
            <text:p>0.9999508858</text:p>
          </table:table-cell>
          <table:table-cell office:value-type="float" office:value="-0.0000491142272949219" calcext:value-type="float">
            <text:p>-4.911422729492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73.ppm</text:p>
          </table:table-cell>
          <table:table-cell office:value-type="float" office:value="1502057898.0581" calcext:value-type="float">
            <text:p>1502057898.0581</text:p>
          </table:table-cell>
          <table:table-cell office:value-type="float" office:value="1.0000450611" calcext:value-type="float">
            <text:p>1.0000450611</text:p>
          </table:table-cell>
          <table:table-cell office:value-type="float" office:value="0.0000450611114501953" calcext:value-type="float">
            <text:p>4.506111145019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74.ppm</text:p>
          </table:table-cell>
          <table:table-cell office:value-type="float" office:value="1502057899.0581" calcext:value-type="float">
            <text:p>1502057899.05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75.ppm</text:p>
          </table:table-cell>
          <table:table-cell office:value-type="float" office:value="1502057900.05805" calcext:value-type="float">
            <text:p>1502057900.05805</text:p>
          </table:table-cell>
          <table:table-cell office:value-type="float" office:value="0.9999499321" calcext:value-type="float">
            <text:p>0.9999499321</text:p>
          </table:table-cell>
          <table:table-cell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76.ppm</text:p>
          </table:table-cell>
          <table:table-cell office:value-type="float" office:value="1502057901.05816" calcext:value-type="float">
            <text:p>1502057901.05816</text:p>
          </table:table-cell>
          <table:table-cell office:value-type="float" office:value="1.0001139641" calcext:value-type="float">
            <text:p>1.0001139641</text:p>
          </table:table-cell>
          <table:table-cell office:value-type="float" office:value="0.0001139641" calcext:value-type="float">
            <text:p>0.00011396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77.ppm</text:p>
          </table:table-cell>
          <table:table-cell office:value-type="float" office:value="1502057902.05812" calcext:value-type="float">
            <text:p>1502057902.05812</text:p>
          </table:table-cell>
          <table:table-cell office:value-type="float" office:value="0.999956131" calcext:value-type="float">
            <text:p>0.999956131</text:p>
          </table:table-cell>
          <table:table-cell office:value-type="float" office:value="-0.000043869" calcext:value-type="float">
            <text:p>-0.0000438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78.ppm</text:p>
          </table:table-cell>
          <table:table-cell office:value-type="float" office:value="1502057903.05807" calcext:value-type="float">
            <text:p>1502057903.05807</text:p>
          </table:table-cell>
          <table:table-cell office:value-type="float" office:value="0.9999530315" calcext:value-type="float">
            <text:p>0.9999530315</text:p>
          </table:table-cell>
          <table:table-cell office:value-type="float" office:value="-0.0000469684600830078" calcext:value-type="float">
            <text:p>-4.696846008300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79.ppm</text:p>
          </table:table-cell>
          <table:table-cell office:value-type="float" office:value="1502057904.0581" calcext:value-type="float">
            <text:p>1502057904.0581</text:p>
          </table:table-cell>
          <table:table-cell office:value-type="float" office:value="1.0000309944" calcext:value-type="float">
            <text:p>1.0000309944</text:p>
          </table:table-cell>
          <table:table-cell office:value-type="float" office:value="0.0000309944152832031" calcext:value-type="float">
            <text:p>3.0994415283203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80.ppm</text:p>
          </table:table-cell>
          <table:table-cell office:value-type="float" office:value="1502057905.05807" calcext:value-type="float">
            <text:p>1502057905.05807</text:p>
          </table:table-cell>
          <table:table-cell office:value-type="float" office:value="0.9999659061" calcext:value-type="float">
            <text:p>0.9999659061</text:p>
          </table:table-cell>
          <table:table-cell office:value-type="float" office:value="-0.0000340938568115234" calcext:value-type="float">
            <text:p>-3.4093856811523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81.ppm</text:p>
          </table:table-cell>
          <table:table-cell office:value-type="float" office:value="1502057906.05802" calcext:value-type="float">
            <text:p>1502057906.05802</text:p>
          </table:table-cell>
          <table:table-cell office:value-type="float" office:value="0.9999530315" calcext:value-type="float">
            <text:p>0.9999530315</text:p>
          </table:table-cell>
          <table:table-cell office:value-type="float" office:value="-0.0000469684600830078" calcext:value-type="float">
            <text:p>-4.696846008300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82.ppm</text:p>
          </table:table-cell>
          <table:table-cell office:value-type="float" office:value="1502057907.05807" calcext:value-type="float">
            <text:p>1502057907.05807</text:p>
          </table:table-cell>
          <table:table-cell office:value-type="float" office:value="1.0000500679" calcext:value-type="float">
            <text:p>1.0000500679</text:p>
          </table:table-cell>
          <table:table-cell office:value-type="float" office:value="0.0000500679016113281" calcext:value-type="float">
            <text:p>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83.ppm</text:p>
          </table:table-cell>
          <table:table-cell office:value-type="float" office:value="1502057908.05808" calcext:value-type="float">
            <text:p>1502057908.05808</text:p>
          </table:table-cell>
          <table:table-cell office:value-type="float" office:value="1.0000059605" calcext:value-type="float">
            <text:p>1.0000059605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84.ppm</text:p>
          </table:table-cell>
          <table:table-cell office:value-type="float" office:value="1502057909.05803" calcext:value-type="float">
            <text:p>1502057909.05803</text:p>
          </table:table-cell>
          <table:table-cell office:value-type="float" office:value="0.9999480247" calcext:value-type="float">
            <text:p>0.9999480247</text:p>
          </table:table-cell>
          <table:table-cell office:value-type="float" office:value="-0.0000519752502441406" calcext:value-type="float">
            <text:p>-5.1975250244140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85.ppm</text:p>
          </table:table-cell>
          <table:table-cell office:value-type="float" office:value="1502057910.05805" calcext:value-type="float">
            <text:p>1502057910.05805</text:p>
          </table:table-cell>
          <table:table-cell office:value-type="float" office:value="1.0000238419" calcext:value-type="float">
            <text:p>1.0000238419</text:p>
          </table:table-cell>
          <table:table-cell office:value-type="float" office:value="0.0000238418579101562" calcext:value-type="float">
            <text:p>2.384185791015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86.ppm</text:p>
          </table:table-cell>
          <table:table-cell office:value-type="float" office:value="1502057911.05806" calcext:value-type="float">
            <text:p>1502057911.05806</text:p>
          </table:table-cell>
          <table:table-cell office:value-type="float" office:value="1.0000071526" calcext:value-type="float">
            <text:p>1.0000071526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87.ppm</text:p>
          </table:table-cell>
          <table:table-cell office:value-type="float" office:value="1502057912.058" calcext:value-type="float">
            <text:p>1502057912.058</text:p>
          </table:table-cell>
          <table:table-cell office:value-type="float" office:value="0.9999468327" calcext:value-type="float">
            <text:p>0.9999468327</text:p>
          </table:table-cell>
          <table:table-cell office:value-type="float" office:value="-0.0000531673431396484" calcext:value-type="float">
            <text:p>-5.316734313964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88.ppm</text:p>
          </table:table-cell>
          <table:table-cell office:value-type="float" office:value="1502057913.05802" calcext:value-type="float">
            <text:p>1502057913.05802</text:p>
          </table:table-cell>
          <table:table-cell office:value-type="float" office:value="1.0000190735" calcext:value-type="float">
            <text:p>1.0000190735</text:p>
          </table:table-cell>
          <table:table-cell office:value-type="float" office:value="0.000019073486328125" calcext:value-type="float">
            <text:p>1.907348632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89.ppm</text:p>
          </table:table-cell>
          <table:table-cell office:value-type="float" office:value="1502057914.05803" calcext:value-type="float">
            <text:p>1502057914.05803</text:p>
          </table:table-cell>
          <table:table-cell office:value-type="float" office:value="1.0000050068" calcext:value-type="float">
            <text:p>1.0000050068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90.ppm</text:p>
          </table:table-cell>
          <table:table-cell office:value-type="float" office:value="1502057915.05797" calcext:value-type="float">
            <text:p>1502057915.05797</text:p>
          </table:table-cell>
          <table:table-cell office:value-type="float" office:value="0.9999449253" calcext:value-type="float">
            <text:p>0.9999449253</text:p>
          </table:table-cell>
          <table:table-cell office:value-type="float" office:value="-0.0000550746917724609" calcext:value-type="float">
            <text:p>-5.50746917724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91.ppm</text:p>
          </table:table-cell>
          <table:table-cell office:value-type="float" office:value="1502057916.05802" calcext:value-type="float">
            <text:p>1502057916.05802</text:p>
          </table:table-cell>
          <table:table-cell office:value-type="float" office:value="1.0000472069" calcext:value-type="float">
            <text:p>1.0000472069</text:p>
          </table:table-cell>
          <table:table-cell office:value-type="float" office:value="0.0000472068786621094" calcext:value-type="float">
            <text:p>4.720687866210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92.ppm</text:p>
          </table:table-cell>
          <table:table-cell office:value-type="float" office:value="1502057917.058" calcext:value-type="float">
            <text:p>1502057917.058</text:p>
          </table:table-cell>
          <table:table-cell office:value-type="float" office:value="0.9999837875" calcext:value-type="float">
            <text:p>0.9999837875</text:p>
          </table:table-cell>
          <table:table-cell office:value-type="float" office:value="-0.0000162124633789062" calcext:value-type="float">
            <text:p>-1.621246337890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93.ppm</text:p>
          </table:table-cell>
          <table:table-cell office:value-type="float" office:value="1502057918.05795" calcext:value-type="float">
            <text:p>1502057918.05795</text:p>
          </table:table-cell>
          <table:table-cell office:value-type="float" office:value="0.9999501705" calcext:value-type="float">
            <text:p>0.9999501705</text:p>
          </table:table-cell>
          <table:table-cell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94.ppm</text:p>
          </table:table-cell>
          <table:table-cell office:value-type="float" office:value="1502057919.058" calcext:value-type="float">
            <text:p>1502057919.058</text:p>
          </table:table-cell>
          <table:table-cell office:value-type="float" office:value="1.0000419617" calcext:value-type="float">
            <text:p>1.0000419617</text:p>
          </table:table-cell>
          <table:table-cell office:value-type="float" office:value="0.000041961669921875" calcext:value-type="float">
            <text:p>4.19616699218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95.ppm</text:p>
          </table:table-cell>
          <table:table-cell office:value-type="float" office:value="1502057920.05799" calcext:value-type="float">
            <text:p>1502057920.05799</text:p>
          </table:table-cell>
          <table:table-cell office:value-type="float" office:value="0.9999959469" calcext:value-type="float">
            <text:p>0.9999959469</text:p>
          </table:table-cell>
          <table:table-cell office:value-type="float" office:value="-0.00000405311584472656" calcext:value-type="float">
            <text:p>-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96.ppm</text:p>
          </table:table-cell>
          <table:table-cell office:value-type="float" office:value="1502057921.05794" calcext:value-type="float">
            <text:p>1502057921.05794</text:p>
          </table:table-cell>
          <table:table-cell office:value-type="float" office:value="0.9999520779" calcext:value-type="float">
            <text:p>0.9999520779</text:p>
          </table:table-cell>
          <table:table-cell office:value-type="float" office:value="-0.0000479221343994141" calcext:value-type="float">
            <text:p>-4.7922134399414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97.ppm</text:p>
          </table:table-cell>
          <table:table-cell office:value-type="float" office:value="1502057922.05788" calcext:value-type="float">
            <text:p>1502057922.05788</text:p>
          </table:table-cell>
          <table:table-cell office:value-type="float" office:value="0.9999389648" calcext:value-type="float">
            <text:p>0.9999389648</text:p>
          </table:table-cell>
          <table:table-cell office:value-type="float" office:value="-0.00006103515625" calcext:value-type="float">
            <text:p>-6.103515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98.ppm</text:p>
          </table:table-cell>
          <table:table-cell office:value-type="float" office:value="1502057923.05801" calcext:value-type="float">
            <text:p>1502057923.05801</text:p>
          </table:table-cell>
          <table:table-cell office:value-type="float" office:value="1.0001270771" calcext:value-type="float">
            <text:p>1.0001270771</text:p>
          </table:table-cell>
          <table:table-cell office:value-type="float" office:value="0.0001270771" calcext:value-type="float">
            <text:p>0.00012707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99.ppm</text:p>
          </table:table-cell>
          <table:table-cell office:value-type="float" office:value="1502057924.05798" calcext:value-type="float">
            <text:p>1502057924.05798</text:p>
          </table:table-cell>
          <table:table-cell office:value-type="float" office:value="0.9999649525" calcext:value-type="float">
            <text:p>0.9999649525</text:p>
          </table:table-cell>
          <table:table-cell office:value-type="float" office:value="-0.0000350475311279297" calcext:value-type="float">
            <text:p>-3.504753112792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00.ppm</text:p>
          </table:table-cell>
          <table:table-cell office:value-type="float" office:value="1502057925.05797" calcext:value-type="float">
            <text:p>1502057925.05797</text:p>
          </table:table-cell>
          <table:table-cell office:value-type="float" office:value="0.9999959469" calcext:value-type="float">
            <text:p>0.9999959469</text:p>
          </table:table-cell>
          <table:table-cell office:value-type="float" office:value="-0.00000405311584472656" calcext:value-type="float">
            <text:p>-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01.ppm</text:p>
          </table:table-cell>
          <table:table-cell office:value-type="float" office:value="1502057926.05791" calcext:value-type="float">
            <text:p>1502057926.05791</text:p>
          </table:table-cell>
          <table:table-cell office:value-type="float" office:value="0.9999380112" calcext:value-type="float">
            <text:p>0.9999380112</text:p>
          </table:table-cell>
          <table:table-cell office:value-type="float" office:value="-0.0000619888305664062" calcext:value-type="float">
            <text:p>-6.198883056640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02.ppm</text:p>
          </table:table-cell>
          <table:table-cell office:value-type="float" office:value="1502057927.05797" calcext:value-type="float">
            <text:p>1502057927.05797</text:p>
          </table:table-cell>
          <table:table-cell office:value-type="float" office:value="1.0000588894" calcext:value-type="float">
            <text:p>1.0000588894</text:p>
          </table:table-cell>
          <table:table-cell office:value-type="float" office:value="0.0000588893890380859" calcext:value-type="float">
            <text:p>5.8889389038085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03.ppm</text:p>
          </table:table-cell>
          <table:table-cell office:value-type="float" office:value="1502057928.05797" calcext:value-type="float">
            <text:p>1502057928.05797</text:p>
          </table:table-cell>
          <table:table-cell office:value-type="float" office:value="1.0000021458" calcext:value-type="float">
            <text:p>1.0000021458</text:p>
          </table:table-cell>
          <table:table-cell office:value-type="float" office:value="0.00000214576721191406" calcext:value-type="float">
            <text:p>2.145767211914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04.ppm</text:p>
          </table:table-cell>
          <table:table-cell office:value-type="float" office:value="1502057929.05797" calcext:value-type="float">
            <text:p>1502057929.05797</text:p>
          </table:table-cell>
          <table:table-cell office:value-type="float" office:value="1.0000019073" calcext:value-type="float">
            <text:p>1.0000019073</text:p>
          </table:table-cell>
          <table:table-cell office:value-type="float" office:value="0.0000019073486328125" calcext:value-type="float">
            <text:p>1.9073486328125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05.ppm</text:p>
          </table:table-cell>
          <table:table-cell office:value-type="float" office:value="1502057930.05798" calcext:value-type="float">
            <text:p>1502057930.05798</text:p>
          </table:table-cell>
          <table:table-cell office:value-type="float" office:value="1.0000100136" calcext:value-type="float">
            <text:p>1.0000100136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06.ppm</text:p>
          </table:table-cell>
          <table:table-cell office:value-type="float" office:value="1502057931.05806" calcext:value-type="float">
            <text:p>1502057931.05806</text:p>
          </table:table-cell>
          <table:table-cell office:value-type="float" office:value="1.0000760555" calcext:value-type="float">
            <text:p>1.0000760555</text:p>
          </table:table-cell>
          <table:table-cell office:value-type="float" office:value="0.0000760555267333984" calcext:value-type="float">
            <text:p>7.605552673339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07.ppm</text:p>
          </table:table-cell>
          <table:table-cell office:value-type="float" office:value="1502057932.05802" calcext:value-type="float">
            <text:p>1502057932.05802</text:p>
          </table:table-cell>
          <table:table-cell office:value-type="float" office:value="0.9999580383" calcext:value-type="float">
            <text:p>0.9999580383</text:p>
          </table:table-cell>
          <table:table-cell office:value-type="float" office:value="-0.000041961669921875" calcext:value-type="float">
            <text:p>-4.19616699218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08.ppm</text:p>
          </table:table-cell>
          <table:table-cell office:value-type="float" office:value="1502057933.05797" calcext:value-type="float">
            <text:p>1502057933.05797</text:p>
          </table:table-cell>
          <table:table-cell office:value-type="float" office:value="0.9999580383" calcext:value-type="float">
            <text:p>0.9999580383</text:p>
          </table:table-cell>
          <table:table-cell office:value-type="float" office:value="-0.000041961669921875" calcext:value-type="float">
            <text:p>-4.19616699218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09.ppm</text:p>
          </table:table-cell>
          <table:table-cell office:value-type="float" office:value="1502057934.05794" calcext:value-type="float">
            <text:p>1502057934.05794</text:p>
          </table:table-cell>
          <table:table-cell office:value-type="float" office:value="0.9999659061" calcext:value-type="float">
            <text:p>0.9999659061</text:p>
          </table:table-cell>
          <table:table-cell office:value-type="float" office:value="-0.0000340938568115234" calcext:value-type="float">
            <text:p>-3.4093856811523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10.ppm</text:p>
          </table:table-cell>
          <table:table-cell office:value-type="float" office:value="1502057935.05794" calcext:value-type="float">
            <text:p>1502057935.057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11.ppm</text:p>
          </table:table-cell>
          <table:table-cell office:value-type="float" office:value="1502057936.05793" calcext:value-type="float">
            <text:p>1502057936.05793</text:p>
          </table:table-cell>
          <table:table-cell office:value-type="float" office:value="0.9999849796" calcext:value-type="float">
            <text:p>0.9999849796</text:p>
          </table:table-cell>
          <table:table-cell office:value-type="float" office:value="-0.0000150203704833984" calcext:value-type="float">
            <text:p>-1.502037048339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12.ppm</text:p>
          </table:table-cell>
          <table:table-cell office:value-type="float" office:value="1502057937.05791" calcext:value-type="float">
            <text:p>1502057937.05791</text:p>
          </table:table-cell>
          <table:table-cell office:value-type="float" office:value="0.9999890327" calcext:value-type="float">
            <text:p>0.9999890327</text:p>
          </table:table-cell>
          <table:table-cell office:value-type="float" office:value="-0.0000109672546386719" calcext:value-type="float">
            <text:p>-1.096725463867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13.ppm</text:p>
          </table:table-cell>
          <table:table-cell office:value-type="float" office:value="1502057938.05794" calcext:value-type="float">
            <text:p>1502057938.05794</text:p>
          </table:table-cell>
          <table:table-cell office:value-type="float" office:value="1.0000300407" calcext:value-type="float">
            <text:p>1.0000300407</text:p>
          </table:table-cell>
          <table:table-cell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14.ppm</text:p>
          </table:table-cell>
          <table:table-cell office:value-type="float" office:value="1502057939.05793" calcext:value-type="float">
            <text:p>1502057939.05793</text:p>
          </table:table-cell>
          <table:table-cell office:value-type="float" office:value="0.9999890327" calcext:value-type="float">
            <text:p>0.9999890327</text:p>
          </table:table-cell>
          <table:table-cell office:value-type="float" office:value="-0.0000109672546386719" calcext:value-type="float">
            <text:p>-1.096725463867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15.ppm</text:p>
          </table:table-cell>
          <table:table-cell office:value-type="float" office:value="1502057940.05788" calcext:value-type="float">
            <text:p>1502057940.05788</text:p>
          </table:table-cell>
          <table:table-cell office:value-type="float" office:value="0.9999518394" calcext:value-type="float">
            <text:p>0.9999518394</text:p>
          </table:table-cell>
          <table:table-cell office:value-type="float" office:value="-0.0000481605529785156" calcext:value-type="float">
            <text:p>-4.816055297851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16.ppm</text:p>
          </table:table-cell>
          <table:table-cell office:value-type="float" office:value="1502057941.05805" calcext:value-type="float">
            <text:p>1502057941.05805</text:p>
          </table:table-cell>
          <table:table-cell office:value-type="float" office:value="1.0001630783" calcext:value-type="float">
            <text:p>1.0001630783</text:p>
          </table:table-cell>
          <table:table-cell office:value-type="float" office:value="0.0001630783" calcext:value-type="float">
            <text:p>0.00016307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17.ppm</text:p>
          </table:table-cell>
          <table:table-cell office:value-type="float" office:value="1502057942.05804" calcext:value-type="float">
            <text:p>1502057942.05804</text:p>
          </table:table-cell>
          <table:table-cell office:value-type="float" office:value="0.9999880791" calcext:value-type="float">
            <text:p>0.9999880791</text:p>
          </table:table-cell>
          <table:table-cell office:value-type="float" office:value="-0.0000119209289550781" calcext:value-type="float">
            <text:p>-1.192092895507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18.ppm</text:p>
          </table:table-cell>
          <table:table-cell office:value-type="float" office:value="1502057943.05799" calcext:value-type="float">
            <text:p>1502057943.05799</text:p>
          </table:table-cell>
          <table:table-cell office:value-type="float" office:value="0.9999518394" calcext:value-type="float">
            <text:p>0.9999518394</text:p>
          </table:table-cell>
          <table:table-cell office:value-type="float" office:value="-0.0000481605529785156" calcext:value-type="float">
            <text:p>-4.816055297851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19.ppm</text:p>
          </table:table-cell>
          <table:table-cell office:value-type="float" office:value="1502057944.05794" calcext:value-type="float">
            <text:p>1502057944.05794</text:p>
          </table:table-cell>
          <table:table-cell office:value-type="float" office:value="0.9999530315" calcext:value-type="float">
            <text:p>0.9999530315</text:p>
          </table:table-cell>
          <table:table-cell office:value-type="float" office:value="-0.0000469684600830078" calcext:value-type="float">
            <text:p>-4.696846008300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20.ppm</text:p>
          </table:table-cell>
          <table:table-cell office:value-type="float" office:value="1502057945.05792" calcext:value-type="float">
            <text:p>1502057945.05792</text:p>
          </table:table-cell>
          <table:table-cell office:value-type="float" office:value="0.9999790192" calcext:value-type="float">
            <text:p>0.9999790192</text:p>
          </table:table-cell>
          <table:table-cell office:value-type="float" office:value="-0.0000209808349609375" calcext:value-type="float">
            <text:p>-2.098083496093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21.ppm</text:p>
          </table:table-cell>
          <table:table-cell office:value-type="float" office:value="1502057946.0579" calcext:value-type="float">
            <text:p>1502057946.0579</text:p>
          </table:table-cell>
          <table:table-cell office:value-type="float" office:value="0.9999790192" calcext:value-type="float">
            <text:p>0.9999790192</text:p>
          </table:table-cell>
          <table:table-cell office:value-type="float" office:value="-0.0000209808349609375" calcext:value-type="float">
            <text:p>-2.098083496093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22.ppm</text:p>
          </table:table-cell>
          <table:table-cell office:value-type="float" office:value="1502057947.05793" calcext:value-type="float">
            <text:p>1502057947.05793</text:p>
          </table:table-cell>
          <table:table-cell office:value-type="float" office:value="1.0000300407" calcext:value-type="float">
            <text:p>1.0000300407</text:p>
          </table:table-cell>
          <table:table-cell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23.ppm</text:p>
          </table:table-cell>
          <table:table-cell office:value-type="float" office:value="1502057948.05789" calcext:value-type="float">
            <text:p>1502057948.05789</text:p>
          </table:table-cell>
          <table:table-cell office:value-type="float" office:value="0.9999608994" calcext:value-type="float">
            <text:p>0.9999608994</text:p>
          </table:table-cell>
          <table:table-cell office:value-type="float" office:value="-0.0000391006469726562" calcext:value-type="float">
            <text:p>-3.910064697265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24.ppm</text:p>
          </table:table-cell>
          <table:table-cell office:value-type="float" office:value="1502057949.05786" calcext:value-type="float">
            <text:p>1502057949.05786</text:p>
          </table:table-cell>
          <table:table-cell office:value-type="float" office:value="0.999972105" calcext:value-type="float">
            <text:p>0.999972105</text:p>
          </table:table-cell>
          <table:table-cell office:value-type="float" office:value="-0.000027895" calcext:value-type="float">
            <text:p>-0.0000278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25.ppm</text:p>
          </table:table-cell>
          <table:table-cell office:value-type="float" office:value="1502057950.0578" calcext:value-type="float">
            <text:p>1502057950.0578</text:p>
          </table:table-cell>
          <table:table-cell office:value-type="float" office:value="0.9999399185" calcext:value-type="float">
            <text:p>0.9999399185</text:p>
          </table:table-cell>
          <table:table-cell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26.ppm</text:p>
          </table:table-cell>
          <table:table-cell office:value-type="float" office:value="1502057951.05787" calcext:value-type="float">
            <text:p>1502057951.05787</text:p>
          </table:table-cell>
          <table:table-cell office:value-type="float" office:value="1.0000720024" calcext:value-type="float">
            <text:p>1.0000720024</text:p>
          </table:table-cell>
          <table:table-cell office:value-type="float" office:value="0.0000720024108886719" calcext:value-type="float">
            <text:p>7.200241088867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27.ppm</text:p>
          </table:table-cell>
          <table:table-cell office:value-type="float" office:value="1502057952.05785" calcext:value-type="float">
            <text:p>1502057952.05785</text:p>
          </table:table-cell>
          <table:table-cell office:value-type="float" office:value="0.999972105" calcext:value-type="float">
            <text:p>0.999972105</text:p>
          </table:table-cell>
          <table:table-cell office:value-type="float" office:value="-0.000027895" calcext:value-type="float">
            <text:p>-0.0000278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28.ppm</text:p>
          </table:table-cell>
          <table:table-cell office:value-type="float" office:value="1502057953.05779" calcext:value-type="float">
            <text:p>1502057953.05779</text:p>
          </table:table-cell>
          <table:table-cell office:value-type="float" office:value="0.9999480247" calcext:value-type="float">
            <text:p>0.9999480247</text:p>
          </table:table-cell>
          <table:table-cell office:value-type="float" office:value="-0.0000519752502441406" calcext:value-type="float">
            <text:p>-5.1975250244140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29.ppm</text:p>
          </table:table-cell>
          <table:table-cell office:value-type="float" office:value="1502057954.05786" calcext:value-type="float">
            <text:p>1502057954.05786</text:p>
          </table:table-cell>
          <table:table-cell office:value-type="float" office:value="1.0000708103" calcext:value-type="float">
            <text:p>1.0000708103</text:p>
          </table:table-cell>
          <table:table-cell office:value-type="float" office:value="0.0000708103179931641" calcext:value-type="float">
            <text:p>7.0810317993164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30.ppm</text:p>
          </table:table-cell>
          <table:table-cell office:value-type="float" office:value="1502057955.05785" calcext:value-type="float">
            <text:p>1502057955.05785</text:p>
          </table:table-cell>
          <table:table-cell office:value-type="float" office:value="0.9999890327" calcext:value-type="float">
            <text:p>0.9999890327</text:p>
          </table:table-cell>
          <table:table-cell office:value-type="float" office:value="-0.0000109672546386719" calcext:value-type="float">
            <text:p>-1.096725463867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31.ppm</text:p>
          </table:table-cell>
          <table:table-cell office:value-type="float" office:value="1502057956.05781" calcext:value-type="float">
            <text:p>1502057956.05781</text:p>
          </table:table-cell>
          <table:table-cell office:value-type="float" office:value="0.9999511242" calcext:value-type="float">
            <text:p>0.9999511242</text:p>
          </table:table-cell>
          <table:table-cell office:value-type="float" office:value="-0.0000488758087158203" calcext:value-type="float">
            <text:p>-4.887580871582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32.ppm</text:p>
          </table:table-cell>
          <table:table-cell office:value-type="float" office:value="1502057957.05788" calcext:value-type="float">
            <text:p>1502057957.05788</text:p>
          </table:table-cell>
          <table:table-cell office:value-type="float" office:value="1.0000739098" calcext:value-type="float">
            <text:p>1.0000739098</text:p>
          </table:table-cell>
          <table:table-cell office:value-type="float" office:value="0.0000739097595214844" calcext:value-type="float">
            <text:p>7.390975952148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33.ppm</text:p>
          </table:table-cell>
          <table:table-cell office:value-type="float" office:value="1502057958.05783" calcext:value-type="float">
            <text:p>1502057958.05783</text:p>
          </table:table-cell>
          <table:table-cell office:value-type="float" office:value="0.9999530315" calcext:value-type="float">
            <text:p>0.9999530315</text:p>
          </table:table-cell>
          <table:table-cell office:value-type="float" office:value="-0.0000469684600830078" calcext:value-type="float">
            <text:p>-4.696846008300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34.ppm</text:p>
          </table:table-cell>
          <table:table-cell office:value-type="float" office:value="1502057959.05779" calcext:value-type="float">
            <text:p>1502057959.05779</text:p>
          </table:table-cell>
          <table:table-cell office:value-type="float" office:value="0.9999558926" calcext:value-type="float">
            <text:p>0.9999558926</text:p>
          </table:table-cell>
          <table:table-cell office:value-type="float" office:value="-0.0000441074371337891" calcext:value-type="float">
            <text:p>-4.4107437133789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35.ppm</text:p>
          </table:table-cell>
          <table:table-cell office:value-type="float" office:value="1502057960.05788" calcext:value-type="float">
            <text:p>1502057960.05788</text:p>
          </table:table-cell>
          <table:table-cell office:value-type="float" office:value="1.0000941753" calcext:value-type="float">
            <text:p>1.0000941753</text:p>
          </table:table-cell>
          <table:table-cell office:value-type="float" office:value="0.0000941753387451172" calcext:value-type="float">
            <text:p>9.4175338745117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36.ppm</text:p>
          </table:table-cell>
          <table:table-cell office:value-type="float" office:value="1502057961.05784" calcext:value-type="float">
            <text:p>1502057961.05784</text:p>
          </table:table-cell>
          <table:table-cell office:value-type="float" office:value="0.9999580383" calcext:value-type="float">
            <text:p>0.9999580383</text:p>
          </table:table-cell>
          <table:table-cell office:value-type="float" office:value="-0.000041961669921875" calcext:value-type="float">
            <text:p>-4.19616699218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37.ppm</text:p>
          </table:table-cell>
          <table:table-cell office:value-type="float" office:value="1502057962.0578" calcext:value-type="float">
            <text:p>1502057962.0578</text:p>
          </table:table-cell>
          <table:table-cell office:value-type="float" office:value="0.9999568462" calcext:value-type="float">
            <text:p>0.9999568462</text:p>
          </table:table-cell>
          <table:table-cell office:value-type="float" office:value="-0.0000431537628173828" calcext:value-type="float">
            <text:p>-4.3153762817382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38.ppm</text:p>
          </table:table-cell>
          <table:table-cell office:value-type="float" office:value="1502057963.05783" calcext:value-type="float">
            <text:p>1502057963.05783</text:p>
          </table:table-cell>
          <table:table-cell office:value-type="float" office:value="1.0000360012" calcext:value-type="float">
            <text:p>1.0000360012</text:p>
          </table:table-cell>
          <table:table-cell office:value-type="float" office:value="0.0000360012054443359" calcext:value-type="float">
            <text:p>3.6001205444335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39.ppm</text:p>
          </table:table-cell>
          <table:table-cell office:value-type="float" office:value="1502057964.05782" calcext:value-type="float">
            <text:p>1502057964.05782</text:p>
          </table:table-cell>
          <table:table-cell office:value-type="float" office:value="0.9999880791" calcext:value-type="float">
            <text:p>0.9999880791</text:p>
          </table:table-cell>
          <table:table-cell office:value-type="float" office:value="-0.0000119209289550781" calcext:value-type="float">
            <text:p>-1.192092895507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40.ppm</text:p>
          </table:table-cell>
          <table:table-cell office:value-type="float" office:value="1502057965.05777" calcext:value-type="float">
            <text:p>1502057965.05777</text:p>
          </table:table-cell>
          <table:table-cell office:value-type="float" office:value="0.9999508858" calcext:value-type="float">
            <text:p>0.9999508858</text:p>
          </table:table-cell>
          <table:table-cell office:value-type="float" office:value="-0.0000491142272949219" calcext:value-type="float">
            <text:p>-4.911422729492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41.ppm</text:p>
          </table:table-cell>
          <table:table-cell office:value-type="float" office:value="1502057966.05781" calcext:value-type="float">
            <text:p>1502057966.05781</text:p>
          </table:table-cell>
          <table:table-cell office:value-type="float" office:value="1.0000391006" calcext:value-type="float">
            <text:p>1.0000391006</text:p>
          </table:table-cell>
          <table:table-cell office:value-type="float" office:value="0.0000391006469726562" calcext:value-type="float">
            <text:p>3.910064697265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42.ppm</text:p>
          </table:table-cell>
          <table:table-cell office:value-type="float" office:value="1502057967.05779" calcext:value-type="float">
            <text:p>1502057967.05779</text:p>
          </table:table-cell>
          <table:table-cell office:value-type="float" office:value="0.9999740124" calcext:value-type="float">
            <text:p>0.9999740124</text:p>
          </table:table-cell>
          <table:table-cell office:value-type="float" office:value="-0.0000259876251220703" calcext:value-type="float">
            <text:p>-2.598762512207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43.ppm</text:p>
          </table:table-cell>
          <table:table-cell office:value-type="float" office:value="1502057968.05772" calcext:value-type="float">
            <text:p>1502057968.05772</text:p>
          </table:table-cell>
          <table:table-cell office:value-type="float" office:value="0.9999358654" calcext:value-type="float">
            <text:p>0.9999358654</text:p>
          </table:table-cell>
          <table:table-cell office:value-type="float" office:value="-0.0000641345977783203" calcext:value-type="float">
            <text:p>-6.413459777832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44.ppm</text:p>
          </table:table-cell>
          <table:table-cell office:value-type="float" office:value="1502057969.05779" calcext:value-type="float">
            <text:p>1502057969.05779</text:p>
          </table:table-cell>
          <table:table-cell office:value-type="float" office:value="1.0000700951" calcext:value-type="float">
            <text:p>1.0000700951</text:p>
          </table:table-cell>
          <table:table-cell office:value-type="float" office:value="0.0000700950622558594" calcext:value-type="float">
            <text:p>7.00950622558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45.ppm</text:p>
          </table:table-cell>
          <table:table-cell office:value-type="float" office:value="1502057970.05781" calcext:value-type="float">
            <text:p>1502057970.05781</text:p>
          </table:table-cell>
          <table:table-cell office:value-type="float" office:value="1.0000181198" calcext:value-type="float">
            <text:p>1.0000181198</text:p>
          </table:table-cell>
          <table:table-cell office:value-type="float" office:value="0.0000181198120117187" calcext:value-type="float">
            <text:p>1.8119812011718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46.ppm</text:p>
          </table:table-cell>
          <table:table-cell office:value-type="float" office:value="1502057971.05777" calcext:value-type="float">
            <text:p>1502057971.05777</text:p>
          </table:table-cell>
          <table:table-cell office:value-type="float" office:value="0.9999568462" calcext:value-type="float">
            <text:p>0.9999568462</text:p>
          </table:table-cell>
          <table:table-cell office:value-type="float" office:value="-0.0000431537628173828" calcext:value-type="float">
            <text:p>-4.3153762817382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47.ppm</text:p>
          </table:table-cell>
          <table:table-cell office:value-type="float" office:value="1502057972.05775" calcext:value-type="float">
            <text:p>1502057972.05775</text:p>
          </table:table-cell>
          <table:table-cell office:value-type="float" office:value="0.9999830723" calcext:value-type="float">
            <text:p>0.9999830723</text:p>
          </table:table-cell>
          <table:table-cell office:value-type="float" office:value="-0.0000169277191162109" calcext:value-type="float">
            <text:p>-1.692771911621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48.ppm</text:p>
          </table:table-cell>
          <table:table-cell office:value-type="float" office:value="1502057973.05775" calcext:value-type="float">
            <text:p>1502057973.05775</text:p>
          </table:table-cell>
          <table:table-cell office:value-type="float" office:value="1.0000050068" calcext:value-type="float">
            <text:p>1.0000050068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49.ppm</text:p>
          </table:table-cell>
          <table:table-cell office:value-type="float" office:value="1502057974.05769" calcext:value-type="float">
            <text:p>1502057974.05769</text:p>
          </table:table-cell>
          <table:table-cell office:value-type="float" office:value="0.9999389648" calcext:value-type="float">
            <text:p>0.9999389648</text:p>
          </table:table-cell>
          <table:table-cell office:value-type="float" office:value="-0.00006103515625" calcext:value-type="float">
            <text:p>-6.103515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50.ppm</text:p>
          </table:table-cell>
          <table:table-cell office:value-type="float" office:value="1502057975.05776" calcext:value-type="float">
            <text:p>1502057975.05776</text:p>
          </table:table-cell>
          <table:table-cell office:value-type="float" office:value="1.0000629425" calcext:value-type="float">
            <text:p>1.0000629425</text:p>
          </table:table-cell>
          <table:table-cell office:value-type="float" office:value="0.0000629425048828125" calcext:value-type="float">
            <text:p>6.2942504882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51.ppm</text:p>
          </table:table-cell>
          <table:table-cell office:value-type="float" office:value="1502057976.05777" calcext:value-type="float">
            <text:p>1502057976.05777</text:p>
          </table:table-cell>
          <table:table-cell office:value-type="float" office:value="1.0000140667" calcext:value-type="float">
            <text:p>1.0000140667</text:p>
          </table:table-cell>
          <table:table-cell office:value-type="float" office:value="0.0000140666961669922" calcext:value-type="float">
            <text:p>1.40666961669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52.ppm</text:p>
          </table:table-cell>
          <table:table-cell office:value-type="float" office:value="1502057977.0577" calcext:value-type="float">
            <text:p>1502057977.0577</text:p>
          </table:table-cell>
          <table:table-cell office:value-type="float" office:value="0.9999330044" calcext:value-type="float">
            <text:p>0.9999330044</text:p>
          </table:table-cell>
          <table:table-cell office:value-type="float" office:value="-0.0000669956207275391" calcext:value-type="float">
            <text:p>-6.6995620727539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53.ppm</text:p>
          </table:table-cell>
          <table:table-cell office:value-type="float" office:value="1502057978.05774" calcext:value-type="float">
            <text:p>1502057978.05774</text:p>
          </table:table-cell>
          <table:table-cell office:value-type="float" office:value="1.0000350475" calcext:value-type="float">
            <text:p>1.0000350475</text:p>
          </table:table-cell>
          <table:table-cell office:value-type="float" office:value="0.0000350475311279297" calcext:value-type="float">
            <text:p>3.504753112792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54.ppm</text:p>
          </table:table-cell>
          <table:table-cell office:value-type="float" office:value="1502057979.05774" calcext:value-type="float">
            <text:p>1502057979.05774</text:p>
          </table:table-cell>
          <table:table-cell office:value-type="float" office:value="1.0000059605" calcext:value-type="float">
            <text:p>1.0000059605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55.ppm</text:p>
          </table:table-cell>
          <table:table-cell office:value-type="float" office:value="1502057980.05768" calcext:value-type="float">
            <text:p>1502057980.05768</text:p>
          </table:table-cell>
          <table:table-cell office:value-type="float" office:value="0.9999380112" calcext:value-type="float">
            <text:p>0.9999380112</text:p>
          </table:table-cell>
          <table:table-cell office:value-type="float" office:value="-0.0000619888305664062" calcext:value-type="float">
            <text:p>-6.198883056640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56.ppm</text:p>
          </table:table-cell>
          <table:table-cell office:value-type="float" office:value="1502057981.05773" calcext:value-type="float">
            <text:p>1502057981.05773</text:p>
          </table:table-cell>
          <table:table-cell office:value-type="float" office:value="1.0000469685" calcext:value-type="float">
            <text:p>1.0000469685</text:p>
          </table:table-cell>
          <table:table-cell office:value-type="float" office:value="0.0000469684600830078" calcext:value-type="float">
            <text:p>4.696846008300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57.ppm</text:p>
          </table:table-cell>
          <table:table-cell office:value-type="float" office:value="1502057982.05772" calcext:value-type="float">
            <text:p>1502057982.05772</text:p>
          </table:table-cell>
          <table:table-cell office:value-type="float" office:value="0.9999918938" calcext:value-type="float">
            <text:p>0.9999918938</text:p>
          </table:table-cell>
          <table:table-cell office:value-type="float" office:value="-0.00000810623168945313" calcext:value-type="float">
            <text:p>-8.1062316894531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58.ppm</text:p>
          </table:table-cell>
          <table:table-cell office:value-type="float" office:value="1502057983.05766" calcext:value-type="float">
            <text:p>1502057983.05766</text:p>
          </table:table-cell>
          <table:table-cell office:value-type="float" office:value="0.9999392033" calcext:value-type="float">
            <text:p>0.9999392033</text:p>
          </table:table-cell>
          <table:table-cell office:value-type="float" office:value="-0.0000607967376708984" calcext:value-type="float">
            <text:p>-6.079673767089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59.ppm</text:p>
          </table:table-cell>
          <table:table-cell office:value-type="float" office:value="1502057984.05782" calcext:value-type="float">
            <text:p>1502057984.05782</text:p>
          </table:table-cell>
          <table:table-cell office:value-type="float" office:value="1.0001587868" calcext:value-type="float">
            <text:p>1.0001587868</text:p>
          </table:table-cell>
          <table:table-cell office:value-type="float" office:value="0.0001587868" calcext:value-type="float">
            <text:p>0.00015878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60.ppm</text:p>
          </table:table-cell>
          <table:table-cell office:value-type="float" office:value="1502057985.05777" calcext:value-type="float">
            <text:p>1502057985.05777</text:p>
          </table:table-cell>
          <table:table-cell office:value-type="float" office:value="0.9999480247" calcext:value-type="float">
            <text:p>0.9999480247</text:p>
          </table:table-cell>
          <table:table-cell office:value-type="float" office:value="-0.0000519752502441406" calcext:value-type="float">
            <text:p>-5.1975250244140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61.ppm</text:p>
          </table:table-cell>
          <table:table-cell office:value-type="float" office:value="1502057986.05772" calcext:value-type="float">
            <text:p>1502057986.05772</text:p>
          </table:table-cell>
          <table:table-cell office:value-type="float" office:value="0.9999511242" calcext:value-type="float">
            <text:p>0.9999511242</text:p>
          </table:table-cell>
          <table:table-cell office:value-type="float" office:value="-0.0000488758087158203" calcext:value-type="float">
            <text:p>-4.887580871582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62.ppm</text:p>
          </table:table-cell>
          <table:table-cell office:value-type="float" office:value="1502057987.05774" calcext:value-type="float">
            <text:p>1502057987.05774</text:p>
          </table:table-cell>
          <table:table-cell office:value-type="float" office:value="1.0000200272" calcext:value-type="float">
            <text:p>1.0000200272</text:p>
          </table:table-cell>
          <table:table-cell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63.ppm</text:p>
          </table:table-cell>
          <table:table-cell office:value-type="float" office:value="1502057988.0577" calcext:value-type="float">
            <text:p>1502057988.0577</text:p>
          </table:table-cell>
          <table:table-cell office:value-type="float" office:value="0.9999568462" calcext:value-type="float">
            <text:p>0.9999568462</text:p>
          </table:table-cell>
          <table:table-cell office:value-type="float" office:value="-0.0000431537628173828" calcext:value-type="float">
            <text:p>-4.3153762817382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64.ppm</text:p>
          </table:table-cell>
          <table:table-cell office:value-type="float" office:value="1502057989.0577" calcext:value-type="float">
            <text:p>1502057989.0577</text:p>
          </table:table-cell>
          <table:table-cell office:value-type="float" office:value="1.0000030994" calcext:value-type="float">
            <text:p>1.0000030994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65.ppm</text:p>
          </table:table-cell>
          <table:table-cell office:value-type="float" office:value="1502057990.05768" calcext:value-type="float">
            <text:p>1502057990.05768</text:p>
          </table:table-cell>
          <table:table-cell office:value-type="float" office:value="0.9999818802" calcext:value-type="float">
            <text:p>0.9999818802</text:p>
          </table:table-cell>
          <table:table-cell office:value-type="float" office:value="-0.0000181198120117187" calcext:value-type="float">
            <text:p>-1.8119812011718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66.ppm</text:p>
          </table:table-cell>
          <table:table-cell office:value-type="float" office:value="1502057991.05769" calcext:value-type="float">
            <text:p>1502057991.05769</text:p>
          </table:table-cell>
          <table:table-cell office:value-type="float" office:value="1.0000061989" calcext:value-type="float">
            <text:p>1.0000061989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67.ppm</text:p>
          </table:table-cell>
          <table:table-cell office:value-type="float" office:value="1502057992.05764" calcext:value-type="float">
            <text:p>1502057992.05764</text:p>
          </table:table-cell>
          <table:table-cell office:value-type="float" office:value="0.9999527931" calcext:value-type="float">
            <text:p>0.9999527931</text:p>
          </table:table-cell>
          <table:table-cell office:value-type="float" office:value="-0.0000472068786621094" calcext:value-type="float">
            <text:p>-4.720687866210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68.ppm</text:p>
          </table:table-cell>
          <table:table-cell office:value-type="float" office:value="1502057993.0577" calcext:value-type="float">
            <text:p>1502057993.0577</text:p>
          </table:table-cell>
          <table:table-cell office:value-type="float" office:value="1.0000560284" calcext:value-type="float">
            <text:p>1.0000560284</text:p>
          </table:table-cell>
          <table:table-cell office:value-type="float" office:value="0.0000560283660888672" calcext:value-type="float">
            <text:p>5.6028366088867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69.ppm</text:p>
          </table:table-cell>
          <table:table-cell office:value-type="float" office:value="1502057994.05766" calcext:value-type="float">
            <text:p>1502057994.05766</text:p>
          </table:table-cell>
          <table:table-cell office:value-type="float" office:value="0.9999690056" calcext:value-type="float">
            <text:p>0.9999690056</text:p>
          </table:table-cell>
          <table:table-cell office:value-type="float" office:value="-0.0000309944152832031" calcext:value-type="float">
            <text:p>-3.0994415283203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70.ppm</text:p>
          </table:table-cell>
          <table:table-cell office:value-type="float" office:value="1502057995.05767" calcext:value-type="float">
            <text:p>1502057995.05767</text:p>
          </table:table-cell>
          <table:table-cell office:value-type="float" office:value="1.0000071526" calcext:value-type="float">
            <text:p>1.0000071526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71.ppm</text:p>
          </table:table-cell>
          <table:table-cell office:value-type="float" office:value="1502057996.05768" calcext:value-type="float">
            <text:p>1502057996.05768</text:p>
          </table:table-cell>
          <table:table-cell office:value-type="float" office:value="1.0000078678" calcext:value-type="float">
            <text:p>1.0000078678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72.ppm</text:p>
          </table:table-cell>
          <table:table-cell office:value-type="float" office:value="1502057997.05784" calcext:value-type="float">
            <text:p>1502057997.05784</text:p>
          </table:table-cell>
          <table:table-cell office:value-type="float" office:value="1.0001599789" calcext:value-type="float">
            <text:p>1.0001599789</text:p>
          </table:table-cell>
          <table:table-cell office:value-type="float" office:value="0.0001599789" calcext:value-type="float">
            <text:p>0.00015997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73.ppm</text:p>
          </table:table-cell>
          <table:table-cell office:value-type="float" office:value="1502057998.05778" calcext:value-type="float">
            <text:p>1502057998.05778</text:p>
          </table:table-cell>
          <table:table-cell office:value-type="float" office:value="0.9999451637" calcext:value-type="float">
            <text:p>0.9999451637</text:p>
          </table:table-cell>
          <table:table-cell office:value-type="float" office:value="-0.0000548362731933594" calcext:value-type="float">
            <text:p>-5.48362731933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74.ppm</text:p>
          </table:table-cell>
          <table:table-cell office:value-type="float" office:value="1502057999.05772" calcext:value-type="float">
            <text:p>1502057999.05772</text:p>
          </table:table-cell>
          <table:table-cell office:value-type="float" office:value="0.9999389648" calcext:value-type="float">
            <text:p>0.9999389648</text:p>
          </table:table-cell>
          <table:table-cell office:value-type="float" office:value="-0.00006103515625" calcext:value-type="float">
            <text:p>-6.103515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75.ppm</text:p>
          </table:table-cell>
          <table:table-cell office:value-type="float" office:value="1502058000.05767" calcext:value-type="float">
            <text:p>1502058000.05767</text:p>
          </table:table-cell>
          <table:table-cell office:value-type="float" office:value="0.9999518394" calcext:value-type="float">
            <text:p>0.9999518394</text:p>
          </table:table-cell>
          <table:table-cell office:value-type="float" office:value="-0.0000481605529785156" calcext:value-type="float">
            <text:p>-4.816055297851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76.ppm</text:p>
          </table:table-cell>
          <table:table-cell office:value-type="float" office:value="1502058001.05763" calcext:value-type="float">
            <text:p>1502058001.05763</text:p>
          </table:table-cell>
          <table:table-cell office:value-type="float" office:value="0.9999592304" calcext:value-type="float">
            <text:p>0.9999592304</text:p>
          </table:table-cell>
          <table:table-cell office:value-type="float" office:value="-0.0000407695770263672" calcext:value-type="float">
            <text:p>-4.0769577026367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77.ppm</text:p>
          </table:table-cell>
          <table:table-cell office:value-type="float" office:value="1502058002.05762" calcext:value-type="float">
            <text:p>1502058002.05762</text:p>
          </table:table-cell>
          <table:table-cell office:value-type="float" office:value="0.999986887" calcext:value-type="float">
            <text:p>0.999986887</text:p>
          </table:table-cell>
          <table:table-cell office:value-type="float" office:value="-0.000013113" calcext:value-type="float">
            <text:p>-0.0000131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78.ppm</text:p>
          </table:table-cell>
          <table:table-cell office:value-type="float" office:value="1502058003.05762" calcext:value-type="float">
            <text:p>1502058003.05762</text:p>
          </table:table-cell>
          <table:table-cell office:value-type="float" office:value="1.0000030994" calcext:value-type="float">
            <text:p>1.0000030994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79.ppm</text:p>
          </table:table-cell>
          <table:table-cell office:value-type="float" office:value="1502058004.05762" calcext:value-type="float">
            <text:p>1502058004.05762</text:p>
          </table:table-cell>
          <table:table-cell office:value-type="float" office:value="0.9999918938" calcext:value-type="float">
            <text:p>0.9999918938</text:p>
          </table:table-cell>
          <table:table-cell office:value-type="float" office:value="-0.00000810623168945313" calcext:value-type="float">
            <text:p>-8.1062316894531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80.ppm</text:p>
          </table:table-cell>
          <table:table-cell office:value-type="float" office:value="1502058005.0576" calcext:value-type="float">
            <text:p>1502058005.0576</text:p>
          </table:table-cell>
          <table:table-cell office:value-type="float" office:value="0.9999790192" calcext:value-type="float">
            <text:p>0.9999790192</text:p>
          </table:table-cell>
          <table:table-cell office:value-type="float" office:value="-0.0000209808349609375" calcext:value-type="float">
            <text:p>-2.098083496093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81.ppm</text:p>
          </table:table-cell>
          <table:table-cell office:value-type="float" office:value="1502058006.05761" calcext:value-type="float">
            <text:p>1502058006.05761</text:p>
          </table:table-cell>
          <table:table-cell office:value-type="float" office:value="1.0000140667" calcext:value-type="float">
            <text:p>1.0000140667</text:p>
          </table:table-cell>
          <table:table-cell office:value-type="float" office:value="0.0000140666961669922" calcext:value-type="float">
            <text:p>1.40666961669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82.ppm</text:p>
          </table:table-cell>
          <table:table-cell office:value-type="float" office:value="1502058007.0576" calcext:value-type="float">
            <text:p>1502058007.0576</text:p>
          </table:table-cell>
          <table:table-cell office:value-type="float" office:value="0.9999859333" calcext:value-type="float">
            <text:p>0.9999859333</text:p>
          </table:table-cell>
          <table:table-cell office:value-type="float" office:value="-0.0000140666961669922" calcext:value-type="float">
            <text:p>-1.40666961669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83.ppm</text:p>
          </table:table-cell>
          <table:table-cell office:value-type="float" office:value="1502058008.05761" calcext:value-type="float">
            <text:p>1502058008.05761</text:p>
          </table:table-cell>
          <table:table-cell office:value-type="float" office:value="1.0000190735" calcext:value-type="float">
            <text:p>1.0000190735</text:p>
          </table:table-cell>
          <table:table-cell office:value-type="float" office:value="0.000019073486328125" calcext:value-type="float">
            <text:p>1.907348632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84.ppm</text:p>
          </table:table-cell>
          <table:table-cell office:value-type="float" office:value="1502058009.05758" calcext:value-type="float">
            <text:p>1502058009.05758</text:p>
          </table:table-cell>
          <table:table-cell office:value-type="float" office:value="0.9999678135" calcext:value-type="float">
            <text:p>0.9999678135</text:p>
          </table:table-cell>
          <table:table-cell office:value-type="float" office:value="-0.0000321865081787109" calcext:value-type="float">
            <text:p>-3.218650817871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85.ppm</text:p>
          </table:table-cell>
          <table:table-cell office:value-type="float" office:value="1502058010.05759" calcext:value-type="float">
            <text:p>1502058010.05759</text:p>
          </table:table-cell>
          <table:table-cell office:value-type="float" office:value="1.0000090599" calcext:value-type="float">
            <text:p>1.0000090599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86.ppm</text:p>
          </table:table-cell>
          <table:table-cell office:value-type="float" office:value="1502058011.05757" calcext:value-type="float">
            <text:p>1502058011.05757</text:p>
          </table:table-cell>
          <table:table-cell office:value-type="float" office:value="0.9999809265" calcext:value-type="float">
            <text:p>0.9999809265</text:p>
          </table:table-cell>
          <table:table-cell office:value-type="float" office:value="-0.000019073486328125" calcext:value-type="float">
            <text:p>-1.907348632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87.ppm</text:p>
          </table:table-cell>
          <table:table-cell office:value-type="float" office:value="1502058012.05752" calcext:value-type="float">
            <text:p>1502058012.05752</text:p>
          </table:table-cell>
          <table:table-cell office:value-type="float" office:value="0.9999520779" calcext:value-type="float">
            <text:p>0.9999520779</text:p>
          </table:table-cell>
          <table:table-cell office:value-type="float" office:value="-0.0000479221343994141" calcext:value-type="float">
            <text:p>-4.7922134399414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88.ppm</text:p>
          </table:table-cell>
          <table:table-cell office:value-type="float" office:value="1502058013.05759" calcext:value-type="float">
            <text:p>1502058013.05759</text:p>
          </table:table-cell>
          <table:table-cell office:value-type="float" office:value="1.0000610352" calcext:value-type="float">
            <text:p>1.0000610352</text:p>
          </table:table-cell>
          <table:table-cell office:value-type="float" office:value="0.00006103515625" calcext:value-type="float">
            <text:p>6.103515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89.ppm</text:p>
          </table:table-cell>
          <table:table-cell office:value-type="float" office:value="1502058014.05753" calcext:value-type="float">
            <text:p>1502058014.05753</text:p>
          </table:table-cell>
          <table:table-cell office:value-type="float" office:value="0.9999489784" calcext:value-type="float">
            <text:p>0.9999489784</text:p>
          </table:table-cell>
          <table:table-cell office:value-type="float" office:value="-0.0000510215759277344" calcext:value-type="float">
            <text:p>-5.102157592773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90.ppm</text:p>
          </table:table-cell>
          <table:table-cell office:value-type="float" office:value="1502058015.05749" calcext:value-type="float">
            <text:p>1502058015.05749</text:p>
          </table:table-cell>
          <table:table-cell office:value-type="float" office:value="0.9999511242" calcext:value-type="float">
            <text:p>0.9999511242</text:p>
          </table:table-cell>
          <table:table-cell office:value-type="float" office:value="-0.0000488758087158203" calcext:value-type="float">
            <text:p>-4.887580871582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91.ppm</text:p>
          </table:table-cell>
          <table:table-cell office:value-type="float" office:value="1502058016.05762" calcext:value-type="float">
            <text:p>1502058016.05762</text:p>
          </table:table-cell>
          <table:table-cell office:value-type="float" office:value="1.0001358986" calcext:value-type="float">
            <text:p>1.0001358986</text:p>
          </table:table-cell>
          <table:table-cell office:value-type="float" office:value="0.0001358986" calcext:value-type="float">
            <text:p>0.00013589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92.ppm</text:p>
          </table:table-cell>
          <table:table-cell office:value-type="float" office:value="1502058017.05757" calcext:value-type="float">
            <text:p>1502058017.05757</text:p>
          </table:table-cell>
          <table:table-cell office:value-type="float" office:value="0.9999470711" calcext:value-type="float">
            <text:p>0.9999470711</text:p>
          </table:table-cell>
          <table:table-cell office:value-type="float" office:value="-0.0000529289245605469" calcext:value-type="float">
            <text:p>-5.292892456054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93.ppm</text:p>
          </table:table-cell>
          <table:table-cell office:value-type="float" office:value="1502058018.05752" calcext:value-type="float">
            <text:p>1502058018.05752</text:p>
          </table:table-cell>
          <table:table-cell office:value-type="float" office:value="0.9999508858" calcext:value-type="float">
            <text:p>0.9999508858</text:p>
          </table:table-cell>
          <table:table-cell office:value-type="float" office:value="-0.0000491142272949219" calcext:value-type="float">
            <text:p>-4.911422729492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94.ppm</text:p>
          </table:table-cell>
          <table:table-cell office:value-type="float" office:value="1502058019.05762" calcext:value-type="float">
            <text:p>1502058019.05762</text:p>
          </table:table-cell>
          <table:table-cell office:value-type="float" office:value="1.0001020432" calcext:value-type="float">
            <text:p>1.0001020432</text:p>
          </table:table-cell>
          <table:table-cell office:value-type="float" office:value="0.0001020432" calcext:value-type="float">
            <text:p>0.00010204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95.ppm</text:p>
          </table:table-cell>
          <table:table-cell office:value-type="float" office:value="1502058020.05757" calcext:value-type="float">
            <text:p>1502058020.05757</text:p>
          </table:table-cell>
          <table:table-cell office:value-type="float" office:value="0.9999508858" calcext:value-type="float">
            <text:p>0.9999508858</text:p>
          </table:table-cell>
          <table:table-cell office:value-type="float" office:value="-0.0000491142272949219" calcext:value-type="float">
            <text:p>-4.911422729492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96.ppm</text:p>
          </table:table-cell>
          <table:table-cell office:value-type="float" office:value="1502058021.05752" calcext:value-type="float">
            <text:p>1502058021.05752</text:p>
          </table:table-cell>
          <table:table-cell office:value-type="float" office:value="0.9999511242" calcext:value-type="float">
            <text:p>0.9999511242</text:p>
          </table:table-cell>
          <table:table-cell office:value-type="float" office:value="-0.0000488758087158203" calcext:value-type="float">
            <text:p>-4.887580871582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97.ppm</text:p>
          </table:table-cell>
          <table:table-cell office:value-type="float" office:value="1502058022.05747" calcext:value-type="float">
            <text:p>1502058022.05747</text:p>
          </table:table-cell>
          <table:table-cell office:value-type="float" office:value="0.9999508858" calcext:value-type="float">
            <text:p>0.9999508858</text:p>
          </table:table-cell>
          <table:table-cell office:value-type="float" office:value="-0.0000491142272949219" calcext:value-type="float">
            <text:p>-4.911422729492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98.ppm</text:p>
          </table:table-cell>
          <table:table-cell office:value-type="float" office:value="1502058023.05743" calcext:value-type="float">
            <text:p>1502058023.05743</text:p>
          </table:table-cell>
          <table:table-cell office:value-type="float" office:value="0.999958992" calcext:value-type="float">
            <text:p>0.999958992</text:p>
          </table:table-cell>
          <table:table-cell office:value-type="float" office:value="-0.000041008" calcext:value-type="float">
            <text:p>-0.0000410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99.ppm</text:p>
          </table:table-cell>
          <table:table-cell office:value-type="float" office:value="1502058024.05738" calcext:value-type="float">
            <text:p>1502058024.05738</text:p>
          </table:table-cell>
          <table:table-cell office:value-type="float" office:value="0.9999511242" calcext:value-type="float">
            <text:p>0.9999511242</text:p>
          </table:table-cell>
          <table:table-cell office:value-type="float" office:value="-0.0000488758087158203" calcext:value-type="float">
            <text:p>-4.887580871582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00.ppm</text:p>
          </table:table-cell>
          <table:table-cell office:value-type="float" office:value="1502058025.05752" calcext:value-type="float">
            <text:p>1502058025.05752</text:p>
          </table:table-cell>
          <table:table-cell office:value-type="float" office:value="1.0001349449" calcext:value-type="float">
            <text:p>1.0001349449</text:p>
          </table:table-cell>
          <table:table-cell office:value-type="float" office:value="0.0001349449" calcext:value-type="float">
            <text:p>0.00013494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01.ppm</text:p>
          </table:table-cell>
          <table:table-cell office:value-type="float" office:value="1502058026.05747" calcext:value-type="float">
            <text:p>1502058026.05747</text:p>
          </table:table-cell>
          <table:table-cell office:value-type="float" office:value="0.9999499321" calcext:value-type="float">
            <text:p>0.9999499321</text:p>
          </table:table-cell>
          <table:table-cell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02.ppm</text:p>
          </table:table-cell>
          <table:table-cell office:value-type="float" office:value="1502058027.05743" calcext:value-type="float">
            <text:p>1502058027.05743</text:p>
          </table:table-cell>
          <table:table-cell office:value-type="float" office:value="0.999956131" calcext:value-type="float">
            <text:p>0.999956131</text:p>
          </table:table-cell>
          <table:table-cell office:value-type="float" office:value="-0.000043869" calcext:value-type="float">
            <text:p>-0.0000438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03.ppm</text:p>
          </table:table-cell>
          <table:table-cell office:value-type="float" office:value="1502058028.05741" calcext:value-type="float">
            <text:p>1502058028.05741</text:p>
          </table:table-cell>
          <table:table-cell office:value-type="float" office:value="0.9999849796" calcext:value-type="float">
            <text:p>0.9999849796</text:p>
          </table:table-cell>
          <table:table-cell office:value-type="float" office:value="-0.0000150203704833984" calcext:value-type="float">
            <text:p>-1.502037048339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04.ppm</text:p>
          </table:table-cell>
          <table:table-cell office:value-type="float" office:value="1502058029.05741" calcext:value-type="float">
            <text:p>1502058029.05741</text:p>
          </table:table-cell>
          <table:table-cell office:value-type="float" office:value="1.0000019073" calcext:value-type="float">
            <text:p>1.0000019073</text:p>
          </table:table-cell>
          <table:table-cell office:value-type="float" office:value="0.0000019073486328125" calcext:value-type="float">
            <text:p>1.9073486328125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05.ppm</text:p>
          </table:table-cell>
          <table:table-cell office:value-type="float" office:value="1502058030.05739" calcext:value-type="float">
            <text:p>1502058030.05739</text:p>
          </table:table-cell>
          <table:table-cell office:value-type="float" office:value="0.9999811649" calcext:value-type="float">
            <text:p>0.9999811649</text:p>
          </table:table-cell>
          <table:table-cell office:value-type="float" office:value="-0.0000188350677490234" calcext:value-type="float">
            <text:p>-1.8835067749023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06.ppm</text:p>
          </table:table-cell>
          <table:table-cell office:value-type="float" office:value="1502058031.05734" calcext:value-type="float">
            <text:p>1502058031.05734</text:p>
          </table:table-cell>
          <table:table-cell office:value-type="float" office:value="0.9999518394" calcext:value-type="float">
            <text:p>0.9999518394</text:p>
          </table:table-cell>
          <table:table-cell office:value-type="float" office:value="-0.0000481605529785156" calcext:value-type="float">
            <text:p>-4.816055297851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07.ppm</text:p>
          </table:table-cell>
          <table:table-cell office:value-type="float" office:value="1502058032.05742" calcext:value-type="float">
            <text:p>1502058032.05742</text:p>
          </table:table-cell>
          <table:table-cell office:value-type="float" office:value="1.0000782013" calcext:value-type="float">
            <text:p>1.0000782013</text:p>
          </table:table-cell>
          <table:table-cell office:value-type="float" office:value="0.0000782012939453125" calcext:value-type="float">
            <text:p>7.82012939453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08.ppm</text:p>
          </table:table-cell>
          <table:table-cell office:value-type="float" office:value="1502058033.05742" calcext:value-type="float">
            <text:p>1502058033.05742</text:p>
          </table:table-cell>
          <table:table-cell office:value-type="float" office:value="0.9999959469" calcext:value-type="float">
            <text:p>0.9999959469</text:p>
          </table:table-cell>
          <table:table-cell office:value-type="float" office:value="-0.00000405311584472656" calcext:value-type="float">
            <text:p>-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09.ppm</text:p>
          </table:table-cell>
          <table:table-cell office:value-type="float" office:value="1502058034.05737" calcext:value-type="float">
            <text:p>1502058034.05737</text:p>
          </table:table-cell>
          <table:table-cell office:value-type="float" office:value="0.9999499321" calcext:value-type="float">
            <text:p>0.9999499321</text:p>
          </table:table-cell>
          <table:table-cell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10.ppm</text:p>
          </table:table-cell>
          <table:table-cell office:value-type="float" office:value="1502058035.05746" calcext:value-type="float">
            <text:p>1502058035.05746</text:p>
          </table:table-cell>
          <table:table-cell office:value-type="float" office:value="1.0000870228" calcext:value-type="float">
            <text:p>1.0000870228</text:p>
          </table:table-cell>
          <table:table-cell office:value-type="float" office:value="0.0000870227813720703" calcext:value-type="float">
            <text:p>8.702278137207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11.ppm</text:p>
          </table:table-cell>
          <table:table-cell office:value-type="float" office:value="1502058036.0574" calcext:value-type="float">
            <text:p>1502058036.0574</text:p>
          </table:table-cell>
          <table:table-cell office:value-type="float" office:value="0.9999389648" calcext:value-type="float">
            <text:p>0.9999389648</text:p>
          </table:table-cell>
          <table:table-cell office:value-type="float" office:value="-0.00006103515625" calcext:value-type="float">
            <text:p>-6.103515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12.ppm</text:p>
          </table:table-cell>
          <table:table-cell office:value-type="float" office:value="1502058037.05735" calcext:value-type="float">
            <text:p>1502058037.05735</text:p>
          </table:table-cell>
          <table:table-cell office:value-type="float" office:value="0.9999511242" calcext:value-type="float">
            <text:p>0.9999511242</text:p>
          </table:table-cell>
          <table:table-cell office:value-type="float" office:value="-0.0000488758087158203" calcext:value-type="float">
            <text:p>-4.887580871582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13.ppm</text:p>
          </table:table-cell>
          <table:table-cell office:value-type="float" office:value="1502058038.05739" calcext:value-type="float">
            <text:p>1502058038.05739</text:p>
          </table:table-cell>
          <table:table-cell office:value-type="float" office:value="1.0000419617" calcext:value-type="float">
            <text:p>1.0000419617</text:p>
          </table:table-cell>
          <table:table-cell office:value-type="float" office:value="0.000041961669921875" calcext:value-type="float">
            <text:p>4.19616699218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14.ppm</text:p>
          </table:table-cell>
          <table:table-cell office:value-type="float" office:value="1502058039.05739" calcext:value-type="float">
            <text:p>1502058039.05739</text:p>
          </table:table-cell>
          <table:table-cell office:value-type="float" office:value="0.9999969006" calcext:value-type="float">
            <text:p>0.9999969006</text:p>
          </table:table-cell>
          <table:table-cell office:value-type="float" office:value="-0.00000309944152832031" calcext:value-type="float">
            <text:p>-3.099441528320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15.ppm</text:p>
          </table:table-cell>
          <table:table-cell office:value-type="float" office:value="1502058040.05734" calcext:value-type="float">
            <text:p>1502058040.05734</text:p>
          </table:table-cell>
          <table:table-cell office:value-type="float" office:value="0.9999539852" calcext:value-type="float">
            <text:p>0.9999539852</text:p>
          </table:table-cell>
          <table:table-cell office:value-type="float" office:value="-0.0000460147857666016" calcext:value-type="float">
            <text:p>-4.6014785766601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16.ppm</text:p>
          </table:table-cell>
          <table:table-cell office:value-type="float" office:value="1502058041.05741" calcext:value-type="float">
            <text:p>1502058041.05741</text:p>
          </table:table-cell>
          <table:table-cell office:value-type="float" office:value="1.0000669956" calcext:value-type="float">
            <text:p>1.0000669956</text:p>
          </table:table-cell>
          <table:table-cell office:value-type="float" office:value="0.0000669956207275391" calcext:value-type="float">
            <text:p>6.6995620727539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17.ppm</text:p>
          </table:table-cell>
          <table:table-cell office:value-type="float" office:value="1502058042.05741" calcext:value-type="float">
            <text:p>1502058042.05741</text:p>
          </table:table-cell>
          <table:table-cell office:value-type="float" office:value="1.0000071526" calcext:value-type="float">
            <text:p>1.0000071526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18.ppm</text:p>
          </table:table-cell>
          <table:table-cell office:value-type="float" office:value="1502058043.05736" calcext:value-type="float">
            <text:p>1502058043.05736</text:p>
          </table:table-cell>
          <table:table-cell office:value-type="float" office:value="0.999945879" calcext:value-type="float">
            <text:p>0.999945879</text:p>
          </table:table-cell>
          <table:table-cell office:value-type="float" office:value="-0.000054121" calcext:value-type="float">
            <text:p>-0.0000541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19.ppm</text:p>
          </table:table-cell>
          <table:table-cell office:value-type="float" office:value="1502058044.05741" calcext:value-type="float">
            <text:p>1502058044.05741</text:p>
          </table:table-cell>
          <table:table-cell office:value-type="float" office:value="1.0000510216" calcext:value-type="float">
            <text:p>1.0000510216</text:p>
          </table:table-cell>
          <table:table-cell office:value-type="float" office:value="0.0000510215759277344" calcext:value-type="float">
            <text:p>5.102157592773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20.ppm</text:p>
          </table:table-cell>
          <table:table-cell office:value-type="float" office:value="1502058045.05742" calcext:value-type="float">
            <text:p>1502058045.05742</text:p>
          </table:table-cell>
          <table:table-cell office:value-type="float" office:value="1.0000069141" calcext:value-type="float">
            <text:p>1.0000069141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21.ppm</text:p>
          </table:table-cell>
          <table:table-cell office:value-type="float" office:value="1502058046.05737" calcext:value-type="float">
            <text:p>1502058046.05737</text:p>
          </table:table-cell>
          <table:table-cell office:value-type="float" office:value="0.9999501705" calcext:value-type="float">
            <text:p>0.9999501705</text:p>
          </table:table-cell>
          <table:table-cell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22.ppm</text:p>
          </table:table-cell>
          <table:table-cell office:value-type="float" office:value="1502058047.05741" calcext:value-type="float">
            <text:p>1502058047.05741</text:p>
          </table:table-cell>
          <table:table-cell office:value-type="float" office:value="1.0000448227" calcext:value-type="float">
            <text:p>1.0000448227</text:p>
          </table:table-cell>
          <table:table-cell office:value-type="float" office:value="0.0000448226928710938" calcext:value-type="float">
            <text:p>4.4822692871093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23.ppm</text:p>
          </table:table-cell>
          <table:table-cell office:value-type="float" office:value="1502058048.05742" calcext:value-type="float">
            <text:p>1502058048.05742</text:p>
          </table:table-cell>
          <table:table-cell office:value-type="float" office:value="1.0000030994" calcext:value-type="float">
            <text:p>1.0000030994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24.ppm</text:p>
          </table:table-cell>
          <table:table-cell office:value-type="float" office:value="1502058049.05736" calcext:value-type="float">
            <text:p>1502058049.05736</text:p>
          </table:table-cell>
          <table:table-cell office:value-type="float" office:value="0.9999470711" calcext:value-type="float">
            <text:p>0.9999470711</text:p>
          </table:table-cell>
          <table:table-cell office:value-type="float" office:value="-0.0000529289245605469" calcext:value-type="float">
            <text:p>-5.292892456054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25.ppm</text:p>
          </table:table-cell>
          <table:table-cell office:value-type="float" office:value="1502058050.05743" calcext:value-type="float">
            <text:p>1502058050.05743</text:p>
          </table:table-cell>
          <table:table-cell office:value-type="float" office:value="1.0000658035" calcext:value-type="float">
            <text:p>1.0000658035</text:p>
          </table:table-cell>
          <table:table-cell office:value-type="float" office:value="0.0000658035278320312" calcext:value-type="float">
            <text:p>6.58035278320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26.ppm</text:p>
          </table:table-cell>
          <table:table-cell office:value-type="float" office:value="1502058051.05739" calcext:value-type="float">
            <text:p>1502058051.05739</text:p>
          </table:table-cell>
          <table:table-cell office:value-type="float" office:value="0.9999661446" calcext:value-type="float">
            <text:p>0.9999661446</text:p>
          </table:table-cell>
          <table:table-cell office:value-type="float" office:value="-0.0000338554382324219" calcext:value-type="float">
            <text:p>-3.385543823242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27.ppm</text:p>
          </table:table-cell>
          <table:table-cell office:value-type="float" office:value="1502058052.05734" calcext:value-type="float">
            <text:p>1502058052.05734</text:p>
          </table:table-cell>
          <table:table-cell office:value-type="float" office:value="0.999945879" calcext:value-type="float">
            <text:p>0.999945879</text:p>
          </table:table-cell>
          <table:table-cell office:value-type="float" office:value="-0.000054121" calcext:value-type="float">
            <text:p>-0.0000541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28.ppm</text:p>
          </table:table-cell>
          <table:table-cell office:value-type="float" office:value="1502058053.05742" calcext:value-type="float">
            <text:p>1502058053.05742</text:p>
          </table:table-cell>
          <table:table-cell office:value-type="float" office:value="1.0000810623" calcext:value-type="float">
            <text:p>1.0000810623</text:p>
          </table:table-cell>
          <table:table-cell office:value-type="float" office:value="0.0000810623168945313" calcext:value-type="float">
            <text:p>8.1062316894531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29.ppm</text:p>
          </table:table-cell>
          <table:table-cell office:value-type="float" office:value="1502058054.05743" calcext:value-type="float">
            <text:p>1502058054.05743</text:p>
          </table:table-cell>
          <table:table-cell office:value-type="float" office:value="1.0000081062" calcext:value-type="float">
            <text:p>1.0000081062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30.ppm</text:p>
          </table:table-cell>
          <table:table-cell office:value-type="float" office:value="1502058055.05739" calcext:value-type="float">
            <text:p>1502058055.05739</text:p>
          </table:table-cell>
          <table:table-cell office:value-type="float" office:value="0.9999599457" calcext:value-type="float">
            <text:p>0.9999599457</text:p>
          </table:table-cell>
          <table:table-cell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31.ppm</text:p>
          </table:table-cell>
          <table:table-cell office:value-type="float" office:value="1502058056.05738" calcext:value-type="float">
            <text:p>1502058056.05738</text:p>
          </table:table-cell>
          <table:table-cell office:value-type="float" office:value="0.9999930859" calcext:value-type="float">
            <text:p>0.9999930859</text:p>
          </table:table-cell>
          <table:table-cell office:value-type="float" office:value="-0.00000691413879394531" calcext:value-type="float">
            <text:p>-6.914138793945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32.ppm</text:p>
          </table:table-cell>
          <table:table-cell office:value-type="float" office:value="1502058057.05741" calcext:value-type="float">
            <text:p>1502058057.05741</text:p>
          </table:table-cell>
          <table:table-cell office:value-type="float" office:value="1.0000298023" calcext:value-type="float">
            <text:p>1.0000298023</text:p>
          </table:table-cell>
          <table:table-cell office:value-type="float" office:value="0.0000298023223876953" calcext:value-type="float">
            <text:p>2.980232238769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33.ppm</text:p>
          </table:table-cell>
          <table:table-cell office:value-type="float" office:value="1502058058.05736" calcext:value-type="float">
            <text:p>1502058058.05736</text:p>
          </table:table-cell>
          <table:table-cell office:value-type="float" office:value="0.9999489784" calcext:value-type="float">
            <text:p>0.9999489784</text:p>
          </table:table-cell>
          <table:table-cell office:value-type="float" office:value="-0.0000510215759277344" calcext:value-type="float">
            <text:p>-5.102157592773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34.ppm</text:p>
          </table:table-cell>
          <table:table-cell office:value-type="float" office:value="1502058059.05742" calcext:value-type="float">
            <text:p>1502058059.05742</text:p>
          </table:table-cell>
          <table:table-cell office:value-type="float" office:value="1.0000600815" calcext:value-type="float">
            <text:p>1.0000600815</text:p>
          </table:table-cell>
          <table:table-cell office:value-type="float" office:value="0.0000600814819335937" calcext:value-type="float">
            <text:p>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35.ppm</text:p>
          </table:table-cell>
          <table:table-cell office:value-type="float" office:value="1502058060.05741" calcext:value-type="float">
            <text:p>1502058060.05741</text:p>
          </table:table-cell>
          <table:table-cell office:value-type="float" office:value="0.9999849796" calcext:value-type="float">
            <text:p>0.9999849796</text:p>
          </table:table-cell>
          <table:table-cell office:value-type="float" office:value="-0.0000150203704833984" calcext:value-type="float">
            <text:p>-1.502037048339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36.ppm</text:p>
          </table:table-cell>
          <table:table-cell office:value-type="float" office:value="1502058061.05735" calcext:value-type="float">
            <text:p>1502058061.05735</text:p>
          </table:table-cell>
          <table:table-cell office:value-type="float" office:value="0.9999489784" calcext:value-type="float">
            <text:p>0.9999489784</text:p>
          </table:table-cell>
          <table:table-cell office:value-type="float" office:value="-0.0000510215759277344" calcext:value-type="float">
            <text:p>-5.102157592773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37.ppm</text:p>
          </table:table-cell>
          <table:table-cell office:value-type="float" office:value="1502058062.05746" calcext:value-type="float">
            <text:p>1502058062.05746</text:p>
          </table:table-cell>
          <table:table-cell office:value-type="float" office:value="1.0001001358" calcext:value-type="float">
            <text:p>1.0001001358</text:p>
          </table:table-cell>
          <table:table-cell office:value-type="float" office:value="0.0001001358" calcext:value-type="float">
            <text:p>0.00010013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38.ppm</text:p>
          </table:table-cell>
          <table:table-cell office:value-type="float" office:value="1502058063.05746" calcext:value-type="float">
            <text:p>1502058063.05746</text:p>
          </table:table-cell>
          <table:table-cell office:value-type="float" office:value="1.000002861" calcext:value-type="float">
            <text:p>1.000002861</text:p>
          </table:table-cell>
          <table:table-cell office:value-type="float" office:value="0.000002861" calcext:value-type="float">
            <text:p>0.0000028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39.ppm</text:p>
          </table:table-cell>
          <table:table-cell office:value-type="float" office:value="1502058064.05741" calcext:value-type="float">
            <text:p>1502058064.05741</text:p>
          </table:table-cell>
          <table:table-cell office:value-type="float" office:value="0.9999511242" calcext:value-type="float">
            <text:p>0.9999511242</text:p>
          </table:table-cell>
          <table:table-cell office:value-type="float" office:value="-0.0000488758087158203" calcext:value-type="float">
            <text:p>-4.887580871582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40.ppm</text:p>
          </table:table-cell>
          <table:table-cell office:value-type="float" office:value="1502058065.05744" calcext:value-type="float">
            <text:p>1502058065.05744</text:p>
          </table:table-cell>
          <table:table-cell office:value-type="float" office:value="1.0000288486" calcext:value-type="float">
            <text:p>1.0000288486</text:p>
          </table:table-cell>
          <table:table-cell office:value-type="float" office:value="0.0000288486480712891" calcext:value-type="float">
            <text:p>2.8848648071289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41.ppm</text:p>
          </table:table-cell>
          <table:table-cell office:value-type="float" office:value="1502058066.05742" calcext:value-type="float">
            <text:p>1502058066.05742</text:p>
          </table:table-cell>
          <table:table-cell office:value-type="float" office:value="0.9999811649" calcext:value-type="float">
            <text:p>0.9999811649</text:p>
          </table:table-cell>
          <table:table-cell office:value-type="float" office:value="-0.0000188350677490234" calcext:value-type="float">
            <text:p>-1.8835067749023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42.ppm</text:p>
          </table:table-cell>
          <table:table-cell office:value-type="float" office:value="1502058067.05743" calcext:value-type="float">
            <text:p>1502058067.05743</text:p>
          </table:table-cell>
          <table:table-cell office:value-type="float" office:value="1.0000109673" calcext:value-type="float">
            <text:p>1.0000109673</text:p>
          </table:table-cell>
          <table:table-cell office:value-type="float" office:value="0.0000109672546386719" calcext:value-type="float">
            <text:p>1.096725463867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43.ppm</text:p>
          </table:table-cell>
          <table:table-cell office:value-type="float" office:value="1502058068.0574" calcext:value-type="float">
            <text:p>1502058068.0574</text:p>
          </table:table-cell>
          <table:table-cell office:value-type="float" office:value="0.9999730587" calcext:value-type="float">
            <text:p>0.9999730587</text:p>
          </table:table-cell>
          <table:table-cell office:value-type="float" office:value="-0.0000269412994384766" calcext:value-type="float">
            <text:p>-2.694129943847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44.ppm</text:p>
          </table:table-cell>
          <table:table-cell office:value-type="float" office:value="1502058069.05738" calcext:value-type="float">
            <text:p>1502058069.05738</text:p>
          </table:table-cell>
          <table:table-cell office:value-type="float" office:value="0.9999799728" calcext:value-type="float">
            <text:p>0.9999799728</text:p>
          </table:table-cell>
          <table:table-cell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45.ppm</text:p>
          </table:table-cell>
          <table:table-cell office:value-type="float" office:value="1502058070.05733" calcext:value-type="float">
            <text:p>1502058070.05733</text:p>
          </table:table-cell>
          <table:table-cell office:value-type="float" office:value="0.9999499321" calcext:value-type="float">
            <text:p>0.9999499321</text:p>
          </table:table-cell>
          <table:table-cell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46.ppm</text:p>
          </table:table-cell>
          <table:table-cell office:value-type="float" office:value="1502058071.05731" calcext:value-type="float">
            <text:p>1502058071.05731</text:p>
          </table:table-cell>
          <table:table-cell office:value-type="float" office:value="0.9999759197" calcext:value-type="float">
            <text:p>0.9999759197</text:p>
          </table:table-cell>
          <table:table-cell office:value-type="float" office:value="-0.0000240802764892578" calcext:value-type="float">
            <text:p>-2.408027648925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47.ppm</text:p>
          </table:table-cell>
          <table:table-cell office:value-type="float" office:value="1502058072.0573" calcext:value-type="float">
            <text:p>1502058072.0573</text:p>
          </table:table-cell>
          <table:table-cell office:value-type="float" office:value="0.9999921322" calcext:value-type="float">
            <text:p>0.9999921322</text:p>
          </table:table-cell>
          <table:table-cell office:value-type="float" office:value="-0.00000786781311035156" calcext:value-type="float">
            <text:p>-7.867813110351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48.ppm</text:p>
          </table:table-cell>
          <table:table-cell office:value-type="float" office:value="1502058073.05738" calcext:value-type="float">
            <text:p>1502058073.05738</text:p>
          </table:table-cell>
          <table:table-cell office:value-type="float" office:value="1.0000789165" calcext:value-type="float">
            <text:p>1.0000789165</text:p>
          </table:table-cell>
          <table:table-cell office:value-type="float" office:value="0.0000789165496826172" calcext:value-type="float">
            <text:p>7.8916549682617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49.ppm</text:p>
          </table:table-cell>
          <table:table-cell office:value-type="float" office:value="1502058074.05732" calcext:value-type="float">
            <text:p>1502058074.05732</text:p>
          </table:table-cell>
          <table:table-cell office:value-type="float" office:value="0.9999439716" calcext:value-type="float">
            <text:p>0.9999439716</text:p>
          </table:table-cell>
          <table:table-cell office:value-type="float" office:value="-0.0000560283660888672" calcext:value-type="float">
            <text:p>-5.6028366088867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50.ppm</text:p>
          </table:table-cell>
          <table:table-cell office:value-type="float" office:value="1502058075.05729" calcext:value-type="float">
            <text:p>1502058075.05729</text:p>
          </table:table-cell>
          <table:table-cell office:value-type="float" office:value="0.9999611378" calcext:value-type="float">
            <text:p>0.9999611378</text:p>
          </table:table-cell>
          <table:table-cell office:value-type="float" office:value="-0.0000388622283935547" calcext:value-type="float">
            <text:p>-3.8862228393554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51.ppm</text:p>
          </table:table-cell>
          <table:table-cell office:value-type="float" office:value="1502058076.05728" calcext:value-type="float">
            <text:p>1502058076.05728</text:p>
          </table:table-cell>
          <table:table-cell office:value-type="float" office:value="0.9999969006" calcext:value-type="float">
            <text:p>0.9999969006</text:p>
          </table:table-cell>
          <table:table-cell office:value-type="float" office:value="-0.00000309944152832031" calcext:value-type="float">
            <text:p>-3.099441528320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52.ppm</text:p>
          </table:table-cell>
          <table:table-cell office:value-type="float" office:value="1502058077.05727" calcext:value-type="float">
            <text:p>1502058077.05727</text:p>
          </table:table-cell>
          <table:table-cell office:value-type="float" office:value="0.9999830723" calcext:value-type="float">
            <text:p>0.9999830723</text:p>
          </table:table-cell>
          <table:table-cell office:value-type="float" office:value="-0.0000169277191162109" calcext:value-type="float">
            <text:p>-1.692771911621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53.ppm</text:p>
          </table:table-cell>
          <table:table-cell office:value-type="float" office:value="1502058078.0572" calcext:value-type="float">
            <text:p>1502058078.0572</text:p>
          </table:table-cell>
          <table:table-cell office:value-type="float" office:value="0.9999358654" calcext:value-type="float">
            <text:p>0.9999358654</text:p>
          </table:table-cell>
          <table:table-cell office:value-type="float" office:value="-0.0000641345977783203" calcext:value-type="float">
            <text:p>-6.413459777832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54.ppm</text:p>
          </table:table-cell>
          <table:table-cell office:value-type="float" office:value="1502058079.05715" calcext:value-type="float">
            <text:p>1502058079.05715</text:p>
          </table:table-cell>
          <table:table-cell office:value-type="float" office:value="0.9999501705" calcext:value-type="float">
            <text:p>0.9999501705</text:p>
          </table:table-cell>
          <table:table-cell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55.ppm</text:p>
          </table:table-cell>
          <table:table-cell office:value-type="float" office:value="1502058080.05716" calcext:value-type="float">
            <text:p>1502058080.05716</text:p>
          </table:table-cell>
          <table:table-cell office:value-type="float" office:value="1.0000069141" calcext:value-type="float">
            <text:p>1.0000069141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56.ppm</text:p>
          </table:table-cell>
          <table:table-cell office:value-type="float" office:value="1502058081.05716" calcext:value-type="float">
            <text:p>1502058081.057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57.ppm</text:p>
          </table:table-cell>
          <table:table-cell office:value-type="float" office:value="1502058082.05717" calcext:value-type="float">
            <text:p>1502058082.05717</text:p>
          </table:table-cell>
          <table:table-cell office:value-type="float" office:value="1.0000140667" calcext:value-type="float">
            <text:p>1.0000140667</text:p>
          </table:table-cell>
          <table:table-cell office:value-type="float" office:value="0.0000140666961669922" calcext:value-type="float">
            <text:p>1.40666961669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58.ppm</text:p>
          </table:table-cell>
          <table:table-cell office:value-type="float" office:value="1502058083.05715" calcext:value-type="float">
            <text:p>1502058083.05715</text:p>
          </table:table-cell>
          <table:table-cell office:value-type="float" office:value="0.999974966" calcext:value-type="float">
            <text:p>0.999974966</text:p>
          </table:table-cell>
          <table:table-cell office:value-type="float" office:value="-0.000025034" calcext:value-type="float">
            <text:p>-0.000025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59.ppm</text:p>
          </table:table-cell>
          <table:table-cell office:value-type="float" office:value="1502058084.05716" calcext:value-type="float">
            <text:p>1502058084.05716</text:p>
          </table:table-cell>
          <table:table-cell office:value-type="float" office:value="1.0000100136" calcext:value-type="float">
            <text:p>1.0000100136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60.ppm</text:p>
          </table:table-cell>
          <table:table-cell office:value-type="float" office:value="1502058085.05716" calcext:value-type="float">
            <text:p>1502058085.057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61.ppm</text:p>
          </table:table-cell>
          <table:table-cell office:value-type="float" office:value="1502058086.05717" calcext:value-type="float">
            <text:p>1502058086.05717</text:p>
          </table:table-cell>
          <table:table-cell office:value-type="float" office:value="1.0000119209" calcext:value-type="float">
            <text:p>1.0000119209</text:p>
          </table:table-cell>
          <table:table-cell office:value-type="float" office:value="0.0000119209289550781" calcext:value-type="float">
            <text:p>1.192092895507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62.ppm</text:p>
          </table:table-cell>
          <table:table-cell office:value-type="float" office:value="1502058087.05711" calcext:value-type="float">
            <text:p>1502058087.05711</text:p>
          </table:table-cell>
          <table:table-cell office:value-type="float" office:value="0.999943018" calcext:value-type="float">
            <text:p>0.999943018</text:p>
          </table:table-cell>
          <table:table-cell office:value-type="float" office:value="-0.000056982" calcext:value-type="float">
            <text:p>-0.0000569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63.ppm</text:p>
          </table:table-cell>
          <table:table-cell office:value-type="float" office:value="1502058088.05717" calcext:value-type="float">
            <text:p>1502058088.05717</text:p>
          </table:table-cell>
          <table:table-cell office:value-type="float" office:value="1.0000610352" calcext:value-type="float">
            <text:p>1.0000610352</text:p>
          </table:table-cell>
          <table:table-cell office:value-type="float" office:value="0.00006103515625" calcext:value-type="float">
            <text:p>6.103515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64.ppm</text:p>
          </table:table-cell>
          <table:table-cell office:value-type="float" office:value="1502058089.05716" calcext:value-type="float">
            <text:p>1502058089.05716</text:p>
          </table:table-cell>
          <table:table-cell office:value-type="float" office:value="0.9999859333" calcext:value-type="float">
            <text:p>0.9999859333</text:p>
          </table:table-cell>
          <table:table-cell office:value-type="float" office:value="-0.0000140666961669922" calcext:value-type="float">
            <text:p>-1.40666961669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65.ppm</text:p>
          </table:table-cell>
          <table:table-cell office:value-type="float" office:value="1502058090.0571" calcext:value-type="float">
            <text:p>1502058090.0571</text:p>
          </table:table-cell>
          <table:table-cell office:value-type="float" office:value="0.9999361038" calcext:value-type="float">
            <text:p>0.9999361038</text:p>
          </table:table-cell>
          <table:table-cell office:value-type="float" office:value="-0.0000638961791992187" calcext:value-type="float">
            <text:p>-6.3896179199218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66.ppm</text:p>
          </table:table-cell>
          <table:table-cell office:value-type="float" office:value="1502058091.05715" calcext:value-type="float">
            <text:p>1502058091.05715</text:p>
          </table:table-cell>
          <table:table-cell office:value-type="float" office:value="1.0000548363" calcext:value-type="float">
            <text:p>1.0000548363</text:p>
          </table:table-cell>
          <table:table-cell office:value-type="float" office:value="0.0000548362731933594" calcext:value-type="float">
            <text:p>5.48362731933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67.ppm</text:p>
          </table:table-cell>
          <table:table-cell office:value-type="float" office:value="1502058092.05717" calcext:value-type="float">
            <text:p>1502058092.05717</text:p>
          </table:table-cell>
          <table:table-cell office:value-type="float" office:value="1.0000212193" calcext:value-type="float">
            <text:p>1.0000212193</text:p>
          </table:table-cell>
          <table:table-cell office:value-type="float" office:value="0.0000212192535400391" calcext:value-type="float">
            <text:p>2.1219253540039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68.ppm</text:p>
          </table:table-cell>
          <table:table-cell office:value-type="float" office:value="1502058093.05711" calcext:value-type="float">
            <text:p>1502058093.05711</text:p>
          </table:table-cell>
          <table:table-cell office:value-type="float" office:value="0.9999339581" calcext:value-type="float">
            <text:p>0.9999339581</text:p>
          </table:table-cell>
          <table:table-cell office:value-type="float" office:value="-0.0000660419464111328" calcext:value-type="float">
            <text:p>-6.6041946411132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69.ppm</text:p>
          </table:table-cell>
          <table:table-cell office:value-type="float" office:value="1502058094.05717" calcext:value-type="float">
            <text:p>1502058094.05717</text:p>
          </table:table-cell>
          <table:table-cell office:value-type="float" office:value="1.0000629425" calcext:value-type="float">
            <text:p>1.0000629425</text:p>
          </table:table-cell>
          <table:table-cell office:value-type="float" office:value="0.0000629425048828125" calcext:value-type="float">
            <text:p>6.2942504882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70.ppm</text:p>
          </table:table-cell>
          <table:table-cell office:value-type="float" office:value="1502058095.05714" calcext:value-type="float">
            <text:p>1502058095.05714</text:p>
          </table:table-cell>
          <table:table-cell office:value-type="float" office:value="0.9999730587" calcext:value-type="float">
            <text:p>0.9999730587</text:p>
          </table:table-cell>
          <table:table-cell office:value-type="float" office:value="-0.0000269412994384766" calcext:value-type="float">
            <text:p>-2.694129943847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71.ppm</text:p>
          </table:table-cell>
          <table:table-cell office:value-type="float" office:value="1502058096.05708" calcext:value-type="float">
            <text:p>1502058096.05708</text:p>
          </table:table-cell>
          <table:table-cell office:value-type="float" office:value="0.9999349117" calcext:value-type="float">
            <text:p>0.9999349117</text:p>
          </table:table-cell>
          <table:table-cell office:value-type="float" office:value="-0.0000650882720947266" calcext:value-type="float">
            <text:p>-6.50882720947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72.ppm</text:p>
          </table:table-cell>
          <table:table-cell office:value-type="float" office:value="1502058097.05717" calcext:value-type="float">
            <text:p>1502058097.05717</text:p>
          </table:table-cell>
          <table:table-cell office:value-type="float" office:value="1.00009799" calcext:value-type="float">
            <text:p>1.00009799</text:p>
          </table:table-cell>
          <table:table-cell office:value-type="float" office:value="0.00009799" calcext:value-type="float">
            <text:p>0.000097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73.ppm</text:p>
          </table:table-cell>
          <table:table-cell office:value-type="float" office:value="1502058098.05717" calcext:value-type="float">
            <text:p>1502058098.05717</text:p>
          </table:table-cell>
          <table:table-cell office:value-type="float" office:value="0.9999940395" calcext:value-type="float">
            <text:p>0.9999940395</text:p>
          </table:table-cell>
          <table:table-cell office:value-type="float" office:value="-0.00000596046447753906" calcext:value-type="float">
            <text:p>-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74.ppm</text:p>
          </table:table-cell>
          <table:table-cell office:value-type="float" office:value="1502058099.05711" calcext:value-type="float">
            <text:p>1502058099.05711</text:p>
          </table:table-cell>
          <table:table-cell office:value-type="float" office:value="0.9999370575" calcext:value-type="float">
            <text:p>0.9999370575</text:p>
          </table:table-cell>
          <table:table-cell office:value-type="float" office:value="-0.0000629425048828125" calcext:value-type="float">
            <text:p>-6.2942504882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75.ppm</text:p>
          </table:table-cell>
          <table:table-cell office:value-type="float" office:value="1502058100.05717" calcext:value-type="float">
            <text:p>1502058100.05717</text:p>
          </table:table-cell>
          <table:table-cell office:value-type="float" office:value="1.0000660419" calcext:value-type="float">
            <text:p>1.0000660419</text:p>
          </table:table-cell>
          <table:table-cell office:value-type="float" office:value="0.0000660419464111328" calcext:value-type="float">
            <text:p>6.6041946411132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76.ppm</text:p>
          </table:table-cell>
          <table:table-cell office:value-type="float" office:value="1502058101.05711" calcext:value-type="float">
            <text:p>1502058101.05711</text:p>
          </table:table-cell>
          <table:table-cell office:value-type="float" office:value="0.9999349117" calcext:value-type="float">
            <text:p>0.9999349117</text:p>
          </table:table-cell>
          <table:table-cell office:value-type="float" office:value="-0.0000650882720947266" calcext:value-type="float">
            <text:p>-6.50882720947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77.ppm</text:p>
          </table:table-cell>
          <table:table-cell office:value-type="float" office:value="1502058102.05704" calcext:value-type="float">
            <text:p>1502058102.05704</text:p>
          </table:table-cell>
          <table:table-cell office:value-type="float" office:value="0.9999380112" calcext:value-type="float">
            <text:p>0.9999380112</text:p>
          </table:table-cell>
          <table:table-cell office:value-type="float" office:value="-0.0000619888305664062" calcext:value-type="float">
            <text:p>-6.198883056640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78.ppm</text:p>
          </table:table-cell>
          <table:table-cell office:value-type="float" office:value="1502058103.05712" calcext:value-type="float">
            <text:p>1502058103.05712</text:p>
          </table:table-cell>
          <table:table-cell office:value-type="float" office:value="1.0000779629" calcext:value-type="float">
            <text:p>1.0000779629</text:p>
          </table:table-cell>
          <table:table-cell office:value-type="float" office:value="0.0000779628753662109" calcext:value-type="float">
            <text:p>7.796287536621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79.ppm</text:p>
          </table:table-cell>
          <table:table-cell office:value-type="float" office:value="1502058104.05713" calcext:value-type="float">
            <text:p>1502058104.05713</text:p>
          </table:table-cell>
          <table:table-cell office:value-type="float" office:value="1.0000109673" calcext:value-type="float">
            <text:p>1.0000109673</text:p>
          </table:table-cell>
          <table:table-cell office:value-type="float" office:value="0.0000109672546386719" calcext:value-type="float">
            <text:p>1.096725463867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80.ppm</text:p>
          </table:table-cell>
          <table:table-cell office:value-type="float" office:value="1502058105.05707" calcext:value-type="float">
            <text:p>1502058105.05707</text:p>
          </table:table-cell>
          <table:table-cell office:value-type="float" office:value="0.9999339581" calcext:value-type="float">
            <text:p>0.9999339581</text:p>
          </table:table-cell>
          <table:table-cell office:value-type="float" office:value="-0.0000660419464111328" calcext:value-type="float">
            <text:p>-6.6041946411132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81.ppm</text:p>
          </table:table-cell>
          <table:table-cell office:value-type="float" office:value="1502058106.05714" calcext:value-type="float">
            <text:p>1502058106.05714</text:p>
          </table:table-cell>
          <table:table-cell office:value-type="float" office:value="1.0000691414" calcext:value-type="float">
            <text:p>1.0000691414</text:p>
          </table:table-cell>
          <table:table-cell office:value-type="float" office:value="0.0000691413879394531" calcext:value-type="float">
            <text:p>6.9141387939453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82.ppm</text:p>
          </table:table-cell>
          <table:table-cell office:value-type="float" office:value="1502058107.05713" calcext:value-type="float">
            <text:p>1502058107.05713</text:p>
          </table:table-cell>
          <table:table-cell office:value-type="float" office:value="0.9999959469" calcext:value-type="float">
            <text:p>0.9999959469</text:p>
          </table:table-cell>
          <table:table-cell office:value-type="float" office:value="-0.00000405311584472656" calcext:value-type="float">
            <text:p>-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83.ppm</text:p>
          </table:table-cell>
          <table:table-cell office:value-type="float" office:value="1502058108.05707" calcext:value-type="float">
            <text:p>1502058108.05707</text:p>
          </table:table-cell>
          <table:table-cell office:value-type="float" office:value="0.9999349117" calcext:value-type="float">
            <text:p>0.9999349117</text:p>
          </table:table-cell>
          <table:table-cell office:value-type="float" office:value="-0.0000650882720947266" calcext:value-type="float">
            <text:p>-6.50882720947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84.ppm</text:p>
          </table:table-cell>
          <table:table-cell office:value-type="float" office:value="1502058109.0571" calcext:value-type="float">
            <text:p>1502058109.0571</text:p>
          </table:table-cell>
          <table:table-cell office:value-type="float" office:value="1.0000371933" calcext:value-type="float">
            <text:p>1.0000371933</text:p>
          </table:table-cell>
          <table:table-cell office:value-type="float" office:value="0.0000371932983398437" calcext:value-type="float">
            <text:p>3.719329833984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85.ppm</text:p>
          </table:table-cell>
          <table:table-cell office:value-type="float" office:value="1502058110.05715" calcext:value-type="float">
            <text:p>1502058110.05715</text:p>
          </table:table-cell>
          <table:table-cell office:value-type="float" office:value="1.0000457764" calcext:value-type="float">
            <text:p>1.0000457764</text:p>
          </table:table-cell>
          <table:table-cell office:value-type="float" office:value="0.0000457763671875" calcext:value-type="float">
            <text:p>4.577636718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86.ppm</text:p>
          </table:table-cell>
          <table:table-cell office:value-type="float" office:value="1502058111.05709" calcext:value-type="float">
            <text:p>1502058111.05709</text:p>
          </table:table-cell>
          <table:table-cell office:value-type="float" office:value="0.9999361038" calcext:value-type="float">
            <text:p>0.9999361038</text:p>
          </table:table-cell>
          <table:table-cell office:value-type="float" office:value="-0.0000638961791992187" calcext:value-type="float">
            <text:p>-6.3896179199218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87.ppm</text:p>
          </table:table-cell>
          <table:table-cell office:value-type="float" office:value="1502058112.05709" calcext:value-type="float">
            <text:p>1502058112.05709</text:p>
          </table:table-cell>
          <table:table-cell office:value-type="float" office:value="1.0000030994" calcext:value-type="float">
            <text:p>1.0000030994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88.ppm</text:p>
          </table:table-cell>
          <table:table-cell office:value-type="float" office:value="1502058113.05709" calcext:value-type="float">
            <text:p>1502058113.05709</text:p>
          </table:table-cell>
          <table:table-cell office:value-type="float" office:value="0.9999988079" calcext:value-type="float">
            <text:p>0.9999988079</text:p>
          </table:table-cell>
          <table:table-cell office:value-type="float" office:value="-0.00000119209289550781" calcext:value-type="float">
            <text:p>-1.192092895507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89.ppm</text:p>
          </table:table-cell>
          <table:table-cell office:value-type="float" office:value="1502058114.05702" calcext:value-type="float">
            <text:p>1502058114.05702</text:p>
          </table:table-cell>
          <table:table-cell office:value-type="float" office:value="0.9999361038" calcext:value-type="float">
            <text:p>0.9999361038</text:p>
          </table:table-cell>
          <table:table-cell office:value-type="float" office:value="-0.0000638961791992187" calcext:value-type="float">
            <text:p>-6.3896179199218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90.ppm</text:p>
          </table:table-cell>
          <table:table-cell office:value-type="float" office:value="1502058115.05706" calcext:value-type="float">
            <text:p>1502058115.05706</text:p>
          </table:table-cell>
          <table:table-cell office:value-type="float" office:value="1.0000340939" calcext:value-type="float">
            <text:p>1.0000340939</text:p>
          </table:table-cell>
          <table:table-cell office:value-type="float" office:value="0.0000340938568115234" calcext:value-type="float">
            <text:p>3.4093856811523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91.ppm</text:p>
          </table:table-cell>
          <table:table-cell office:value-type="float" office:value="1502058116.05706" calcext:value-type="float">
            <text:p>1502058116.057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92.ppm</text:p>
          </table:table-cell>
          <table:table-cell office:value-type="float" office:value="1502058117.05699" calcext:value-type="float">
            <text:p>1502058117.05699</text:p>
          </table:table-cell>
          <table:table-cell office:value-type="float" office:value="0.9999358654" calcext:value-type="float">
            <text:p>0.9999358654</text:p>
          </table:table-cell>
          <table:table-cell office:value-type="float" office:value="-0.0000641345977783203" calcext:value-type="float">
            <text:p>-6.413459777832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93.ppm</text:p>
          </table:table-cell>
          <table:table-cell office:value-type="float" office:value="1502058118.05709" calcext:value-type="float">
            <text:p>1502058118.05709</text:p>
          </table:table-cell>
          <table:table-cell office:value-type="float" office:value="1.0000939369" calcext:value-type="float">
            <text:p>1.0000939369</text:p>
          </table:table-cell>
          <table:table-cell office:value-type="float" office:value="0.0000939369201660156" calcext:value-type="float">
            <text:p>9.393692016601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94.ppm</text:p>
          </table:table-cell>
          <table:table-cell office:value-type="float" office:value="1502058119.05709" calcext:value-type="float">
            <text:p>1502058119.05709</text:p>
          </table:table-cell>
          <table:table-cell office:value-type="float" office:value="1.0000040531" calcext:value-type="float">
            <text:p>1.0000040531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95.ppm</text:p>
          </table:table-cell>
          <table:table-cell office:value-type="float" office:value="1502058120.05703" calcext:value-type="float">
            <text:p>1502058120.05703</text:p>
          </table:table-cell>
          <table:table-cell office:value-type="float" office:value="0.9999361038" calcext:value-type="float">
            <text:p>0.9999361038</text:p>
          </table:table-cell>
          <table:table-cell office:value-type="float" office:value="-0.0000638961791992187" calcext:value-type="float">
            <text:p>-6.3896179199218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96.ppm</text:p>
          </table:table-cell>
          <table:table-cell office:value-type="float" office:value="1502058121.05705" calcext:value-type="float">
            <text:p>1502058121.05705</text:p>
          </table:table-cell>
          <table:table-cell office:value-type="float" office:value="1.0000238419" calcext:value-type="float">
            <text:p>1.0000238419</text:p>
          </table:table-cell>
          <table:table-cell office:value-type="float" office:value="0.0000238418579101562" calcext:value-type="float">
            <text:p>2.384185791015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97.ppm</text:p>
          </table:table-cell>
          <table:table-cell office:value-type="float" office:value="1502058122.05702" calcext:value-type="float">
            <text:p>1502058122.05702</text:p>
          </table:table-cell>
          <table:table-cell office:value-type="float" office:value="0.9999701977" calcext:value-type="float">
            <text:p>0.9999701977</text:p>
          </table:table-cell>
          <table:table-cell office:value-type="float" office:value="-0.0000298023223876953" calcext:value-type="float">
            <text:p>-2.980232238769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98.ppm</text:p>
          </table:table-cell>
          <table:table-cell office:value-type="float" office:value="1502058123.05707" calcext:value-type="float">
            <text:p>1502058123.05707</text:p>
          </table:table-cell>
          <table:table-cell office:value-type="float" office:value="1.0000429153" calcext:value-type="float">
            <text:p>1.0000429153</text:p>
          </table:table-cell>
          <table:table-cell office:value-type="float" office:value="0.0000429153442382813" calcext:value-type="float">
            <text:p>4.2915344238281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99.ppm</text:p>
          </table:table-cell>
          <table:table-cell office:value-type="float" office:value="1502058124.05704" calcext:value-type="float">
            <text:p>1502058124.05704</text:p>
          </table:table-cell>
          <table:table-cell office:value-type="float" office:value="0.999972105" calcext:value-type="float">
            <text:p>0.999972105</text:p>
          </table:table-cell>
          <table:table-cell office:value-type="float" office:value="-0.000027895" calcext:value-type="float">
            <text:p>-0.0000278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00.ppm</text:p>
          </table:table-cell>
          <table:table-cell office:value-type="float" office:value="1502058125.05701" calcext:value-type="float">
            <text:p>1502058125.05701</text:p>
          </table:table-cell>
          <table:table-cell office:value-type="float" office:value="0.9999778271" calcext:value-type="float">
            <text:p>0.9999778271</text:p>
          </table:table-cell>
          <table:table-cell office:value-type="float" office:value="-0.0000221729278564453" calcext:value-type="float">
            <text:p>-2.217292785644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01.ppm</text:p>
          </table:table-cell>
          <table:table-cell office:value-type="float" office:value="1502058126.05704" calcext:value-type="float">
            <text:p>1502058126.05704</text:p>
          </table:table-cell>
          <table:table-cell office:value-type="float" office:value="1.0000200272" calcext:value-type="float">
            <text:p>1.0000200272</text:p>
          </table:table-cell>
          <table:table-cell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02.ppm</text:p>
          </table:table-cell>
          <table:table-cell office:value-type="float" office:value="1502058127.05701" calcext:value-type="float">
            <text:p>1502058127.05701</text:p>
          </table:table-cell>
          <table:table-cell office:value-type="float" office:value="0.9999740124" calcext:value-type="float">
            <text:p>0.9999740124</text:p>
          </table:table-cell>
          <table:table-cell office:value-type="float" office:value="-0.0000259876251220703" calcext:value-type="float">
            <text:p>-2.598762512207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03.ppm</text:p>
          </table:table-cell>
          <table:table-cell office:value-type="float" office:value="1502058128.05703" calcext:value-type="float">
            <text:p>1502058128.05703</text:p>
          </table:table-cell>
          <table:table-cell office:value-type="float" office:value="1.0000200272" calcext:value-type="float">
            <text:p>1.0000200272</text:p>
          </table:table-cell>
          <table:table-cell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04.ppm</text:p>
          </table:table-cell>
          <table:table-cell office:value-type="float" office:value="1502058129.05708" calcext:value-type="float">
            <text:p>1502058129.05708</text:p>
          </table:table-cell>
          <table:table-cell office:value-type="float" office:value="1.0000550747" calcext:value-type="float">
            <text:p>1.0000550747</text:p>
          </table:table-cell>
          <table:table-cell office:value-type="float" office:value="0.0000550746917724609" calcext:value-type="float">
            <text:p>5.50746917724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05.ppm</text:p>
          </table:table-cell>
          <table:table-cell office:value-type="float" office:value="1502058130.05704" calcext:value-type="float">
            <text:p>1502058130.05704</text:p>
          </table:table-cell>
          <table:table-cell office:value-type="float" office:value="0.9999518394" calcext:value-type="float">
            <text:p>0.9999518394</text:p>
          </table:table-cell>
          <table:table-cell office:value-type="float" office:value="-0.0000481605529785156" calcext:value-type="float">
            <text:p>-4.816055297851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06.ppm</text:p>
          </table:table-cell>
          <table:table-cell office:value-type="float" office:value="1502058131.05699" calcext:value-type="float">
            <text:p>1502058131.05699</text:p>
          </table:table-cell>
          <table:table-cell office:value-type="float" office:value="0.9999501705" calcext:value-type="float">
            <text:p>0.9999501705</text:p>
          </table:table-cell>
          <table:table-cell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07.ppm</text:p>
          </table:table-cell>
          <table:table-cell office:value-type="float" office:value="1502058132.05703" calcext:value-type="float">
            <text:p>1502058132.05703</text:p>
          </table:table-cell>
          <table:table-cell office:value-type="float" office:value="1.0000419617" calcext:value-type="float">
            <text:p>1.0000419617</text:p>
          </table:table-cell>
          <table:table-cell office:value-type="float" office:value="0.000041961669921875" calcext:value-type="float">
            <text:p>4.19616699218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08.ppm</text:p>
          </table:table-cell>
          <table:table-cell office:value-type="float" office:value="1502058133.05699" calcext:value-type="float">
            <text:p>1502058133.05699</text:p>
          </table:table-cell>
          <table:table-cell office:value-type="float" office:value="0.9999659061" calcext:value-type="float">
            <text:p>0.9999659061</text:p>
          </table:table-cell>
          <table:table-cell office:value-type="float" office:value="-0.0000340938568115234" calcext:value-type="float">
            <text:p>-3.4093856811523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09.ppm</text:p>
          </table:table-cell>
          <table:table-cell office:value-type="float" office:value="1502058134.057" calcext:value-type="float">
            <text:p>1502058134.057</text:p>
          </table:table-cell>
          <table:table-cell office:value-type="float" office:value="1.0000040531" calcext:value-type="float">
            <text:p>1.0000040531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10.ppm</text:p>
          </table:table-cell>
          <table:table-cell office:value-type="float" office:value="1502058135.05699" calcext:value-type="float">
            <text:p>1502058135.05699</text:p>
          </table:table-cell>
          <table:table-cell office:value-type="float" office:value="0.9999909401" calcext:value-type="float">
            <text:p>0.9999909401</text:p>
          </table:table-cell>
          <table:table-cell office:value-type="float" office:value="-0.00000905990600585938" calcext:value-type="float">
            <text:p>-9.0599060058593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11.ppm</text:p>
          </table:table-cell>
          <table:table-cell office:value-type="float" office:value="1502058136.057" calcext:value-type="float">
            <text:p>1502058136.057</text:p>
          </table:table-cell>
          <table:table-cell office:value-type="float" office:value="1.000013113" calcext:value-type="float">
            <text:p>1.000013113</text:p>
          </table:table-cell>
          <table:table-cell office:value-type="float" office:value="0.000013113" calcext:value-type="float">
            <text:p>0.0000131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12.ppm</text:p>
          </table:table-cell>
          <table:table-cell office:value-type="float" office:value="1502058137.05699" calcext:value-type="float">
            <text:p>1502058137.05699</text:p>
          </table:table-cell>
          <table:table-cell office:value-type="float" office:value="0.999984026" calcext:value-type="float">
            <text:p>0.999984026</text:p>
          </table:table-cell>
          <table:table-cell office:value-type="float" office:value="-0.000015974" calcext:value-type="float">
            <text:p>-0.0000159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13.ppm</text:p>
          </table:table-cell>
          <table:table-cell office:value-type="float" office:value="1502058138.05698" calcext:value-type="float">
            <text:p>1502058138.05698</text:p>
          </table:table-cell>
          <table:table-cell office:value-type="float" office:value="0.9999918938" calcext:value-type="float">
            <text:p>0.9999918938</text:p>
          </table:table-cell>
          <table:table-cell office:value-type="float" office:value="-0.00000810623168945313" calcext:value-type="float">
            <text:p>-8.1062316894531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14.ppm</text:p>
          </table:table-cell>
          <table:table-cell office:value-type="float" office:value="1502058139.05697" calcext:value-type="float">
            <text:p>1502058139.05697</text:p>
          </table:table-cell>
          <table:table-cell office:value-type="float" office:value="0.9999940395" calcext:value-type="float">
            <text:p>0.9999940395</text:p>
          </table:table-cell>
          <table:table-cell office:value-type="float" office:value="-0.00000596046447753906" calcext:value-type="float">
            <text:p>-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15.ppm</text:p>
          </table:table-cell>
          <table:table-cell office:value-type="float" office:value="1502058140.05696" calcext:value-type="float">
            <text:p>1502058140.05696</text:p>
          </table:table-cell>
          <table:table-cell office:value-type="float" office:value="0.9999918938" calcext:value-type="float">
            <text:p>0.9999918938</text:p>
          </table:table-cell>
          <table:table-cell office:value-type="float" office:value="-0.00000810623168945313" calcext:value-type="float">
            <text:p>-8.1062316894531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16.ppm</text:p>
          </table:table-cell>
          <table:table-cell office:value-type="float" office:value="1502058141.05698" calcext:value-type="float">
            <text:p>1502058141.05698</text:p>
          </table:table-cell>
          <table:table-cell office:value-type="float" office:value="1.0000150204" calcext:value-type="float">
            <text:p>1.0000150204</text:p>
          </table:table-cell>
          <table:table-cell office:value-type="float" office:value="0.0000150203704833984" calcext:value-type="float">
            <text:p>1.502037048339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17.ppm</text:p>
          </table:table-cell>
          <table:table-cell office:value-type="float" office:value="1502058142.05694" calcext:value-type="float">
            <text:p>1502058142.05694</text:p>
          </table:table-cell>
          <table:table-cell office:value-type="float" office:value="0.9999630451" calcext:value-type="float">
            <text:p>0.9999630451</text:p>
          </table:table-cell>
          <table:table-cell office:value-type="float" office:value="-0.0000369548797607422" calcext:value-type="float">
            <text:p>-3.695487976074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18.ppm</text:p>
          </table:table-cell>
          <table:table-cell office:value-type="float" office:value="1502058143.05696" calcext:value-type="float">
            <text:p>1502058143.05696</text:p>
          </table:table-cell>
          <table:table-cell office:value-type="float" office:value="1.0000219345" calcext:value-type="float">
            <text:p>1.0000219345</text:p>
          </table:table-cell>
          <table:table-cell office:value-type="float" office:value="0.0000219345092773437" calcext:value-type="float">
            <text:p>2.193450927734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19.ppm</text:p>
          </table:table-cell>
          <table:table-cell office:value-type="float" office:value="1502058144.05696" calcext:value-type="float">
            <text:p>1502058144.05696</text:p>
          </table:table-cell>
          <table:table-cell office:value-type="float" office:value="0.9999990463" calcext:value-type="float">
            <text:p>0.9999990463</text:p>
          </table:table-cell>
          <table:table-cell office:value-type="float" office:value="-0.00000095367431640625" calcext:value-type="float">
            <text:p>-9.5367431640625E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20.ppm</text:p>
          </table:table-cell>
          <table:table-cell office:value-type="float" office:value="1502058145.05693" calcext:value-type="float">
            <text:p>1502058145.05693</text:p>
          </table:table-cell>
          <table:table-cell office:value-type="float" office:value="0.9999711514" calcext:value-type="float">
            <text:p>0.9999711514</text:p>
          </table:table-cell>
          <table:table-cell office:value-type="float" office:value="-0.0000288486480712891" calcext:value-type="float">
            <text:p>-2.8848648071289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21.ppm</text:p>
          </table:table-cell>
          <table:table-cell office:value-type="float" office:value="1502058146.05694" calcext:value-type="float">
            <text:p>1502058146.05694</text:p>
          </table:table-cell>
          <table:table-cell office:value-type="float" office:value="1.0000069141" calcext:value-type="float">
            <text:p>1.0000069141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22.ppm</text:p>
          </table:table-cell>
          <table:table-cell office:value-type="float" office:value="1502058147.05694" calcext:value-type="float">
            <text:p>1502058147.05694</text:p>
          </table:table-cell>
          <table:table-cell office:value-type="float" office:value="1.0000009537" calcext:value-type="float">
            <text:p>1.0000009537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23.ppm</text:p>
          </table:table-cell>
          <table:table-cell office:value-type="float" office:value="1502058148.05693" calcext:value-type="float">
            <text:p>1502058148.05693</text:p>
          </table:table-cell>
          <table:table-cell office:value-type="float" office:value="0.9999830723" calcext:value-type="float">
            <text:p>0.9999830723</text:p>
          </table:table-cell>
          <table:table-cell office:value-type="float" office:value="-0.0000169277191162109" calcext:value-type="float">
            <text:p>-1.692771911621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24.ppm</text:p>
          </table:table-cell>
          <table:table-cell office:value-type="float" office:value="1502058149.05692" calcext:value-type="float">
            <text:p>1502058149.05692</text:p>
          </table:table-cell>
          <table:table-cell office:value-type="float" office:value="0.9999918938" calcext:value-type="float">
            <text:p>0.9999918938</text:p>
          </table:table-cell>
          <table:table-cell office:value-type="float" office:value="-0.00000810623168945313" calcext:value-type="float">
            <text:p>-8.1062316894531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25.ppm</text:p>
          </table:table-cell>
          <table:table-cell office:value-type="float" office:value="1502058150.05699" calcext:value-type="float">
            <text:p>1502058150.05699</text:p>
          </table:table-cell>
          <table:table-cell office:value-type="float" office:value="1.0000770092" calcext:value-type="float">
            <text:p>1.0000770092</text:p>
          </table:table-cell>
          <table:table-cell office:value-type="float" office:value="0.0000770092010498047" calcext:value-type="float">
            <text:p>7.7009201049804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26.ppm</text:p>
          </table:table-cell>
          <table:table-cell office:value-type="float" office:value="1502058151.05694" calcext:value-type="float">
            <text:p>1502058151.05694</text:p>
          </table:table-cell>
          <table:table-cell office:value-type="float" office:value="0.9999499321" calcext:value-type="float">
            <text:p>0.9999499321</text:p>
          </table:table-cell>
          <table:table-cell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27.ppm</text:p>
          </table:table-cell>
          <table:table-cell office:value-type="float" office:value="1502058152.0569" calcext:value-type="float">
            <text:p>1502058152.0569</text:p>
          </table:table-cell>
          <table:table-cell office:value-type="float" office:value="0.9999520779" calcext:value-type="float">
            <text:p>0.9999520779</text:p>
          </table:table-cell>
          <table:table-cell office:value-type="float" office:value="-0.0000479221343994141" calcext:value-type="float">
            <text:p>-4.7922134399414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28.ppm</text:p>
          </table:table-cell>
          <table:table-cell office:value-type="float" office:value="1502058153.05698" calcext:value-type="float">
            <text:p>1502058153.05698</text:p>
          </table:table-cell>
          <table:table-cell office:value-type="float" office:value="1.0000801086" calcext:value-type="float">
            <text:p>1.0000801086</text:p>
          </table:table-cell>
          <table:table-cell office:value-type="float" office:value="0.000080108642578125" calcext:value-type="float">
            <text:p>8.010864257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29.ppm</text:p>
          </table:table-cell>
          <table:table-cell office:value-type="float" office:value="1502058154.05693" calcext:value-type="float">
            <text:p>1502058154.05693</text:p>
          </table:table-cell>
          <table:table-cell office:value-type="float" office:value="0.9999580383" calcext:value-type="float">
            <text:p>0.9999580383</text:p>
          </table:table-cell>
          <table:table-cell office:value-type="float" office:value="-0.000041961669921875" calcext:value-type="float">
            <text:p>-4.19616699218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30.ppm</text:p>
          </table:table-cell>
          <table:table-cell office:value-type="float" office:value="1502058155.05689" calcext:value-type="float">
            <text:p>1502058155.05689</text:p>
          </table:table-cell>
          <table:table-cell office:value-type="float" office:value="0.9999527931" calcext:value-type="float">
            <text:p>0.9999527931</text:p>
          </table:table-cell>
          <table:table-cell office:value-type="float" office:value="-0.0000472068786621094" calcext:value-type="float">
            <text:p>-4.720687866210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31.ppm</text:p>
          </table:table-cell>
          <table:table-cell office:value-type="float" office:value="1502058156.05698" calcext:value-type="float">
            <text:p>1502058156.05698</text:p>
          </table:table-cell>
          <table:table-cell office:value-type="float" office:value="1.0000920296" calcext:value-type="float">
            <text:p>1.0000920296</text:p>
          </table:table-cell>
          <table:table-cell office:value-type="float" office:value="0.0000920295715332031" calcext:value-type="float">
            <text:p>9.2029571533203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32.ppm</text:p>
          </table:table-cell>
          <table:table-cell office:value-type="float" office:value="1502058157.05692" calcext:value-type="float">
            <text:p>1502058157.05692</text:p>
          </table:table-cell>
          <table:table-cell office:value-type="float" office:value="0.9999451637" calcext:value-type="float">
            <text:p>0.9999451637</text:p>
          </table:table-cell>
          <table:table-cell office:value-type="float" office:value="-0.0000548362731933594" calcext:value-type="float">
            <text:p>-5.48362731933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33.ppm</text:p>
          </table:table-cell>
          <table:table-cell office:value-type="float" office:value="1502058158.05689" calcext:value-type="float">
            <text:p>1502058158.05689</text:p>
          </table:table-cell>
          <table:table-cell office:value-type="float" office:value="0.9999659061" calcext:value-type="float">
            <text:p>0.9999659061</text:p>
          </table:table-cell>
          <table:table-cell office:value-type="float" office:value="-0.0000340938568115234" calcext:value-type="float">
            <text:p>-3.4093856811523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34.ppm</text:p>
          </table:table-cell>
          <table:table-cell office:value-type="float" office:value="1502058159.05696" calcext:value-type="float">
            <text:p>1502058159.05696</text:p>
          </table:table-cell>
          <table:table-cell office:value-type="float" office:value="1.0000729561" calcext:value-type="float">
            <text:p>1.0000729561</text:p>
          </table:table-cell>
          <table:table-cell office:value-type="float" office:value="0.0000729560852050781" calcext:value-type="float">
            <text:p>7.295608520507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35.ppm</text:p>
          </table:table-cell>
          <table:table-cell office:value-type="float" office:value="1502058160.05692" calcext:value-type="float">
            <text:p>1502058160.05692</text:p>
          </table:table-cell>
          <table:table-cell office:value-type="float" office:value="0.9999520779" calcext:value-type="float">
            <text:p>0.9999520779</text:p>
          </table:table-cell>
          <table:table-cell office:value-type="float" office:value="-0.0000479221343994141" calcext:value-type="float">
            <text:p>-4.7922134399414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36.ppm</text:p>
          </table:table-cell>
          <table:table-cell office:value-type="float" office:value="1502058161.05688" calcext:value-type="float">
            <text:p>1502058161.05688</text:p>
          </table:table-cell>
          <table:table-cell office:value-type="float" office:value="0.9999608994" calcext:value-type="float">
            <text:p>0.9999608994</text:p>
          </table:table-cell>
          <table:table-cell office:value-type="float" office:value="-0.0000391006469726562" calcext:value-type="float">
            <text:p>-3.910064697265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37.ppm</text:p>
          </table:table-cell>
          <table:table-cell office:value-type="float" office:value="1502058162.05687" calcext:value-type="float">
            <text:p>1502058162.05687</text:p>
          </table:table-cell>
          <table:table-cell office:value-type="float" office:value="0.9999899864" calcext:value-type="float">
            <text:p>0.9999899864</text:p>
          </table:table-cell>
          <table:table-cell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38.ppm</text:p>
          </table:table-cell>
          <table:table-cell office:value-type="float" office:value="1502058163.05687" calcext:value-type="float">
            <text:p>1502058163.05687</text:p>
          </table:table-cell>
          <table:table-cell office:value-type="float" office:value="1.0000050068" calcext:value-type="float">
            <text:p>1.0000050068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39.ppm</text:p>
          </table:table-cell>
          <table:table-cell office:value-type="float" office:value="1502058164.05685" calcext:value-type="float">
            <text:p>1502058164.05685</text:p>
          </table:table-cell>
          <table:table-cell office:value-type="float" office:value="0.9999761581" calcext:value-type="float">
            <text:p>0.9999761581</text:p>
          </table:table-cell>
          <table:table-cell office:value-type="float" office:value="-0.0000238418579101562" calcext:value-type="float">
            <text:p>-2.384185791015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40.ppm</text:p>
          </table:table-cell>
          <table:table-cell office:value-type="float" office:value="1502058165.05681" calcext:value-type="float">
            <text:p>1502058165.05681</text:p>
          </table:table-cell>
          <table:table-cell office:value-type="float" office:value="0.999958992" calcext:value-type="float">
            <text:p>0.999958992</text:p>
          </table:table-cell>
          <table:table-cell office:value-type="float" office:value="-0.000041008" calcext:value-type="float">
            <text:p>-0.0000410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41.ppm</text:p>
          </table:table-cell>
          <table:table-cell office:value-type="float" office:value="1502058166.05687" calcext:value-type="float">
            <text:p>1502058166.05687</text:p>
          </table:table-cell>
          <table:table-cell office:value-type="float" office:value="1.0000598431" calcext:value-type="float">
            <text:p>1.0000598431</text:p>
          </table:table-cell>
          <table:table-cell office:value-type="float" office:value="0.0000598430633544922" calcext:value-type="float">
            <text:p>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42.ppm</text:p>
          </table:table-cell>
          <table:table-cell office:value-type="float" office:value="1502058167.05682" calcext:value-type="float">
            <text:p>1502058167.05682</text:p>
          </table:table-cell>
          <table:table-cell office:value-type="float" office:value="0.9999489784" calcext:value-type="float">
            <text:p>0.9999489784</text:p>
          </table:table-cell>
          <table:table-cell office:value-type="float" office:value="-0.0000510215759277344" calcext:value-type="float">
            <text:p>-5.102157592773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43.ppm</text:p>
          </table:table-cell>
          <table:table-cell office:value-type="float" office:value="1502058168.05677" calcext:value-type="float">
            <text:p>1502058168.05677</text:p>
          </table:table-cell>
          <table:table-cell office:value-type="float" office:value="0.999956131" calcext:value-type="float">
            <text:p>0.999956131</text:p>
          </table:table-cell>
          <table:table-cell office:value-type="float" office:value="-0.000043869" calcext:value-type="float">
            <text:p>-0.0000438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44.ppm</text:p>
          </table:table-cell>
          <table:table-cell office:value-type="float" office:value="1502058169.05685" calcext:value-type="float">
            <text:p>1502058169.05685</text:p>
          </table:table-cell>
          <table:table-cell office:value-type="float" office:value="1.0000779629" calcext:value-type="float">
            <text:p>1.0000779629</text:p>
          </table:table-cell>
          <table:table-cell office:value-type="float" office:value="0.0000779628753662109" calcext:value-type="float">
            <text:p>7.796287536621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45.ppm</text:p>
          </table:table-cell>
          <table:table-cell office:value-type="float" office:value="1502058170.05681" calcext:value-type="float">
            <text:p>1502058170.05681</text:p>
          </table:table-cell>
          <table:table-cell office:value-type="float" office:value="0.999958992" calcext:value-type="float">
            <text:p>0.999958992</text:p>
          </table:table-cell>
          <table:table-cell office:value-type="float" office:value="-0.000041008" calcext:value-type="float">
            <text:p>-0.0000410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46.ppm</text:p>
          </table:table-cell>
          <table:table-cell office:value-type="float" office:value="1502058171.05677" calcext:value-type="float">
            <text:p>1502058171.05677</text:p>
          </table:table-cell>
          <table:table-cell office:value-type="float" office:value="0.9999570847" calcext:value-type="float">
            <text:p>0.9999570847</text:p>
          </table:table-cell>
          <table:table-cell office:value-type="float" office:value="-0.0000429153442382813" calcext:value-type="float">
            <text:p>-4.2915344238281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47.ppm</text:p>
          </table:table-cell>
          <table:table-cell office:value-type="float" office:value="1502058172.05685" calcext:value-type="float">
            <text:p>1502058172.05685</text:p>
          </table:table-cell>
          <table:table-cell office:value-type="float" office:value="1.0000870228" calcext:value-type="float">
            <text:p>1.0000870228</text:p>
          </table:table-cell>
          <table:table-cell office:value-type="float" office:value="0.0000870227813720703" calcext:value-type="float">
            <text:p>8.702278137207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48.ppm</text:p>
          </table:table-cell>
          <table:table-cell office:value-type="float" office:value="1502058173.05681" calcext:value-type="float">
            <text:p>1502058173.05681</text:p>
          </table:table-cell>
          <table:table-cell office:value-type="float" office:value="0.9999539852" calcext:value-type="float">
            <text:p>0.9999539852</text:p>
          </table:table-cell>
          <table:table-cell office:value-type="float" office:value="-0.0000460147857666016" calcext:value-type="float">
            <text:p>-4.6014785766601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49.ppm</text:p>
          </table:table-cell>
          <table:table-cell office:value-type="float" office:value="1502058174.05676" calcext:value-type="float">
            <text:p>1502058174.05676</text:p>
          </table:table-cell>
          <table:table-cell office:value-type="float" office:value="0.9999558926" calcext:value-type="float">
            <text:p>0.9999558926</text:p>
          </table:table-cell>
          <table:table-cell office:value-type="float" office:value="-0.0000441074371337891" calcext:value-type="float">
            <text:p>-4.4107437133789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50.ppm</text:p>
          </table:table-cell>
          <table:table-cell office:value-type="float" office:value="1502058175.0568" calcext:value-type="float">
            <text:p>1502058175.0568</text:p>
          </table:table-cell>
          <table:table-cell office:value-type="float" office:value="1.0000391006" calcext:value-type="float">
            <text:p>1.0000391006</text:p>
          </table:table-cell>
          <table:table-cell office:value-type="float" office:value="0.0000391006469726562" calcext:value-type="float">
            <text:p>3.910064697265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51.ppm</text:p>
          </table:table-cell>
          <table:table-cell office:value-type="float" office:value="1502058176.05681" calcext:value-type="float">
            <text:p>1502058176.05681</text:p>
          </table:table-cell>
          <table:table-cell office:value-type="float" office:value="1.0000050068" calcext:value-type="float">
            <text:p>1.0000050068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52.ppm</text:p>
          </table:table-cell>
          <table:table-cell office:value-type="float" office:value="1502058177.05676" calcext:value-type="float">
            <text:p>1502058177.05676</text:p>
          </table:table-cell>
          <table:table-cell office:value-type="float" office:value="0.9999577999" calcext:value-type="float">
            <text:p>0.9999577999</text:p>
          </table:table-cell>
          <table:table-cell office:value-type="float" office:value="-0.0000422000885009766" calcext:value-type="float">
            <text:p>-4.220008850097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53.ppm</text:p>
          </table:table-cell>
          <table:table-cell office:value-type="float" office:value="1502058178.05677" calcext:value-type="float">
            <text:p>1502058178.05677</text:p>
          </table:table-cell>
          <table:table-cell office:value-type="float" office:value="1.0000071526" calcext:value-type="float">
            <text:p>1.0000071526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54.ppm</text:p>
          </table:table-cell>
          <table:table-cell office:value-type="float" office:value="1502058179.05679" calcext:value-type="float">
            <text:p>1502058179.05679</text:p>
          </table:table-cell>
          <table:table-cell office:value-type="float" office:value="1.0000238419" calcext:value-type="float">
            <text:p>1.0000238419</text:p>
          </table:table-cell>
          <table:table-cell office:value-type="float" office:value="0.0000238418579101562" calcext:value-type="float">
            <text:p>2.384185791015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55.ppm</text:p>
          </table:table-cell>
          <table:table-cell office:value-type="float" office:value="1502058180.05675" calcext:value-type="float">
            <text:p>1502058180.05675</text:p>
          </table:table-cell>
          <table:table-cell office:value-type="float" office:value="0.9999580383" calcext:value-type="float">
            <text:p>0.9999580383</text:p>
          </table:table-cell>
          <table:table-cell office:value-type="float" office:value="-0.000041961669921875" calcext:value-type="float">
            <text:p>-4.19616699218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56.ppm</text:p>
          </table:table-cell>
          <table:table-cell office:value-type="float" office:value="1502058181.05678" calcext:value-type="float">
            <text:p>1502058181.05678</text:p>
          </table:table-cell>
          <table:table-cell office:value-type="float" office:value="1.0000221729" calcext:value-type="float">
            <text:p>1.0000221729</text:p>
          </table:table-cell>
          <table:table-cell office:value-type="float" office:value="0.0000221729278564453" calcext:value-type="float">
            <text:p>2.217292785644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57.ppm</text:p>
          </table:table-cell>
          <table:table-cell office:value-type="float" office:value="1502058182.05677" calcext:value-type="float">
            <text:p>1502058182.05677</text:p>
          </table:table-cell>
          <table:table-cell office:value-type="float" office:value="0.9999899864" calcext:value-type="float">
            <text:p>0.9999899864</text:p>
          </table:table-cell>
          <table:table-cell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58.ppm</text:p>
          </table:table-cell>
          <table:table-cell office:value-type="float" office:value="1502058183.05671" calcext:value-type="float">
            <text:p>1502058183.05671</text:p>
          </table:table-cell>
          <table:table-cell office:value-type="float" office:value="0.999945879" calcext:value-type="float">
            <text:p>0.999945879</text:p>
          </table:table-cell>
          <table:table-cell office:value-type="float" office:value="-0.000054121" calcext:value-type="float">
            <text:p>-0.0000541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59.ppm</text:p>
          </table:table-cell>
          <table:table-cell office:value-type="float" office:value="1502058184.05677" calcext:value-type="float">
            <text:p>1502058184.05677</text:p>
          </table:table-cell>
          <table:table-cell office:value-type="float" office:value="1.0000600815" calcext:value-type="float">
            <text:p>1.0000600815</text:p>
          </table:table-cell>
          <table:table-cell office:value-type="float" office:value="0.0000600814819335937" calcext:value-type="float">
            <text:p>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60.ppm</text:p>
          </table:table-cell>
          <table:table-cell office:value-type="float" office:value="1502058185.05677" calcext:value-type="float">
            <text:p>1502058185.05677</text:p>
          </table:table-cell>
          <table:table-cell office:value-type="float" office:value="1.0000009537" calcext:value-type="float">
            <text:p>1.0000009537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61.ppm</text:p>
          </table:table-cell>
          <table:table-cell office:value-type="float" office:value="1502058186.05672" calcext:value-type="float">
            <text:p>1502058186.05672</text:p>
          </table:table-cell>
          <table:table-cell office:value-type="float" office:value="0.9999489784" calcext:value-type="float">
            <text:p>0.9999489784</text:p>
          </table:table-cell>
          <table:table-cell office:value-type="float" office:value="-0.0000510215759277344" calcext:value-type="float">
            <text:p>-5.102157592773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62.ppm</text:p>
          </table:table-cell>
          <table:table-cell office:value-type="float" office:value="1502058187.05673" calcext:value-type="float">
            <text:p>1502058187.05673</text:p>
          </table:table-cell>
          <table:table-cell office:value-type="float" office:value="1.0000050068" calcext:value-type="float">
            <text:p>1.0000050068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63.ppm</text:p>
          </table:table-cell>
          <table:table-cell office:value-type="float" office:value="1502058188.05674" calcext:value-type="float">
            <text:p>1502058188.05674</text:p>
          </table:table-cell>
          <table:table-cell office:value-type="float" office:value="1.000013113" calcext:value-type="float">
            <text:p>1.000013113</text:p>
          </table:table-cell>
          <table:table-cell office:value-type="float" office:value="0.000013113" calcext:value-type="float">
            <text:p>0.0000131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64.ppm</text:p>
          </table:table-cell>
          <table:table-cell office:value-type="float" office:value="1502058189.05668" calcext:value-type="float">
            <text:p>1502058189.05668</text:p>
          </table:table-cell>
          <table:table-cell office:value-type="float" office:value="0.9999418259" calcext:value-type="float">
            <text:p>0.9999418259</text:p>
          </table:table-cell>
          <table:table-cell office:value-type="float" office:value="-0.0000581741333007812" calcext:value-type="float">
            <text:p>-5.817413330078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65.ppm</text:p>
          </table:table-cell>
          <table:table-cell office:value-type="float" office:value="1502058190.05675" calcext:value-type="float">
            <text:p>1502058190.05675</text:p>
          </table:table-cell>
          <table:table-cell office:value-type="float" office:value="1.0000731945" calcext:value-type="float">
            <text:p>1.0000731945</text:p>
          </table:table-cell>
          <table:table-cell office:value-type="float" office:value="0.0000731945037841797" calcext:value-type="float">
            <text:p>7.319450378417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66.ppm</text:p>
          </table:table-cell>
          <table:table-cell office:value-type="float" office:value="1502058191.05676" calcext:value-type="float">
            <text:p>1502058191.05676</text:p>
          </table:table-cell>
          <table:table-cell office:value-type="float" office:value="1.000002861" calcext:value-type="float">
            <text:p>1.000002861</text:p>
          </table:table-cell>
          <table:table-cell office:value-type="float" office:value="0.000002861" calcext:value-type="float">
            <text:p>0.0000028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67.ppm</text:p>
          </table:table-cell>
          <table:table-cell office:value-type="float" office:value="1502058192.05673" calcext:value-type="float">
            <text:p>1502058192.05673</text:p>
          </table:table-cell>
          <table:table-cell office:value-type="float" office:value="0.9999740124" calcext:value-type="float">
            <text:p>0.9999740124</text:p>
          </table:table-cell>
          <table:table-cell office:value-type="float" office:value="-0.0000259876251220703" calcext:value-type="float">
            <text:p>-2.598762512207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68.ppm</text:p>
          </table:table-cell>
          <table:table-cell office:value-type="float" office:value="1502058193.05673" calcext:value-type="float">
            <text:p>1502058193.05673</text:p>
          </table:table-cell>
          <table:table-cell office:value-type="float" office:value="0.9999990463" calcext:value-type="float">
            <text:p>0.9999990463</text:p>
          </table:table-cell>
          <table:table-cell office:value-type="float" office:value="-0.00000095367431640625" calcext:value-type="float">
            <text:p>-9.5367431640625E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69.ppm</text:p>
          </table:table-cell>
          <table:table-cell office:value-type="float" office:value="1502058194.05672" calcext:value-type="float">
            <text:p>1502058194.05672</text:p>
          </table:table-cell>
          <table:table-cell office:value-type="float" office:value="0.9999909401" calcext:value-type="float">
            <text:p>0.9999909401</text:p>
          </table:table-cell>
          <table:table-cell office:value-type="float" office:value="-0.00000905990600585938" calcext:value-type="float">
            <text:p>-9.0599060058593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70.ppm</text:p>
          </table:table-cell>
          <table:table-cell office:value-type="float" office:value="1502058195.05673" calcext:value-type="float">
            <text:p>1502058195.05673</text:p>
          </table:table-cell>
          <table:table-cell office:value-type="float" office:value="1.0000059605" calcext:value-type="float">
            <text:p>1.0000059605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71.ppm</text:p>
          </table:table-cell>
          <table:table-cell office:value-type="float" office:value="1502058196.05673" calcext:value-type="float">
            <text:p>1502058196.05673</text:p>
          </table:table-cell>
          <table:table-cell office:value-type="float" office:value="1.0000009537" calcext:value-type="float">
            <text:p>1.0000009537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72.ppm</text:p>
          </table:table-cell>
          <table:table-cell office:value-type="float" office:value="1502058197.05672" calcext:value-type="float">
            <text:p>1502058197.05672</text:p>
          </table:table-cell>
          <table:table-cell office:value-type="float" office:value="0.9999930859" calcext:value-type="float">
            <text:p>0.9999930859</text:p>
          </table:table-cell>
          <table:table-cell office:value-type="float" office:value="-0.00000691413879394531" calcext:value-type="float">
            <text:p>-6.914138793945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73.ppm</text:p>
          </table:table-cell>
          <table:table-cell office:value-type="float" office:value="1502058198.05672" calcext:value-type="float">
            <text:p>1502058198.05672</text:p>
          </table:table-cell>
          <table:table-cell office:value-type="float" office:value="0.9999949932" calcext:value-type="float">
            <text:p>0.9999949932</text:p>
          </table:table-cell>
          <table:table-cell office:value-type="float" office:value="-0.00000500679016113281" calcext:value-type="float">
            <text:p>-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74.ppm</text:p>
          </table:table-cell>
          <table:table-cell office:value-type="float" office:value="1502058199.05671" calcext:value-type="float">
            <text:p>1502058199.05671</text:p>
          </table:table-cell>
          <table:table-cell office:value-type="float" office:value="0.9999930859" calcext:value-type="float">
            <text:p>0.9999930859</text:p>
          </table:table-cell>
          <table:table-cell office:value-type="float" office:value="-0.00000691413879394531" calcext:value-type="float">
            <text:p>-6.914138793945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75.ppm</text:p>
          </table:table-cell>
          <table:table-cell office:value-type="float" office:value="1502058200.05671" calcext:value-type="float">
            <text:p>1502058200.05671</text:p>
          </table:table-cell>
          <table:table-cell office:value-type="float" office:value="0.9999990463" calcext:value-type="float">
            <text:p>0.9999990463</text:p>
          </table:table-cell>
          <table:table-cell office:value-type="float" office:value="-0.00000095367431640625" calcext:value-type="float">
            <text:p>-9.5367431640625E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76.ppm</text:p>
          </table:table-cell>
          <table:table-cell office:value-type="float" office:value="1502058201.05668" calcext:value-type="float">
            <text:p>1502058201.05668</text:p>
          </table:table-cell>
          <table:table-cell office:value-type="float" office:value="0.9999740124" calcext:value-type="float">
            <text:p>0.9999740124</text:p>
          </table:table-cell>
          <table:table-cell office:value-type="float" office:value="-0.0000259876251220703" calcext:value-type="float">
            <text:p>-2.598762512207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77.ppm</text:p>
          </table:table-cell>
          <table:table-cell office:value-type="float" office:value="1502058202.05667" calcext:value-type="float">
            <text:p>1502058202.05667</text:p>
          </table:table-cell>
          <table:table-cell office:value-type="float" office:value="0.9999887943" calcext:value-type="float">
            <text:p>0.9999887943</text:p>
          </table:table-cell>
          <table:table-cell office:value-type="float" office:value="-0.0000112056732177734" calcext:value-type="float">
            <text:p>-1.1205673217773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78.ppm</text:p>
          </table:table-cell>
          <table:table-cell office:value-type="float" office:value="1502058203.05669" calcext:value-type="float">
            <text:p>1502058203.05669</text:p>
          </table:table-cell>
          <table:table-cell office:value-type="float" office:value="1.0000221729" calcext:value-type="float">
            <text:p>1.0000221729</text:p>
          </table:table-cell>
          <table:table-cell office:value-type="float" office:value="0.0000221729278564453" calcext:value-type="float">
            <text:p>2.217292785644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79.ppm</text:p>
          </table:table-cell>
          <table:table-cell office:value-type="float" office:value="1502058204.05668" calcext:value-type="float">
            <text:p>1502058204.05668</text:p>
          </table:table-cell>
          <table:table-cell office:value-type="float" office:value="0.999986887" calcext:value-type="float">
            <text:p>0.999986887</text:p>
          </table:table-cell>
          <table:table-cell office:value-type="float" office:value="-0.000013113" calcext:value-type="float">
            <text:p>-0.0000131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80.ppm</text:p>
          </table:table-cell>
          <table:table-cell office:value-type="float" office:value="1502058205.05664" calcext:value-type="float">
            <text:p>1502058205.05664</text:p>
          </table:table-cell>
          <table:table-cell office:value-type="float" office:value="0.9999620914" calcext:value-type="float">
            <text:p>0.9999620914</text:p>
          </table:table-cell>
          <table:table-cell office:value-type="float" office:value="-0.0000379085540771484" calcext:value-type="float">
            <text:p>-3.790855407714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81.ppm</text:p>
          </table:table-cell>
          <table:table-cell office:value-type="float" office:value="1502058206.05667" calcext:value-type="float">
            <text:p>1502058206.05667</text:p>
          </table:table-cell>
          <table:table-cell office:value-type="float" office:value="1.0000300407" calcext:value-type="float">
            <text:p>1.0000300407</text:p>
          </table:table-cell>
          <table:table-cell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82.ppm</text:p>
          </table:table-cell>
          <table:table-cell office:value-type="float" office:value="1502058207.05666" calcext:value-type="float">
            <text:p>1502058207.05666</text:p>
          </table:table-cell>
          <table:table-cell office:value-type="float" office:value="0.9999837875" calcext:value-type="float">
            <text:p>0.9999837875</text:p>
          </table:table-cell>
          <table:table-cell office:value-type="float" office:value="-0.0000162124633789062" calcext:value-type="float">
            <text:p>-1.621246337890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83.ppm</text:p>
          </table:table-cell>
          <table:table-cell office:value-type="float" office:value="1502058208.05666" calcext:value-type="float">
            <text:p>1502058208.05666</text:p>
          </table:table-cell>
          <table:table-cell office:value-type="float" office:value="1.0000040531" calcext:value-type="float">
            <text:p>1.0000040531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84.ppm</text:p>
          </table:table-cell>
          <table:table-cell office:value-type="float" office:value="1502058209.05664" calcext:value-type="float">
            <text:p>1502058209.05664</text:p>
          </table:table-cell>
          <table:table-cell office:value-type="float" office:value="0.9999761581" calcext:value-type="float">
            <text:p>0.9999761581</text:p>
          </table:table-cell>
          <table:table-cell office:value-type="float" office:value="-0.0000238418579101562" calcext:value-type="float">
            <text:p>-2.384185791015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85.ppm</text:p>
          </table:table-cell>
          <table:table-cell office:value-type="float" office:value="1502058210.05665" calcext:value-type="float">
            <text:p>1502058210.05665</text:p>
          </table:table-cell>
          <table:table-cell office:value-type="float" office:value="1.0000088215" calcext:value-type="float">
            <text:p>1.0000088215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86.ppm</text:p>
          </table:table-cell>
          <table:table-cell office:value-type="float" office:value="1502058211.05666" calcext:value-type="float">
            <text:p>1502058211.05666</text:p>
          </table:table-cell>
          <table:table-cell office:value-type="float" office:value="1.0000190735" calcext:value-type="float">
            <text:p>1.0000190735</text:p>
          </table:table-cell>
          <table:table-cell office:value-type="float" office:value="0.000019073486328125" calcext:value-type="float">
            <text:p>1.907348632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87.ppm</text:p>
          </table:table-cell>
          <table:table-cell office:value-type="float" office:value="1502058212.05664" calcext:value-type="float">
            <text:p>1502058212.05664</text:p>
          </table:table-cell>
          <table:table-cell office:value-type="float" office:value="0.9999799728" calcext:value-type="float">
            <text:p>0.9999799728</text:p>
          </table:table-cell>
          <table:table-cell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88.ppm</text:p>
          </table:table-cell>
          <table:table-cell office:value-type="float" office:value="1502058213.05661" calcext:value-type="float">
            <text:p>1502058213.05661</text:p>
          </table:table-cell>
          <table:table-cell office:value-type="float" office:value="0.9999670982" calcext:value-type="float">
            <text:p>0.9999670982</text:p>
          </table:table-cell>
          <table:table-cell office:value-type="float" office:value="-0.0000329017639160156" calcext:value-type="float">
            <text:p>-3.290176391601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89.ppm</text:p>
          </table:table-cell>
          <table:table-cell office:value-type="float" office:value="1502058214.05664" calcext:value-type="float">
            <text:p>1502058214.05664</text:p>
          </table:table-cell>
          <table:table-cell office:value-type="float" office:value="1.000027895" calcext:value-type="float">
            <text:p>1.000027895</text:p>
          </table:table-cell>
          <table:table-cell office:value-type="float" office:value="0.000027895" calcext:value-type="float">
            <text:p>0.0000278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90.ppm</text:p>
          </table:table-cell>
          <table:table-cell office:value-type="float" office:value="1502058215.05663" calcext:value-type="float">
            <text:p>1502058215.05663</text:p>
          </table:table-cell>
          <table:table-cell office:value-type="float" office:value="0.9999921322" calcext:value-type="float">
            <text:p>0.9999921322</text:p>
          </table:table-cell>
          <table:table-cell office:value-type="float" office:value="-0.00000786781311035156" calcext:value-type="float">
            <text:p>-7.867813110351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91.ppm</text:p>
          </table:table-cell>
          <table:table-cell office:value-type="float" office:value="1502058216.05658" calcext:value-type="float">
            <text:p>1502058216.05658</text:p>
          </table:table-cell>
          <table:table-cell office:value-type="float" office:value="0.9999518394" calcext:value-type="float">
            <text:p>0.9999518394</text:p>
          </table:table-cell>
          <table:table-cell office:value-type="float" office:value="-0.0000481605529785156" calcext:value-type="float">
            <text:p>-4.816055297851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92.ppm</text:p>
          </table:table-cell>
          <table:table-cell office:value-type="float" office:value="1502058217.05662" calcext:value-type="float">
            <text:p>1502058217.05662</text:p>
          </table:table-cell>
          <table:table-cell office:value-type="float" office:value="1.0000321865" calcext:value-type="float">
            <text:p>1.0000321865</text:p>
          </table:table-cell>
          <table:table-cell office:value-type="float" office:value="0.0000321865081787109" calcext:value-type="float">
            <text:p>3.218650817871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93.ppm</text:p>
          </table:table-cell>
          <table:table-cell office:value-type="float" office:value="1502058218.05657" calcext:value-type="float">
            <text:p>1502058218.05657</text:p>
          </table:table-cell>
          <table:table-cell office:value-type="float" office:value="0.9999558926" calcext:value-type="float">
            <text:p>0.9999558926</text:p>
          </table:table-cell>
          <table:table-cell office:value-type="float" office:value="-0.0000441074371337891" calcext:value-type="float">
            <text:p>-4.4107437133789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94.ppm</text:p>
          </table:table-cell>
          <table:table-cell office:value-type="float" office:value="1502058219.05661" calcext:value-type="float">
            <text:p>1502058219.05661</text:p>
          </table:table-cell>
          <table:table-cell office:value-type="float" office:value="1.0000379086" calcext:value-type="float">
            <text:p>1.0000379086</text:p>
          </table:table-cell>
          <table:table-cell office:value-type="float" office:value="0.0000379085540771484" calcext:value-type="float">
            <text:p>3.790855407714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95.ppm</text:p>
          </table:table-cell>
          <table:table-cell office:value-type="float" office:value="1502058220.05661" calcext:value-type="float">
            <text:p>1502058220.056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96.ppm</text:p>
          </table:table-cell>
          <table:table-cell office:value-type="float" office:value="1502058221.05656" calcext:value-type="float">
            <text:p>1502058221.05656</text:p>
          </table:table-cell>
          <table:table-cell office:value-type="float" office:value="0.9999511242" calcext:value-type="float">
            <text:p>0.9999511242</text:p>
          </table:table-cell>
          <table:table-cell office:value-type="float" office:value="-0.0000488758087158203" calcext:value-type="float">
            <text:p>-4.887580871582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97.ppm</text:p>
          </table:table-cell>
          <table:table-cell office:value-type="float" office:value="1502058222.05658" calcext:value-type="float">
            <text:p>1502058222.05658</text:p>
          </table:table-cell>
          <table:table-cell office:value-type="float" office:value="1.0000200272" calcext:value-type="float">
            <text:p>1.0000200272</text:p>
          </table:table-cell>
          <table:table-cell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98.ppm</text:p>
          </table:table-cell>
          <table:table-cell office:value-type="float" office:value="1502058223.0566" calcext:value-type="float">
            <text:p>1502058223.0566</text:p>
          </table:table-cell>
          <table:table-cell office:value-type="float" office:value="1.0000228882" calcext:value-type="float">
            <text:p>1.0000228882</text:p>
          </table:table-cell>
          <table:table-cell office:value-type="float" office:value="0.00002288818359375" calcext:value-type="float">
            <text:p>2.2888183593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99.ppm</text:p>
          </table:table-cell>
          <table:table-cell office:value-type="float" office:value="1502058224.05655" calcext:value-type="float">
            <text:p>1502058224.05655</text:p>
          </table:table-cell>
          <table:table-cell office:value-type="float" office:value="0.9999489784" calcext:value-type="float">
            <text:p>0.9999489784</text:p>
          </table:table-cell>
          <table:table-cell office:value-type="float" office:value="-0.0000510215759277344" calcext:value-type="float">
            <text:p>-5.102157592773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00.ppm</text:p>
          </table:table-cell>
          <table:table-cell office:value-type="float" office:value="1502058225.05657" calcext:value-type="float">
            <text:p>1502058225.05657</text:p>
          </table:table-cell>
          <table:table-cell office:value-type="float" office:value="1.0000150204" calcext:value-type="float">
            <text:p>1.0000150204</text:p>
          </table:table-cell>
          <table:table-cell office:value-type="float" office:value="0.0000150203704833984" calcext:value-type="float">
            <text:p>1.502037048339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01.ppm</text:p>
          </table:table-cell>
          <table:table-cell office:value-type="float" office:value="1502058226.05658" calcext:value-type="float">
            <text:p>1502058226.05658</text:p>
          </table:table-cell>
          <table:table-cell office:value-type="float" office:value="1.0000090599" calcext:value-type="float">
            <text:p>1.0000090599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02.ppm</text:p>
          </table:table-cell>
          <table:table-cell office:value-type="float" office:value="1502058227.05652" calcext:value-type="float">
            <text:p>1502058227.05652</text:p>
          </table:table-cell>
          <table:table-cell office:value-type="float" office:value="0.9999480247" calcext:value-type="float">
            <text:p>0.9999480247</text:p>
          </table:table-cell>
          <table:table-cell office:value-type="float" office:value="-0.0000519752502441406" calcext:value-type="float">
            <text:p>-5.1975250244140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03.ppm</text:p>
          </table:table-cell>
          <table:table-cell office:value-type="float" office:value="1502058228.0566" calcext:value-type="float">
            <text:p>1502058228.0566</text:p>
          </table:table-cell>
          <table:table-cell office:value-type="float" office:value="1.0000710487" calcext:value-type="float">
            <text:p>1.0000710487</text:p>
          </table:table-cell>
          <table:table-cell office:value-type="float" office:value="0.0000710487365722656" calcext:value-type="float">
            <text:p>7.104873657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04.ppm</text:p>
          </table:table-cell>
          <table:table-cell office:value-type="float" office:value="1502058229.05656" calcext:value-type="float">
            <text:p>1502058229.05656</text:p>
          </table:table-cell>
          <table:table-cell office:value-type="float" office:value="0.9999668598" calcext:value-type="float">
            <text:p>0.9999668598</text:p>
          </table:table-cell>
          <table:table-cell office:value-type="float" office:value="-0.0000331401824951172" calcext:value-type="float">
            <text:p>-3.3140182495117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05.ppm</text:p>
          </table:table-cell>
          <table:table-cell office:value-type="float" office:value="1502058230.05651" calcext:value-type="float">
            <text:p>1502058230.05651</text:p>
          </table:table-cell>
          <table:table-cell office:value-type="float" office:value="0.9999489784" calcext:value-type="float">
            <text:p>0.9999489784</text:p>
          </table:table-cell>
          <table:table-cell office:value-type="float" office:value="-0.0000510215759277344" calcext:value-type="float">
            <text:p>-5.102157592773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06.ppm</text:p>
          </table:table-cell>
          <table:table-cell office:value-type="float" office:value="1502058231.0566" calcext:value-type="float">
            <text:p>1502058231.0566</text:p>
          </table:table-cell>
          <table:table-cell office:value-type="float" office:value="1.0000901222" calcext:value-type="float">
            <text:p>1.0000901222</text:p>
          </table:table-cell>
          <table:table-cell office:value-type="float" office:value="0.0000901222229003906" calcext:value-type="float">
            <text:p>9.0122222900390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07.ppm</text:p>
          </table:table-cell>
          <table:table-cell office:value-type="float" office:value="1502058232.05656" calcext:value-type="float">
            <text:p>1502058232.05656</text:p>
          </table:table-cell>
          <table:table-cell office:value-type="float" office:value="0.9999549389" calcext:value-type="float">
            <text:p>0.9999549389</text:p>
          </table:table-cell>
          <table:table-cell office:value-type="float" office:value="-0.0000450611114501953" calcext:value-type="float">
            <text:p>-4.506111145019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08.ppm</text:p>
          </table:table-cell>
          <table:table-cell office:value-type="float" office:value="1502058233.05651" calcext:value-type="float">
            <text:p>1502058233.05651</text:p>
          </table:table-cell>
          <table:table-cell office:value-type="float" office:value="0.9999511242" calcext:value-type="float">
            <text:p>0.9999511242</text:p>
          </table:table-cell>
          <table:table-cell office:value-type="float" office:value="-0.0000488758087158203" calcext:value-type="float">
            <text:p>-4.887580871582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09.ppm</text:p>
          </table:table-cell>
          <table:table-cell office:value-type="float" office:value="1502058234.05653" calcext:value-type="float">
            <text:p>1502058234.05653</text:p>
          </table:table-cell>
          <table:table-cell office:value-type="float" office:value="1.0000269413" calcext:value-type="float">
            <text:p>1.0000269413</text:p>
          </table:table-cell>
          <table:table-cell office:value-type="float" office:value="0.0000269412994384766" calcext:value-type="float">
            <text:p>2.694129943847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10.ppm</text:p>
          </table:table-cell>
          <table:table-cell office:value-type="float" office:value="1502058235.05654" calcext:value-type="float">
            <text:p>1502058235.05654</text:p>
          </table:table-cell>
          <table:table-cell office:value-type="float" office:value="1.0000040531" calcext:value-type="float">
            <text:p>1.0000040531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11.ppm</text:p>
          </table:table-cell>
          <table:table-cell office:value-type="float" office:value="1502058236.05649" calcext:value-type="float">
            <text:p>1502058236.05649</text:p>
          </table:table-cell>
          <table:table-cell office:value-type="float" office:value="0.9999518394" calcext:value-type="float">
            <text:p>0.9999518394</text:p>
          </table:table-cell>
          <table:table-cell office:value-type="float" office:value="-0.0000481605529785156" calcext:value-type="float">
            <text:p>-4.816055297851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12.ppm</text:p>
          </table:table-cell>
          <table:table-cell office:value-type="float" office:value="1502058237.05653" calcext:value-type="float">
            <text:p>1502058237.05653</text:p>
          </table:table-cell>
          <table:table-cell office:value-type="float" office:value="1.0000360012" calcext:value-type="float">
            <text:p>1.0000360012</text:p>
          </table:table-cell>
          <table:table-cell office:value-type="float" office:value="0.0000360012054443359" calcext:value-type="float">
            <text:p>3.6001205444335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13.ppm</text:p>
          </table:table-cell>
          <table:table-cell office:value-type="float" office:value="1502058238.05648" calcext:value-type="float">
            <text:p>1502058238.05648</text:p>
          </table:table-cell>
          <table:table-cell office:value-type="float" office:value="0.999958992" calcext:value-type="float">
            <text:p>0.999958992</text:p>
          </table:table-cell>
          <table:table-cell office:value-type="float" office:value="-0.000041008" calcext:value-type="float">
            <text:p>-0.0000410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14.ppm</text:p>
          </table:table-cell>
          <table:table-cell office:value-type="float" office:value="1502058239.05642" calcext:value-type="float">
            <text:p>1502058239.05642</text:p>
          </table:table-cell>
          <table:table-cell office:value-type="float" office:value="0.9999389648" calcext:value-type="float">
            <text:p>0.9999389648</text:p>
          </table:table-cell>
          <table:table-cell office:value-type="float" office:value="-0.00006103515625" calcext:value-type="float">
            <text:p>-6.103515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15.ppm</text:p>
          </table:table-cell>
          <table:table-cell office:value-type="float" office:value="1502058240.05652" calcext:value-type="float">
            <text:p>1502058240.05652</text:p>
          </table:table-cell>
          <table:table-cell office:value-type="float" office:value="1.0000929832" calcext:value-type="float">
            <text:p>1.0000929832</text:p>
          </table:table-cell>
          <table:table-cell office:value-type="float" office:value="0.0000929832458496094" calcext:value-type="float">
            <text:p>9.298324584960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16.ppm</text:p>
          </table:table-cell>
          <table:table-cell office:value-type="float" office:value="1502058241.0565" calcext:value-type="float">
            <text:p>1502058241.0565</text:p>
          </table:table-cell>
          <table:table-cell office:value-type="float" office:value="0.999985218" calcext:value-type="float">
            <text:p>0.999985218</text:p>
          </table:table-cell>
          <table:table-cell office:value-type="float" office:value="-0.000014782" calcext:value-type="float">
            <text:p>-0.0000147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17.ppm</text:p>
          </table:table-cell>
          <table:table-cell office:value-type="float" office:value="1502058242.05644" calcext:value-type="float">
            <text:p>1502058242.05644</text:p>
          </table:table-cell>
          <table:table-cell office:value-type="float" office:value="0.9999330044" calcext:value-type="float">
            <text:p>0.9999330044</text:p>
          </table:table-cell>
          <table:table-cell office:value-type="float" office:value="-0.0000669956207275391" calcext:value-type="float">
            <text:p>-6.6995620727539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18.ppm</text:p>
          </table:table-cell>
          <table:table-cell office:value-type="float" office:value="1502058243.05649" calcext:value-type="float">
            <text:p>1502058243.05649</text:p>
          </table:table-cell>
          <table:table-cell office:value-type="float" office:value="1.0000588894" calcext:value-type="float">
            <text:p>1.0000588894</text:p>
          </table:table-cell>
          <table:table-cell office:value-type="float" office:value="0.0000588893890380859" calcext:value-type="float">
            <text:p>5.8889389038085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19.ppm</text:p>
          </table:table-cell>
          <table:table-cell office:value-type="float" office:value="1502058244.05647" calcext:value-type="float">
            <text:p>1502058244.05647</text:p>
          </table:table-cell>
          <table:table-cell office:value-type="float" office:value="0.9999759197" calcext:value-type="float">
            <text:p>0.9999759197</text:p>
          </table:table-cell>
          <table:table-cell office:value-type="float" office:value="-0.0000240802764892578" calcext:value-type="float">
            <text:p>-2.408027648925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20.ppm</text:p>
          </table:table-cell>
          <table:table-cell office:value-type="float" office:value="1502058245.05641" calcext:value-type="float">
            <text:p>1502058245.05641</text:p>
          </table:table-cell>
          <table:table-cell office:value-type="float" office:value="0.9999370575" calcext:value-type="float">
            <text:p>0.9999370575</text:p>
          </table:table-cell>
          <table:table-cell office:value-type="float" office:value="-0.0000629425048828125" calcext:value-type="float">
            <text:p>-6.2942504882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21.ppm</text:p>
          </table:table-cell>
          <table:table-cell office:value-type="float" office:value="1502058246.05647" calcext:value-type="float">
            <text:p>1502058246.05647</text:p>
          </table:table-cell>
          <table:table-cell office:value-type="float" office:value="1.0000669956" calcext:value-type="float">
            <text:p>1.0000669956</text:p>
          </table:table-cell>
          <table:table-cell office:value-type="float" office:value="0.0000669956207275391" calcext:value-type="float">
            <text:p>6.6995620727539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22.ppm</text:p>
          </table:table-cell>
          <table:table-cell office:value-type="float" office:value="1502058247.05648" calcext:value-type="float">
            <text:p>1502058247.05648</text:p>
          </table:table-cell>
          <table:table-cell office:value-type="float" office:value="1.0000059605" calcext:value-type="float">
            <text:p>1.0000059605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23.ppm</text:p>
          </table:table-cell>
          <table:table-cell office:value-type="float" office:value="1502058248.05641" calcext:value-type="float">
            <text:p>1502058248.05641</text:p>
          </table:table-cell>
          <table:table-cell office:value-type="float" office:value="0.9999339581" calcext:value-type="float">
            <text:p>0.9999339581</text:p>
          </table:table-cell>
          <table:table-cell office:value-type="float" office:value="-0.0000660419464111328" calcext:value-type="float">
            <text:p>-6.6041946411132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24.ppm</text:p>
          </table:table-cell>
          <table:table-cell office:value-type="float" office:value="1502058249.05647" calcext:value-type="float">
            <text:p>1502058249.05647</text:p>
          </table:table-cell>
          <table:table-cell office:value-type="float" office:value="1.0000510216" calcext:value-type="float">
            <text:p>1.0000510216</text:p>
          </table:table-cell>
          <table:table-cell office:value-type="float" office:value="0.0000510215759277344" calcext:value-type="float">
            <text:p>5.102157592773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25.ppm</text:p>
          </table:table-cell>
          <table:table-cell office:value-type="float" office:value="1502058250.05645" calcext:value-type="float">
            <text:p>1502058250.05645</text:p>
          </table:table-cell>
          <table:table-cell office:value-type="float" office:value="0.999984026" calcext:value-type="float">
            <text:p>0.999984026</text:p>
          </table:table-cell>
          <table:table-cell office:value-type="float" office:value="-0.000015974" calcext:value-type="float">
            <text:p>-0.0000159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26.ppm</text:p>
          </table:table-cell>
          <table:table-cell office:value-type="float" office:value="1502058251.05639" calcext:value-type="float">
            <text:p>1502058251.05639</text:p>
          </table:table-cell>
          <table:table-cell office:value-type="float" office:value="0.9999361038" calcext:value-type="float">
            <text:p>0.9999361038</text:p>
          </table:table-cell>
          <table:table-cell office:value-type="float" office:value="-0.0000638961791992187" calcext:value-type="float">
            <text:p>-6.3896179199218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27.ppm</text:p>
          </table:table-cell>
          <table:table-cell office:value-type="float" office:value="1502058252.05643" calcext:value-type="float">
            <text:p>1502058252.05643</text:p>
          </table:table-cell>
          <table:table-cell office:value-type="float" office:value="1.0000469685" calcext:value-type="float">
            <text:p>1.0000469685</text:p>
          </table:table-cell>
          <table:table-cell office:value-type="float" office:value="0.0000469684600830078" calcext:value-type="float">
            <text:p>4.696846008300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28.ppm</text:p>
          </table:table-cell>
          <table:table-cell office:value-type="float" office:value="1502058253.05642" calcext:value-type="float">
            <text:p>1502058253.05642</text:p>
          </table:table-cell>
          <table:table-cell office:value-type="float" office:value="0.999984026" calcext:value-type="float">
            <text:p>0.999984026</text:p>
          </table:table-cell>
          <table:table-cell office:value-type="float" office:value="-0.000015974" calcext:value-type="float">
            <text:p>-0.0000159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29.ppm</text:p>
          </table:table-cell>
          <table:table-cell office:value-type="float" office:value="1502058254.05636" calcext:value-type="float">
            <text:p>1502058254.05636</text:p>
          </table:table-cell>
          <table:table-cell office:value-type="float" office:value="0.9999408722" calcext:value-type="float">
            <text:p>0.9999408722</text:p>
          </table:table-cell>
          <table:table-cell office:value-type="float" office:value="-0.0000591278076171875" calcext:value-type="float">
            <text:p>-5.912780761718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30.ppm</text:p>
          </table:table-cell>
          <table:table-cell office:value-type="float" office:value="1502058255.05644" calcext:value-type="float">
            <text:p>1502058255.05644</text:p>
          </table:table-cell>
          <table:table-cell office:value-type="float" office:value="1.0000851154" calcext:value-type="float">
            <text:p>1.0000851154</text:p>
          </table:table-cell>
          <table:table-cell office:value-type="float" office:value="0.0000851154327392578" calcext:value-type="float">
            <text:p>8.511543273925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31.ppm</text:p>
          </table:table-cell>
          <table:table-cell office:value-type="float" office:value="1502058256.05644" calcext:value-type="float">
            <text:p>1502058256.05644</text:p>
          </table:table-cell>
          <table:table-cell office:value-type="float" office:value="0.9999969006" calcext:value-type="float">
            <text:p>0.9999969006</text:p>
          </table:table-cell>
          <table:table-cell office:value-type="float" office:value="-0.00000309944152832031" calcext:value-type="float">
            <text:p>-3.099441528320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32.ppm</text:p>
          </table:table-cell>
          <table:table-cell office:value-type="float" office:value="1502058257.05643" calcext:value-type="float">
            <text:p>1502058257.05643</text:p>
          </table:table-cell>
          <table:table-cell office:value-type="float" office:value="0.9999940395" calcext:value-type="float">
            <text:p>0.9999940395</text:p>
          </table:table-cell>
          <table:table-cell office:value-type="float" office:value="-0.00000596046447753906" calcext:value-type="float">
            <text:p>-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33.ppm</text:p>
          </table:table-cell>
          <table:table-cell office:value-type="float" office:value="1502058258.05641" calcext:value-type="float">
            <text:p>1502058258.05641</text:p>
          </table:table-cell>
          <table:table-cell office:value-type="float" office:value="0.9999809265" calcext:value-type="float">
            <text:p>0.9999809265</text:p>
          </table:table-cell>
          <table:table-cell office:value-type="float" office:value="-0.000019073486328125" calcext:value-type="float">
            <text:p>-1.907348632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34.ppm</text:p>
          </table:table-cell>
          <table:table-cell office:value-type="float" office:value="1502058259.05643" calcext:value-type="float">
            <text:p>1502058259.05643</text:p>
          </table:table-cell>
          <table:table-cell office:value-type="float" office:value="1.0000181198" calcext:value-type="float">
            <text:p>1.0000181198</text:p>
          </table:table-cell>
          <table:table-cell office:value-type="float" office:value="0.0000181198120117187" calcext:value-type="float">
            <text:p>1.8119812011718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35.ppm</text:p>
          </table:table-cell>
          <table:table-cell office:value-type="float" office:value="1502058260.05641" calcext:value-type="float">
            <text:p>1502058260.05641</text:p>
          </table:table-cell>
          <table:table-cell office:value-type="float" office:value="0.9999809265" calcext:value-type="float">
            <text:p>0.9999809265</text:p>
          </table:table-cell>
          <table:table-cell office:value-type="float" office:value="-0.000019073486328125" calcext:value-type="float">
            <text:p>-1.907348632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36.ppm</text:p>
          </table:table-cell>
          <table:table-cell office:value-type="float" office:value="1502058261.0564" calcext:value-type="float">
            <text:p>1502058261.0564</text:p>
          </table:table-cell>
          <table:table-cell office:value-type="float" office:value="0.9999861717" calcext:value-type="float">
            <text:p>0.9999861717</text:p>
          </table:table-cell>
          <table:table-cell office:value-type="float" office:value="-0.0000138282775878906" calcext:value-type="float">
            <text:p>-1.3828277587890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37.ppm</text:p>
          </table:table-cell>
          <table:table-cell office:value-type="float" office:value="1502058262.05638" calcext:value-type="float">
            <text:p>1502058262.05638</text:p>
          </table:table-cell>
          <table:table-cell office:value-type="float" office:value="0.9999818802" calcext:value-type="float">
            <text:p>0.9999818802</text:p>
          </table:table-cell>
          <table:table-cell office:value-type="float" office:value="-0.0000181198120117187" calcext:value-type="float">
            <text:p>-1.8119812011718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38.ppm</text:p>
          </table:table-cell>
          <table:table-cell office:value-type="float" office:value="1502058263.05641" calcext:value-type="float">
            <text:p>1502058263.05641</text:p>
          </table:table-cell>
          <table:table-cell office:value-type="float" office:value="1.0000290871" calcext:value-type="float">
            <text:p>1.0000290871</text:p>
          </table:table-cell>
          <table:table-cell office:value-type="float" office:value="0.0000290870666503906" calcext:value-type="float">
            <text:p>2.9087066650390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39.ppm</text:p>
          </table:table-cell>
          <table:table-cell office:value-type="float" office:value="1502058264.05639" calcext:value-type="float">
            <text:p>1502058264.05639</text:p>
          </table:table-cell>
          <table:table-cell office:value-type="float" office:value="0.9999828339" calcext:value-type="float">
            <text:p>0.9999828339</text:p>
          </table:table-cell>
          <table:table-cell office:value-type="float" office:value="-0.0000171661376953125" calcext:value-type="float">
            <text:p>-1.71661376953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40.ppm</text:p>
          </table:table-cell>
          <table:table-cell office:value-type="float" office:value="1502058265.05637" calcext:value-type="float">
            <text:p>1502058265.05637</text:p>
          </table:table-cell>
          <table:table-cell office:value-type="float" office:value="0.9999790192" calcext:value-type="float">
            <text:p>0.9999790192</text:p>
          </table:table-cell>
          <table:table-cell office:value-type="float" office:value="-0.0000209808349609375" calcext:value-type="float">
            <text:p>-2.098083496093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41.ppm</text:p>
          </table:table-cell>
          <table:table-cell office:value-type="float" office:value="1502058266.05639" calcext:value-type="float">
            <text:p>1502058266.05639</text:p>
          </table:table-cell>
          <table:table-cell office:value-type="float" office:value="1.0000171661" calcext:value-type="float">
            <text:p>1.0000171661</text:p>
          </table:table-cell>
          <table:table-cell office:value-type="float" office:value="0.0000171661376953125" calcext:value-type="float">
            <text:p>1.71661376953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42.ppm</text:p>
          </table:table-cell>
          <table:table-cell office:value-type="float" office:value="1502058267.05638" calcext:value-type="float">
            <text:p>1502058267.05638</text:p>
          </table:table-cell>
          <table:table-cell office:value-type="float" office:value="0.9999859333" calcext:value-type="float">
            <text:p>0.9999859333</text:p>
          </table:table-cell>
          <table:table-cell office:value-type="float" office:value="-0.0000140666961669922" calcext:value-type="float">
            <text:p>-1.40666961669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43.ppm</text:p>
          </table:table-cell>
          <table:table-cell office:value-type="float" office:value="1502058268.05637" calcext:value-type="float">
            <text:p>1502058268.05637</text:p>
          </table:table-cell>
          <table:table-cell office:value-type="float" office:value="0.9999940395" calcext:value-type="float">
            <text:p>0.9999940395</text:p>
          </table:table-cell>
          <table:table-cell office:value-type="float" office:value="-0.00000596046447753906" calcext:value-type="float">
            <text:p>-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44.ppm</text:p>
          </table:table-cell>
          <table:table-cell office:value-type="float" office:value="1502058269.05638" calcext:value-type="float">
            <text:p>1502058269.05638</text:p>
          </table:table-cell>
          <table:table-cell office:value-type="float" office:value="1.0000078678" calcext:value-type="float">
            <text:p>1.0000078678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45.ppm</text:p>
          </table:table-cell>
          <table:table-cell office:value-type="float" office:value="1502058270.05637" calcext:value-type="float">
            <text:p>1502058270.05637</text:p>
          </table:table-cell>
          <table:table-cell office:value-type="float" office:value="0.9999890327" calcext:value-type="float">
            <text:p>0.9999890327</text:p>
          </table:table-cell>
          <table:table-cell office:value-type="float" office:value="-0.0000109672546386719" calcext:value-type="float">
            <text:p>-1.096725463867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46.ppm</text:p>
          </table:table-cell>
          <table:table-cell office:value-type="float" office:value="1502058271.05634" calcext:value-type="float">
            <text:p>1502058271.05634</text:p>
          </table:table-cell>
          <table:table-cell office:value-type="float" office:value="0.9999759197" calcext:value-type="float">
            <text:p>0.9999759197</text:p>
          </table:table-cell>
          <table:table-cell office:value-type="float" office:value="-0.0000240802764892578" calcext:value-type="float">
            <text:p>-2.408027648925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47.ppm</text:p>
          </table:table-cell>
          <table:table-cell office:value-type="float" office:value="1502058272.05635" calcext:value-type="float">
            <text:p>1502058272.05635</text:p>
          </table:table-cell>
          <table:table-cell office:value-type="float" office:value="1.0000061989" calcext:value-type="float">
            <text:p>1.0000061989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48.ppm</text:p>
          </table:table-cell>
          <table:table-cell office:value-type="float" office:value="1502058273.05633" calcext:value-type="float">
            <text:p>1502058273.05633</text:p>
          </table:table-cell>
          <table:table-cell office:value-type="float" office:value="0.9999859333" calcext:value-type="float">
            <text:p>0.9999859333</text:p>
          </table:table-cell>
          <table:table-cell office:value-type="float" office:value="-0.0000140666961669922" calcext:value-type="float">
            <text:p>-1.40666961669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49.ppm</text:p>
          </table:table-cell>
          <table:table-cell office:value-type="float" office:value="1502058274.05635" calcext:value-type="float">
            <text:p>1502058274.05635</text:p>
          </table:table-cell>
          <table:table-cell office:value-type="float" office:value="1.0000140667" calcext:value-type="float">
            <text:p>1.0000140667</text:p>
          </table:table-cell>
          <table:table-cell office:value-type="float" office:value="0.0000140666961669922" calcext:value-type="float">
            <text:p>1.40666961669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50.ppm</text:p>
          </table:table-cell>
          <table:table-cell office:value-type="float" office:value="1502058275.05633" calcext:value-type="float">
            <text:p>1502058275.05633</text:p>
          </table:table-cell>
          <table:table-cell office:value-type="float" office:value="0.9999768734" calcext:value-type="float">
            <text:p>0.9999768734</text:p>
          </table:table-cell>
          <table:table-cell office:value-type="float" office:value="-0.0000231266021728516" calcext:value-type="float">
            <text:p>-2.3126602172851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51.ppm</text:p>
          </table:table-cell>
          <table:table-cell office:value-type="float" office:value="1502058276.05635" calcext:value-type="float">
            <text:p>1502058276.05635</text:p>
          </table:table-cell>
          <table:table-cell office:value-type="float" office:value="1.000025034" calcext:value-type="float">
            <text:p>1.000025034</text:p>
          </table:table-cell>
          <table:table-cell office:value-type="float" office:value="0.000025034" calcext:value-type="float">
            <text:p>0.000025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52.ppm</text:p>
          </table:table-cell>
          <table:table-cell office:value-type="float" office:value="1502058277.05633" calcext:value-type="float">
            <text:p>1502058277.05633</text:p>
          </table:table-cell>
          <table:table-cell office:value-type="float" office:value="0.9999759197" calcext:value-type="float">
            <text:p>0.9999759197</text:p>
          </table:table-cell>
          <table:table-cell office:value-type="float" office:value="-0.0000240802764892578" calcext:value-type="float">
            <text:p>-2.408027648925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53.ppm</text:p>
          </table:table-cell>
          <table:table-cell office:value-type="float" office:value="1502058278.05632" calcext:value-type="float">
            <text:p>1502058278.05632</text:p>
          </table:table-cell>
          <table:table-cell office:value-type="float" office:value="0.9999890327" calcext:value-type="float">
            <text:p>0.9999890327</text:p>
          </table:table-cell>
          <table:table-cell office:value-type="float" office:value="-0.0000109672546386719" calcext:value-type="float">
            <text:p>-1.096725463867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54.ppm</text:p>
          </table:table-cell>
          <table:table-cell office:value-type="float" office:value="1502058279.05627" calcext:value-type="float">
            <text:p>1502058279.05627</text:p>
          </table:table-cell>
          <table:table-cell office:value-type="float" office:value="0.9999501705" calcext:value-type="float">
            <text:p>0.9999501705</text:p>
          </table:table-cell>
          <table:table-cell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55.ppm</text:p>
          </table:table-cell>
          <table:table-cell office:value-type="float" office:value="1502058280.05632" calcext:value-type="float">
            <text:p>1502058280.05632</text:p>
          </table:table-cell>
          <table:table-cell office:value-type="float" office:value="1.0000588894" calcext:value-type="float">
            <text:p>1.0000588894</text:p>
          </table:table-cell>
          <table:table-cell office:value-type="float" office:value="0.0000588893890380859" calcext:value-type="float">
            <text:p>5.8889389038085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56.ppm</text:p>
          </table:table-cell>
          <table:table-cell office:value-type="float" office:value="1502058281.05632" calcext:value-type="float">
            <text:p>1502058281.05632</text:p>
          </table:table-cell>
          <table:table-cell office:value-type="float" office:value="0.9999980927" calcext:value-type="float">
            <text:p>0.9999980927</text:p>
          </table:table-cell>
          <table:table-cell office:value-type="float" office:value="-0.0000019073486328125" calcext:value-type="float">
            <text:p>-1.9073486328125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57.ppm</text:p>
          </table:table-cell>
          <table:table-cell office:value-type="float" office:value="1502058282.05629" calcext:value-type="float">
            <text:p>1502058282.05629</text:p>
          </table:table-cell>
          <table:table-cell office:value-type="float" office:value="0.9999678135" calcext:value-type="float">
            <text:p>0.9999678135</text:p>
          </table:table-cell>
          <table:table-cell office:value-type="float" office:value="-0.0000321865081787109" calcext:value-type="float">
            <text:p>-3.218650817871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58.ppm</text:p>
          </table:table-cell>
          <table:table-cell office:value-type="float" office:value="1502058283.05629" calcext:value-type="float">
            <text:p>1502058283.05629</text:p>
          </table:table-cell>
          <table:table-cell office:value-type="float" office:value="0.9999980927" calcext:value-type="float">
            <text:p>0.9999980927</text:p>
          </table:table-cell>
          <table:table-cell office:value-type="float" office:value="-0.0000019073486328125" calcext:value-type="float">
            <text:p>-1.9073486328125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59.ppm</text:p>
          </table:table-cell>
          <table:table-cell office:value-type="float" office:value="1502058284.05638" calcext:value-type="float">
            <text:p>1502058284.05638</text:p>
          </table:table-cell>
          <table:table-cell office:value-type="float" office:value="1.0000889301" calcext:value-type="float">
            <text:p>1.0000889301</text:p>
          </table:table-cell>
          <table:table-cell office:value-type="float" office:value="0.0000889301300048828" calcext:value-type="float">
            <text:p>8.8930130004882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60.ppm</text:p>
          </table:table-cell>
          <table:table-cell office:value-type="float" office:value="1502058285.05633" calcext:value-type="float">
            <text:p>1502058285.05633</text:p>
          </table:table-cell>
          <table:table-cell office:value-type="float" office:value="0.9999530315" calcext:value-type="float">
            <text:p>0.9999530315</text:p>
          </table:table-cell>
          <table:table-cell office:value-type="float" office:value="-0.0000469684600830078" calcext:value-type="float">
            <text:p>-4.696846008300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61.ppm</text:p>
          </table:table-cell>
          <table:table-cell office:value-type="float" office:value="1502058286.0563" calcext:value-type="float">
            <text:p>1502058286.0563</text:p>
          </table:table-cell>
          <table:table-cell office:value-type="float" office:value="0.9999649525" calcext:value-type="float">
            <text:p>0.9999649525</text:p>
          </table:table-cell>
          <table:table-cell office:value-type="float" office:value="-0.0000350475311279297" calcext:value-type="float">
            <text:p>-3.504753112792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62.ppm</text:p>
          </table:table-cell>
          <table:table-cell office:value-type="float" office:value="1502058287.05633" calcext:value-type="float">
            <text:p>1502058287.05633</text:p>
          </table:table-cell>
          <table:table-cell office:value-type="float" office:value="1.0000309944" calcext:value-type="float">
            <text:p>1.0000309944</text:p>
          </table:table-cell>
          <table:table-cell office:value-type="float" office:value="0.0000309944152832031" calcext:value-type="float">
            <text:p>3.0994415283203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63.ppm</text:p>
          </table:table-cell>
          <table:table-cell office:value-type="float" office:value="1502058288.05628" calcext:value-type="float">
            <text:p>1502058288.05628</text:p>
          </table:table-cell>
          <table:table-cell office:value-type="float" office:value="0.9999570847" calcext:value-type="float">
            <text:p>0.9999570847</text:p>
          </table:table-cell>
          <table:table-cell office:value-type="float" office:value="-0.0000429153442382813" calcext:value-type="float">
            <text:p>-4.2915344238281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64.ppm</text:p>
          </table:table-cell>
          <table:table-cell office:value-type="float" office:value="1502058289.05627" calcext:value-type="float">
            <text:p>1502058289.05627</text:p>
          </table:table-cell>
          <table:table-cell office:value-type="float" office:value="0.9999909401" calcext:value-type="float">
            <text:p>0.9999909401</text:p>
          </table:table-cell>
          <table:table-cell office:value-type="float" office:value="-0.00000905990600585938" calcext:value-type="float">
            <text:p>-9.0599060058593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65.ppm</text:p>
          </table:table-cell>
          <table:table-cell office:value-type="float" office:value="1502058290.05632" calcext:value-type="float">
            <text:p>1502058290.05632</text:p>
          </table:table-cell>
          <table:table-cell office:value-type="float" office:value="1.0000491142" calcext:value-type="float">
            <text:p>1.0000491142</text:p>
          </table:table-cell>
          <table:table-cell office:value-type="float" office:value="0.0000491142272949219" calcext:value-type="float">
            <text:p>4.911422729492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66.ppm</text:p>
          </table:table-cell>
          <table:table-cell office:value-type="float" office:value="1502058291.05628" calcext:value-type="float">
            <text:p>1502058291.05628</text:p>
          </table:table-cell>
          <table:table-cell office:value-type="float" office:value="0.9999599457" calcext:value-type="float">
            <text:p>0.9999599457</text:p>
          </table:table-cell>
          <table:table-cell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67.ppm</text:p>
          </table:table-cell>
          <table:table-cell office:value-type="float" office:value="1502058292.05624" calcext:value-type="float">
            <text:p>1502058292.05624</text:p>
          </table:table-cell>
          <table:table-cell office:value-type="float" office:value="0.9999539852" calcext:value-type="float">
            <text:p>0.9999539852</text:p>
          </table:table-cell>
          <table:table-cell office:value-type="float" office:value="-0.0000460147857666016" calcext:value-type="float">
            <text:p>-4.6014785766601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68.ppm</text:p>
          </table:table-cell>
          <table:table-cell office:value-type="float" office:value="1502058293.05632" calcext:value-type="float">
            <text:p>1502058293.05632</text:p>
          </table:table-cell>
          <table:table-cell office:value-type="float" office:value="1.0000801086" calcext:value-type="float">
            <text:p>1.0000801086</text:p>
          </table:table-cell>
          <table:table-cell office:value-type="float" office:value="0.000080108642578125" calcext:value-type="float">
            <text:p>8.010864257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69.ppm</text:p>
          </table:table-cell>
          <table:table-cell office:value-type="float" office:value="1502058294.05628" calcext:value-type="float">
            <text:p>1502058294.05628</text:p>
          </table:table-cell>
          <table:table-cell office:value-type="float" office:value="0.9999628067" calcext:value-type="float">
            <text:p>0.9999628067</text:p>
          </table:table-cell>
          <table:table-cell office:value-type="float" office:value="-0.0000371932983398437" calcext:value-type="float">
            <text:p>-3.719329833984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70.ppm</text:p>
          </table:table-cell>
          <table:table-cell office:value-type="float" office:value="1502058295.05625" calcext:value-type="float">
            <text:p>1502058295.05625</text:p>
          </table:table-cell>
          <table:table-cell office:value-type="float" office:value="0.9999701977" calcext:value-type="float">
            <text:p>0.9999701977</text:p>
          </table:table-cell>
          <table:table-cell office:value-type="float" office:value="-0.0000298023223876953" calcext:value-type="float">
            <text:p>-2.980232238769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71.ppm</text:p>
          </table:table-cell>
          <table:table-cell office:value-type="float" office:value="1502058296.05624" calcext:value-type="float">
            <text:p>1502058296.05624</text:p>
          </table:table-cell>
          <table:table-cell office:value-type="float" office:value="0.9999918938" calcext:value-type="float">
            <text:p>0.9999918938</text:p>
          </table:table-cell>
          <table:table-cell office:value-type="float" office:value="-0.00000810623168945313" calcext:value-type="float">
            <text:p>-8.1062316894531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72.ppm</text:p>
          </table:table-cell>
          <table:table-cell office:value-type="float" office:value="1502058297.05623" calcext:value-type="float">
            <text:p>1502058297.05623</text:p>
          </table:table-cell>
          <table:table-cell office:value-type="float" office:value="0.9999830723" calcext:value-type="float">
            <text:p>0.9999830723</text:p>
          </table:table-cell>
          <table:table-cell office:value-type="float" office:value="-0.0000169277191162109" calcext:value-type="float">
            <text:p>-1.692771911621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73.ppm</text:p>
          </table:table-cell>
          <table:table-cell office:value-type="float" office:value="1502058298.05622" calcext:value-type="float">
            <text:p>1502058298.05622</text:p>
          </table:table-cell>
          <table:table-cell office:value-type="float" office:value="0.9999918938" calcext:value-type="float">
            <text:p>0.9999918938</text:p>
          </table:table-cell>
          <table:table-cell office:value-type="float" office:value="-0.00000810623168945313" calcext:value-type="float">
            <text:p>-8.1062316894531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74.ppm</text:p>
          </table:table-cell>
          <table:table-cell office:value-type="float" office:value="1502058299.05617" calcext:value-type="float">
            <text:p>1502058299.05617</text:p>
          </table:table-cell>
          <table:table-cell office:value-type="float" office:value="0.9999530315" calcext:value-type="float">
            <text:p>0.9999530315</text:p>
          </table:table-cell>
          <table:table-cell office:value-type="float" office:value="-0.0000469684600830078" calcext:value-type="float">
            <text:p>-4.696846008300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75.ppm</text:p>
          </table:table-cell>
          <table:table-cell office:value-type="float" office:value="1502058300.05621" calcext:value-type="float">
            <text:p>1502058300.05621</text:p>
          </table:table-cell>
          <table:table-cell office:value-type="float" office:value="1.0000369549" calcext:value-type="float">
            <text:p>1.0000369549</text:p>
          </table:table-cell>
          <table:table-cell office:value-type="float" office:value="0.0000369548797607422" calcext:value-type="float">
            <text:p>3.695487976074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76.ppm</text:p>
          </table:table-cell>
          <table:table-cell office:value-type="float" office:value="1502058301.05621" calcext:value-type="float">
            <text:p>1502058301.056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77.ppm</text:p>
          </table:table-cell>
          <table:table-cell office:value-type="float" office:value="1502058302.05616" calcext:value-type="float">
            <text:p>1502058302.05616</text:p>
          </table:table-cell>
          <table:table-cell office:value-type="float" office:value="0.9999489784" calcext:value-type="float">
            <text:p>0.9999489784</text:p>
          </table:table-cell>
          <table:table-cell office:value-type="float" office:value="-0.0000510215759277344" calcext:value-type="float">
            <text:p>-5.102157592773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78.ppm</text:p>
          </table:table-cell>
          <table:table-cell office:value-type="float" office:value="1502058303.05625" calcext:value-type="float">
            <text:p>1502058303.05625</text:p>
          </table:table-cell>
          <table:table-cell office:value-type="float" office:value="1.00009799" calcext:value-type="float">
            <text:p>1.00009799</text:p>
          </table:table-cell>
          <table:table-cell office:value-type="float" office:value="0.00009799" calcext:value-type="float">
            <text:p>0.000097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79.ppm</text:p>
          </table:table-cell>
          <table:table-cell office:value-type="float" office:value="1502058304.05627" calcext:value-type="float">
            <text:p>1502058304.05627</text:p>
          </table:table-cell>
          <table:table-cell office:value-type="float" office:value="1.0000121593" calcext:value-type="float">
            <text:p>1.0000121593</text:p>
          </table:table-cell>
          <table:table-cell office:value-type="float" office:value="0.0000121593475341797" calcext:value-type="float">
            <text:p>1.215934753417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80.ppm</text:p>
          </table:table-cell>
          <table:table-cell office:value-type="float" office:value="1502058305.05621" calcext:value-type="float">
            <text:p>1502058305.05621</text:p>
          </table:table-cell>
          <table:table-cell office:value-type="float" office:value="0.9999468327" calcext:value-type="float">
            <text:p>0.9999468327</text:p>
          </table:table-cell>
          <table:table-cell office:value-type="float" office:value="-0.0000531673431396484" calcext:value-type="float">
            <text:p>-5.316734313964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81.ppm</text:p>
          </table:table-cell>
          <table:table-cell office:value-type="float" office:value="1502058306.0562" calcext:value-type="float">
            <text:p>1502058306.0562</text:p>
          </table:table-cell>
          <table:table-cell office:value-type="float" office:value="0.9999899864" calcext:value-type="float">
            <text:p>0.9999899864</text:p>
          </table:table-cell>
          <table:table-cell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82.ppm</text:p>
          </table:table-cell>
          <table:table-cell office:value-type="float" office:value="1502058307.0562" calcext:value-type="float">
            <text:p>1502058307.0562</text:p>
          </table:table-cell>
          <table:table-cell office:value-type="float" office:value="1.0000011921" calcext:value-type="float">
            <text:p>1.0000011921</text:p>
          </table:table-cell>
          <table:table-cell office:value-type="float" office:value="0.00000119209289550781" calcext:value-type="float">
            <text:p>1.192092895507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83.ppm</text:p>
          </table:table-cell>
          <table:table-cell office:value-type="float" office:value="1502058308.05615" calcext:value-type="float">
            <text:p>1502058308.05615</text:p>
          </table:table-cell>
          <table:table-cell office:value-type="float" office:value="0.9999499321" calcext:value-type="float">
            <text:p>0.9999499321</text:p>
          </table:table-cell>
          <table:table-cell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84.ppm</text:p>
          </table:table-cell>
          <table:table-cell office:value-type="float" office:value="1502058309.05621" calcext:value-type="float">
            <text:p>1502058309.05621</text:p>
          </table:table-cell>
          <table:table-cell office:value-type="float" office:value="1.0000529289" calcext:value-type="float">
            <text:p>1.0000529289</text:p>
          </table:table-cell>
          <table:table-cell office:value-type="float" office:value="0.0000529289245605469" calcext:value-type="float">
            <text:p>5.292892456054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85.ppm</text:p>
          </table:table-cell>
          <table:table-cell office:value-type="float" office:value="1502058310.05617" calcext:value-type="float">
            <text:p>1502058310.05617</text:p>
          </table:table-cell>
          <table:table-cell office:value-type="float" office:value="0.999958992" calcext:value-type="float">
            <text:p>0.999958992</text:p>
          </table:table-cell>
          <table:table-cell office:value-type="float" office:value="-0.000041008" calcext:value-type="float">
            <text:p>-0.0000410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86.ppm</text:p>
          </table:table-cell>
          <table:table-cell office:value-type="float" office:value="1502058311.05611" calcext:value-type="float">
            <text:p>1502058311.05611</text:p>
          </table:table-cell>
          <table:table-cell office:value-type="float" office:value="0.9999451637" calcext:value-type="float">
            <text:p>0.9999451637</text:p>
          </table:table-cell>
          <table:table-cell office:value-type="float" office:value="-0.0000548362731933594" calcext:value-type="float">
            <text:p>-5.48362731933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87.ppm</text:p>
          </table:table-cell>
          <table:table-cell office:value-type="float" office:value="1502058312.05617" calcext:value-type="float">
            <text:p>1502058312.05617</text:p>
          </table:table-cell>
          <table:table-cell office:value-type="float" office:value="1.0000588894" calcext:value-type="float">
            <text:p>1.0000588894</text:p>
          </table:table-cell>
          <table:table-cell office:value-type="float" office:value="0.0000588893890380859" calcext:value-type="float">
            <text:p>5.8889389038085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88.ppm</text:p>
          </table:table-cell>
          <table:table-cell office:value-type="float" office:value="1502058313.05613" calcext:value-type="float">
            <text:p>1502058313.05613</text:p>
          </table:table-cell>
          <table:table-cell office:value-type="float" office:value="0.999958992" calcext:value-type="float">
            <text:p>0.999958992</text:p>
          </table:table-cell>
          <table:table-cell office:value-type="float" office:value="-0.000041008" calcext:value-type="float">
            <text:p>-0.0000410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89.ppm</text:p>
          </table:table-cell>
          <table:table-cell office:value-type="float" office:value="1502058314.05608" calcext:value-type="float">
            <text:p>1502058314.05608</text:p>
          </table:table-cell>
          <table:table-cell office:value-type="float" office:value="0.9999520779" calcext:value-type="float">
            <text:p>0.9999520779</text:p>
          </table:table-cell>
          <table:table-cell office:value-type="float" office:value="-0.0000479221343994141" calcext:value-type="float">
            <text:p>-4.7922134399414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90.ppm</text:p>
          </table:table-cell>
          <table:table-cell office:value-type="float" office:value="1502058315.05615" calcext:value-type="float">
            <text:p>1502058315.05615</text:p>
          </table:table-cell>
          <table:table-cell office:value-type="float" office:value="1.0000648499" calcext:value-type="float">
            <text:p>1.0000648499</text:p>
          </table:table-cell>
          <table:table-cell office:value-type="float" office:value="0.000064849853515625" calcext:value-type="float">
            <text:p>6.4849853515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91.ppm</text:p>
          </table:table-cell>
          <table:table-cell office:value-type="float" office:value="1502058316.05614" calcext:value-type="float">
            <text:p>1502058316.05614</text:p>
          </table:table-cell>
          <table:table-cell office:value-type="float" office:value="0.9999930859" calcext:value-type="float">
            <text:p>0.9999930859</text:p>
          </table:table-cell>
          <table:table-cell office:value-type="float" office:value="-0.00000691413879394531" calcext:value-type="float">
            <text:p>-6.914138793945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92.ppm</text:p>
          </table:table-cell>
          <table:table-cell office:value-type="float" office:value="1502058317.05609" calcext:value-type="float">
            <text:p>1502058317.05609</text:p>
          </table:table-cell>
          <table:table-cell office:value-type="float" office:value="0.9999511242" calcext:value-type="float">
            <text:p>0.9999511242</text:p>
          </table:table-cell>
          <table:table-cell office:value-type="float" office:value="-0.0000488758087158203" calcext:value-type="float">
            <text:p>-4.887580871582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93.ppm</text:p>
          </table:table-cell>
          <table:table-cell office:value-type="float" office:value="1502058318.05615" calcext:value-type="float">
            <text:p>1502058318.05615</text:p>
          </table:table-cell>
          <table:table-cell office:value-type="float" office:value="1.0000588894" calcext:value-type="float">
            <text:p>1.0000588894</text:p>
          </table:table-cell>
          <table:table-cell office:value-type="float" office:value="0.0000588893890380859" calcext:value-type="float">
            <text:p>5.8889389038085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94.ppm</text:p>
          </table:table-cell>
          <table:table-cell office:value-type="float" office:value="1502058319.05613" calcext:value-type="float">
            <text:p>1502058319.05613</text:p>
          </table:table-cell>
          <table:table-cell office:value-type="float" office:value="0.9999780655" calcext:value-type="float">
            <text:p>0.9999780655</text:p>
          </table:table-cell>
          <table:table-cell office:value-type="float" office:value="-0.0000219345092773437" calcext:value-type="float">
            <text:p>-2.193450927734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95.ppm</text:p>
          </table:table-cell>
          <table:table-cell office:value-type="float" office:value="1502058320.05608" calcext:value-type="float">
            <text:p>1502058320.05608</text:p>
          </table:table-cell>
          <table:table-cell office:value-type="float" office:value="0.9999489784" calcext:value-type="float">
            <text:p>0.9999489784</text:p>
          </table:table-cell>
          <table:table-cell office:value-type="float" office:value="-0.0000510215759277344" calcext:value-type="float">
            <text:p>-5.102157592773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96.ppm</text:p>
          </table:table-cell>
          <table:table-cell office:value-type="float" office:value="1502058321.0561" calcext:value-type="float">
            <text:p>1502058321.0561</text:p>
          </table:table-cell>
          <table:table-cell office:value-type="float" office:value="1.0000269413" calcext:value-type="float">
            <text:p>1.0000269413</text:p>
          </table:table-cell>
          <table:table-cell office:value-type="float" office:value="0.0000269412994384766" calcext:value-type="float">
            <text:p>2.694129943847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97.ppm</text:p>
          </table:table-cell>
          <table:table-cell office:value-type="float" office:value="1502058322.05612" calcext:value-type="float">
            <text:p>1502058322.05612</text:p>
          </table:table-cell>
          <table:table-cell office:value-type="float" office:value="1.0000181198" calcext:value-type="float">
            <text:p>1.0000181198</text:p>
          </table:table-cell>
          <table:table-cell office:value-type="float" office:value="0.0000181198120117187" calcext:value-type="float">
            <text:p>1.8119812011718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98.ppm</text:p>
          </table:table-cell>
          <table:table-cell office:value-type="float" office:value="1502058323.05607" calcext:value-type="float">
            <text:p>1502058323.05607</text:p>
          </table:table-cell>
          <table:table-cell office:value-type="float" office:value="0.9999499321" calcext:value-type="float">
            <text:p>0.9999499321</text:p>
          </table:table-cell>
          <table:table-cell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99.ppm</text:p>
          </table:table-cell>
          <table:table-cell office:value-type="float" office:value="1502058324.05611" calcext:value-type="float">
            <text:p>1502058324.05611</text:p>
          </table:table-cell>
          <table:table-cell office:value-type="float" office:value="1.0000379086" calcext:value-type="float">
            <text:p>1.0000379086</text:p>
          </table:table-cell>
          <table:table-cell office:value-type="float" office:value="0.0000379085540771484" calcext:value-type="float">
            <text:p>3.790855407714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00.ppm</text:p>
          </table:table-cell>
          <table:table-cell office:value-type="float" office:value="1502058325.0561" calcext:value-type="float">
            <text:p>1502058325.0561</text:p>
          </table:table-cell>
          <table:table-cell office:value-type="float" office:value="0.9999890327" calcext:value-type="float">
            <text:p>0.9999890327</text:p>
          </table:table-cell>
          <table:table-cell office:value-type="float" office:value="-0.0000109672546386719" calcext:value-type="float">
            <text:p>-1.096725463867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01.ppm</text:p>
          </table:table-cell>
          <table:table-cell office:value-type="float" office:value="1502058326.05608" calcext:value-type="float">
            <text:p>1502058326.05608</text:p>
          </table:table-cell>
          <table:table-cell office:value-type="float" office:value="0.9999780655" calcext:value-type="float">
            <text:p>0.9999780655</text:p>
          </table:table-cell>
          <table:table-cell office:value-type="float" office:value="-0.0000219345092773437" calcext:value-type="float">
            <text:p>-2.193450927734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02.ppm</text:p>
          </table:table-cell>
          <table:table-cell office:value-type="float" office:value="1502058327.05607" calcext:value-type="float">
            <text:p>1502058327.05607</text:p>
          </table:table-cell>
          <table:table-cell office:value-type="float" office:value="0.9999909401" calcext:value-type="float">
            <text:p>0.9999909401</text:p>
          </table:table-cell>
          <table:table-cell office:value-type="float" office:value="-0.00000905990600585938" calcext:value-type="float">
            <text:p>-9.0599060058593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03.ppm</text:p>
          </table:table-cell>
          <table:table-cell office:value-type="float" office:value="1502058328.05607" calcext:value-type="float">
            <text:p>1502058328.05607</text:p>
          </table:table-cell>
          <table:table-cell office:value-type="float" office:value="1.0000069141" calcext:value-type="float">
            <text:p>1.0000069141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04.ppm</text:p>
          </table:table-cell>
          <table:table-cell office:value-type="float" office:value="1502058329.05606" calcext:value-type="float">
            <text:p>1502058329.05606</text:p>
          </table:table-cell>
          <table:table-cell office:value-type="float" office:value="0.9999871254" calcext:value-type="float">
            <text:p>0.9999871254</text:p>
          </table:table-cell>
          <table:table-cell office:value-type="float" office:value="-0.0000128746032714844" calcext:value-type="float">
            <text:p>-1.287460327148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05.ppm</text:p>
          </table:table-cell>
          <table:table-cell office:value-type="float" office:value="1502058330.05608" calcext:value-type="float">
            <text:p>1502058330.05608</text:p>
          </table:table-cell>
          <table:table-cell office:value-type="float" office:value="1.0000200272" calcext:value-type="float">
            <text:p>1.0000200272</text:p>
          </table:table-cell>
          <table:table-cell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06.ppm</text:p>
          </table:table-cell>
          <table:table-cell office:value-type="float" office:value="1502058331.05606" calcext:value-type="float">
            <text:p>1502058331.05606</text:p>
          </table:table-cell>
          <table:table-cell office:value-type="float" office:value="0.9999778271" calcext:value-type="float">
            <text:p>0.9999778271</text:p>
          </table:table-cell>
          <table:table-cell office:value-type="float" office:value="-0.0000221729278564453" calcext:value-type="float">
            <text:p>-2.217292785644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07.ppm</text:p>
          </table:table-cell>
          <table:table-cell office:value-type="float" office:value="1502058332.05605" calcext:value-type="float">
            <text:p>1502058332.05605</text:p>
          </table:table-cell>
          <table:table-cell office:value-type="float" office:value="0.9999861717" calcext:value-type="float">
            <text:p>0.9999861717</text:p>
          </table:table-cell>
          <table:table-cell office:value-type="float" office:value="-0.0000138282775878906" calcext:value-type="float">
            <text:p>-1.3828277587890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08.ppm</text:p>
          </table:table-cell>
          <table:table-cell office:value-type="float" office:value="1502058333.05604" calcext:value-type="float">
            <text:p>1502058333.05604</text:p>
          </table:table-cell>
          <table:table-cell office:value-type="float" office:value="0.9999969006" calcext:value-type="float">
            <text:p>0.9999969006</text:p>
          </table:table-cell>
          <table:table-cell office:value-type="float" office:value="-0.00000309944152832031" calcext:value-type="float">
            <text:p>-3.099441528320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09.ppm</text:p>
          </table:table-cell>
          <table:table-cell office:value-type="float" office:value="1502058334.05606" calcext:value-type="float">
            <text:p>1502058334.05606</text:p>
          </table:table-cell>
          <table:table-cell office:value-type="float" office:value="1.000013113" calcext:value-type="float">
            <text:p>1.000013113</text:p>
          </table:table-cell>
          <table:table-cell office:value-type="float" office:value="0.000013113" calcext:value-type="float">
            <text:p>0.0000131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10.ppm</text:p>
          </table:table-cell>
          <table:table-cell office:value-type="float" office:value="1502058335.05607" calcext:value-type="float">
            <text:p>1502058335.05607</text:p>
          </table:table-cell>
          <table:table-cell office:value-type="float" office:value="1.0000150204" calcext:value-type="float">
            <text:p>1.0000150204</text:p>
          </table:table-cell>
          <table:table-cell office:value-type="float" office:value="0.0000150203704833984" calcext:value-type="float">
            <text:p>1.502037048339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11.ppm</text:p>
          </table:table-cell>
          <table:table-cell office:value-type="float" office:value="1502058336.05603" calcext:value-type="float">
            <text:p>1502058336.05603</text:p>
          </table:table-cell>
          <table:table-cell office:value-type="float" office:value="0.999958992" calcext:value-type="float">
            <text:p>0.999958992</text:p>
          </table:table-cell>
          <table:table-cell office:value-type="float" office:value="-0.000041008" calcext:value-type="float">
            <text:p>-0.0000410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12.ppm</text:p>
          </table:table-cell>
          <table:table-cell office:value-type="float" office:value="1502058337.05606" calcext:value-type="float">
            <text:p>1502058337.05606</text:p>
          </table:table-cell>
          <table:table-cell office:value-type="float" office:value="1.000027895" calcext:value-type="float">
            <text:p>1.000027895</text:p>
          </table:table-cell>
          <table:table-cell office:value-type="float" office:value="0.000027895" calcext:value-type="float">
            <text:p>0.0000278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13.ppm</text:p>
          </table:table-cell>
          <table:table-cell office:value-type="float" office:value="1502058338.05603" calcext:value-type="float">
            <text:p>1502058338.05603</text:p>
          </table:table-cell>
          <table:table-cell office:value-type="float" office:value="0.9999680519" calcext:value-type="float">
            <text:p>0.9999680519</text:p>
          </table:table-cell>
          <table:table-cell office:value-type="float" office:value="-0.0000319480895996094" calcext:value-type="float">
            <text:p>-3.194808959960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14.ppm</text:p>
          </table:table-cell>
          <table:table-cell office:value-type="float" office:value="1502058339.05603" calcext:value-type="float">
            <text:p>1502058339.05603</text:p>
          </table:table-cell>
          <table:table-cell office:value-type="float" office:value="1.0000019073" calcext:value-type="float">
            <text:p>1.0000019073</text:p>
          </table:table-cell>
          <table:table-cell office:value-type="float" office:value="0.0000019073486328125" calcext:value-type="float">
            <text:p>1.9073486328125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15.ppm</text:p>
          </table:table-cell>
          <table:table-cell office:value-type="float" office:value="1502058340.05605" calcext:value-type="float">
            <text:p>1502058340.05605</text:p>
          </table:table-cell>
          <table:table-cell office:value-type="float" office:value="1.0000200272" calcext:value-type="float">
            <text:p>1.0000200272</text:p>
          </table:table-cell>
          <table:table-cell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16.ppm</text:p>
          </table:table-cell>
          <table:table-cell office:value-type="float" office:value="1502058341.05603" calcext:value-type="float">
            <text:p>1502058341.05603</text:p>
          </table:table-cell>
          <table:table-cell office:value-type="float" office:value="0.9999809265" calcext:value-type="float">
            <text:p>0.9999809265</text:p>
          </table:table-cell>
          <table:table-cell office:value-type="float" office:value="-0.000019073486328125" calcext:value-type="float">
            <text:p>-1.907348632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17.ppm</text:p>
          </table:table-cell>
          <table:table-cell office:value-type="float" office:value="1502058342.056" calcext:value-type="float">
            <text:p>1502058342.056</text:p>
          </table:table-cell>
          <table:table-cell office:value-type="float" office:value="0.9999680519" calcext:value-type="float">
            <text:p>0.9999680519</text:p>
          </table:table-cell>
          <table:table-cell office:value-type="float" office:value="-0.0000319480895996094" calcext:value-type="float">
            <text:p>-3.194808959960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18.ppm</text:p>
          </table:table-cell>
          <table:table-cell office:value-type="float" office:value="1502058343.05599" calcext:value-type="float">
            <text:p>1502058343.05599</text:p>
          </table:table-cell>
          <table:table-cell office:value-type="float" office:value="0.999997139" calcext:value-type="float">
            <text:p>0.999997139</text:p>
          </table:table-cell>
          <table:table-cell office:value-type="float" office:value="-0.000002861" calcext:value-type="float">
            <text:p>-0.0000028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19.ppm</text:p>
          </table:table-cell>
          <table:table-cell office:value-type="float" office:value="1502058344.05603" calcext:value-type="float">
            <text:p>1502058344.05603</text:p>
          </table:table-cell>
          <table:table-cell office:value-type="float" office:value="1.0000319481" calcext:value-type="float">
            <text:p>1.0000319481</text:p>
          </table:table-cell>
          <table:table-cell office:value-type="float" office:value="0.0000319480895996094" calcext:value-type="float">
            <text:p>3.194808959960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20.ppm</text:p>
          </table:table-cell>
          <table:table-cell office:value-type="float" office:value="1502058345.05602" calcext:value-type="float">
            <text:p>1502058345.05602</text:p>
          </table:table-cell>
          <table:table-cell office:value-type="float" office:value="0.9999990463" calcext:value-type="float">
            <text:p>0.9999990463</text:p>
          </table:table-cell>
          <table:table-cell office:value-type="float" office:value="-0.00000095367431640625" calcext:value-type="float">
            <text:p>-9.5367431640625E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21.ppm</text:p>
          </table:table-cell>
          <table:table-cell office:value-type="float" office:value="1502058346.05599" calcext:value-type="float">
            <text:p>1502058346.05599</text:p>
          </table:table-cell>
          <table:table-cell office:value-type="float" office:value="0.9999628067" calcext:value-type="float">
            <text:p>0.9999628067</text:p>
          </table:table-cell>
          <table:table-cell office:value-type="float" office:value="-0.0000371932983398437" calcext:value-type="float">
            <text:p>-3.719329833984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22.ppm</text:p>
          </table:table-cell>
          <table:table-cell office:value-type="float" office:value="1502058347.05599" calcext:value-type="float">
            <text:p>1502058347.05599</text:p>
          </table:table-cell>
          <table:table-cell office:value-type="float" office:value="1.0000021458" calcext:value-type="float">
            <text:p>1.0000021458</text:p>
          </table:table-cell>
          <table:table-cell office:value-type="float" office:value="0.00000214576721191406" calcext:value-type="float">
            <text:p>2.145767211914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23.ppm</text:p>
          </table:table-cell>
          <table:table-cell office:value-type="float" office:value="1502058348.05597" calcext:value-type="float">
            <text:p>1502058348.05597</text:p>
          </table:table-cell>
          <table:table-cell office:value-type="float" office:value="0.9999759197" calcext:value-type="float">
            <text:p>0.9999759197</text:p>
          </table:table-cell>
          <table:table-cell office:value-type="float" office:value="-0.0000240802764892578" calcext:value-type="float">
            <text:p>-2.408027648925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24.ppm</text:p>
          </table:table-cell>
          <table:table-cell office:value-type="float" office:value="1502058349.05597" calcext:value-type="float">
            <text:p>1502058349.05597</text:p>
          </table:table-cell>
          <table:table-cell office:value-type="float" office:value="1.0000059605" calcext:value-type="float">
            <text:p>1.0000059605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25.ppm</text:p>
          </table:table-cell>
          <table:table-cell office:value-type="float" office:value="1502058350.05598" calcext:value-type="float">
            <text:p>1502058350.05598</text:p>
          </table:table-cell>
          <table:table-cell office:value-type="float" office:value="1.000013113" calcext:value-type="float">
            <text:p>1.000013113</text:p>
          </table:table-cell>
          <table:table-cell office:value-type="float" office:value="0.000013113" calcext:value-type="float">
            <text:p>0.0000131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26.ppm</text:p>
          </table:table-cell>
          <table:table-cell office:value-type="float" office:value="1502058351.05596" calcext:value-type="float">
            <text:p>1502058351.05596</text:p>
          </table:table-cell>
          <table:table-cell office:value-type="float" office:value="0.999974966" calcext:value-type="float">
            <text:p>0.999974966</text:p>
          </table:table-cell>
          <table:table-cell office:value-type="float" office:value="-0.000025034" calcext:value-type="float">
            <text:p>-0.000025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27.ppm</text:p>
          </table:table-cell>
          <table:table-cell office:value-type="float" office:value="1502058352.05595" calcext:value-type="float">
            <text:p>1502058352.05595</text:p>
          </table:table-cell>
          <table:table-cell office:value-type="float" office:value="0.9999909401" calcext:value-type="float">
            <text:p>0.9999909401</text:p>
          </table:table-cell>
          <table:table-cell office:value-type="float" office:value="-0.00000905990600585938" calcext:value-type="float">
            <text:p>-9.0599060058593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28.ppm</text:p>
          </table:table-cell>
          <table:table-cell office:value-type="float" office:value="1502058353.05595" calcext:value-type="float">
            <text:p>1502058353.05595</text:p>
          </table:table-cell>
          <table:table-cell office:value-type="float" office:value="1.0000011921" calcext:value-type="float">
            <text:p>1.0000011921</text:p>
          </table:table-cell>
          <table:table-cell office:value-type="float" office:value="0.00000119209289550781" calcext:value-type="float">
            <text:p>1.192092895507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29.ppm</text:p>
          </table:table-cell>
          <table:table-cell office:value-type="float" office:value="1502058354.05596" calcext:value-type="float">
            <text:p>1502058354.05596</text:p>
          </table:table-cell>
          <table:table-cell office:value-type="float" office:value="1.0000047684" calcext:value-type="float">
            <text:p>1.0000047684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30.ppm</text:p>
          </table:table-cell>
          <table:table-cell office:value-type="float" office:value="1502058355.0559" calcext:value-type="float">
            <text:p>1502058355.0559</text:p>
          </table:table-cell>
          <table:table-cell office:value-type="float" office:value="0.9999461174" calcext:value-type="float">
            <text:p>0.9999461174</text:p>
          </table:table-cell>
          <table:table-cell office:value-type="float" office:value="-0.0000538825988769531" calcext:value-type="float">
            <text:p>-5.3882598876953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31.ppm</text:p>
          </table:table-cell>
          <table:table-cell office:value-type="float" office:value="1502058356.05594" calcext:value-type="float">
            <text:p>1502058356.05594</text:p>
          </table:table-cell>
          <table:table-cell office:value-type="float" office:value="1.0000360012" calcext:value-type="float">
            <text:p>1.0000360012</text:p>
          </table:table-cell>
          <table:table-cell office:value-type="float" office:value="0.0000360012054443359" calcext:value-type="float">
            <text:p>3.6001205444335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32.ppm</text:p>
          </table:table-cell>
          <table:table-cell office:value-type="float" office:value="1502058357.05594" calcext:value-type="float">
            <text:p>1502058357.05594</text:p>
          </table:table-cell>
          <table:table-cell office:value-type="float" office:value="1.0000050068" calcext:value-type="float">
            <text:p>1.0000050068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33.ppm</text:p>
          </table:table-cell>
          <table:table-cell office:value-type="float" office:value="1502058358.05588" calcext:value-type="float">
            <text:p>1502058358.05588</text:p>
          </table:table-cell>
          <table:table-cell office:value-type="float" office:value="0.9999349117" calcext:value-type="float">
            <text:p>0.9999349117</text:p>
          </table:table-cell>
          <table:table-cell office:value-type="float" office:value="-0.0000650882720947266" calcext:value-type="float">
            <text:p>-6.50882720947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34.ppm</text:p>
          </table:table-cell>
          <table:table-cell office:value-type="float" office:value="1502058359.05595" calcext:value-type="float">
            <text:p>1502058359.05595</text:p>
          </table:table-cell>
          <table:table-cell office:value-type="float" office:value="1.0000760555" calcext:value-type="float">
            <text:p>1.0000760555</text:p>
          </table:table-cell>
          <table:table-cell office:value-type="float" office:value="0.0000760555267333984" calcext:value-type="float">
            <text:p>7.605552673339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35.ppm</text:p>
          </table:table-cell>
          <table:table-cell office:value-type="float" office:value="1502058360.05594" calcext:value-type="float">
            <text:p>1502058360.05594</text:p>
          </table:table-cell>
          <table:table-cell office:value-type="float" office:value="0.999984026" calcext:value-type="float">
            <text:p>0.999984026</text:p>
          </table:table-cell>
          <table:table-cell office:value-type="float" office:value="-0.000015974" calcext:value-type="float">
            <text:p>-0.0000159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36.ppm</text:p>
          </table:table-cell>
          <table:table-cell office:value-type="float" office:value="1502058361.05587" calcext:value-type="float">
            <text:p>1502058361.05587</text:p>
          </table:table-cell>
          <table:table-cell office:value-type="float" office:value="0.9999349117" calcext:value-type="float">
            <text:p>0.9999349117</text:p>
          </table:table-cell>
          <table:table-cell office:value-type="float" office:value="-0.0000650882720947266" calcext:value-type="float">
            <text:p>-6.50882720947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37.ppm</text:p>
          </table:table-cell>
          <table:table-cell office:value-type="float" office:value="1502058362.05597" calcext:value-type="float">
            <text:p>1502058362.05597</text:p>
          </table:table-cell>
          <table:table-cell office:value-type="float" office:value="1.0000941753" calcext:value-type="float">
            <text:p>1.0000941753</text:p>
          </table:table-cell>
          <table:table-cell office:value-type="float" office:value="0.0000941753387451172" calcext:value-type="float">
            <text:p>9.4175338745117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38.ppm</text:p>
          </table:table-cell>
          <table:table-cell office:value-type="float" office:value="1502058363.05599" calcext:value-type="float">
            <text:p>1502058363.05599</text:p>
          </table:table-cell>
          <table:table-cell office:value-type="float" office:value="1.0000269413" calcext:value-type="float">
            <text:p>1.0000269413</text:p>
          </table:table-cell>
          <table:table-cell office:value-type="float" office:value="0.0000269412994384766" calcext:value-type="float">
            <text:p>2.694129943847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39.ppm</text:p>
          </table:table-cell>
          <table:table-cell office:value-type="float" office:value="1502058364.05593" calcext:value-type="float">
            <text:p>1502058364.05593</text:p>
          </table:table-cell>
          <table:table-cell office:value-type="float" office:value="0.9999380112" calcext:value-type="float">
            <text:p>0.9999380112</text:p>
          </table:table-cell>
          <table:table-cell office:value-type="float" office:value="-0.0000619888305664062" calcext:value-type="float">
            <text:p>-6.198883056640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40.ppm</text:p>
          </table:table-cell>
          <table:table-cell office:value-type="float" office:value="1502058365.05595" calcext:value-type="float">
            <text:p>1502058365.05595</text:p>
          </table:table-cell>
          <table:table-cell office:value-type="float" office:value="1.0000209808" calcext:value-type="float">
            <text:p>1.0000209808</text:p>
          </table:table-cell>
          <table:table-cell office:value-type="float" office:value="0.0000209808349609375" calcext:value-type="float">
            <text:p>2.098083496093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41.ppm</text:p>
          </table:table-cell>
          <table:table-cell office:value-type="float" office:value="1502058366.05592" calcext:value-type="float">
            <text:p>1502058366.05592</text:p>
          </table:table-cell>
          <table:table-cell office:value-type="float" office:value="0.9999639988" calcext:value-type="float">
            <text:p>0.9999639988</text:p>
          </table:table-cell>
          <table:table-cell office:value-type="float" office:value="-0.0000360012054443359" calcext:value-type="float">
            <text:p>-3.6001205444335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42.ppm</text:p>
          </table:table-cell>
          <table:table-cell office:value-type="float" office:value="1502058367.05585" calcext:value-type="float">
            <text:p>1502058367.05585</text:p>
          </table:table-cell>
          <table:table-cell office:value-type="float" office:value="0.9999349117" calcext:value-type="float">
            <text:p>0.9999349117</text:p>
          </table:table-cell>
          <table:table-cell office:value-type="float" office:value="-0.0000650882720947266" calcext:value-type="float">
            <text:p>-6.50882720947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43.ppm</text:p>
          </table:table-cell>
          <table:table-cell office:value-type="float" office:value="1502058368.05589" calcext:value-type="float">
            <text:p>1502058368.05589</text:p>
          </table:table-cell>
          <table:table-cell office:value-type="float" office:value="1.0000331402" calcext:value-type="float">
            <text:p>1.0000331402</text:p>
          </table:table-cell>
          <table:table-cell office:value-type="float" office:value="0.0000331401824951172" calcext:value-type="float">
            <text:p>3.3140182495117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44.ppm</text:p>
          </table:table-cell>
          <table:table-cell office:value-type="float" office:value="1502058369.05588" calcext:value-type="float">
            <text:p>1502058369.05588</text:p>
          </table:table-cell>
          <table:table-cell office:value-type="float" office:value="0.9999918938" calcext:value-type="float">
            <text:p>0.9999918938</text:p>
          </table:table-cell>
          <table:table-cell office:value-type="float" office:value="-0.00000810623168945313" calcext:value-type="float">
            <text:p>-8.1062316894531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45.ppm</text:p>
          </table:table-cell>
          <table:table-cell office:value-type="float" office:value="1502058370.05581" calcext:value-type="float">
            <text:p>1502058370.05581</text:p>
          </table:table-cell>
          <table:table-cell office:value-type="float" office:value="0.9999370575" calcext:value-type="float">
            <text:p>0.9999370575</text:p>
          </table:table-cell>
          <table:table-cell office:value-type="float" office:value="-0.0000629425048828125" calcext:value-type="float">
            <text:p>-6.2942504882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46.ppm</text:p>
          </table:table-cell>
          <table:table-cell office:value-type="float" office:value="1502058371.05588" calcext:value-type="float">
            <text:p>1502058371.05588</text:p>
          </table:table-cell>
          <table:table-cell office:value-type="float" office:value="1.000068903" calcext:value-type="float">
            <text:p>1.000068903</text:p>
          </table:table-cell>
          <table:table-cell office:value-type="float" office:value="0.000068903" calcext:value-type="float">
            <text:p>0.0000689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47.ppm</text:p>
          </table:table-cell>
          <table:table-cell office:value-type="float" office:value="1502058372.05586" calcext:value-type="float">
            <text:p>1502058372.05586</text:p>
          </table:table-cell>
          <table:table-cell office:value-type="float" office:value="0.9999761581" calcext:value-type="float">
            <text:p>0.9999761581</text:p>
          </table:table-cell>
          <table:table-cell office:value-type="float" office:value="-0.0000238418579101562" calcext:value-type="float">
            <text:p>-2.384185791015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48.ppm</text:p>
          </table:table-cell>
          <table:table-cell office:value-type="float" office:value="1502058373.05581" calcext:value-type="float">
            <text:p>1502058373.05581</text:p>
          </table:table-cell>
          <table:table-cell office:value-type="float" office:value="0.9999480247" calcext:value-type="float">
            <text:p>0.9999480247</text:p>
          </table:table-cell>
          <table:table-cell office:value-type="float" office:value="-0.0000519752502441406" calcext:value-type="float">
            <text:p>-5.1975250244140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49.ppm</text:p>
          </table:table-cell>
          <table:table-cell office:value-type="float" office:value="1502058374.05588" calcext:value-type="float">
            <text:p>1502058374.05588</text:p>
          </table:table-cell>
          <table:table-cell office:value-type="float" office:value="1.0000758171" calcext:value-type="float">
            <text:p>1.0000758171</text:p>
          </table:table-cell>
          <table:table-cell office:value-type="float" office:value="0.0000758171081542969" calcext:value-type="float">
            <text:p>7.58171081542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50.ppm</text:p>
          </table:table-cell>
          <table:table-cell office:value-type="float" office:value="1502058375.05586" calcext:value-type="float">
            <text:p>1502058375.05586</text:p>
          </table:table-cell>
          <table:table-cell office:value-type="float" office:value="0.9999799728" calcext:value-type="float">
            <text:p>0.9999799728</text:p>
          </table:table-cell>
          <table:table-cell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51.ppm</text:p>
          </table:table-cell>
          <table:table-cell office:value-type="float" office:value="1502058376.0558" calcext:value-type="float">
            <text:p>1502058376.0558</text:p>
          </table:table-cell>
          <table:table-cell office:value-type="float" office:value="0.9999380112" calcext:value-type="float">
            <text:p>0.9999380112</text:p>
          </table:table-cell>
          <table:table-cell office:value-type="float" office:value="-0.0000619888305664062" calcext:value-type="float">
            <text:p>-6.198883056640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52.ppm</text:p>
          </table:table-cell>
          <table:table-cell office:value-type="float" office:value="1502058377.05587" calcext:value-type="float">
            <text:p>1502058377.05587</text:p>
          </table:table-cell>
          <table:table-cell office:value-type="float" office:value="1.0000650883" calcext:value-type="float">
            <text:p>1.0000650883</text:p>
          </table:table-cell>
          <table:table-cell office:value-type="float" office:value="0.0000650882720947266" calcext:value-type="float">
            <text:p>6.50882720947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53.ppm</text:p>
          </table:table-cell>
          <table:table-cell office:value-type="float" office:value="1502058378.05586" calcext:value-type="float">
            <text:p>1502058378.05586</text:p>
          </table:table-cell>
          <table:table-cell office:value-type="float" office:value="0.9999890327" calcext:value-type="float">
            <text:p>0.9999890327</text:p>
          </table:table-cell>
          <table:table-cell office:value-type="float" office:value="-0.0000109672546386719" calcext:value-type="float">
            <text:p>-1.096725463867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54.ppm</text:p>
          </table:table-cell>
          <table:table-cell office:value-type="float" office:value="1502058379.0558" calcext:value-type="float">
            <text:p>1502058379.0558</text:p>
          </table:table-cell>
          <table:table-cell office:value-type="float" office:value="0.9999470711" calcext:value-type="float">
            <text:p>0.9999470711</text:p>
          </table:table-cell>
          <table:table-cell office:value-type="float" office:value="-0.0000529289245605469" calcext:value-type="float">
            <text:p>-5.292892456054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55.ppm</text:p>
          </table:table-cell>
          <table:table-cell office:value-type="float" office:value="1502058380.05584" calcext:value-type="float">
            <text:p>1502058380.05584</text:p>
          </table:table-cell>
          <table:table-cell office:value-type="float" office:value="1.0000338554" calcext:value-type="float">
            <text:p>1.0000338554</text:p>
          </table:table-cell>
          <table:table-cell office:value-type="float" office:value="0.0000338554382324219" calcext:value-type="float">
            <text:p>3.385543823242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56.ppm</text:p>
          </table:table-cell>
          <table:table-cell office:value-type="float" office:value="1502058381.05582" calcext:value-type="float">
            <text:p>1502058381.05582</text:p>
          </table:table-cell>
          <table:table-cell office:value-type="float" office:value="0.9999799728" calcext:value-type="float">
            <text:p>0.9999799728</text:p>
          </table:table-cell>
          <table:table-cell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57.ppm</text:p>
          </table:table-cell>
          <table:table-cell office:value-type="float" office:value="1502058382.05576" calcext:value-type="float">
            <text:p>1502058382.05576</text:p>
          </table:table-cell>
          <table:table-cell office:value-type="float" office:value="0.9999480247" calcext:value-type="float">
            <text:p>0.9999480247</text:p>
          </table:table-cell>
          <table:table-cell office:value-type="float" office:value="-0.0000519752502441406" calcext:value-type="float">
            <text:p>-5.1975250244140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58.ppm</text:p>
          </table:table-cell>
          <table:table-cell office:value-type="float" office:value="1502058383.05585" calcext:value-type="float">
            <text:p>1502058383.05585</text:p>
          </table:table-cell>
          <table:table-cell office:value-type="float" office:value="1.0000810623" calcext:value-type="float">
            <text:p>1.0000810623</text:p>
          </table:table-cell>
          <table:table-cell office:value-type="float" office:value="0.0000810623168945313" calcext:value-type="float">
            <text:p>8.1062316894531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59.ppm</text:p>
          </table:table-cell>
          <table:table-cell office:value-type="float" office:value="1502058384.05583" calcext:value-type="float">
            <text:p>1502058384.05583</text:p>
          </table:table-cell>
          <table:table-cell office:value-type="float" office:value="0.9999859333" calcext:value-type="float">
            <text:p>0.9999859333</text:p>
          </table:table-cell>
          <table:table-cell office:value-type="float" office:value="-0.0000140666961669922" calcext:value-type="float">
            <text:p>-1.40666961669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60.ppm</text:p>
          </table:table-cell>
          <table:table-cell office:value-type="float" office:value="1502058385.05582" calcext:value-type="float">
            <text:p>1502058385.05582</text:p>
          </table:table-cell>
          <table:table-cell office:value-type="float" office:value="0.9999940395" calcext:value-type="float">
            <text:p>0.9999940395</text:p>
          </table:table-cell>
          <table:table-cell office:value-type="float" office:value="-0.00000596046447753906" calcext:value-type="float">
            <text:p>-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61.ppm</text:p>
          </table:table-cell>
          <table:table-cell office:value-type="float" office:value="1502058386.05581" calcext:value-type="float">
            <text:p>1502058386.05581</text:p>
          </table:table-cell>
          <table:table-cell office:value-type="float" office:value="0.9999821186" calcext:value-type="float">
            <text:p>0.9999821186</text:p>
          </table:table-cell>
          <table:table-cell office:value-type="float" office:value="-0.0000178813934326172" calcext:value-type="float">
            <text:p>-1.7881393432617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62.ppm</text:p>
          </table:table-cell>
          <table:table-cell office:value-type="float" office:value="1502058387.05581" calcext:value-type="float">
            <text:p>1502058387.05581</text:p>
          </table:table-cell>
          <table:table-cell office:value-type="float" office:value="1.0000009537" calcext:value-type="float">
            <text:p>1.0000009537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63.ppm</text:p>
          </table:table-cell>
          <table:table-cell office:value-type="float" office:value="1502058388.0558" calcext:value-type="float">
            <text:p>1502058388.0558</text:p>
          </table:table-cell>
          <table:table-cell office:value-type="float" office:value="0.999986887" calcext:value-type="float">
            <text:p>0.999986887</text:p>
          </table:table-cell>
          <table:table-cell office:value-type="float" office:value="-0.000013113" calcext:value-type="float">
            <text:p>-0.0000131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64.ppm</text:p>
          </table:table-cell>
          <table:table-cell office:value-type="float" office:value="1502058389.05582" calcext:value-type="float">
            <text:p>1502058389.05582</text:p>
          </table:table-cell>
          <table:table-cell office:value-type="float" office:value="1.0000259876" calcext:value-type="float">
            <text:p>1.0000259876</text:p>
          </table:table-cell>
          <table:table-cell office:value-type="float" office:value="0.0000259876251220703" calcext:value-type="float">
            <text:p>2.598762512207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65.ppm</text:p>
          </table:table-cell>
          <table:table-cell office:value-type="float" office:value="1502058390.05579" calcext:value-type="float">
            <text:p>1502058390.05579</text:p>
          </table:table-cell>
          <table:table-cell office:value-type="float" office:value="0.9999730587" calcext:value-type="float">
            <text:p>0.9999730587</text:p>
          </table:table-cell>
          <table:table-cell office:value-type="float" office:value="-0.0000269412994384766" calcext:value-type="float">
            <text:p>-2.694129943847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66.ppm</text:p>
          </table:table-cell>
          <table:table-cell office:value-type="float" office:value="1502058391.05581" calcext:value-type="float">
            <text:p>1502058391.05581</text:p>
          </table:table-cell>
          <table:table-cell office:value-type="float" office:value="1.0000169277" calcext:value-type="float">
            <text:p>1.0000169277</text:p>
          </table:table-cell>
          <table:table-cell office:value-type="float" office:value="0.0000169277191162109" calcext:value-type="float">
            <text:p>1.692771911621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67.ppm</text:p>
          </table:table-cell>
          <table:table-cell office:value-type="float" office:value="1502058392.05578" calcext:value-type="float">
            <text:p>1502058392.05578</text:p>
          </table:table-cell>
          <table:table-cell office:value-type="float" office:value="0.9999711514" calcext:value-type="float">
            <text:p>0.9999711514</text:p>
          </table:table-cell>
          <table:table-cell office:value-type="float" office:value="-0.0000288486480712891" calcext:value-type="float">
            <text:p>-2.8848648071289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68.ppm</text:p>
          </table:table-cell>
          <table:table-cell office:value-type="float" office:value="1502058393.05576" calcext:value-type="float">
            <text:p>1502058393.05576</text:p>
          </table:table-cell>
          <table:table-cell office:value-type="float" office:value="0.9999799728" calcext:value-type="float">
            <text:p>0.9999799728</text:p>
          </table:table-cell>
          <table:table-cell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69.ppm</text:p>
          </table:table-cell>
          <table:table-cell office:value-type="float" office:value="1502058394.0558" calcext:value-type="float">
            <text:p>1502058394.0558</text:p>
          </table:table-cell>
          <table:table-cell office:value-type="float" office:value="1.0000329018" calcext:value-type="float">
            <text:p>1.0000329018</text:p>
          </table:table-cell>
          <table:table-cell office:value-type="float" office:value="0.0000329017639160156" calcext:value-type="float">
            <text:p>3.290176391601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70.ppm</text:p>
          </table:table-cell>
          <table:table-cell office:value-type="float" office:value="1502058395.05577" calcext:value-type="float">
            <text:p>1502058395.05577</text:p>
          </table:table-cell>
          <table:table-cell office:value-type="float" office:value="0.9999730587" calcext:value-type="float">
            <text:p>0.9999730587</text:p>
          </table:table-cell>
          <table:table-cell office:value-type="float" office:value="-0.0000269412994384766" calcext:value-type="float">
            <text:p>-2.694129943847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71.ppm</text:p>
          </table:table-cell>
          <table:table-cell office:value-type="float" office:value="1502058396.05576" calcext:value-type="float">
            <text:p>1502058396.05576</text:p>
          </table:table-cell>
          <table:table-cell office:value-type="float" office:value="0.9999918938" calcext:value-type="float">
            <text:p>0.9999918938</text:p>
          </table:table-cell>
          <table:table-cell office:value-type="float" office:value="-0.00000810623168945313" calcext:value-type="float">
            <text:p>-8.1062316894531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72.ppm</text:p>
          </table:table-cell>
          <table:table-cell office:value-type="float" office:value="1502058397.05579" calcext:value-type="float">
            <text:p>1502058397.05579</text:p>
          </table:table-cell>
          <table:table-cell office:value-type="float" office:value="1.0000290871" calcext:value-type="float">
            <text:p>1.0000290871</text:p>
          </table:table-cell>
          <table:table-cell office:value-type="float" office:value="0.0000290870666503906" calcext:value-type="float">
            <text:p>2.9087066650390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73.ppm</text:p>
          </table:table-cell>
          <table:table-cell office:value-type="float" office:value="1502058398.05576" calcext:value-type="float">
            <text:p>1502058398.05576</text:p>
          </table:table-cell>
          <table:table-cell office:value-type="float" office:value="0.9999730587" calcext:value-type="float">
            <text:p>0.9999730587</text:p>
          </table:table-cell>
          <table:table-cell office:value-type="float" office:value="-0.0000269412994384766" calcext:value-type="float">
            <text:p>-2.694129943847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74.ppm</text:p>
          </table:table-cell>
          <table:table-cell office:value-type="float" office:value="1502058399.05574" calcext:value-type="float">
            <text:p>1502058399.05574</text:p>
          </table:table-cell>
          <table:table-cell office:value-type="float" office:value="0.9999828339" calcext:value-type="float">
            <text:p>0.9999828339</text:p>
          </table:table-cell>
          <table:table-cell office:value-type="float" office:value="-0.0000171661376953125" calcext:value-type="float">
            <text:p>-1.71661376953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75.ppm</text:p>
          </table:table-cell>
          <table:table-cell office:value-type="float" office:value="1502058400.05576" calcext:value-type="float">
            <text:p>1502058400.05576</text:p>
          </table:table-cell>
          <table:table-cell office:value-type="float" office:value="1.0000162125" calcext:value-type="float">
            <text:p>1.0000162125</text:p>
          </table:table-cell>
          <table:table-cell office:value-type="float" office:value="0.0000162124633789062" calcext:value-type="float">
            <text:p>1.621246337890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76.ppm</text:p>
          </table:table-cell>
          <table:table-cell office:value-type="float" office:value="1502058401.05581" calcext:value-type="float">
            <text:p>1502058401.05581</text:p>
          </table:table-cell>
          <table:table-cell office:value-type="float" office:value="1.0000498295" calcext:value-type="float">
            <text:p>1.0000498295</text:p>
          </table:table-cell>
          <table:table-cell office:value-type="float" office:value="0.0000498294830322266" calcext:value-type="float">
            <text:p>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77.ppm</text:p>
          </table:table-cell>
          <table:table-cell office:value-type="float" office:value="1502058402.05577" calcext:value-type="float">
            <text:p>1502058402.05577</text:p>
          </table:table-cell>
          <table:table-cell office:value-type="float" office:value="0.9999539852" calcext:value-type="float">
            <text:p>0.9999539852</text:p>
          </table:table-cell>
          <table:table-cell office:value-type="float" office:value="-0.0000460147857666016" calcext:value-type="float">
            <text:p>-4.6014785766601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78.ppm</text:p>
          </table:table-cell>
          <table:table-cell office:value-type="float" office:value="1502058403.05573" calcext:value-type="float">
            <text:p>1502058403.05573</text:p>
          </table:table-cell>
          <table:table-cell office:value-type="float" office:value="0.9999630451" calcext:value-type="float">
            <text:p>0.9999630451</text:p>
          </table:table-cell>
          <table:table-cell office:value-type="float" office:value="-0.0000369548797607422" calcext:value-type="float">
            <text:p>-3.695487976074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79.ppm</text:p>
          </table:table-cell>
          <table:table-cell office:value-type="float" office:value="1502058404.05572" calcext:value-type="float">
            <text:p>1502058404.05572</text:p>
          </table:table-cell>
          <table:table-cell office:value-type="float" office:value="0.9999899864" calcext:value-type="float">
            <text:p>0.9999899864</text:p>
          </table:table-cell>
          <table:table-cell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80.ppm</text:p>
          </table:table-cell>
          <table:table-cell office:value-type="float" office:value="1502058405.05571" calcext:value-type="float">
            <text:p>1502058405.05571</text:p>
          </table:table-cell>
          <table:table-cell office:value-type="float" office:value="0.9999890327" calcext:value-type="float">
            <text:p>0.9999890327</text:p>
          </table:table-cell>
          <table:table-cell office:value-type="float" office:value="-0.0000109672546386719" calcext:value-type="float">
            <text:p>-1.096725463867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81.ppm</text:p>
          </table:table-cell>
          <table:table-cell office:value-type="float" office:value="1502058406.05571" calcext:value-type="float">
            <text:p>1502058406.05571</text:p>
          </table:table-cell>
          <table:table-cell office:value-type="float" office:value="1.0000059605" calcext:value-type="float">
            <text:p>1.0000059605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82.ppm</text:p>
          </table:table-cell>
          <table:table-cell office:value-type="float" office:value="1502058407.0557" calcext:value-type="float">
            <text:p>1502058407.0557</text:p>
          </table:table-cell>
          <table:table-cell office:value-type="float" office:value="0.9999880791" calcext:value-type="float">
            <text:p>0.9999880791</text:p>
          </table:table-cell>
          <table:table-cell office:value-type="float" office:value="-0.0000119209289550781" calcext:value-type="float">
            <text:p>-1.192092895507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83.ppm</text:p>
          </table:table-cell>
          <table:table-cell office:value-type="float" office:value="1502058408.05569" calcext:value-type="float">
            <text:p>1502058408.05569</text:p>
          </table:table-cell>
          <table:table-cell office:value-type="float" office:value="0.999986887" calcext:value-type="float">
            <text:p>0.999986887</text:p>
          </table:table-cell>
          <table:table-cell office:value-type="float" office:value="-0.000013113" calcext:value-type="float">
            <text:p>-0.0000131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84.ppm</text:p>
          </table:table-cell>
          <table:table-cell office:value-type="float" office:value="1502058409.0557" calcext:value-type="float">
            <text:p>1502058409.0557</text:p>
          </table:table-cell>
          <table:table-cell office:value-type="float" office:value="1.0000121593" calcext:value-type="float">
            <text:p>1.0000121593</text:p>
          </table:table-cell>
          <table:table-cell office:value-type="float" office:value="0.0000121593475341797" calcext:value-type="float">
            <text:p>1.215934753417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85.ppm</text:p>
          </table:table-cell>
          <table:table-cell office:value-type="float" office:value="1502058410.05569" calcext:value-type="float">
            <text:p>1502058410.05569</text:p>
          </table:table-cell>
          <table:table-cell office:value-type="float" office:value="0.9999909401" calcext:value-type="float">
            <text:p>0.9999909401</text:p>
          </table:table-cell>
          <table:table-cell office:value-type="float" office:value="-0.00000905990600585938" calcext:value-type="float">
            <text:p>-9.0599060058593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86.ppm</text:p>
          </table:table-cell>
          <table:table-cell office:value-type="float" office:value="1502058411.05568" calcext:value-type="float">
            <text:p>1502058411.05568</text:p>
          </table:table-cell>
          <table:table-cell office:value-type="float" office:value="0.999984026" calcext:value-type="float">
            <text:p>0.999984026</text:p>
          </table:table-cell>
          <table:table-cell office:value-type="float" office:value="-0.000015974" calcext:value-type="float">
            <text:p>-0.0000159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87.ppm</text:p>
          </table:table-cell>
          <table:table-cell office:value-type="float" office:value="1502058412.05571" calcext:value-type="float">
            <text:p>1502058412.05571</text:p>
          </table:table-cell>
          <table:table-cell office:value-type="float" office:value="1.0000300407" calcext:value-type="float">
            <text:p>1.0000300407</text:p>
          </table:table-cell>
          <table:table-cell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88.ppm</text:p>
          </table:table-cell>
          <table:table-cell office:value-type="float" office:value="1502058413.05567" calcext:value-type="float">
            <text:p>1502058413.05567</text:p>
          </table:table-cell>
          <table:table-cell office:value-type="float" office:value="0.9999639988" calcext:value-type="float">
            <text:p>0.9999639988</text:p>
          </table:table-cell>
          <table:table-cell office:value-type="float" office:value="-0.0000360012054443359" calcext:value-type="float">
            <text:p>-3.6001205444335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89.ppm</text:p>
          </table:table-cell>
          <table:table-cell office:value-type="float" office:value="1502058414.05567" calcext:value-type="float">
            <text:p>1502058414.05567</text:p>
          </table:table-cell>
          <table:table-cell office:value-type="float" office:value="1.000002861" calcext:value-type="float">
            <text:p>1.000002861</text:p>
          </table:table-cell>
          <table:table-cell office:value-type="float" office:value="0.000002861" calcext:value-type="float">
            <text:p>0.0000028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90.ppm</text:p>
          </table:table-cell>
          <table:table-cell office:value-type="float" office:value="1502058415.05567" calcext:value-type="float">
            <text:p>1502058415.05567</text:p>
          </table:table-cell>
          <table:table-cell office:value-type="float" office:value="0.9999980927" calcext:value-type="float">
            <text:p>0.9999980927</text:p>
          </table:table-cell>
          <table:table-cell office:value-type="float" office:value="-0.0000019073486328125" calcext:value-type="float">
            <text:p>-1.9073486328125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91.ppm</text:p>
          </table:table-cell>
          <table:table-cell office:value-type="float" office:value="1502058416.05568" calcext:value-type="float">
            <text:p>1502058416.05568</text:p>
          </table:table-cell>
          <table:table-cell office:value-type="float" office:value="1.0000078678" calcext:value-type="float">
            <text:p>1.0000078678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92.ppm</text:p>
          </table:table-cell>
          <table:table-cell office:value-type="float" office:value="1502058417.05567" calcext:value-type="float">
            <text:p>1502058417.05567</text:p>
          </table:table-cell>
          <table:table-cell office:value-type="float" office:value="0.9999890327" calcext:value-type="float">
            <text:p>0.9999890327</text:p>
          </table:table-cell>
          <table:table-cell office:value-type="float" office:value="-0.0000109672546386719" calcext:value-type="float">
            <text:p>-1.096725463867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93.ppm</text:p>
          </table:table-cell>
          <table:table-cell office:value-type="float" office:value="1502058418.05572" calcext:value-type="float">
            <text:p>1502058418.05572</text:p>
          </table:table-cell>
          <table:table-cell office:value-type="float" office:value="1.0000560284" calcext:value-type="float">
            <text:p>1.0000560284</text:p>
          </table:table-cell>
          <table:table-cell office:value-type="float" office:value="0.0000560283660888672" calcext:value-type="float">
            <text:p>5.6028366088867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94.ppm</text:p>
          </table:table-cell>
          <table:table-cell office:value-type="float" office:value="1502058419.05568" calcext:value-type="float">
            <text:p>1502058419.05568</text:p>
          </table:table-cell>
          <table:table-cell office:value-type="float" office:value="0.9999549389" calcext:value-type="float">
            <text:p>0.9999549389</text:p>
          </table:table-cell>
          <table:table-cell office:value-type="float" office:value="-0.0000450611114501953" calcext:value-type="float">
            <text:p>-4.506111145019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95.ppm</text:p>
          </table:table-cell>
          <table:table-cell office:value-type="float" office:value="1502058420.05561" calcext:value-type="float">
            <text:p>1502058420.05561</text:p>
          </table:table-cell>
          <table:table-cell office:value-type="float" office:value="0.9999351501" calcext:value-type="float">
            <text:p>0.9999351501</text:p>
          </table:table-cell>
          <table:table-cell office:value-type="float" office:value="-0.000064849853515625" calcext:value-type="float">
            <text:p>-6.4849853515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96.ppm</text:p>
          </table:table-cell>
          <table:table-cell office:value-type="float" office:value="1502058421.0557" calcext:value-type="float">
            <text:p>1502058421.0557</text:p>
          </table:table-cell>
          <table:table-cell office:value-type="float" office:value="1.0000860691" calcext:value-type="float">
            <text:p>1.0000860691</text:p>
          </table:table-cell>
          <table:table-cell office:value-type="float" office:value="0.0000860691070556641" calcext:value-type="float">
            <text:p>8.6069107055664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97.ppm</text:p>
          </table:table-cell>
          <table:table-cell office:value-type="float" office:value="1502058422.05565" calcext:value-type="float">
            <text:p>1502058422.05565</text:p>
          </table:table-cell>
          <table:table-cell office:value-type="float" office:value="0.9999539852" calcext:value-type="float">
            <text:p>0.9999539852</text:p>
          </table:table-cell>
          <table:table-cell office:value-type="float" office:value="-0.0000460147857666016" calcext:value-type="float">
            <text:p>-4.6014785766601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98.ppm</text:p>
          </table:table-cell>
          <table:table-cell office:value-type="float" office:value="1502058423.05565" calcext:value-type="float">
            <text:p>1502058423.05565</text:p>
          </table:table-cell>
          <table:table-cell office:value-type="float" office:value="1.0000009537" calcext:value-type="float">
            <text:p>1.0000009537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99.ppm</text:p>
          </table:table-cell>
          <table:table-cell office:value-type="float" office:value="1502058424.05569" calcext:value-type="float">
            <text:p>1502058424.05569</text:p>
          </table:table-cell>
          <table:table-cell office:value-type="float" office:value="1.0000350475" calcext:value-type="float">
            <text:p>1.0000350475</text:p>
          </table:table-cell>
          <table:table-cell office:value-type="float" office:value="0.0000350475311279297" calcext:value-type="float">
            <text:p>3.504753112792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00.ppm</text:p>
          </table:table-cell>
          <table:table-cell office:value-type="float" office:value="1502058425.05565" calcext:value-type="float">
            <text:p>1502058425.05565</text:p>
          </table:table-cell>
          <table:table-cell office:value-type="float" office:value="0.9999608994" calcext:value-type="float">
            <text:p>0.9999608994</text:p>
          </table:table-cell>
          <table:table-cell office:value-type="float" office:value="-0.0000391006469726562" calcext:value-type="float">
            <text:p>-3.910064697265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01.ppm</text:p>
          </table:table-cell>
          <table:table-cell office:value-type="float" office:value="1502058426.05562" calcext:value-type="float">
            <text:p>1502058426.05562</text:p>
          </table:table-cell>
          <table:table-cell office:value-type="float" office:value="0.9999730587" calcext:value-type="float">
            <text:p>0.9999730587</text:p>
          </table:table-cell>
          <table:table-cell office:value-type="float" office:value="-0.0000269412994384766" calcext:value-type="float">
            <text:p>-2.694129943847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02.ppm</text:p>
          </table:table-cell>
          <table:table-cell office:value-type="float" office:value="1502058427.05568" calcext:value-type="float">
            <text:p>1502058427.05568</text:p>
          </table:table-cell>
          <table:table-cell office:value-type="float" office:value="1.0000588894" calcext:value-type="float">
            <text:p>1.0000588894</text:p>
          </table:table-cell>
          <table:table-cell office:value-type="float" office:value="0.0000588893890380859" calcext:value-type="float">
            <text:p>5.8889389038085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03.ppm</text:p>
          </table:table-cell>
          <table:table-cell office:value-type="float" office:value="1502058428.05564" calcext:value-type="float">
            <text:p>1502058428.05564</text:p>
          </table:table-cell>
          <table:table-cell office:value-type="float" office:value="0.9999570847" calcext:value-type="float">
            <text:p>0.9999570847</text:p>
          </table:table-cell>
          <table:table-cell office:value-type="float" office:value="-0.0000429153442382813" calcext:value-type="float">
            <text:p>-4.2915344238281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04.ppm</text:p>
          </table:table-cell>
          <table:table-cell office:value-type="float" office:value="1502058429.0556" calcext:value-type="float">
            <text:p>1502058429.0556</text:p>
          </table:table-cell>
          <table:table-cell office:value-type="float" office:value="0.9999580383" calcext:value-type="float">
            <text:p>0.9999580383</text:p>
          </table:table-cell>
          <table:table-cell office:value-type="float" office:value="-0.000041961669921875" calcext:value-type="float">
            <text:p>-4.19616699218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05.ppm</text:p>
          </table:table-cell>
          <table:table-cell office:value-type="float" office:value="1502058430.05563" calcext:value-type="float">
            <text:p>1502058430.05563</text:p>
          </table:table-cell>
          <table:table-cell office:value-type="float" office:value="1.0000360012" calcext:value-type="float">
            <text:p>1.0000360012</text:p>
          </table:table-cell>
          <table:table-cell office:value-type="float" office:value="0.0000360012054443359" calcext:value-type="float">
            <text:p>3.6001205444335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06.ppm</text:p>
          </table:table-cell>
          <table:table-cell office:value-type="float" office:value="1502058431.0556" calcext:value-type="float">
            <text:p>1502058431.0556</text:p>
          </table:table-cell>
          <table:table-cell office:value-type="float" office:value="0.9999678135" calcext:value-type="float">
            <text:p>0.9999678135</text:p>
          </table:table-cell>
          <table:table-cell office:value-type="float" office:value="-0.0000321865081787109" calcext:value-type="float">
            <text:p>-3.218650817871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07.ppm</text:p>
          </table:table-cell>
          <table:table-cell office:value-type="float" office:value="1502058432.05558" calcext:value-type="float">
            <text:p>1502058432.05558</text:p>
          </table:table-cell>
          <table:table-cell office:value-type="float" office:value="0.9999780655" calcext:value-type="float">
            <text:p>0.9999780655</text:p>
          </table:table-cell>
          <table:table-cell office:value-type="float" office:value="-0.0000219345092773437" calcext:value-type="float">
            <text:p>-2.193450927734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08.ppm</text:p>
          </table:table-cell>
          <table:table-cell office:value-type="float" office:value="1502058433.05553" calcext:value-type="float">
            <text:p>1502058433.05553</text:p>
          </table:table-cell>
          <table:table-cell office:value-type="float" office:value="0.9999539852" calcext:value-type="float">
            <text:p>0.9999539852</text:p>
          </table:table-cell>
          <table:table-cell office:value-type="float" office:value="-0.0000460147857666016" calcext:value-type="float">
            <text:p>-4.6014785766601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09.ppm</text:p>
          </table:table-cell>
          <table:table-cell office:value-type="float" office:value="1502058434.05559" calcext:value-type="float">
            <text:p>1502058434.05559</text:p>
          </table:table-cell>
          <table:table-cell office:value-type="float" office:value="1.000054121" calcext:value-type="float">
            <text:p>1.000054121</text:p>
          </table:table-cell>
          <table:table-cell office:value-type="float" office:value="0.000054121" calcext:value-type="float">
            <text:p>0.0000541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10.ppm</text:p>
          </table:table-cell>
          <table:table-cell office:value-type="float" office:value="1502058435.05558" calcext:value-type="float">
            <text:p>1502058435.05558</text:p>
          </table:table-cell>
          <table:table-cell office:value-type="float" office:value="0.9999909401" calcext:value-type="float">
            <text:p>0.9999909401</text:p>
          </table:table-cell>
          <table:table-cell office:value-type="float" office:value="-0.00000905990600585938" calcext:value-type="float">
            <text:p>-9.0599060058593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11.ppm</text:p>
          </table:table-cell>
          <table:table-cell office:value-type="float" office:value="1502058436.05553" calcext:value-type="float">
            <text:p>1502058436.05553</text:p>
          </table:table-cell>
          <table:table-cell office:value-type="float" office:value="0.9999470711" calcext:value-type="float">
            <text:p>0.9999470711</text:p>
          </table:table-cell>
          <table:table-cell office:value-type="float" office:value="-0.0000529289245605469" calcext:value-type="float">
            <text:p>-5.292892456054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12.ppm</text:p>
          </table:table-cell>
          <table:table-cell office:value-type="float" office:value="1502058437.05558" calcext:value-type="float">
            <text:p>1502058437.05558</text:p>
          </table:table-cell>
          <table:table-cell office:value-type="float" office:value="1.0000560284" calcext:value-type="float">
            <text:p>1.0000560284</text:p>
          </table:table-cell>
          <table:table-cell office:value-type="float" office:value="0.0000560283660888672" calcext:value-type="float">
            <text:p>5.6028366088867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13.ppm</text:p>
          </table:table-cell>
          <table:table-cell office:value-type="float" office:value="1502058438.05558" calcext:value-type="float">
            <text:p>1502058438.05558</text:p>
          </table:table-cell>
          <table:table-cell office:value-type="float" office:value="0.9999959469" calcext:value-type="float">
            <text:p>0.9999959469</text:p>
          </table:table-cell>
          <table:table-cell office:value-type="float" office:value="-0.00000405311584472656" calcext:value-type="float">
            <text:p>-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14.ppm</text:p>
          </table:table-cell>
          <table:table-cell office:value-type="float" office:value="1502058439.05553" calcext:value-type="float">
            <text:p>1502058439.05553</text:p>
          </table:table-cell>
          <table:table-cell office:value-type="float" office:value="0.9999489784" calcext:value-type="float">
            <text:p>0.9999489784</text:p>
          </table:table-cell>
          <table:table-cell office:value-type="float" office:value="-0.0000510215759277344" calcext:value-type="float">
            <text:p>-5.102157592773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15.ppm</text:p>
          </table:table-cell>
          <table:table-cell office:value-type="float" office:value="1502058440.05555" calcext:value-type="float">
            <text:p>1502058440.05555</text:p>
          </table:table-cell>
          <table:table-cell office:value-type="float" office:value="1.0000269413" calcext:value-type="float">
            <text:p>1.0000269413</text:p>
          </table:table-cell>
          <table:table-cell office:value-type="float" office:value="0.0000269412994384766" calcext:value-type="float">
            <text:p>2.694129943847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16.ppm</text:p>
          </table:table-cell>
          <table:table-cell office:value-type="float" office:value="1502058441.05553" calcext:value-type="float">
            <text:p>1502058441.05553</text:p>
          </table:table-cell>
          <table:table-cell office:value-type="float" office:value="0.9999790192" calcext:value-type="float">
            <text:p>0.9999790192</text:p>
          </table:table-cell>
          <table:table-cell office:value-type="float" office:value="-0.0000209808349609375" calcext:value-type="float">
            <text:p>-2.098083496093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17.ppm</text:p>
          </table:table-cell>
          <table:table-cell office:value-type="float" office:value="1502058442.05548" calcext:value-type="float">
            <text:p>1502058442.05548</text:p>
          </table:table-cell>
          <table:table-cell office:value-type="float" office:value="0.9999489784" calcext:value-type="float">
            <text:p>0.9999489784</text:p>
          </table:table-cell>
          <table:table-cell office:value-type="float" office:value="-0.0000510215759277344" calcext:value-type="float">
            <text:p>-5.102157592773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18.ppm</text:p>
          </table:table-cell>
          <table:table-cell office:value-type="float" office:value="1502058443.05554" calcext:value-type="float">
            <text:p>1502058443.05554</text:p>
          </table:table-cell>
          <table:table-cell office:value-type="float" office:value="1.0000619888" calcext:value-type="float">
            <text:p>1.0000619888</text:p>
          </table:table-cell>
          <table:table-cell office:value-type="float" office:value="0.0000619888305664062" calcext:value-type="float">
            <text:p>6.198883056640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19.ppm</text:p>
          </table:table-cell>
          <table:table-cell office:value-type="float" office:value="1502058444.05552" calcext:value-type="float">
            <text:p>1502058444.05552</text:p>
          </table:table-cell>
          <table:table-cell office:value-type="float" office:value="0.9999780655" calcext:value-type="float">
            <text:p>0.9999780655</text:p>
          </table:table-cell>
          <table:table-cell office:value-type="float" office:value="-0.0000219345092773437" calcext:value-type="float">
            <text:p>-2.193450927734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20.ppm</text:p>
          </table:table-cell>
          <table:table-cell office:value-type="float" office:value="1502058445.05547" calcext:value-type="float">
            <text:p>1502058445.05547</text:p>
          </table:table-cell>
          <table:table-cell office:value-type="float" office:value="0.9999470711" calcext:value-type="float">
            <text:p>0.9999470711</text:p>
          </table:table-cell>
          <table:table-cell office:value-type="float" office:value="-0.0000529289245605469" calcext:value-type="float">
            <text:p>-5.292892456054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21.ppm</text:p>
          </table:table-cell>
          <table:table-cell office:value-type="float" office:value="1502058446.05553" calcext:value-type="float">
            <text:p>1502058446.05553</text:p>
          </table:table-cell>
          <table:table-cell office:value-type="float" office:value="1.0000629425" calcext:value-type="float">
            <text:p>1.0000629425</text:p>
          </table:table-cell>
          <table:table-cell office:value-type="float" office:value="0.0000629425048828125" calcext:value-type="float">
            <text:p>6.2942504882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22.ppm</text:p>
          </table:table-cell>
          <table:table-cell office:value-type="float" office:value="1502058447.05552" calcext:value-type="float">
            <text:p>1502058447.05552</text:p>
          </table:table-cell>
          <table:table-cell office:value-type="float" office:value="0.9999849796" calcext:value-type="float">
            <text:p>0.9999849796</text:p>
          </table:table-cell>
          <table:table-cell office:value-type="float" office:value="-0.0000150203704833984" calcext:value-type="float">
            <text:p>-1.502037048339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23.ppm</text:p>
          </table:table-cell>
          <table:table-cell office:value-type="float" office:value="1502058448.05547" calcext:value-type="float">
            <text:p>1502058448.05547</text:p>
          </table:table-cell>
          <table:table-cell office:value-type="float" office:value="0.9999489784" calcext:value-type="float">
            <text:p>0.9999489784</text:p>
          </table:table-cell>
          <table:table-cell office:value-type="float" office:value="-0.0000510215759277344" calcext:value-type="float">
            <text:p>-5.102157592773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24.ppm</text:p>
          </table:table-cell>
          <table:table-cell office:value-type="float" office:value="1502058449.05558" calcext:value-type="float">
            <text:p>1502058449.05558</text:p>
          </table:table-cell>
          <table:table-cell office:value-type="float" office:value="1.0001120567" calcext:value-type="float">
            <text:p>1.0001120567</text:p>
          </table:table-cell>
          <table:table-cell office:value-type="float" office:value="0.0001120567" calcext:value-type="float">
            <text:p>0.00011205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25.ppm</text:p>
          </table:table-cell>
          <table:table-cell office:value-type="float" office:value="1502058450.05554" calcext:value-type="float">
            <text:p>1502058450.05554</text:p>
          </table:table-cell>
          <table:table-cell office:value-type="float" office:value="0.9999608994" calcext:value-type="float">
            <text:p>0.9999608994</text:p>
          </table:table-cell>
          <table:table-cell office:value-type="float" office:value="-0.0000391006469726562" calcext:value-type="float">
            <text:p>-3.910064697265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26.ppm</text:p>
          </table:table-cell>
          <table:table-cell office:value-type="float" office:value="1502058451.05549" calcext:value-type="float">
            <text:p>1502058451.05549</text:p>
          </table:table-cell>
          <table:table-cell office:value-type="float" office:value="0.9999501705" calcext:value-type="float">
            <text:p>0.9999501705</text:p>
          </table:table-cell>
          <table:table-cell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27.ppm</text:p>
          </table:table-cell>
          <table:table-cell office:value-type="float" office:value="1502058452.05548" calcext:value-type="float">
            <text:p>1502058452.05548</text:p>
          </table:table-cell>
          <table:table-cell office:value-type="float" office:value="0.9999918938" calcext:value-type="float">
            <text:p>0.9999918938</text:p>
          </table:table-cell>
          <table:table-cell office:value-type="float" office:value="-0.00000810623168945313" calcext:value-type="float">
            <text:p>-8.1062316894531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28.ppm</text:p>
          </table:table-cell>
          <table:table-cell office:value-type="float" office:value="1502058453.05547" calcext:value-type="float">
            <text:p>1502058453.05547</text:p>
          </table:table-cell>
          <table:table-cell office:value-type="float" office:value="0.9999940395" calcext:value-type="float">
            <text:p>0.9999940395</text:p>
          </table:table-cell>
          <table:table-cell office:value-type="float" office:value="-0.00000596046447753906" calcext:value-type="float">
            <text:p>-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29.ppm</text:p>
          </table:table-cell>
          <table:table-cell office:value-type="float" office:value="1502058454.05542" calcext:value-type="float">
            <text:p>1502058454.05542</text:p>
          </table:table-cell>
          <table:table-cell office:value-type="float" office:value="0.9999470711" calcext:value-type="float">
            <text:p>0.9999470711</text:p>
          </table:table-cell>
          <table:table-cell office:value-type="float" office:value="-0.0000529289245605469" calcext:value-type="float">
            <text:p>-5.292892456054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30.ppm</text:p>
          </table:table-cell>
          <table:table-cell office:value-type="float" office:value="1502058455.05549" calcext:value-type="float">
            <text:p>1502058455.05549</text:p>
          </table:table-cell>
          <table:table-cell office:value-type="float" office:value="1.0000658035" calcext:value-type="float">
            <text:p>1.0000658035</text:p>
          </table:table-cell>
          <table:table-cell office:value-type="float" office:value="0.0000658035278320312" calcext:value-type="float">
            <text:p>6.58035278320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31.ppm</text:p>
          </table:table-cell>
          <table:table-cell office:value-type="float" office:value="1502058456.05545" calcext:value-type="float">
            <text:p>1502058456.05545</text:p>
          </table:table-cell>
          <table:table-cell office:value-type="float" office:value="0.9999651909" calcext:value-type="float">
            <text:p>0.9999651909</text:p>
          </table:table-cell>
          <table:table-cell office:value-type="float" office:value="-0.0000348091125488281" calcext:value-type="float">
            <text:p>-3.48091125488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32.ppm</text:p>
          </table:table-cell>
          <table:table-cell office:value-type="float" office:value="1502058457.0554" calcext:value-type="float">
            <text:p>1502058457.0554</text:p>
          </table:table-cell>
          <table:table-cell office:value-type="float" office:value="0.9999449253" calcext:value-type="float">
            <text:p>0.9999449253</text:p>
          </table:table-cell>
          <table:table-cell office:value-type="float" office:value="-0.0000550746917724609" calcext:value-type="float">
            <text:p>-5.50746917724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33.ppm</text:p>
          </table:table-cell>
          <table:table-cell office:value-type="float" office:value="1502058458.05548" calcext:value-type="float">
            <text:p>1502058458.05548</text:p>
          </table:table-cell>
          <table:table-cell office:value-type="float" office:value="1.0000779629" calcext:value-type="float">
            <text:p>1.0000779629</text:p>
          </table:table-cell>
          <table:table-cell office:value-type="float" office:value="0.0000779628753662109" calcext:value-type="float">
            <text:p>7.796287536621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34.ppm</text:p>
          </table:table-cell>
          <table:table-cell office:value-type="float" office:value="1502058459.05544" calcext:value-type="float">
            <text:p>1502058459.05544</text:p>
          </table:table-cell>
          <table:table-cell office:value-type="float" office:value="0.9999680519" calcext:value-type="float">
            <text:p>0.9999680519</text:p>
          </table:table-cell>
          <table:table-cell office:value-type="float" office:value="-0.0000319480895996094" calcext:value-type="float">
            <text:p>-3.194808959960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35.ppm</text:p>
          </table:table-cell>
          <table:table-cell office:value-type="float" office:value="1502058460.05546" calcext:value-type="float">
            <text:p>1502058460.05546</text:p>
          </table:table-cell>
          <table:table-cell office:value-type="float" office:value="1.0000188351" calcext:value-type="float">
            <text:p>1.0000188351</text:p>
          </table:table-cell>
          <table:table-cell office:value-type="float" office:value="0.0000188350677490234" calcext:value-type="float">
            <text:p>1.8835067749023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36.ppm</text:p>
          </table:table-cell>
          <table:table-cell office:value-type="float" office:value="1502058461.05546" calcext:value-type="float">
            <text:p>1502058461.05546</text:p>
          </table:table-cell>
          <table:table-cell office:value-type="float" office:value="0.9999990463" calcext:value-type="float">
            <text:p>0.9999990463</text:p>
          </table:table-cell>
          <table:table-cell office:value-type="float" office:value="-0.00000095367431640625" calcext:value-type="float">
            <text:p>-9.5367431640625E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37.ppm</text:p>
          </table:table-cell>
          <table:table-cell office:value-type="float" office:value="1502058462.05543" calcext:value-type="float">
            <text:p>1502058462.05543</text:p>
          </table:table-cell>
          <table:table-cell office:value-type="float" office:value="0.9999711514" calcext:value-type="float">
            <text:p>0.9999711514</text:p>
          </table:table-cell>
          <table:table-cell office:value-type="float" office:value="-0.0000288486480712891" calcext:value-type="float">
            <text:p>-2.8848648071289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38.ppm</text:p>
          </table:table-cell>
          <table:table-cell office:value-type="float" office:value="1502058463.05544" calcext:value-type="float">
            <text:p>1502058463.05544</text:p>
          </table:table-cell>
          <table:table-cell office:value-type="float" office:value="1.000002861" calcext:value-type="float">
            <text:p>1.000002861</text:p>
          </table:table-cell>
          <table:table-cell office:value-type="float" office:value="0.000002861" calcext:value-type="float">
            <text:p>0.0000028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39.ppm</text:p>
          </table:table-cell>
          <table:table-cell office:value-type="float" office:value="1502058464.05543" calcext:value-type="float">
            <text:p>1502058464.05543</text:p>
          </table:table-cell>
          <table:table-cell office:value-type="float" office:value="0.999997139" calcext:value-type="float">
            <text:p>0.999997139</text:p>
          </table:table-cell>
          <table:table-cell office:value-type="float" office:value="-0.000002861" calcext:value-type="float">
            <text:p>-0.0000028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40.ppm</text:p>
          </table:table-cell>
          <table:table-cell office:value-type="float" office:value="1502058465.05542" calcext:value-type="float">
            <text:p>1502058465.05542</text:p>
          </table:table-cell>
          <table:table-cell office:value-type="float" office:value="0.9999890327" calcext:value-type="float">
            <text:p>0.9999890327</text:p>
          </table:table-cell>
          <table:table-cell office:value-type="float" office:value="-0.0000109672546386719" calcext:value-type="float">
            <text:p>-1.096725463867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41.ppm</text:p>
          </table:table-cell>
          <table:table-cell office:value-type="float" office:value="1502058466.05543" calcext:value-type="float">
            <text:p>1502058466.05543</text:p>
          </table:table-cell>
          <table:table-cell office:value-type="float" office:value="1.0000128746" calcext:value-type="float">
            <text:p>1.0000128746</text:p>
          </table:table-cell>
          <table:table-cell office:value-type="float" office:value="0.0000128746032714844" calcext:value-type="float">
            <text:p>1.287460327148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42.ppm</text:p>
          </table:table-cell>
          <table:table-cell office:value-type="float" office:value="1502058467.0554" calcext:value-type="float">
            <text:p>1502058467.0554</text:p>
          </table:table-cell>
          <table:table-cell office:value-type="float" office:value="0.9999639988" calcext:value-type="float">
            <text:p>0.9999639988</text:p>
          </table:table-cell>
          <table:table-cell office:value-type="float" office:value="-0.0000360012054443359" calcext:value-type="float">
            <text:p>-3.6001205444335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43.ppm</text:p>
          </table:table-cell>
          <table:table-cell office:value-type="float" office:value="1502058468.05541" calcext:value-type="float">
            <text:p>1502058468.05541</text:p>
          </table:table-cell>
          <table:table-cell office:value-type="float" office:value="1.000013113" calcext:value-type="float">
            <text:p>1.000013113</text:p>
          </table:table-cell>
          <table:table-cell office:value-type="float" office:value="0.000013113" calcext:value-type="float">
            <text:p>0.0000131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44.ppm</text:p>
          </table:table-cell>
          <table:table-cell office:value-type="float" office:value="1502058469.0554" calcext:value-type="float">
            <text:p>1502058469.0554</text:p>
          </table:table-cell>
          <table:table-cell office:value-type="float" office:value="0.9999878407" calcext:value-type="float">
            <text:p>0.9999878407</text:p>
          </table:table-cell>
          <table:table-cell office:value-type="float" office:value="-0.0000121593475341797" calcext:value-type="float">
            <text:p>-1.215934753417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45.ppm</text:p>
          </table:table-cell>
          <table:table-cell office:value-type="float" office:value="1502058470.0554" calcext:value-type="float">
            <text:p>1502058470.0554</text:p>
          </table:table-cell>
          <table:table-cell office:value-type="float" office:value="1.0000030994" calcext:value-type="float">
            <text:p>1.0000030994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46.ppm</text:p>
          </table:table-cell>
          <table:table-cell office:value-type="float" office:value="1502058471.05541" calcext:value-type="float">
            <text:p>1502058471.05541</text:p>
          </table:table-cell>
          <table:table-cell office:value-type="float" office:value="1.0000040531" calcext:value-type="float">
            <text:p>1.0000040531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47.ppm</text:p>
          </table:table-cell>
          <table:table-cell office:value-type="float" office:value="1502058472.0554" calcext:value-type="float">
            <text:p>1502058472.0554</text:p>
          </table:table-cell>
          <table:table-cell office:value-type="float" office:value="0.9999978542" calcext:value-type="float">
            <text:p>0.9999978542</text:p>
          </table:table-cell>
          <table:table-cell office:value-type="float" office:value="-0.00000214576721191406" calcext:value-type="float">
            <text:p>-2.145767211914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48.ppm</text:p>
          </table:table-cell>
          <table:table-cell office:value-type="float" office:value="1502058473.05538" calcext:value-type="float">
            <text:p>1502058473.05538</text:p>
          </table:table-cell>
          <table:table-cell office:value-type="float" office:value="0.9999740124" calcext:value-type="float">
            <text:p>0.9999740124</text:p>
          </table:table-cell>
          <table:table-cell office:value-type="float" office:value="-0.0000259876251220703" calcext:value-type="float">
            <text:p>-2.598762512207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49.ppm</text:p>
          </table:table-cell>
          <table:table-cell office:value-type="float" office:value="1502058474.05539" calcext:value-type="float">
            <text:p>1502058474.05539</text:p>
          </table:table-cell>
          <table:table-cell office:value-type="float" office:value="1.0000109673" calcext:value-type="float">
            <text:p>1.0000109673</text:p>
          </table:table-cell>
          <table:table-cell office:value-type="float" office:value="0.0000109672546386719" calcext:value-type="float">
            <text:p>1.096725463867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50.ppm</text:p>
          </table:table-cell>
          <table:table-cell office:value-type="float" office:value="1502058475.05537" calcext:value-type="float">
            <text:p>1502058475.05537</text:p>
          </table:table-cell>
          <table:table-cell office:value-type="float" office:value="0.9999849796" calcext:value-type="float">
            <text:p>0.9999849796</text:p>
          </table:table-cell>
          <table:table-cell office:value-type="float" office:value="-0.0000150203704833984" calcext:value-type="float">
            <text:p>-1.502037048339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51.ppm</text:p>
          </table:table-cell>
          <table:table-cell office:value-type="float" office:value="1502058476.05537" calcext:value-type="float">
            <text:p>1502058476.05537</text:p>
          </table:table-cell>
          <table:table-cell office:value-type="float" office:value="0.9999949932" calcext:value-type="float">
            <text:p>0.9999949932</text:p>
          </table:table-cell>
          <table:table-cell office:value-type="float" office:value="-0.00000500679016113281" calcext:value-type="float">
            <text:p>-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52.ppm</text:p>
          </table:table-cell>
          <table:table-cell office:value-type="float" office:value="1502058477.05538" calcext:value-type="float">
            <text:p>1502058477.05538</text:p>
          </table:table-cell>
          <table:table-cell office:value-type="float" office:value="1.0000081062" calcext:value-type="float">
            <text:p>1.0000081062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53.ppm</text:p>
          </table:table-cell>
          <table:table-cell office:value-type="float" office:value="1502058478.05536" calcext:value-type="float">
            <text:p>1502058478.05536</text:p>
          </table:table-cell>
          <table:table-cell office:value-type="float" office:value="0.9999830723" calcext:value-type="float">
            <text:p>0.9999830723</text:p>
          </table:table-cell>
          <table:table-cell office:value-type="float" office:value="-0.0000169277191162109" calcext:value-type="float">
            <text:p>-1.692771911621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54.ppm</text:p>
          </table:table-cell>
          <table:table-cell office:value-type="float" office:value="1502058479.05538" calcext:value-type="float">
            <text:p>1502058479.05538</text:p>
          </table:table-cell>
          <table:table-cell office:value-type="float" office:value="1.0000238419" calcext:value-type="float">
            <text:p>1.0000238419</text:p>
          </table:table-cell>
          <table:table-cell office:value-type="float" office:value="0.0000238418579101562" calcext:value-type="float">
            <text:p>2.384185791015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55.ppm</text:p>
          </table:table-cell>
          <table:table-cell office:value-type="float" office:value="1502058480.05534" calcext:value-type="float">
            <text:p>1502058480.05534</text:p>
          </table:table-cell>
          <table:table-cell office:value-type="float" office:value="0.9999539852" calcext:value-type="float">
            <text:p>0.9999539852</text:p>
          </table:table-cell>
          <table:table-cell office:value-type="float" office:value="-0.0000460147857666016" calcext:value-type="float">
            <text:p>-4.6014785766601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56.ppm</text:p>
          </table:table-cell>
          <table:table-cell office:value-type="float" office:value="1502058481.05536" calcext:value-type="float">
            <text:p>1502058481.05536</text:p>
          </table:table-cell>
          <table:table-cell office:value-type="float" office:value="1.0000231266" calcext:value-type="float">
            <text:p>1.0000231266</text:p>
          </table:table-cell>
          <table:table-cell office:value-type="float" office:value="0.0000231266021728516" calcext:value-type="float">
            <text:p>2.3126602172851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57.ppm</text:p>
          </table:table-cell>
          <table:table-cell office:value-type="float" office:value="1502058482.05534" calcext:value-type="float">
            <text:p>1502058482.05534</text:p>
          </table:table-cell>
          <table:table-cell office:value-type="float" office:value="0.9999768734" calcext:value-type="float">
            <text:p>0.9999768734</text:p>
          </table:table-cell>
          <table:table-cell office:value-type="float" office:value="-0.0000231266021728516" calcext:value-type="float">
            <text:p>-2.3126602172851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58.ppm</text:p>
          </table:table-cell>
          <table:table-cell office:value-type="float" office:value="1502058483.05536" calcext:value-type="float">
            <text:p>1502058483.05536</text:p>
          </table:table-cell>
          <table:table-cell office:value-type="float" office:value="1.0000240803" calcext:value-type="float">
            <text:p>1.0000240803</text:p>
          </table:table-cell>
          <table:table-cell office:value-type="float" office:value="0.0000240802764892578" calcext:value-type="float">
            <text:p>2.408027648925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59.ppm</text:p>
          </table:table-cell>
          <table:table-cell office:value-type="float" office:value="1502058484.05534" calcext:value-type="float">
            <text:p>1502058484.05534</text:p>
          </table:table-cell>
          <table:table-cell office:value-type="float" office:value="0.9999799728" calcext:value-type="float">
            <text:p>0.9999799728</text:p>
          </table:table-cell>
          <table:table-cell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60.ppm</text:p>
          </table:table-cell>
          <table:table-cell office:value-type="float" office:value="1502058485.05534" calcext:value-type="float">
            <text:p>1502058485.055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61.ppm</text:p>
          </table:table-cell>
          <table:table-cell office:value-type="float" office:value="1502058486.05532" calcext:value-type="float">
            <text:p>1502058486.05532</text:p>
          </table:table-cell>
          <table:table-cell office:value-type="float" office:value="0.9999740124" calcext:value-type="float">
            <text:p>0.9999740124</text:p>
          </table:table-cell>
          <table:table-cell office:value-type="float" office:value="-0.0000259876251220703" calcext:value-type="float">
            <text:p>-2.598762512207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62.ppm</text:p>
          </table:table-cell>
          <table:table-cell office:value-type="float" office:value="1502058487.05534" calcext:value-type="float">
            <text:p>1502058487.05534</text:p>
          </table:table-cell>
          <table:table-cell office:value-type="float" office:value="1.0000259876" calcext:value-type="float">
            <text:p>1.0000259876</text:p>
          </table:table-cell>
          <table:table-cell office:value-type="float" office:value="0.0000259876251220703" calcext:value-type="float">
            <text:p>2.598762512207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63.ppm</text:p>
          </table:table-cell>
          <table:table-cell office:value-type="float" office:value="1502058488.05533" calcext:value-type="float">
            <text:p>1502058488.05533</text:p>
          </table:table-cell>
          <table:table-cell office:value-type="float" office:value="0.9999880791" calcext:value-type="float">
            <text:p>0.9999880791</text:p>
          </table:table-cell>
          <table:table-cell office:value-type="float" office:value="-0.0000119209289550781" calcext:value-type="float">
            <text:p>-1.192092895507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64.ppm</text:p>
          </table:table-cell>
          <table:table-cell office:value-type="float" office:value="1502058489.05528" calcext:value-type="float">
            <text:p>1502058489.05528</text:p>
          </table:table-cell>
          <table:table-cell office:value-type="float" office:value="0.9999489784" calcext:value-type="float">
            <text:p>0.9999489784</text:p>
          </table:table-cell>
          <table:table-cell office:value-type="float" office:value="-0.0000510215759277344" calcext:value-type="float">
            <text:p>-5.102157592773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65.ppm</text:p>
          </table:table-cell>
          <table:table-cell office:value-type="float" office:value="1502058490.05532" calcext:value-type="float">
            <text:p>1502058490.05532</text:p>
          </table:table-cell>
          <table:table-cell office:value-type="float" office:value="1.0000419617" calcext:value-type="float">
            <text:p>1.0000419617</text:p>
          </table:table-cell>
          <table:table-cell office:value-type="float" office:value="0.000041961669921875" calcext:value-type="float">
            <text:p>4.19616699218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66.ppm</text:p>
          </table:table-cell>
          <table:table-cell office:value-type="float" office:value="1502058491.05532" calcext:value-type="float">
            <text:p>1502058491.05532</text:p>
          </table:table-cell>
          <table:table-cell office:value-type="float" office:value="0.999997139" calcext:value-type="float">
            <text:p>0.999997139</text:p>
          </table:table-cell>
          <table:table-cell office:value-type="float" office:value="-0.000002861" calcext:value-type="float">
            <text:p>-0.0000028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67.ppm</text:p>
          </table:table-cell>
          <table:table-cell office:value-type="float" office:value="1502058492.05527" calcext:value-type="float">
            <text:p>1502058492.05527</text:p>
          </table:table-cell>
          <table:table-cell office:value-type="float" office:value="0.9999508858" calcext:value-type="float">
            <text:p>0.9999508858</text:p>
          </table:table-cell>
          <table:table-cell office:value-type="float" office:value="-0.0000491142272949219" calcext:value-type="float">
            <text:p>-4.911422729492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68.ppm</text:p>
          </table:table-cell>
          <table:table-cell office:value-type="float" office:value="1502058493.05529" calcext:value-type="float">
            <text:p>1502058493.05529</text:p>
          </table:table-cell>
          <table:table-cell office:value-type="float" office:value="1.0000209808" calcext:value-type="float">
            <text:p>1.0000209808</text:p>
          </table:table-cell>
          <table:table-cell office:value-type="float" office:value="0.0000209808349609375" calcext:value-type="float">
            <text:p>2.098083496093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69.ppm</text:p>
          </table:table-cell>
          <table:table-cell office:value-type="float" office:value="1502058494.05529" calcext:value-type="float">
            <text:p>1502058494.05529</text:p>
          </table:table-cell>
          <table:table-cell office:value-type="float" office:value="0.9999949932" calcext:value-type="float">
            <text:p>0.9999949932</text:p>
          </table:table-cell>
          <table:table-cell office:value-type="float" office:value="-0.00000500679016113281" calcext:value-type="float">
            <text:p>-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70.ppm</text:p>
          </table:table-cell>
          <table:table-cell office:value-type="float" office:value="1502058495.05523" calcext:value-type="float">
            <text:p>1502058495.05523</text:p>
          </table:table-cell>
          <table:table-cell office:value-type="float" office:value="0.9999489784" calcext:value-type="float">
            <text:p>0.9999489784</text:p>
          </table:table-cell>
          <table:table-cell office:value-type="float" office:value="-0.0000510215759277344" calcext:value-type="float">
            <text:p>-5.102157592773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71.ppm</text:p>
          </table:table-cell>
          <table:table-cell office:value-type="float" office:value="1502058496.05526" calcext:value-type="float">
            <text:p>1502058496.05526</text:p>
          </table:table-cell>
          <table:table-cell office:value-type="float" office:value="1.0000300407" calcext:value-type="float">
            <text:p>1.0000300407</text:p>
          </table:table-cell>
          <table:table-cell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72.ppm</text:p>
          </table:table-cell>
          <table:table-cell office:value-type="float" office:value="1502058497.05526" calcext:value-type="float">
            <text:p>1502058497.055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73.ppm</text:p>
          </table:table-cell>
          <table:table-cell office:value-type="float" office:value="1502058498.0552" calcext:value-type="float">
            <text:p>1502058498.0552</text:p>
          </table:table-cell>
          <table:table-cell office:value-type="float" office:value="0.9999370575" calcext:value-type="float">
            <text:p>0.9999370575</text:p>
          </table:table-cell>
          <table:table-cell office:value-type="float" office:value="-0.0000629425048828125" calcext:value-type="float">
            <text:p>-6.2942504882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74.ppm</text:p>
          </table:table-cell>
          <table:table-cell office:value-type="float" office:value="1502058499.05529" calcext:value-type="float">
            <text:p>1502058499.05529</text:p>
          </table:table-cell>
          <table:table-cell office:value-type="float" office:value="1.0000898838" calcext:value-type="float">
            <text:p>1.0000898838</text:p>
          </table:table-cell>
          <table:table-cell office:value-type="float" office:value="0.0000898838043212891" calcext:value-type="float">
            <text:p>8.9883804321289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75.ppm</text:p>
          </table:table-cell>
          <table:table-cell office:value-type="float" office:value="1502058500.05525" calcext:value-type="float">
            <text:p>1502058500.05525</text:p>
          </table:table-cell>
          <table:table-cell office:value-type="float" office:value="0.9999611378" calcext:value-type="float">
            <text:p>0.9999611378</text:p>
          </table:table-cell>
          <table:table-cell office:value-type="float" office:value="-0.0000388622283935547" calcext:value-type="float">
            <text:p>-3.8862228393554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76.ppm</text:p>
          </table:table-cell>
          <table:table-cell office:value-type="float" office:value="1502058501.05519" calcext:value-type="float">
            <text:p>1502058501.05519</text:p>
          </table:table-cell>
          <table:table-cell office:value-type="float" office:value="0.9999349117" calcext:value-type="float">
            <text:p>0.9999349117</text:p>
          </table:table-cell>
          <table:table-cell office:value-type="float" office:value="-0.0000650882720947266" calcext:value-type="float">
            <text:p>-6.50882720947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77.ppm</text:p>
          </table:table-cell>
          <table:table-cell office:value-type="float" office:value="1502058502.05528" calcext:value-type="float">
            <text:p>1502058502.05528</text:p>
          </table:table-cell>
          <table:table-cell office:value-type="float" office:value="1.0000960827" calcext:value-type="float">
            <text:p>1.0000960827</text:p>
          </table:table-cell>
          <table:table-cell office:value-type="float" office:value="0.0000960826873779297" calcext:value-type="float">
            <text:p>9.608268737792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78.ppm</text:p>
          </table:table-cell>
          <table:table-cell office:value-type="float" office:value="1502058503.05526" calcext:value-type="float">
            <text:p>1502058503.05526</text:p>
          </table:table-cell>
          <table:table-cell office:value-type="float" office:value="0.999974966" calcext:value-type="float">
            <text:p>0.999974966</text:p>
          </table:table-cell>
          <table:table-cell office:value-type="float" office:value="-0.000025034" calcext:value-type="float">
            <text:p>-0.000025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79.ppm</text:p>
          </table:table-cell>
          <table:table-cell office:value-type="float" office:value="1502058504.05519" calcext:value-type="float">
            <text:p>1502058504.05519</text:p>
          </table:table-cell>
          <table:table-cell office:value-type="float" office:value="0.9999349117" calcext:value-type="float">
            <text:p>0.9999349117</text:p>
          </table:table-cell>
          <table:table-cell office:value-type="float" office:value="-0.0000650882720947266" calcext:value-type="float">
            <text:p>-6.50882720947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80.ppm</text:p>
          </table:table-cell>
          <table:table-cell office:value-type="float" office:value="1502058505.05523" calcext:value-type="float">
            <text:p>1502058505.05523</text:p>
          </table:table-cell>
          <table:table-cell office:value-type="float" office:value="1.0000400543" calcext:value-type="float">
            <text:p>1.0000400543</text:p>
          </table:table-cell>
          <table:table-cell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81.ppm</text:p>
          </table:table-cell>
          <table:table-cell office:value-type="float" office:value="1502058506.05524" calcext:value-type="float">
            <text:p>1502058506.05524</text:p>
          </table:table-cell>
          <table:table-cell office:value-type="float" office:value="1.0000069141" calcext:value-type="float">
            <text:p>1.0000069141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82.ppm</text:p>
          </table:table-cell>
          <table:table-cell office:value-type="float" office:value="1502058507.05518" calcext:value-type="float">
            <text:p>1502058507.05518</text:p>
          </table:table-cell>
          <table:table-cell office:value-type="float" office:value="0.9999351501" calcext:value-type="float">
            <text:p>0.9999351501</text:p>
          </table:table-cell>
          <table:table-cell office:value-type="float" office:value="-0.000064849853515625" calcext:value-type="float">
            <text:p>-6.4849853515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83.ppm</text:p>
          </table:table-cell>
          <table:table-cell office:value-type="float" office:value="1502058508.05524" calcext:value-type="float">
            <text:p>1502058508.05524</text:p>
          </table:table-cell>
          <table:table-cell office:value-type="float" office:value="1.0000660419" calcext:value-type="float">
            <text:p>1.0000660419</text:p>
          </table:table-cell>
          <table:table-cell office:value-type="float" office:value="0.0000660419464111328" calcext:value-type="float">
            <text:p>6.6041946411132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84.ppm</text:p>
          </table:table-cell>
          <table:table-cell office:value-type="float" office:value="1502058509.05521" calcext:value-type="float">
            <text:p>1502058509.05521</text:p>
          </table:table-cell>
          <table:table-cell office:value-type="float" office:value="0.9999718666" calcext:value-type="float">
            <text:p>0.9999718666</text:p>
          </table:table-cell>
          <table:table-cell office:value-type="float" office:value="-0.0000281333923339844" calcext:value-type="float">
            <text:p>-2.813339233398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85.ppm</text:p>
          </table:table-cell>
          <table:table-cell office:value-type="float" office:value="1502058510.05515" calcext:value-type="float">
            <text:p>1502058510.05515</text:p>
          </table:table-cell>
          <table:table-cell office:value-type="float" office:value="0.9999380112" calcext:value-type="float">
            <text:p>0.9999380112</text:p>
          </table:table-cell>
          <table:table-cell office:value-type="float" office:value="-0.0000619888305664062" calcext:value-type="float">
            <text:p>-6.198883056640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86.ppm</text:p>
          </table:table-cell>
          <table:table-cell office:value-type="float" office:value="1502058511.05521" calcext:value-type="float">
            <text:p>1502058511.05521</text:p>
          </table:table-cell>
          <table:table-cell office:value-type="float" office:value="1.0000600815" calcext:value-type="float">
            <text:p>1.0000600815</text:p>
          </table:table-cell>
          <table:table-cell office:value-type="float" office:value="0.0000600814819335937" calcext:value-type="float">
            <text:p>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87.ppm</text:p>
          </table:table-cell>
          <table:table-cell office:value-type="float" office:value="1502058512.05521" calcext:value-type="float">
            <text:p>1502058512.05521</text:p>
          </table:table-cell>
          <table:table-cell office:value-type="float" office:value="0.9999949932" calcext:value-type="float">
            <text:p>0.9999949932</text:p>
          </table:table-cell>
          <table:table-cell office:value-type="float" office:value="-0.00000500679016113281" calcext:value-type="float">
            <text:p>-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88.ppm</text:p>
          </table:table-cell>
          <table:table-cell office:value-type="float" office:value="1502058513.05514" calcext:value-type="float">
            <text:p>1502058513.05514</text:p>
          </table:table-cell>
          <table:table-cell office:value-type="float" office:value="0.9999358654" calcext:value-type="float">
            <text:p>0.9999358654</text:p>
          </table:table-cell>
          <table:table-cell office:value-type="float" office:value="-0.0000641345977783203" calcext:value-type="float">
            <text:p>-6.413459777832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89.ppm</text:p>
          </table:table-cell>
          <table:table-cell office:value-type="float" office:value="1502058514.05521" calcext:value-type="float">
            <text:p>1502058514.05521</text:p>
          </table:table-cell>
          <table:table-cell office:value-type="float" office:value="1.0000700951" calcext:value-type="float">
            <text:p>1.0000700951</text:p>
          </table:table-cell>
          <table:table-cell office:value-type="float" office:value="0.0000700950622558594" calcext:value-type="float">
            <text:p>7.00950622558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90.ppm</text:p>
          </table:table-cell>
          <table:table-cell office:value-type="float" office:value="1502058515.05519" calcext:value-type="float">
            <text:p>1502058515.05519</text:p>
          </table:table-cell>
          <table:table-cell office:value-type="float" office:value="0.9999809265" calcext:value-type="float">
            <text:p>0.9999809265</text:p>
          </table:table-cell>
          <table:table-cell office:value-type="float" office:value="-0.000019073486328125" calcext:value-type="float">
            <text:p>-1.907348632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91.ppm</text:p>
          </table:table-cell>
          <table:table-cell office:value-type="float" office:value="1502058516.05513" calcext:value-type="float">
            <text:p>1502058516.05513</text:p>
          </table:table-cell>
          <table:table-cell office:value-type="float" office:value="0.9999361038" calcext:value-type="float">
            <text:p>0.9999361038</text:p>
          </table:table-cell>
          <table:table-cell office:value-type="float" office:value="-0.0000638961791992187" calcext:value-type="float">
            <text:p>-6.3896179199218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92.ppm</text:p>
          </table:table-cell>
          <table:table-cell office:value-type="float" office:value="1502058517.05519" calcext:value-type="float">
            <text:p>1502058517.05519</text:p>
          </table:table-cell>
          <table:table-cell office:value-type="float" office:value="1.0000598431" calcext:value-type="float">
            <text:p>1.0000598431</text:p>
          </table:table-cell>
          <table:table-cell office:value-type="float" office:value="0.0000598430633544922" calcext:value-type="float">
            <text:p>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93.ppm</text:p>
          </table:table-cell>
          <table:table-cell office:value-type="float" office:value="1502058518.0552" calcext:value-type="float">
            <text:p>1502058518.0552</text:p>
          </table:table-cell>
          <table:table-cell office:value-type="float" office:value="1.0000071526" calcext:value-type="float">
            <text:p>1.0000071526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94.ppm</text:p>
          </table:table-cell>
          <table:table-cell office:value-type="float" office:value="1502058519.05519" calcext:value-type="float">
            <text:p>1502058519.05519</text:p>
          </table:table-cell>
          <table:table-cell office:value-type="float" office:value="0.9999949932" calcext:value-type="float">
            <text:p>0.9999949932</text:p>
          </table:table-cell>
          <table:table-cell office:value-type="float" office:value="-0.00000500679016113281" calcext:value-type="float">
            <text:p>-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95.ppm</text:p>
          </table:table-cell>
          <table:table-cell office:value-type="float" office:value="1502058520.05519" calcext:value-type="float">
            <text:p>1502058520.05519</text:p>
          </table:table-cell>
          <table:table-cell office:value-type="float" office:value="0.9999959469" calcext:value-type="float">
            <text:p>0.9999959469</text:p>
          </table:table-cell>
          <table:table-cell office:value-type="float" office:value="-0.00000405311584472656" calcext:value-type="float">
            <text:p>-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96.ppm</text:p>
          </table:table-cell>
          <table:table-cell office:value-type="float" office:value="1502058521.05516" calcext:value-type="float">
            <text:p>1502058521.05516</text:p>
          </table:table-cell>
          <table:table-cell office:value-type="float" office:value="0.999974966" calcext:value-type="float">
            <text:p>0.999974966</text:p>
          </table:table-cell>
          <table:table-cell office:value-type="float" office:value="-0.000025034" calcext:value-type="float">
            <text:p>-0.000025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97.ppm</text:p>
          </table:table-cell>
          <table:table-cell office:value-type="float" office:value="1502058522.05517" calcext:value-type="float">
            <text:p>1502058522.05517</text:p>
          </table:table-cell>
          <table:table-cell office:value-type="float" office:value="1.0000050068" calcext:value-type="float">
            <text:p>1.0000050068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98.ppm</text:p>
          </table:table-cell>
          <table:table-cell office:value-type="float" office:value="1502058523.05516" calcext:value-type="float">
            <text:p>1502058523.05516</text:p>
          </table:table-cell>
          <table:table-cell office:value-type="float" office:value="0.9999899864" calcext:value-type="float">
            <text:p>0.9999899864</text:p>
          </table:table-cell>
          <table:table-cell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99.ppm</text:p>
          </table:table-cell>
          <table:table-cell office:value-type="float" office:value="1502058524.05514" calcext:value-type="float">
            <text:p>1502058524.05514</text:p>
          </table:table-cell>
          <table:table-cell office:value-type="float" office:value="0.9999871254" calcext:value-type="float">
            <text:p>0.9999871254</text:p>
          </table:table-cell>
          <table:table-cell office:value-type="float" office:value="-0.0000128746032714844" calcext:value-type="float">
            <text:p>-1.287460327148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00.ppm</text:p>
          </table:table-cell>
          <table:table-cell office:value-type="float" office:value="1502058525.05516" calcext:value-type="float">
            <text:p>1502058525.05516</text:p>
          </table:table-cell>
          <table:table-cell office:value-type="float" office:value="1.0000109673" calcext:value-type="float">
            <text:p>1.0000109673</text:p>
          </table:table-cell>
          <table:table-cell office:value-type="float" office:value="0.0000109672546386719" calcext:value-type="float">
            <text:p>1.096725463867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01.ppm</text:p>
          </table:table-cell>
          <table:table-cell office:value-type="float" office:value="1502058526.05514" calcext:value-type="float">
            <text:p>1502058526.05514</text:p>
          </table:table-cell>
          <table:table-cell office:value-type="float" office:value="0.9999890327" calcext:value-type="float">
            <text:p>0.9999890327</text:p>
          </table:table-cell>
          <table:table-cell office:value-type="float" office:value="-0.0000109672546386719" calcext:value-type="float">
            <text:p>-1.096725463867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02.ppm</text:p>
          </table:table-cell>
          <table:table-cell office:value-type="float" office:value="1502058527.05515" calcext:value-type="float">
            <text:p>1502058527.05515</text:p>
          </table:table-cell>
          <table:table-cell office:value-type="float" office:value="1.0000078678" calcext:value-type="float">
            <text:p>1.0000078678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03.ppm</text:p>
          </table:table-cell>
          <table:table-cell office:value-type="float" office:value="1502058528.05515" calcext:value-type="float">
            <text:p>1502058528.05515</text:p>
          </table:table-cell>
          <table:table-cell office:value-type="float" office:value="1.0000009537" calcext:value-type="float">
            <text:p>1.0000009537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04.ppm</text:p>
          </table:table-cell>
          <table:table-cell office:value-type="float" office:value="1502058529.05521" calcext:value-type="float">
            <text:p>1502058529.05521</text:p>
          </table:table-cell>
          <table:table-cell office:value-type="float" office:value="1.0000581741" calcext:value-type="float">
            <text:p>1.0000581741</text:p>
          </table:table-cell>
          <table:table-cell office:value-type="float" office:value="0.0000581741333007812" calcext:value-type="float">
            <text:p>5.817413330078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05.ppm</text:p>
          </table:table-cell>
          <table:table-cell office:value-type="float" office:value="1502058530.05522" calcext:value-type="float">
            <text:p>1502058530.05522</text:p>
          </table:table-cell>
          <table:table-cell office:value-type="float" office:value="1.0000088215" calcext:value-type="float">
            <text:p>1.0000088215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06.ppm</text:p>
          </table:table-cell>
          <table:table-cell office:value-type="float" office:value="1502058531.05516" calcext:value-type="float">
            <text:p>1502058531.05516</text:p>
          </table:table-cell>
          <table:table-cell office:value-type="float" office:value="0.9999420643" calcext:value-type="float">
            <text:p>0.9999420643</text:p>
          </table:table-cell>
          <table:table-cell office:value-type="float" office:value="-0.0000579357147216797" calcext:value-type="float">
            <text:p>-5.793571472167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07.ppm</text:p>
          </table:table-cell>
          <table:table-cell office:value-type="float" office:value="1502058532.05519" calcext:value-type="float">
            <text:p>1502058532.05519</text:p>
          </table:table-cell>
          <table:table-cell office:value-type="float" office:value="1.0000319481" calcext:value-type="float">
            <text:p>1.0000319481</text:p>
          </table:table-cell>
          <table:table-cell office:value-type="float" office:value="0.0000319480895996094" calcext:value-type="float">
            <text:p>3.194808959960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08.ppm</text:p>
          </table:table-cell>
          <table:table-cell office:value-type="float" office:value="1502058533.05518" calcext:value-type="float">
            <text:p>1502058533.05518</text:p>
          </table:table-cell>
          <table:table-cell office:value-type="float" office:value="0.999985218" calcext:value-type="float">
            <text:p>0.999985218</text:p>
          </table:table-cell>
          <table:table-cell office:value-type="float" office:value="-0.000014782" calcext:value-type="float">
            <text:p>-0.0000147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09.ppm</text:p>
          </table:table-cell>
          <table:table-cell office:value-type="float" office:value="1502058534.05512" calcext:value-type="float">
            <text:p>1502058534.05512</text:p>
          </table:table-cell>
          <table:table-cell office:value-type="float" office:value="0.9999408722" calcext:value-type="float">
            <text:p>0.9999408722</text:p>
          </table:table-cell>
          <table:table-cell office:value-type="float" office:value="-0.0000591278076171875" calcext:value-type="float">
            <text:p>-5.912780761718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10.ppm</text:p>
          </table:table-cell>
          <table:table-cell office:value-type="float" office:value="1502058535.05519" calcext:value-type="float">
            <text:p>1502058535.05519</text:p>
          </table:table-cell>
          <table:table-cell office:value-type="float" office:value="1.0000679493" calcext:value-type="float">
            <text:p>1.0000679493</text:p>
          </table:table-cell>
          <table:table-cell office:value-type="float" office:value="0.0000679492950439453" calcext:value-type="float">
            <text:p>6.794929504394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11.ppm</text:p>
          </table:table-cell>
          <table:table-cell office:value-type="float" office:value="1502058536.05518" calcext:value-type="float">
            <text:p>1502058536.05518</text:p>
          </table:table-cell>
          <table:table-cell office:value-type="float" office:value="0.9999921322" calcext:value-type="float">
            <text:p>0.9999921322</text:p>
          </table:table-cell>
          <table:table-cell office:value-type="float" office:value="-0.00000786781311035156" calcext:value-type="float">
            <text:p>-7.867813110351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12.ppm</text:p>
          </table:table-cell>
          <table:table-cell office:value-type="float" office:value="1502058537.05513" calcext:value-type="float">
            <text:p>1502058537.05513</text:p>
          </table:table-cell>
          <table:table-cell office:value-type="float" office:value="0.9999468327" calcext:value-type="float">
            <text:p>0.9999468327</text:p>
          </table:table-cell>
          <table:table-cell office:value-type="float" office:value="-0.0000531673431396484" calcext:value-type="float">
            <text:p>-5.316734313964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13.ppm</text:p>
          </table:table-cell>
          <table:table-cell office:value-type="float" office:value="1502058538.05518" calcext:value-type="float">
            <text:p>1502058538.05518</text:p>
          </table:table-cell>
          <table:table-cell office:value-type="float" office:value="1.0000560284" calcext:value-type="float">
            <text:p>1.0000560284</text:p>
          </table:table-cell>
          <table:table-cell office:value-type="float" office:value="0.0000560283660888672" calcext:value-type="float">
            <text:p>5.6028366088867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14.ppm</text:p>
          </table:table-cell>
          <table:table-cell office:value-type="float" office:value="1502058539.05519" calcext:value-type="float">
            <text:p>1502058539.05519</text:p>
          </table:table-cell>
          <table:table-cell office:value-type="float" office:value="1.0000100136" calcext:value-type="float">
            <text:p>1.0000100136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15.ppm</text:p>
          </table:table-cell>
          <table:table-cell office:value-type="float" office:value="1502058540.05515" calcext:value-type="float">
            <text:p>1502058540.05515</text:p>
          </table:table-cell>
          <table:table-cell office:value-type="float" office:value="0.999958992" calcext:value-type="float">
            <text:p>0.999958992</text:p>
          </table:table-cell>
          <table:table-cell office:value-type="float" office:value="-0.000041008" calcext:value-type="float">
            <text:p>-0.0000410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16.ppm</text:p>
          </table:table-cell>
          <table:table-cell office:value-type="float" office:value="1502058541.05518" calcext:value-type="float">
            <text:p>1502058541.05518</text:p>
          </table:table-cell>
          <table:table-cell office:value-type="float" office:value="1.0000259876" calcext:value-type="float">
            <text:p>1.0000259876</text:p>
          </table:table-cell>
          <table:table-cell office:value-type="float" office:value="0.0000259876251220703" calcext:value-type="float">
            <text:p>2.598762512207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17.ppm</text:p>
          </table:table-cell>
          <table:table-cell office:value-type="float" office:value="1502058542.05516" calcext:value-type="float">
            <text:p>1502058542.05516</text:p>
          </table:table-cell>
          <table:table-cell office:value-type="float" office:value="0.9999861717" calcext:value-type="float">
            <text:p>0.9999861717</text:p>
          </table:table-cell>
          <table:table-cell office:value-type="float" office:value="-0.0000138282775878906" calcext:value-type="float">
            <text:p>-1.3828277587890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18.ppm</text:p>
          </table:table-cell>
          <table:table-cell office:value-type="float" office:value="1502058543.05519" calcext:value-type="float">
            <text:p>1502058543.05519</text:p>
          </table:table-cell>
          <table:table-cell office:value-type="float" office:value="1.0000228882" calcext:value-type="float">
            <text:p>1.0000228882</text:p>
          </table:table-cell>
          <table:table-cell office:value-type="float" office:value="0.00002288818359375" calcext:value-type="float">
            <text:p>2.2888183593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19.ppm</text:p>
          </table:table-cell>
          <table:table-cell office:value-type="float" office:value="1502058544.05515" calcext:value-type="float">
            <text:p>1502058544.05515</text:p>
          </table:table-cell>
          <table:table-cell office:value-type="float" office:value="0.9999670982" calcext:value-type="float">
            <text:p>0.9999670982</text:p>
          </table:table-cell>
          <table:table-cell office:value-type="float" office:value="-0.0000329017639160156" calcext:value-type="float">
            <text:p>-3.290176391601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20.ppm</text:p>
          </table:table-cell>
          <table:table-cell office:value-type="float" office:value="1502058545.05514" calcext:value-type="float">
            <text:p>1502058545.05514</text:p>
          </table:table-cell>
          <table:table-cell office:value-type="float" office:value="0.9999859333" calcext:value-type="float">
            <text:p>0.9999859333</text:p>
          </table:table-cell>
          <table:table-cell office:value-type="float" office:value="-0.0000140666961669922" calcext:value-type="float">
            <text:p>-1.40666961669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21.ppm</text:p>
          </table:table-cell>
          <table:table-cell office:value-type="float" office:value="1502058546.05515" calcext:value-type="float">
            <text:p>1502058546.05515</text:p>
          </table:table-cell>
          <table:table-cell office:value-type="float" office:value="1.0000100136" calcext:value-type="float">
            <text:p>1.0000100136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22.ppm</text:p>
          </table:table-cell>
          <table:table-cell office:value-type="float" office:value="1502058547.05514" calcext:value-type="float">
            <text:p>1502058547.05514</text:p>
          </table:table-cell>
          <table:table-cell office:value-type="float" office:value="0.9999909401" calcext:value-type="float">
            <text:p>0.9999909401</text:p>
          </table:table-cell>
          <table:table-cell office:value-type="float" office:value="-0.00000905990600585938" calcext:value-type="float">
            <text:p>-9.0599060058593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23.ppm</text:p>
          </table:table-cell>
          <table:table-cell office:value-type="float" office:value="1502058548.05512" calcext:value-type="float">
            <text:p>1502058548.05512</text:p>
          </table:table-cell>
          <table:table-cell office:value-type="float" office:value="0.9999740124" calcext:value-type="float">
            <text:p>0.9999740124</text:p>
          </table:table-cell>
          <table:table-cell office:value-type="float" office:value="-0.0000259876251220703" calcext:value-type="float">
            <text:p>-2.598762512207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24.ppm</text:p>
          </table:table-cell>
          <table:table-cell office:value-type="float" office:value="1502058549.05511" calcext:value-type="float">
            <text:p>1502058549.05511</text:p>
          </table:table-cell>
          <table:table-cell office:value-type="float" office:value="0.9999959469" calcext:value-type="float">
            <text:p>0.9999959469</text:p>
          </table:table-cell>
          <table:table-cell office:value-type="float" office:value="-0.00000405311584472656" calcext:value-type="float">
            <text:p>-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25.ppm</text:p>
          </table:table-cell>
          <table:table-cell office:value-type="float" office:value="1502058550.05512" calcext:value-type="float">
            <text:p>1502058550.05512</text:p>
          </table:table-cell>
          <table:table-cell office:value-type="float" office:value="1.0000081062" calcext:value-type="float">
            <text:p>1.0000081062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26.ppm</text:p>
          </table:table-cell>
          <table:table-cell office:value-type="float" office:value="1502058551.05513" calcext:value-type="float">
            <text:p>1502058551.05513</text:p>
          </table:table-cell>
          <table:table-cell office:value-type="float" office:value="1.0000150204" calcext:value-type="float">
            <text:p>1.0000150204</text:p>
          </table:table-cell>
          <table:table-cell office:value-type="float" office:value="0.0000150203704833984" calcext:value-type="float">
            <text:p>1.502037048339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27.ppm</text:p>
          </table:table-cell>
          <table:table-cell office:value-type="float" office:value="1502058552.05511" calcext:value-type="float">
            <text:p>1502058552.05511</text:p>
          </table:table-cell>
          <table:table-cell office:value-type="float" office:value="0.9999778271" calcext:value-type="float">
            <text:p>0.9999778271</text:p>
          </table:table-cell>
          <table:table-cell office:value-type="float" office:value="-0.0000221729278564453" calcext:value-type="float">
            <text:p>-2.217292785644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28.ppm</text:p>
          </table:table-cell>
          <table:table-cell office:value-type="float" office:value="1502058553.05512" calcext:value-type="float">
            <text:p>1502058553.05512</text:p>
          </table:table-cell>
          <table:table-cell office:value-type="float" office:value="1.0000100136" calcext:value-type="float">
            <text:p>1.0000100136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29.ppm</text:p>
          </table:table-cell>
          <table:table-cell office:value-type="float" office:value="1502058554.05512" calcext:value-type="float">
            <text:p>1502058554.05512</text:p>
          </table:table-cell>
          <table:table-cell office:value-type="float" office:value="0.9999940395" calcext:value-type="float">
            <text:p>0.9999940395</text:p>
          </table:table-cell>
          <table:table-cell office:value-type="float" office:value="-0.00000596046447753906" calcext:value-type="float">
            <text:p>-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30.ppm</text:p>
          </table:table-cell>
          <table:table-cell office:value-type="float" office:value="1502058555.05506" calcext:value-type="float">
            <text:p>1502058555.05506</text:p>
          </table:table-cell>
          <table:table-cell office:value-type="float" office:value="0.9999389648" calcext:value-type="float">
            <text:p>0.9999389648</text:p>
          </table:table-cell>
          <table:table-cell office:value-type="float" office:value="-0.00006103515625" calcext:value-type="float">
            <text:p>-6.103515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31.ppm</text:p>
          </table:table-cell>
          <table:table-cell office:value-type="float" office:value="1502058556.055" calcext:value-type="float">
            <text:p>1502058556.055</text:p>
          </table:table-cell>
          <table:table-cell office:value-type="float" office:value="0.9999461174" calcext:value-type="float">
            <text:p>0.9999461174</text:p>
          </table:table-cell>
          <table:table-cell office:value-type="float" office:value="-0.0000538825988769531" calcext:value-type="float">
            <text:p>-5.3882598876953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32.ppm</text:p>
          </table:table-cell>
          <table:table-cell office:value-type="float" office:value="1502058557.05497" calcext:value-type="float">
            <text:p>1502058557.05497</text:p>
          </table:table-cell>
          <table:table-cell office:value-type="float" office:value="0.9999680519" calcext:value-type="float">
            <text:p>0.9999680519</text:p>
          </table:table-cell>
          <table:table-cell office:value-type="float" office:value="-0.0000319480895996094" calcext:value-type="float">
            <text:p>-3.194808959960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33.ppm</text:p>
          </table:table-cell>
          <table:table-cell office:value-type="float" office:value="1502058558.05491" calcext:value-type="float">
            <text:p>1502058558.05491</text:p>
          </table:table-cell>
          <table:table-cell office:value-type="float" office:value="0.9999389648" calcext:value-type="float">
            <text:p>0.9999389648</text:p>
          </table:table-cell>
          <table:table-cell office:value-type="float" office:value="-0.00006103515625" calcext:value-type="float">
            <text:p>-6.103515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34.ppm</text:p>
          </table:table-cell>
          <table:table-cell office:value-type="float" office:value="1502058559.05497" calcext:value-type="float">
            <text:p>1502058559.05497</text:p>
          </table:table-cell>
          <table:table-cell office:value-type="float" office:value="1.0000619888" calcext:value-type="float">
            <text:p>1.0000619888</text:p>
          </table:table-cell>
          <table:table-cell office:value-type="float" office:value="0.0000619888305664062" calcext:value-type="float">
            <text:p>6.198883056640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35.ppm</text:p>
          </table:table-cell>
          <table:table-cell office:value-type="float" office:value="1502058560.05495" calcext:value-type="float">
            <text:p>1502058560.05495</text:p>
          </table:table-cell>
          <table:table-cell office:value-type="float" office:value="0.9999780655" calcext:value-type="float">
            <text:p>0.9999780655</text:p>
          </table:table-cell>
          <table:table-cell office:value-type="float" office:value="-0.0000219345092773437" calcext:value-type="float">
            <text:p>-2.193450927734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36.ppm</text:p>
          </table:table-cell>
          <table:table-cell office:value-type="float" office:value="1502058561.05489" calcext:value-type="float">
            <text:p>1502058561.05489</text:p>
          </table:table-cell>
          <table:table-cell office:value-type="float" office:value="0.9999380112" calcext:value-type="float">
            <text:p>0.9999380112</text:p>
          </table:table-cell>
          <table:table-cell office:value-type="float" office:value="-0.0000619888305664062" calcext:value-type="float">
            <text:p>-6.198883056640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37.ppm</text:p>
          </table:table-cell>
          <table:table-cell office:value-type="float" office:value="1502058562.05483" calcext:value-type="float">
            <text:p>1502058562.05483</text:p>
          </table:table-cell>
          <table:table-cell office:value-type="float" office:value="0.9999399185" calcext:value-type="float">
            <text:p>0.9999399185</text:p>
          </table:table-cell>
          <table:table-cell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38.ppm</text:p>
          </table:table-cell>
          <table:table-cell office:value-type="float" office:value="1502058563.05477" calcext:value-type="float">
            <text:p>1502058563.05477</text:p>
          </table:table-cell>
          <table:table-cell office:value-type="float" office:value="0.9999439716" calcext:value-type="float">
            <text:p>0.9999439716</text:p>
          </table:table-cell>
          <table:table-cell office:value-type="float" office:value="-0.0000560283660888672" calcext:value-type="float">
            <text:p>-5.6028366088867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39.ppm</text:p>
          </table:table-cell>
          <table:table-cell office:value-type="float" office:value="1502058564.0547" calcext:value-type="float">
            <text:p>1502058564.0547</text:p>
          </table:table-cell>
          <table:table-cell office:value-type="float" office:value="0.9999349117" calcext:value-type="float">
            <text:p>0.9999349117</text:p>
          </table:table-cell>
          <table:table-cell office:value-type="float" office:value="-0.0000650882720947266" calcext:value-type="float">
            <text:p>-6.50882720947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40.ppm</text:p>
          </table:table-cell>
          <table:table-cell office:value-type="float" office:value="1502058565.05468" calcext:value-type="float">
            <text:p>1502058565.05468</text:p>
          </table:table-cell>
          <table:table-cell office:value-type="float" office:value="0.9999730587" calcext:value-type="float">
            <text:p>0.9999730587</text:p>
          </table:table-cell>
          <table:table-cell office:value-type="float" office:value="-0.0000269412994384766" calcext:value-type="float">
            <text:p>-2.694129943847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41.ppm</text:p>
          </table:table-cell>
          <table:table-cell office:value-type="float" office:value="1502058566.05467" calcext:value-type="float">
            <text:p>1502058566.05467</text:p>
          </table:table-cell>
          <table:table-cell office:value-type="float" office:value="0.9999930859" calcext:value-type="float">
            <text:p>0.9999930859</text:p>
          </table:table-cell>
          <table:table-cell office:value-type="float" office:value="-0.00000691413879394531" calcext:value-type="float">
            <text:p>-6.914138793945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42.ppm</text:p>
          </table:table-cell>
          <table:table-cell office:value-type="float" office:value="1502058567.05467" calcext:value-type="float">
            <text:p>1502058567.05467</text:p>
          </table:table-cell>
          <table:table-cell office:value-type="float" office:value="0.9999940395" calcext:value-type="float">
            <text:p>0.9999940395</text:p>
          </table:table-cell>
          <table:table-cell office:value-type="float" office:value="-0.00000596046447753906" calcext:value-type="float">
            <text:p>-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43.ppm</text:p>
          </table:table-cell>
          <table:table-cell office:value-type="float" office:value="1502058568.05466" calcext:value-type="float">
            <text:p>1502058568.05466</text:p>
          </table:table-cell>
          <table:table-cell office:value-type="float" office:value="0.9999978542" calcext:value-type="float">
            <text:p>0.9999978542</text:p>
          </table:table-cell>
          <table:table-cell office:value-type="float" office:value="-0.00000214576721191406" calcext:value-type="float">
            <text:p>-2.145767211914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44.ppm</text:p>
          </table:table-cell>
          <table:table-cell office:value-type="float" office:value="1502058569.05466" calcext:value-type="float">
            <text:p>1502058569.05466</text:p>
          </table:table-cell>
          <table:table-cell office:value-type="float" office:value="0.9999930859" calcext:value-type="float">
            <text:p>0.9999930859</text:p>
          </table:table-cell>
          <table:table-cell office:value-type="float" office:value="-0.00000691413879394531" calcext:value-type="float">
            <text:p>-6.914138793945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45.ppm</text:p>
          </table:table-cell>
          <table:table-cell office:value-type="float" office:value="1502058570.05465" calcext:value-type="float">
            <text:p>1502058570.05465</text:p>
          </table:table-cell>
          <table:table-cell office:value-type="float" office:value="0.9999949932" calcext:value-type="float">
            <text:p>0.9999949932</text:p>
          </table:table-cell>
          <table:table-cell office:value-type="float" office:value="-0.00000500679016113281" calcext:value-type="float">
            <text:p>-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46.ppm</text:p>
          </table:table-cell>
          <table:table-cell office:value-type="float" office:value="1502058571.05465" calcext:value-type="float">
            <text:p>1502058571.05465</text:p>
          </table:table-cell>
          <table:table-cell office:value-type="float" office:value="0.9999980927" calcext:value-type="float">
            <text:p>0.9999980927</text:p>
          </table:table-cell>
          <table:table-cell office:value-type="float" office:value="-0.0000019073486328125" calcext:value-type="float">
            <text:p>-1.9073486328125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47.ppm</text:p>
          </table:table-cell>
          <table:table-cell office:value-type="float" office:value="1502058572.05464" calcext:value-type="float">
            <text:p>1502058572.05464</text:p>
          </table:table-cell>
          <table:table-cell office:value-type="float" office:value="0.9999938011" calcext:value-type="float">
            <text:p>0.9999938011</text:p>
          </table:table-cell>
          <table:table-cell office:value-type="float" office:value="-0.00000619888305664063" calcext:value-type="float">
            <text:p>-6.1988830566406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48.ppm</text:p>
          </table:table-cell>
          <table:table-cell office:value-type="float" office:value="1502058573.05464" calcext:value-type="float">
            <text:p>1502058573.05464</text:p>
          </table:table-cell>
          <table:table-cell office:value-type="float" office:value="0.9999921322" calcext:value-type="float">
            <text:p>0.9999921322</text:p>
          </table:table-cell>
          <table:table-cell office:value-type="float" office:value="-0.00000786781311035156" calcext:value-type="float">
            <text:p>-7.867813110351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49.ppm</text:p>
          </table:table-cell>
          <table:table-cell office:value-type="float" office:value="1502058574.05463" calcext:value-type="float">
            <text:p>1502058574.05463</text:p>
          </table:table-cell>
          <table:table-cell office:value-type="float" office:value="0.9999959469" calcext:value-type="float">
            <text:p>0.9999959469</text:p>
          </table:table-cell>
          <table:table-cell office:value-type="float" office:value="-0.00000405311584472656" calcext:value-type="float">
            <text:p>-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50.ppm</text:p>
          </table:table-cell>
          <table:table-cell office:value-type="float" office:value="1502058575.05463" calcext:value-type="float">
            <text:p>1502058575.05463</text:p>
          </table:table-cell>
          <table:table-cell office:value-type="float" office:value="0.9999969006" calcext:value-type="float">
            <text:p>0.9999969006</text:p>
          </table:table-cell>
          <table:table-cell office:value-type="float" office:value="-0.00000309944152832031" calcext:value-type="float">
            <text:p>-3.099441528320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51.ppm</text:p>
          </table:table-cell>
          <table:table-cell office:value-type="float" office:value="1502058576.05462" calcext:value-type="float">
            <text:p>1502058576.05462</text:p>
          </table:table-cell>
          <table:table-cell office:value-type="float" office:value="0.9999940395" calcext:value-type="float">
            <text:p>0.9999940395</text:p>
          </table:table-cell>
          <table:table-cell office:value-type="float" office:value="-0.00000596046447753906" calcext:value-type="float">
            <text:p>-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52.ppm</text:p>
          </table:table-cell>
          <table:table-cell office:value-type="float" office:value="1502058577.05462" calcext:value-type="float">
            <text:p>1502058577.05462</text:p>
          </table:table-cell>
          <table:table-cell office:value-type="float" office:value="0.9999949932" calcext:value-type="float">
            <text:p>0.9999949932</text:p>
          </table:table-cell>
          <table:table-cell office:value-type="float" office:value="-0.00000500679016113281" calcext:value-type="float">
            <text:p>-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53.ppm</text:p>
          </table:table-cell>
          <table:table-cell office:value-type="float" office:value="1502058578.05461" calcext:value-type="float">
            <text:p>1502058578.05461</text:p>
          </table:table-cell>
          <table:table-cell office:value-type="float" office:value="0.999997139" calcext:value-type="float">
            <text:p>0.999997139</text:p>
          </table:table-cell>
          <table:table-cell office:value-type="float" office:value="-0.000002861" calcext:value-type="float">
            <text:p>-0.0000028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54.ppm</text:p>
          </table:table-cell>
          <table:table-cell office:value-type="float" office:value="1502058579.05461" calcext:value-type="float">
            <text:p>1502058579.05461</text:p>
          </table:table-cell>
          <table:table-cell office:value-type="float" office:value="0.9999909401" calcext:value-type="float">
            <text:p>0.9999909401</text:p>
          </table:table-cell>
          <table:table-cell office:value-type="float" office:value="-0.00000905990600585938" calcext:value-type="float">
            <text:p>-9.0599060058593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55.ppm</text:p>
          </table:table-cell>
          <table:table-cell office:value-type="float" office:value="1502058580.05461" calcext:value-type="float">
            <text:p>1502058580.054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56.ppm</text:p>
          </table:table-cell>
          <table:table-cell office:value-type="float" office:value="1502058581.0546" calcext:value-type="float">
            <text:p>1502058581.0546</text:p>
          </table:table-cell>
          <table:table-cell office:value-type="float" office:value="0.9999949932" calcext:value-type="float">
            <text:p>0.9999949932</text:p>
          </table:table-cell>
          <table:table-cell office:value-type="float" office:value="-0.00000500679016113281" calcext:value-type="float">
            <text:p>-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57.ppm</text:p>
          </table:table-cell>
          <table:table-cell office:value-type="float" office:value="1502058582.05459" calcext:value-type="float">
            <text:p>1502058582.05459</text:p>
          </table:table-cell>
          <table:table-cell office:value-type="float" office:value="0.9999940395" calcext:value-type="float">
            <text:p>0.9999940395</text:p>
          </table:table-cell>
          <table:table-cell office:value-type="float" office:value="-0.00000596046447753906" calcext:value-type="float">
            <text:p>-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58.ppm</text:p>
          </table:table-cell>
          <table:table-cell office:value-type="float" office:value="1502058583.05459" calcext:value-type="float">
            <text:p>1502058583.05459</text:p>
          </table:table-cell>
          <table:table-cell office:value-type="float" office:value="0.9999978542" calcext:value-type="float">
            <text:p>0.9999978542</text:p>
          </table:table-cell>
          <table:table-cell office:value-type="float" office:value="-0.00000214576721191406" calcext:value-type="float">
            <text:p>-2.145767211914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59.ppm</text:p>
          </table:table-cell>
          <table:table-cell office:value-type="float" office:value="1502058584.05459" calcext:value-type="float">
            <text:p>1502058584.05459</text:p>
          </table:table-cell>
          <table:table-cell office:value-type="float" office:value="0.9999930859" calcext:value-type="float">
            <text:p>0.9999930859</text:p>
          </table:table-cell>
          <table:table-cell office:value-type="float" office:value="-0.00000691413879394531" calcext:value-type="float">
            <text:p>-6.914138793945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60.ppm</text:p>
          </table:table-cell>
          <table:table-cell office:value-type="float" office:value="1502058585.05458" calcext:value-type="float">
            <text:p>1502058585.05458</text:p>
          </table:table-cell>
          <table:table-cell office:value-type="float" office:value="0.9999980927" calcext:value-type="float">
            <text:p>0.9999980927</text:p>
          </table:table-cell>
          <table:table-cell office:value-type="float" office:value="-0.0000019073486328125" calcext:value-type="float">
            <text:p>-1.9073486328125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61.ppm</text:p>
          </table:table-cell>
          <table:table-cell office:value-type="float" office:value="1502058586.05458" calcext:value-type="float">
            <text:p>1502058586.05458</text:p>
          </table:table-cell>
          <table:table-cell office:value-type="float" office:value="0.9999940395" calcext:value-type="float">
            <text:p>0.9999940395</text:p>
          </table:table-cell>
          <table:table-cell office:value-type="float" office:value="-0.00000596046447753906" calcext:value-type="float">
            <text:p>-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62.ppm</text:p>
          </table:table-cell>
          <table:table-cell office:value-type="float" office:value="1502058587.05457" calcext:value-type="float">
            <text:p>1502058587.05457</text:p>
          </table:table-cell>
          <table:table-cell office:value-type="float" office:value="0.9999938011" calcext:value-type="float">
            <text:p>0.9999938011</text:p>
          </table:table-cell>
          <table:table-cell office:value-type="float" office:value="-0.00000619888305664063" calcext:value-type="float">
            <text:p>-6.1988830566406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63.ppm</text:p>
          </table:table-cell>
          <table:table-cell office:value-type="float" office:value="1502058588.05456" calcext:value-type="float">
            <text:p>1502058588.05456</text:p>
          </table:table-cell>
          <table:table-cell office:value-type="float" office:value="0.9999930859" calcext:value-type="float">
            <text:p>0.9999930859</text:p>
          </table:table-cell>
          <table:table-cell office:value-type="float" office:value="-0.00000691413879394531" calcext:value-type="float">
            <text:p>-6.914138793945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64.ppm</text:p>
          </table:table-cell>
          <table:table-cell office:value-type="float" office:value="1502058589.05456" calcext:value-type="float">
            <text:p>1502058589.05456</text:p>
          </table:table-cell>
          <table:table-cell office:value-type="float" office:value="0.9999959469" calcext:value-type="float">
            <text:p>0.9999959469</text:p>
          </table:table-cell>
          <table:table-cell office:value-type="float" office:value="-0.00000405311584472656" calcext:value-type="float">
            <text:p>-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65.ppm</text:p>
          </table:table-cell>
          <table:table-cell office:value-type="float" office:value="1502058590.05455" calcext:value-type="float">
            <text:p>1502058590.05455</text:p>
          </table:table-cell>
          <table:table-cell office:value-type="float" office:value="0.9999940395" calcext:value-type="float">
            <text:p>0.9999940395</text:p>
          </table:table-cell>
          <table:table-cell office:value-type="float" office:value="-0.00000596046447753906" calcext:value-type="float">
            <text:p>-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66.ppm</text:p>
          </table:table-cell>
          <table:table-cell office:value-type="float" office:value="1502058591.05455" calcext:value-type="float">
            <text:p>1502058591.05455</text:p>
          </table:table-cell>
          <table:table-cell office:value-type="float" office:value="0.9999949932" calcext:value-type="float">
            <text:p>0.9999949932</text:p>
          </table:table-cell>
          <table:table-cell office:value-type="float" office:value="-0.00000500679016113281" calcext:value-type="float">
            <text:p>-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67.ppm</text:p>
          </table:table-cell>
          <table:table-cell office:value-type="float" office:value="1502058592.05454" calcext:value-type="float">
            <text:p>1502058592.05454</text:p>
          </table:table-cell>
          <table:table-cell office:value-type="float" office:value="0.9999949932" calcext:value-type="float">
            <text:p>0.9999949932</text:p>
          </table:table-cell>
          <table:table-cell office:value-type="float" office:value="-0.00000500679016113281" calcext:value-type="float">
            <text:p>-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68.ppm</text:p>
          </table:table-cell>
          <table:table-cell office:value-type="float" office:value="1502058593.05454" calcext:value-type="float">
            <text:p>1502058593.05454</text:p>
          </table:table-cell>
          <table:table-cell office:value-type="float" office:value="0.999997139" calcext:value-type="float">
            <text:p>0.999997139</text:p>
          </table:table-cell>
          <table:table-cell office:value-type="float" office:value="-0.000002861" calcext:value-type="float">
            <text:p>-0.0000028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69.ppm</text:p>
          </table:table-cell>
          <table:table-cell office:value-type="float" office:value="1502058594.05454" calcext:value-type="float">
            <text:p>1502058594.05454</text:p>
          </table:table-cell>
          <table:table-cell office:value-type="float" office:value="0.9999938011" calcext:value-type="float">
            <text:p>0.9999938011</text:p>
          </table:table-cell>
          <table:table-cell office:value-type="float" office:value="-0.00000619888305664063" calcext:value-type="float">
            <text:p>-6.1988830566406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70.ppm</text:p>
          </table:table-cell>
          <table:table-cell office:value-type="float" office:value="1502058595.05453" calcext:value-type="float">
            <text:p>1502058595.05453</text:p>
          </table:table-cell>
          <table:table-cell office:value-type="float" office:value="0.9999980927" calcext:value-type="float">
            <text:p>0.9999980927</text:p>
          </table:table-cell>
          <table:table-cell office:value-type="float" office:value="-0.0000019073486328125" calcext:value-type="float">
            <text:p>-1.9073486328125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71.ppm</text:p>
          </table:table-cell>
          <table:table-cell office:value-type="float" office:value="1502058596.05453" calcext:value-type="float">
            <text:p>1502058596.05453</text:p>
          </table:table-cell>
          <table:table-cell office:value-type="float" office:value="0.9999969006" calcext:value-type="float">
            <text:p>0.9999969006</text:p>
          </table:table-cell>
          <table:table-cell office:value-type="float" office:value="-0.00000309944152832031" calcext:value-type="float">
            <text:p>-3.099441528320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72.ppm</text:p>
          </table:table-cell>
          <table:table-cell office:value-type="float" office:value="1502058597.05452" calcext:value-type="float">
            <text:p>1502058597.05452</text:p>
          </table:table-cell>
          <table:table-cell office:value-type="float" office:value="0.9999940395" calcext:value-type="float">
            <text:p>0.9999940395</text:p>
          </table:table-cell>
          <table:table-cell office:value-type="float" office:value="-0.00000596046447753906" calcext:value-type="float">
            <text:p>-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73.ppm</text:p>
          </table:table-cell>
          <table:table-cell office:value-type="float" office:value="1502058598.05452" calcext:value-type="float">
            <text:p>1502058598.05452</text:p>
          </table:table-cell>
          <table:table-cell office:value-type="float" office:value="0.9999949932" calcext:value-type="float">
            <text:p>0.9999949932</text:p>
          </table:table-cell>
          <table:table-cell office:value-type="float" office:value="-0.00000500679016113281" calcext:value-type="float">
            <text:p>-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74.ppm</text:p>
          </table:table-cell>
          <table:table-cell office:value-type="float" office:value="1502058599.05451" calcext:value-type="float">
            <text:p>1502058599.05451</text:p>
          </table:table-cell>
          <table:table-cell office:value-type="float" office:value="0.9999959469" calcext:value-type="float">
            <text:p>0.9999959469</text:p>
          </table:table-cell>
          <table:table-cell office:value-type="float" office:value="-0.00000405311584472656" calcext:value-type="float">
            <text:p>-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75.ppm</text:p>
          </table:table-cell>
          <table:table-cell office:value-type="float" office:value="1502058600.05451" calcext:value-type="float">
            <text:p>1502058600.05451</text:p>
          </table:table-cell>
          <table:table-cell office:value-type="float" office:value="0.9999961853" calcext:value-type="float">
            <text:p>0.9999961853</text:p>
          </table:table-cell>
          <table:table-cell office:value-type="float" office:value="-0.000003814697265625" calcext:value-type="float">
            <text:p>-3.814697265625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76.ppm</text:p>
          </table:table-cell>
          <table:table-cell office:value-type="float" office:value="1502058601.05451" calcext:value-type="float">
            <text:p>1502058601.05451</text:p>
          </table:table-cell>
          <table:table-cell office:value-type="float" office:value="0.9999940395" calcext:value-type="float">
            <text:p>0.9999940395</text:p>
          </table:table-cell>
          <table:table-cell office:value-type="float" office:value="-0.00000596046447753906" calcext:value-type="float">
            <text:p>-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77.ppm</text:p>
          </table:table-cell>
          <table:table-cell office:value-type="float" office:value="1502058602.0545" calcext:value-type="float">
            <text:p>1502058602.0545</text:p>
          </table:table-cell>
          <table:table-cell office:value-type="float" office:value="0.9999938011" calcext:value-type="float">
            <text:p>0.9999938011</text:p>
          </table:table-cell>
          <table:table-cell office:value-type="float" office:value="-0.00000619888305664063" calcext:value-type="float">
            <text:p>-6.1988830566406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78.ppm</text:p>
          </table:table-cell>
          <table:table-cell office:value-type="float" office:value="1502058603.0545" calcext:value-type="float">
            <text:p>1502058603.0545</text:p>
          </table:table-cell>
          <table:table-cell office:value-type="float" office:value="0.9999961853" calcext:value-type="float">
            <text:p>0.9999961853</text:p>
          </table:table-cell>
          <table:table-cell office:value-type="float" office:value="-0.000003814697265625" calcext:value-type="float">
            <text:p>-3.814697265625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79.ppm</text:p>
          </table:table-cell>
          <table:table-cell office:value-type="float" office:value="1502058604.05449" calcext:value-type="float">
            <text:p>1502058604.05449</text:p>
          </table:table-cell>
          <table:table-cell office:value-type="float" office:value="0.9999969006" calcext:value-type="float">
            <text:p>0.9999969006</text:p>
          </table:table-cell>
          <table:table-cell office:value-type="float" office:value="-0.00000309944152832031" calcext:value-type="float">
            <text:p>-3.099441528320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80.ppm</text:p>
          </table:table-cell>
          <table:table-cell office:value-type="float" office:value="1502058605.05449" calcext:value-type="float">
            <text:p>1502058605.05449</text:p>
          </table:table-cell>
          <table:table-cell office:value-type="float" office:value="0.9999940395" calcext:value-type="float">
            <text:p>0.9999940395</text:p>
          </table:table-cell>
          <table:table-cell office:value-type="float" office:value="-0.00000596046447753906" calcext:value-type="float">
            <text:p>-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81.ppm</text:p>
          </table:table-cell>
          <table:table-cell office:value-type="float" office:value="1502058606.05448" calcext:value-type="float">
            <text:p>1502058606.05448</text:p>
          </table:table-cell>
          <table:table-cell office:value-type="float" office:value="0.9999959469" calcext:value-type="float">
            <text:p>0.9999959469</text:p>
          </table:table-cell>
          <table:table-cell office:value-type="float" office:value="-0.00000405311584472656" calcext:value-type="float">
            <text:p>-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82.ppm</text:p>
          </table:table-cell>
          <table:table-cell office:value-type="float" office:value="1502058607.05448" calcext:value-type="float">
            <text:p>1502058607.05448</text:p>
          </table:table-cell>
          <table:table-cell office:value-type="float" office:value="0.9999959469" calcext:value-type="float">
            <text:p>0.9999959469</text:p>
          </table:table-cell>
          <table:table-cell office:value-type="float" office:value="-0.00000405311584472656" calcext:value-type="float">
            <text:p>-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83.ppm</text:p>
          </table:table-cell>
          <table:table-cell office:value-type="float" office:value="1502058608.05447" calcext:value-type="float">
            <text:p>1502058608.05447</text:p>
          </table:table-cell>
          <table:table-cell office:value-type="float" office:value="0.9999949932" calcext:value-type="float">
            <text:p>0.9999949932</text:p>
          </table:table-cell>
          <table:table-cell office:value-type="float" office:value="-0.00000500679016113281" calcext:value-type="float">
            <text:p>-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84.ppm</text:p>
          </table:table-cell>
          <table:table-cell office:value-type="float" office:value="1502058609.05447" calcext:value-type="float">
            <text:p>1502058609.05447</text:p>
          </table:table-cell>
          <table:table-cell office:value-type="float" office:value="0.999997139" calcext:value-type="float">
            <text:p>0.999997139</text:p>
          </table:table-cell>
          <table:table-cell office:value-type="float" office:value="-0.000002861" calcext:value-type="float">
            <text:p>-0.0000028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85.ppm</text:p>
          </table:table-cell>
          <table:table-cell office:value-type="float" office:value="1502058610.05447" calcext:value-type="float">
            <text:p>1502058610.05447</text:p>
          </table:table-cell>
          <table:table-cell office:value-type="float" office:value="0.9999949932" calcext:value-type="float">
            <text:p>0.9999949932</text:p>
          </table:table-cell>
          <table:table-cell office:value-type="float" office:value="-0.00000500679016113281" calcext:value-type="float">
            <text:p>-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86.ppm</text:p>
          </table:table-cell>
          <table:table-cell office:value-type="float" office:value="1502058611.05446" calcext:value-type="float">
            <text:p>1502058611.05446</text:p>
          </table:table-cell>
          <table:table-cell office:value-type="float" office:value="0.9999928474" calcext:value-type="float">
            <text:p>0.9999928474</text:p>
          </table:table-cell>
          <table:table-cell office:value-type="float" office:value="-0.00000715255737304688" calcext:value-type="float">
            <text:p>-7.1525573730468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87.ppm</text:p>
          </table:table-cell>
          <table:table-cell office:value-type="float" office:value="1502058612.05446" calcext:value-type="float">
            <text:p>1502058612.05446</text:p>
          </table:table-cell>
          <table:table-cell office:value-type="float" office:value="0.9999990463" calcext:value-type="float">
            <text:p>0.9999990463</text:p>
          </table:table-cell>
          <table:table-cell office:value-type="float" office:value="-0.00000095367431640625" calcext:value-type="float">
            <text:p>-9.5367431640625E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88.ppm</text:p>
          </table:table-cell>
          <table:table-cell office:value-type="float" office:value="1502058613.05445" calcext:value-type="float">
            <text:p>1502058613.05445</text:p>
          </table:table-cell>
          <table:table-cell office:value-type="float" office:value="0.9999899864" calcext:value-type="float">
            <text:p>0.9999899864</text:p>
          </table:table-cell>
          <table:table-cell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89.ppm</text:p>
          </table:table-cell>
          <table:table-cell office:value-type="float" office:value="1502058614.05445" calcext:value-type="float">
            <text:p>1502058614.05445</text:p>
          </table:table-cell>
          <table:table-cell office:value-type="float" office:value="1.0000059605" calcext:value-type="float">
            <text:p>1.0000059605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90.ppm</text:p>
          </table:table-cell>
          <table:table-cell office:value-type="float" office:value="1502058615.05444" calcext:value-type="float">
            <text:p>1502058615.05444</text:p>
          </table:table-cell>
          <table:table-cell office:value-type="float" office:value="0.9999899864" calcext:value-type="float">
            <text:p>0.9999899864</text:p>
          </table:table-cell>
          <table:table-cell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91.ppm</text:p>
          </table:table-cell>
          <table:table-cell office:value-type="float" office:value="1502058616.05444" calcext:value-type="float">
            <text:p>1502058616.05444</text:p>
          </table:table-cell>
          <table:table-cell office:value-type="float" office:value="0.9999921322" calcext:value-type="float">
            <text:p>0.9999921322</text:p>
          </table:table-cell>
          <table:table-cell office:value-type="float" office:value="-0.00000786781311035156" calcext:value-type="float">
            <text:p>-7.867813110351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92.ppm</text:p>
          </table:table-cell>
          <table:table-cell office:value-type="float" office:value="1502058617.05444" calcext:value-type="float">
            <text:p>1502058617.05444</text:p>
          </table:table-cell>
          <table:table-cell office:value-type="float" office:value="1.0000030994" calcext:value-type="float">
            <text:p>1.0000030994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93.ppm</text:p>
          </table:table-cell>
          <table:table-cell office:value-type="float" office:value="1502058618.05442" calcext:value-type="float">
            <text:p>1502058618.05442</text:p>
          </table:table-cell>
          <table:table-cell office:value-type="float" office:value="0.9999828339" calcext:value-type="float">
            <text:p>0.9999828339</text:p>
          </table:table-cell>
          <table:table-cell office:value-type="float" office:value="-0.0000171661376953125" calcext:value-type="float">
            <text:p>-1.71661376953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94.ppm</text:p>
          </table:table-cell>
          <table:table-cell office:value-type="float" office:value="1502058619.05442" calcext:value-type="float">
            <text:p>1502058619.05442</text:p>
          </table:table-cell>
          <table:table-cell office:value-type="float" office:value="0.9999949932" calcext:value-type="float">
            <text:p>0.9999949932</text:p>
          </table:table-cell>
          <table:table-cell office:value-type="float" office:value="-0.00000500679016113281" calcext:value-type="float">
            <text:p>-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95.ppm</text:p>
          </table:table-cell>
          <table:table-cell office:value-type="float" office:value="1502058620.05441" calcext:value-type="float">
            <text:p>1502058620.05441</text:p>
          </table:table-cell>
          <table:table-cell office:value-type="float" office:value="0.9999949932" calcext:value-type="float">
            <text:p>0.9999949932</text:p>
          </table:table-cell>
          <table:table-cell office:value-type="float" office:value="-0.00000500679016113281" calcext:value-type="float">
            <text:p>-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96.ppm</text:p>
          </table:table-cell>
          <table:table-cell office:value-type="float" office:value="1502058621.05441" calcext:value-type="float">
            <text:p>1502058621.05441</text:p>
          </table:table-cell>
          <table:table-cell office:value-type="float" office:value="0.9999990463" calcext:value-type="float">
            <text:p>0.9999990463</text:p>
          </table:table-cell>
          <table:table-cell office:value-type="float" office:value="-0.00000095367431640625" calcext:value-type="float">
            <text:p>-9.5367431640625E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97.ppm</text:p>
          </table:table-cell>
          <table:table-cell office:value-type="float" office:value="1502058622.05441" calcext:value-type="float">
            <text:p>1502058622.05441</text:p>
          </table:table-cell>
          <table:table-cell office:value-type="float" office:value="0.9999959469" calcext:value-type="float">
            <text:p>0.9999959469</text:p>
          </table:table-cell>
          <table:table-cell office:value-type="float" office:value="-0.00000405311584472656" calcext:value-type="float">
            <text:p>-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98.ppm</text:p>
          </table:table-cell>
          <table:table-cell office:value-type="float" office:value="1502058623.0544" calcext:value-type="float">
            <text:p>1502058623.0544</text:p>
          </table:table-cell>
          <table:table-cell office:value-type="float" office:value="0.9999961853" calcext:value-type="float">
            <text:p>0.9999961853</text:p>
          </table:table-cell>
          <table:table-cell office:value-type="float" office:value="-0.000003814697265625" calcext:value-type="float">
            <text:p>-3.814697265625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99.ppm</text:p>
          </table:table-cell>
          <table:table-cell office:value-type="float" office:value="1502058624.0544" calcext:value-type="float">
            <text:p>1502058624.0544</text:p>
          </table:table-cell>
          <table:table-cell office:value-type="float" office:value="0.9999949932" calcext:value-type="float">
            <text:p>0.9999949932</text:p>
          </table:table-cell>
          <table:table-cell office:value-type="float" office:value="-0.00000500679016113281" calcext:value-type="float">
            <text:p>-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00.ppm</text:p>
          </table:table-cell>
          <table:table-cell office:value-type="float" office:value="1502058625.0544" calcext:value-type="float">
            <text:p>1502058625.0544</text:p>
          </table:table-cell>
          <table:table-cell office:value-type="float" office:value="0.9999978542" calcext:value-type="float">
            <text:p>0.9999978542</text:p>
          </table:table-cell>
          <table:table-cell office:value-type="float" office:value="-0.00000214576721191406" calcext:value-type="float">
            <text:p>-2.145767211914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01.ppm</text:p>
          </table:table-cell>
          <table:table-cell office:value-type="float" office:value="1502058626.05439" calcext:value-type="float">
            <text:p>1502058626.05439</text:p>
          </table:table-cell>
          <table:table-cell office:value-type="float" office:value="0.9999930859" calcext:value-type="float">
            <text:p>0.9999930859</text:p>
          </table:table-cell>
          <table:table-cell office:value-type="float" office:value="-0.00000691413879394531" calcext:value-type="float">
            <text:p>-6.914138793945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02.ppm</text:p>
          </table:table-cell>
          <table:table-cell office:value-type="float" office:value="1502058627.05438" calcext:value-type="float">
            <text:p>1502058627.05438</text:p>
          </table:table-cell>
          <table:table-cell office:value-type="float" office:value="0.9999949932" calcext:value-type="float">
            <text:p>0.9999949932</text:p>
          </table:table-cell>
          <table:table-cell office:value-type="float" office:value="-0.00000500679016113281" calcext:value-type="float">
            <text:p>-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03.ppm</text:p>
          </table:table-cell>
          <table:table-cell office:value-type="float" office:value="1502058628.05438" calcext:value-type="float">
            <text:p>1502058628.05438</text:p>
          </table:table-cell>
          <table:table-cell office:value-type="float" office:value="0.9999959469" calcext:value-type="float">
            <text:p>0.9999959469</text:p>
          </table:table-cell>
          <table:table-cell office:value-type="float" office:value="-0.00000405311584472656" calcext:value-type="float">
            <text:p>-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04.ppm</text:p>
          </table:table-cell>
          <table:table-cell office:value-type="float" office:value="1502058629.05438" calcext:value-type="float">
            <text:p>1502058629.05438</text:p>
          </table:table-cell>
          <table:table-cell office:value-type="float" office:value="0.9999959469" calcext:value-type="float">
            <text:p>0.9999959469</text:p>
          </table:table-cell>
          <table:table-cell office:value-type="float" office:value="-0.00000405311584472656" calcext:value-type="float">
            <text:p>-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05.ppm</text:p>
          </table:table-cell>
          <table:table-cell office:value-type="float" office:value="1502058630.05437" calcext:value-type="float">
            <text:p>1502058630.05437</text:p>
          </table:table-cell>
          <table:table-cell office:value-type="float" office:value="0.9999949932" calcext:value-type="float">
            <text:p>0.9999949932</text:p>
          </table:table-cell>
          <table:table-cell office:value-type="float" office:value="-0.00000500679016113281" calcext:value-type="float">
            <text:p>-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06.ppm</text:p>
          </table:table-cell>
          <table:table-cell office:value-type="float" office:value="1502058631.05436" calcext:value-type="float">
            <text:p>1502058631.05436</text:p>
          </table:table-cell>
          <table:table-cell office:value-type="float" office:value="0.9999921322" calcext:value-type="float">
            <text:p>0.9999921322</text:p>
          </table:table-cell>
          <table:table-cell office:value-type="float" office:value="-0.00000786781311035156" calcext:value-type="float">
            <text:p>-7.867813110351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07.ppm</text:p>
          </table:table-cell>
          <table:table-cell office:value-type="float" office:value="1502058632.05436" calcext:value-type="float">
            <text:p>1502058632.05436</text:p>
          </table:table-cell>
          <table:table-cell office:value-type="float" office:value="0.9999969006" calcext:value-type="float">
            <text:p>0.9999969006</text:p>
          </table:table-cell>
          <table:table-cell office:value-type="float" office:value="-0.00000309944152832031" calcext:value-type="float">
            <text:p>-3.099441528320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08.ppm</text:p>
          </table:table-cell>
          <table:table-cell office:value-type="float" office:value="1502058633.05435" calcext:value-type="float">
            <text:p>1502058633.05435</text:p>
          </table:table-cell>
          <table:table-cell office:value-type="float" office:value="0.9999940395" calcext:value-type="float">
            <text:p>0.9999940395</text:p>
          </table:table-cell>
          <table:table-cell office:value-type="float" office:value="-0.00000596046447753906" calcext:value-type="float">
            <text:p>-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09.ppm</text:p>
          </table:table-cell>
          <table:table-cell office:value-type="float" office:value="1502058634.05435" calcext:value-type="float">
            <text:p>1502058634.05435</text:p>
          </table:table-cell>
          <table:table-cell office:value-type="float" office:value="0.9999969006" calcext:value-type="float">
            <text:p>0.9999969006</text:p>
          </table:table-cell>
          <table:table-cell office:value-type="float" office:value="-0.00000309944152832031" calcext:value-type="float">
            <text:p>-3.099441528320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10.ppm</text:p>
          </table:table-cell>
          <table:table-cell office:value-type="float" office:value="1502058635.05434" calcext:value-type="float">
            <text:p>1502058635.05434</text:p>
          </table:table-cell>
          <table:table-cell office:value-type="float" office:value="0.9999940395" calcext:value-type="float">
            <text:p>0.9999940395</text:p>
          </table:table-cell>
          <table:table-cell office:value-type="float" office:value="-0.00000596046447753906" calcext:value-type="float">
            <text:p>-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11.ppm</text:p>
          </table:table-cell>
          <table:table-cell office:value-type="float" office:value="1502058636.05434" calcext:value-type="float">
            <text:p>1502058636.05434</text:p>
          </table:table-cell>
          <table:table-cell office:value-type="float" office:value="0.9999959469" calcext:value-type="float">
            <text:p>0.9999959469</text:p>
          </table:table-cell>
          <table:table-cell office:value-type="float" office:value="-0.00000405311584472656" calcext:value-type="float">
            <text:p>-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12.ppm</text:p>
          </table:table-cell>
          <table:table-cell office:value-type="float" office:value="1502058637.05433" calcext:value-type="float">
            <text:p>1502058637.05433</text:p>
          </table:table-cell>
          <table:table-cell office:value-type="float" office:value="0.9999921322" calcext:value-type="float">
            <text:p>0.9999921322</text:p>
          </table:table-cell>
          <table:table-cell office:value-type="float" office:value="-0.00000786781311035156" calcext:value-type="float">
            <text:p>-7.867813110351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13.ppm</text:p>
          </table:table-cell>
          <table:table-cell office:value-type="float" office:value="1502058638.05433" calcext:value-type="float">
            <text:p>1502058638.05433</text:p>
          </table:table-cell>
          <table:table-cell office:value-type="float" office:value="0.9999949932" calcext:value-type="float">
            <text:p>0.9999949932</text:p>
          </table:table-cell>
          <table:table-cell office:value-type="float" office:value="-0.00000500679016113281" calcext:value-type="float">
            <text:p>-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14.ppm</text:p>
          </table:table-cell>
          <table:table-cell office:value-type="float" office:value="1502058639.05432" calcext:value-type="float">
            <text:p>1502058639.05432</text:p>
          </table:table-cell>
          <table:table-cell office:value-type="float" office:value="0.9999940395" calcext:value-type="float">
            <text:p>0.9999940395</text:p>
          </table:table-cell>
          <table:table-cell office:value-type="float" office:value="-0.00000596046447753906" calcext:value-type="float">
            <text:p>-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15.ppm</text:p>
          </table:table-cell>
          <table:table-cell office:value-type="float" office:value="1502058640.05432" calcext:value-type="float">
            <text:p>1502058640.05432</text:p>
          </table:table-cell>
          <table:table-cell office:value-type="float" office:value="0.9999959469" calcext:value-type="float">
            <text:p>0.9999959469</text:p>
          </table:table-cell>
          <table:table-cell office:value-type="float" office:value="-0.00000405311584472656" calcext:value-type="float">
            <text:p>-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16.ppm</text:p>
          </table:table-cell>
          <table:table-cell office:value-type="float" office:value="1502058641.05431" calcext:value-type="float">
            <text:p>1502058641.05431</text:p>
          </table:table-cell>
          <table:table-cell office:value-type="float" office:value="0.9999969006" calcext:value-type="float">
            <text:p>0.9999969006</text:p>
          </table:table-cell>
          <table:table-cell office:value-type="float" office:value="-0.00000309944152832031" calcext:value-type="float">
            <text:p>-3.099441528320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17.ppm</text:p>
          </table:table-cell>
          <table:table-cell office:value-type="float" office:value="1502058642.05431" calcext:value-type="float">
            <text:p>1502058642.05431</text:p>
          </table:table-cell>
          <table:table-cell office:value-type="float" office:value="0.9999961853" calcext:value-type="float">
            <text:p>0.9999961853</text:p>
          </table:table-cell>
          <table:table-cell office:value-type="float" office:value="-0.000003814697265625" calcext:value-type="float">
            <text:p>-3.814697265625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18.ppm</text:p>
          </table:table-cell>
          <table:table-cell office:value-type="float" office:value="1502058643.0543" calcext:value-type="float">
            <text:p>1502058643.0543</text:p>
          </table:table-cell>
          <table:table-cell office:value-type="float" office:value="0.9999938011" calcext:value-type="float">
            <text:p>0.9999938011</text:p>
          </table:table-cell>
          <table:table-cell office:value-type="float" office:value="-0.00000619888305664063" calcext:value-type="float">
            <text:p>-6.1988830566406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19.ppm</text:p>
          </table:table-cell>
          <table:table-cell office:value-type="float" office:value="1502058644.0543" calcext:value-type="float">
            <text:p>1502058644.0543</text:p>
          </table:table-cell>
          <table:table-cell office:value-type="float" office:value="0.9999921322" calcext:value-type="float">
            <text:p>0.9999921322</text:p>
          </table:table-cell>
          <table:table-cell office:value-type="float" office:value="-0.00000786781311035156" calcext:value-type="float">
            <text:p>-7.867813110351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20.ppm</text:p>
          </table:table-cell>
          <table:table-cell office:value-type="float" office:value="1502058645.05429" calcext:value-type="float">
            <text:p>1502058645.05429</text:p>
          </table:table-cell>
          <table:table-cell office:value-type="float" office:value="0.9999959469" calcext:value-type="float">
            <text:p>0.9999959469</text:p>
          </table:table-cell>
          <table:table-cell office:value-type="float" office:value="-0.00000405311584472656" calcext:value-type="float">
            <text:p>-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21.ppm</text:p>
          </table:table-cell>
          <table:table-cell office:value-type="float" office:value="1502058646.05429" calcext:value-type="float">
            <text:p>1502058646.05429</text:p>
          </table:table-cell>
          <table:table-cell office:value-type="float" office:value="0.9999940395" calcext:value-type="float">
            <text:p>0.9999940395</text:p>
          </table:table-cell>
          <table:table-cell office:value-type="float" office:value="-0.00000596046447753906" calcext:value-type="float">
            <text:p>-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22.ppm</text:p>
          </table:table-cell>
          <table:table-cell office:value-type="float" office:value="1502058647.05428" calcext:value-type="float">
            <text:p>1502058647.05428</text:p>
          </table:table-cell>
          <table:table-cell office:value-type="float" office:value="0.9999940395" calcext:value-type="float">
            <text:p>0.9999940395</text:p>
          </table:table-cell>
          <table:table-cell office:value-type="float" office:value="-0.00000596046447753906" calcext:value-type="float">
            <text:p>-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23.ppm</text:p>
          </table:table-cell>
          <table:table-cell office:value-type="float" office:value="1502058648.05428" calcext:value-type="float">
            <text:p>1502058648.05428</text:p>
          </table:table-cell>
          <table:table-cell office:value-type="float" office:value="0.9999990463" calcext:value-type="float">
            <text:p>0.9999990463</text:p>
          </table:table-cell>
          <table:table-cell office:value-type="float" office:value="-0.00000095367431640625" calcext:value-type="float">
            <text:p>-9.5367431640625E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24.ppm</text:p>
          </table:table-cell>
          <table:table-cell office:value-type="float" office:value="1502058649.05427" calcext:value-type="float">
            <text:p>1502058649.05427</text:p>
          </table:table-cell>
          <table:table-cell office:value-type="float" office:value="0.9999928474" calcext:value-type="float">
            <text:p>0.9999928474</text:p>
          </table:table-cell>
          <table:table-cell office:value-type="float" office:value="-0.00000715255737304688" calcext:value-type="float">
            <text:p>-7.1525573730468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25.ppm</text:p>
          </table:table-cell>
          <table:table-cell office:value-type="float" office:value="1502058650.05427" calcext:value-type="float">
            <text:p>1502058650.05427</text:p>
          </table:table-cell>
          <table:table-cell office:value-type="float" office:value="0.9999940395" calcext:value-type="float">
            <text:p>0.9999940395</text:p>
          </table:table-cell>
          <table:table-cell office:value-type="float" office:value="-0.00000596046447753906" calcext:value-type="float">
            <text:p>-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26.ppm</text:p>
          </table:table-cell>
          <table:table-cell office:value-type="float" office:value="1502058651.05427" calcext:value-type="float">
            <text:p>1502058651.05427</text:p>
          </table:table-cell>
          <table:table-cell office:value-type="float" office:value="0.9999990463" calcext:value-type="float">
            <text:p>0.9999990463</text:p>
          </table:table-cell>
          <table:table-cell office:value-type="float" office:value="-0.00000095367431640625" calcext:value-type="float">
            <text:p>-9.5367431640625E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27.ppm</text:p>
          </table:table-cell>
          <table:table-cell office:value-type="float" office:value="1502058652.05426" calcext:value-type="float">
            <text:p>1502058652.05426</text:p>
          </table:table-cell>
          <table:table-cell office:value-type="float" office:value="0.9999959469" calcext:value-type="float">
            <text:p>0.9999959469</text:p>
          </table:table-cell>
          <table:table-cell office:value-type="float" office:value="-0.00000405311584472656" calcext:value-type="float">
            <text:p>-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28.ppm</text:p>
          </table:table-cell>
          <table:table-cell office:value-type="float" office:value="1502058653.05426" calcext:value-type="float">
            <text:p>1502058653.05426</text:p>
          </table:table-cell>
          <table:table-cell office:value-type="float" office:value="0.9999949932" calcext:value-type="float">
            <text:p>0.9999949932</text:p>
          </table:table-cell>
          <table:table-cell office:value-type="float" office:value="-0.00000500679016113281" calcext:value-type="float">
            <text:p>-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29.ppm</text:p>
          </table:table-cell>
          <table:table-cell office:value-type="float" office:value="1502058654.05425" calcext:value-type="float">
            <text:p>1502058654.05425</text:p>
          </table:table-cell>
          <table:table-cell office:value-type="float" office:value="0.9999949932" calcext:value-type="float">
            <text:p>0.9999949932</text:p>
          </table:table-cell>
          <table:table-cell office:value-type="float" office:value="-0.00000500679016113281" calcext:value-type="float">
            <text:p>-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30.ppm</text:p>
          </table:table-cell>
          <table:table-cell office:value-type="float" office:value="1502058655.05426" calcext:value-type="float">
            <text:p>1502058655.05426</text:p>
          </table:table-cell>
          <table:table-cell office:value-type="float" office:value="1.0000040531" calcext:value-type="float">
            <text:p>1.0000040531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31.ppm</text:p>
          </table:table-cell>
          <table:table-cell office:value-type="float" office:value="1502058656.05424" calcext:value-type="float">
            <text:p>1502058656.05424</text:p>
          </table:table-cell>
          <table:table-cell office:value-type="float" office:value="0.9999880791" calcext:value-type="float">
            <text:p>0.9999880791</text:p>
          </table:table-cell>
          <table:table-cell office:value-type="float" office:value="-0.0000119209289550781" calcext:value-type="float">
            <text:p>-1.192092895507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32.ppm</text:p>
          </table:table-cell>
          <table:table-cell office:value-type="float" office:value="1502058657.05424" calcext:value-type="float">
            <text:p>1502058657.05424</text:p>
          </table:table-cell>
          <table:table-cell office:value-type="float" office:value="0.9999988079" calcext:value-type="float">
            <text:p>0.9999988079</text:p>
          </table:table-cell>
          <table:table-cell office:value-type="float" office:value="-0.00000119209289550781" calcext:value-type="float">
            <text:p>-1.192092895507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33.ppm</text:p>
          </table:table-cell>
          <table:table-cell office:value-type="float" office:value="1502058658.05424" calcext:value-type="float">
            <text:p>1502058658.05424</text:p>
          </table:table-cell>
          <table:table-cell office:value-type="float" office:value="0.9999980927" calcext:value-type="float">
            <text:p>0.9999980927</text:p>
          </table:table-cell>
          <table:table-cell office:value-type="float" office:value="-0.0000019073486328125" calcext:value-type="float">
            <text:p>-1.9073486328125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34.ppm</text:p>
          </table:table-cell>
          <table:table-cell office:value-type="float" office:value="1502058659.05423" calcext:value-type="float">
            <text:p>1502058659.05423</text:p>
          </table:table-cell>
          <table:table-cell office:value-type="float" office:value="0.9999909401" calcext:value-type="float">
            <text:p>0.9999909401</text:p>
          </table:table-cell>
          <table:table-cell office:value-type="float" office:value="-0.00000905990600585938" calcext:value-type="float">
            <text:p>-9.0599060058593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35.ppm</text:p>
          </table:table-cell>
          <table:table-cell office:value-type="float" office:value="1502058660.05423" calcext:value-type="float">
            <text:p>1502058660.05423</text:p>
          </table:table-cell>
          <table:table-cell office:value-type="float" office:value="1.0000009537" calcext:value-type="float">
            <text:p>1.0000009537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36.ppm</text:p>
          </table:table-cell>
          <table:table-cell office:value-type="float" office:value="1502058661.05423" calcext:value-type="float">
            <text:p>1502058661.05423</text:p>
          </table:table-cell>
          <table:table-cell office:value-type="float" office:value="0.9999961853" calcext:value-type="float">
            <text:p>0.9999961853</text:p>
          </table:table-cell>
          <table:table-cell office:value-type="float" office:value="-0.000003814697265625" calcext:value-type="float">
            <text:p>-3.814697265625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37.ppm</text:p>
          </table:table-cell>
          <table:table-cell office:value-type="float" office:value="1502058662.05422" calcext:value-type="float">
            <text:p>1502058662.05422</text:p>
          </table:table-cell>
          <table:table-cell office:value-type="float" office:value="0.999986887" calcext:value-type="float">
            <text:p>0.999986887</text:p>
          </table:table-cell>
          <table:table-cell office:value-type="float" office:value="-0.000013113" calcext:value-type="float">
            <text:p>-0.0000131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38.ppm</text:p>
          </table:table-cell>
          <table:table-cell office:value-type="float" office:value="1502058663.05423" calcext:value-type="float">
            <text:p>1502058663.05423</text:p>
          </table:table-cell>
          <table:table-cell office:value-type="float" office:value="1.0000100136" calcext:value-type="float">
            <text:p>1.0000100136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39.ppm</text:p>
          </table:table-cell>
          <table:table-cell office:value-type="float" office:value="1502058664.05421" calcext:value-type="float">
            <text:p>1502058664.05421</text:p>
          </table:table-cell>
          <table:table-cell office:value-type="float" office:value="0.9999871254" calcext:value-type="float">
            <text:p>0.9999871254</text:p>
          </table:table-cell>
          <table:table-cell office:value-type="float" office:value="-0.0000128746032714844" calcext:value-type="float">
            <text:p>-1.287460327148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40.ppm</text:p>
          </table:table-cell>
          <table:table-cell office:value-type="float" office:value="1502058665.0542" calcext:value-type="float">
            <text:p>1502058665.0542</text:p>
          </table:table-cell>
          <table:table-cell office:value-type="float" office:value="0.9999909401" calcext:value-type="float">
            <text:p>0.9999909401</text:p>
          </table:table-cell>
          <table:table-cell office:value-type="float" office:value="-0.00000905990600585938" calcext:value-type="float">
            <text:p>-9.0599060058593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41.ppm</text:p>
          </table:table-cell>
          <table:table-cell office:value-type="float" office:value="1502058666.0542" calcext:value-type="float">
            <text:p>1502058666.0542</text:p>
          </table:table-cell>
          <table:table-cell office:value-type="float" office:value="1.0000009537" calcext:value-type="float">
            <text:p>1.0000009537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42.ppm</text:p>
          </table:table-cell>
          <table:table-cell office:value-type="float" office:value="1502058667.0542" calcext:value-type="float">
            <text:p>1502058667.05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43.ppm</text:p>
          </table:table-cell>
          <table:table-cell office:value-type="float" office:value="1502058668.05421" calcext:value-type="float">
            <text:p>1502058668.05421</text:p>
          </table:table-cell>
          <table:table-cell office:value-type="float" office:value="1.0000009537" calcext:value-type="float">
            <text:p>1.0000009537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44.ppm</text:p>
          </table:table-cell>
          <table:table-cell office:value-type="float" office:value="1502058669.05446" calcext:value-type="float">
            <text:p>1502058669.05446</text:p>
          </table:table-cell>
          <table:table-cell office:value-type="float" office:value="1.0002579689" calcext:value-type="float">
            <text:p>1.0002579689</text:p>
          </table:table-cell>
          <table:table-cell office:value-type="float" office:value="0.0002579689" calcext:value-type="float">
            <text:p>0.00025796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45.ppm</text:p>
          </table:table-cell>
          <table:table-cell office:value-type="float" office:value="1502058670.05447" calcext:value-type="float">
            <text:p>1502058670.05447</text:p>
          </table:table-cell>
          <table:table-cell office:value-type="float" office:value="1.0000021458" calcext:value-type="float">
            <text:p>1.0000021458</text:p>
          </table:table-cell>
          <table:table-cell office:value-type="float" office:value="0.00000214576721191406" calcext:value-type="float">
            <text:p>2.145767211914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46.ppm</text:p>
          </table:table-cell>
          <table:table-cell office:value-type="float" office:value="1502058671.05447" calcext:value-type="float">
            <text:p>1502058671.05447</text:p>
          </table:table-cell>
          <table:table-cell office:value-type="float" office:value="1.0000069141" calcext:value-type="float">
            <text:p>1.0000069141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47.ppm</text:p>
          </table:table-cell>
          <table:table-cell office:value-type="float" office:value="1502058672.05444" calcext:value-type="float">
            <text:p>1502058672.05444</text:p>
          </table:table-cell>
          <table:table-cell office:value-type="float" office:value="0.9999680519" calcext:value-type="float">
            <text:p>0.9999680519</text:p>
          </table:table-cell>
          <table:table-cell office:value-type="float" office:value="-0.0000319480895996094" calcext:value-type="float">
            <text:p>-3.194808959960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48.ppm</text:p>
          </table:table-cell>
          <table:table-cell office:value-type="float" office:value="1502058673.05444" calcext:value-type="float">
            <text:p>1502058673.05444</text:p>
          </table:table-cell>
          <table:table-cell office:value-type="float" office:value="1.000002861" calcext:value-type="float">
            <text:p>1.000002861</text:p>
          </table:table-cell>
          <table:table-cell office:value-type="float" office:value="0.000002861" calcext:value-type="float">
            <text:p>0.0000028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49.ppm</text:p>
          </table:table-cell>
          <table:table-cell office:value-type="float" office:value="1502058674.05445" calcext:value-type="float">
            <text:p>1502058674.05445</text:p>
          </table:table-cell>
          <table:table-cell office:value-type="float" office:value="1.0000061989" calcext:value-type="float">
            <text:p>1.0000061989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50.ppm</text:p>
          </table:table-cell>
          <table:table-cell office:value-type="float" office:value="1502058675.05444" calcext:value-type="float">
            <text:p>1502058675.05444</text:p>
          </table:table-cell>
          <table:table-cell office:value-type="float" office:value="0.9999949932" calcext:value-type="float">
            <text:p>0.9999949932</text:p>
          </table:table-cell>
          <table:table-cell office:value-type="float" office:value="-0.00000500679016113281" calcext:value-type="float">
            <text:p>-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51.ppm</text:p>
          </table:table-cell>
          <table:table-cell office:value-type="float" office:value="1502058676.05441" calcext:value-type="float">
            <text:p>1502058676.05441</text:p>
          </table:table-cell>
          <table:table-cell office:value-type="float" office:value="0.9999678135" calcext:value-type="float">
            <text:p>0.9999678135</text:p>
          </table:table-cell>
          <table:table-cell office:value-type="float" office:value="-0.0000321865081787109" calcext:value-type="float">
            <text:p>-3.218650817871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52.ppm</text:p>
          </table:table-cell>
          <table:table-cell office:value-type="float" office:value="1502058677.05444" calcext:value-type="float">
            <text:p>1502058677.05444</text:p>
          </table:table-cell>
          <table:table-cell office:value-type="float" office:value="1.000025034" calcext:value-type="float">
            <text:p>1.000025034</text:p>
          </table:table-cell>
          <table:table-cell office:value-type="float" office:value="0.000025034" calcext:value-type="float">
            <text:p>0.000025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53.ppm</text:p>
          </table:table-cell>
          <table:table-cell office:value-type="float" office:value="1502058678.05442" calcext:value-type="float">
            <text:p>1502058678.05442</text:p>
          </table:table-cell>
          <table:table-cell office:value-type="float" office:value="0.9999821186" calcext:value-type="float">
            <text:p>0.9999821186</text:p>
          </table:table-cell>
          <table:table-cell office:value-type="float" office:value="-0.0000178813934326172" calcext:value-type="float">
            <text:p>-1.7881393432617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54.ppm</text:p>
          </table:table-cell>
          <table:table-cell office:value-type="float" office:value="1502058679.05441" calcext:value-type="float">
            <text:p>1502058679.05441</text:p>
          </table:table-cell>
          <table:table-cell office:value-type="float" office:value="0.9999940395" calcext:value-type="float">
            <text:p>0.9999940395</text:p>
          </table:table-cell>
          <table:table-cell office:value-type="float" office:value="-0.00000596046447753906" calcext:value-type="float">
            <text:p>-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55.ppm</text:p>
          </table:table-cell>
          <table:table-cell office:value-type="float" office:value="1502058680.05443" calcext:value-type="float">
            <text:p>1502058680.05443</text:p>
          </table:table-cell>
          <table:table-cell office:value-type="float" office:value="1.0000128746" calcext:value-type="float">
            <text:p>1.0000128746</text:p>
          </table:table-cell>
          <table:table-cell office:value-type="float" office:value="0.0000128746032714844" calcext:value-type="float">
            <text:p>1.287460327148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56.ppm</text:p>
          </table:table-cell>
          <table:table-cell office:value-type="float" office:value="1502058681.05442" calcext:value-type="float">
            <text:p>1502058681.05442</text:p>
          </table:table-cell>
          <table:table-cell office:value-type="float" office:value="0.9999940395" calcext:value-type="float">
            <text:p>0.9999940395</text:p>
          </table:table-cell>
          <table:table-cell office:value-type="float" office:value="-0.00000596046447753906" calcext:value-type="float">
            <text:p>-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57.ppm</text:p>
          </table:table-cell>
          <table:table-cell office:value-type="float" office:value="1502058682.05441" calcext:value-type="float">
            <text:p>1502058682.05441</text:p>
          </table:table-cell>
          <table:table-cell office:value-type="float" office:value="0.9999849796" calcext:value-type="float">
            <text:p>0.9999849796</text:p>
          </table:table-cell>
          <table:table-cell office:value-type="float" office:value="-0.0000150203704833984" calcext:value-type="float">
            <text:p>-1.502037048339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58.ppm</text:p>
          </table:table-cell>
          <table:table-cell office:value-type="float" office:value="1502058683.05441" calcext:value-type="float">
            <text:p>1502058683.05441</text:p>
          </table:table-cell>
          <table:table-cell office:value-type="float" office:value="1.0000090599" calcext:value-type="float">
            <text:p>1.0000090599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59.ppm</text:p>
          </table:table-cell>
          <table:table-cell office:value-type="float" office:value="1502058684.05439" calcext:value-type="float">
            <text:p>1502058684.05439</text:p>
          </table:table-cell>
          <table:table-cell office:value-type="float" office:value="0.9999799728" calcext:value-type="float">
            <text:p>0.9999799728</text:p>
          </table:table-cell>
          <table:table-cell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60.ppm</text:p>
          </table:table-cell>
          <table:table-cell office:value-type="float" office:value="1502058685.05439" calcext:value-type="float">
            <text:p>1502058685.05439</text:p>
          </table:table-cell>
          <table:table-cell office:value-type="float" office:value="0.9999959469" calcext:value-type="float">
            <text:p>0.9999959469</text:p>
          </table:table-cell>
          <table:table-cell office:value-type="float" office:value="-0.00000405311584472656" calcext:value-type="float">
            <text:p>-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61.ppm</text:p>
          </table:table-cell>
          <table:table-cell office:value-type="float" office:value="1502058686.05444" calcext:value-type="float">
            <text:p>1502058686.05444</text:p>
          </table:table-cell>
          <table:table-cell office:value-type="float" office:value="1.0000481606" calcext:value-type="float">
            <text:p>1.0000481606</text:p>
          </table:table-cell>
          <table:table-cell office:value-type="float" office:value="0.0000481605529785156" calcext:value-type="float">
            <text:p>4.816055297851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62.ppm</text:p>
          </table:table-cell>
          <table:table-cell office:value-type="float" office:value="1502058687.0544" calcext:value-type="float">
            <text:p>1502058687.0544</text:p>
          </table:table-cell>
          <table:table-cell office:value-type="float" office:value="0.999961853" calcext:value-type="float">
            <text:p>0.999961853</text:p>
          </table:table-cell>
          <table:table-cell office:value-type="float" office:value="-0.000038147" calcext:value-type="float">
            <text:p>-0.0000381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63.ppm</text:p>
          </table:table-cell>
          <table:table-cell office:value-type="float" office:value="1502058688.05439" calcext:value-type="float">
            <text:p>1502058688.05439</text:p>
          </table:table-cell>
          <table:table-cell office:value-type="float" office:value="0.9999880791" calcext:value-type="float">
            <text:p>0.9999880791</text:p>
          </table:table-cell>
          <table:table-cell office:value-type="float" office:value="-0.0000119209289550781" calcext:value-type="float">
            <text:p>-1.192092895507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64.ppm</text:p>
          </table:table-cell>
          <table:table-cell office:value-type="float" office:value="1502058689.05445" calcext:value-type="float">
            <text:p>1502058689.05445</text:p>
          </table:table-cell>
          <table:table-cell office:value-type="float" office:value="1.0000579357" calcext:value-type="float">
            <text:p>1.0000579357</text:p>
          </table:table-cell>
          <table:table-cell office:value-type="float" office:value="0.0000579357147216797" calcext:value-type="float">
            <text:p>5.793571472167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65.ppm</text:p>
          </table:table-cell>
          <table:table-cell office:value-type="float" office:value="1502058690.05441" calcext:value-type="float">
            <text:p>1502058690.05441</text:p>
          </table:table-cell>
          <table:table-cell office:value-type="float" office:value="0.9999599457" calcext:value-type="float">
            <text:p>0.9999599457</text:p>
          </table:table-cell>
          <table:table-cell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66.ppm</text:p>
          </table:table-cell>
          <table:table-cell office:value-type="float" office:value="1502058691.05438" calcext:value-type="float">
            <text:p>1502058691.05438</text:p>
          </table:table-cell>
          <table:table-cell office:value-type="float" office:value="0.9999690056" calcext:value-type="float">
            <text:p>0.9999690056</text:p>
          </table:table-cell>
          <table:table-cell office:value-type="float" office:value="-0.0000309944152832031" calcext:value-type="float">
            <text:p>-3.0994415283203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67.ppm</text:p>
          </table:table-cell>
          <table:table-cell office:value-type="float" office:value="1502058692.05443" calcext:value-type="float">
            <text:p>1502058692.05443</text:p>
          </table:table-cell>
          <table:table-cell office:value-type="float" office:value="1.000056982" calcext:value-type="float">
            <text:p>1.000056982</text:p>
          </table:table-cell>
          <table:table-cell office:value-type="float" office:value="0.000056982" calcext:value-type="float">
            <text:p>0.0000569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68.ppm</text:p>
          </table:table-cell>
          <table:table-cell office:value-type="float" office:value="1502058693.05438" calcext:value-type="float">
            <text:p>1502058693.05438</text:p>
          </table:table-cell>
          <table:table-cell office:value-type="float" office:value="0.9999520779" calcext:value-type="float">
            <text:p>0.9999520779</text:p>
          </table:table-cell>
          <table:table-cell office:value-type="float" office:value="-0.0000479221343994141" calcext:value-type="float">
            <text:p>-4.7922134399414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69.ppm</text:p>
          </table:table-cell>
          <table:table-cell office:value-type="float" office:value="1502058694.05436" calcext:value-type="float">
            <text:p>1502058694.05436</text:p>
          </table:table-cell>
          <table:table-cell office:value-type="float" office:value="0.999972105" calcext:value-type="float">
            <text:p>0.999972105</text:p>
          </table:table-cell>
          <table:table-cell office:value-type="float" office:value="-0.000027895" calcext:value-type="float">
            <text:p>-0.0000278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70.ppm</text:p>
          </table:table-cell>
          <table:table-cell office:value-type="float" office:value="1502058695.05439" calcext:value-type="float">
            <text:p>1502058695.05439</text:p>
          </table:table-cell>
          <table:table-cell office:value-type="float" office:value="1.0000288486" calcext:value-type="float">
            <text:p>1.0000288486</text:p>
          </table:table-cell>
          <table:table-cell office:value-type="float" office:value="0.0000288486480712891" calcext:value-type="float">
            <text:p>2.8848648071289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71.ppm</text:p>
          </table:table-cell>
          <table:table-cell office:value-type="float" office:value="1502058696.05435" calcext:value-type="float">
            <text:p>1502058696.05435</text:p>
          </table:table-cell>
          <table:table-cell office:value-type="float" office:value="0.9999639988" calcext:value-type="float">
            <text:p>0.9999639988</text:p>
          </table:table-cell>
          <table:table-cell office:value-type="float" office:value="-0.0000360012054443359" calcext:value-type="float">
            <text:p>-3.6001205444335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72.ppm</text:p>
          </table:table-cell>
          <table:table-cell office:value-type="float" office:value="1502058697.05436" calcext:value-type="float">
            <text:p>1502058697.05436</text:p>
          </table:table-cell>
          <table:table-cell office:value-type="float" office:value="1.0000090599" calcext:value-type="float">
            <text:p>1.0000090599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73.ppm</text:p>
          </table:table-cell>
          <table:table-cell office:value-type="float" office:value="1502058698.05432" calcext:value-type="float">
            <text:p>1502058698.05432</text:p>
          </table:table-cell>
          <table:table-cell office:value-type="float" office:value="0.999958992" calcext:value-type="float">
            <text:p>0.999958992</text:p>
          </table:table-cell>
          <table:table-cell office:value-type="float" office:value="-0.000041008" calcext:value-type="float">
            <text:p>-0.0000410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74.ppm</text:p>
          </table:table-cell>
          <table:table-cell office:value-type="float" office:value="1502058699.05434" calcext:value-type="float">
            <text:p>1502058699.05434</text:p>
          </table:table-cell>
          <table:table-cell office:value-type="float" office:value="1.0000228882" calcext:value-type="float">
            <text:p>1.0000228882</text:p>
          </table:table-cell>
          <table:table-cell office:value-type="float" office:value="0.00002288818359375" calcext:value-type="float">
            <text:p>2.2888183593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75.ppm</text:p>
          </table:table-cell>
          <table:table-cell office:value-type="float" office:value="1502058700.05434" calcext:value-type="float">
            <text:p>1502058700.05434</text:p>
          </table:table-cell>
          <table:table-cell office:value-type="float" office:value="0.9999952316" calcext:value-type="float">
            <text:p>0.9999952316</text:p>
          </table:table-cell>
          <table:table-cell office:value-type="float" office:value="-0.00000476837158203125" calcext:value-type="float">
            <text:p>-4.76837158203125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76.ppm</text:p>
          </table:table-cell>
          <table:table-cell office:value-type="float" office:value="1502058701.05429" calcext:value-type="float">
            <text:p>1502058701.05429</text:p>
          </table:table-cell>
          <table:table-cell office:value-type="float" office:value="0.9999499321" calcext:value-type="float">
            <text:p>0.9999499321</text:p>
          </table:table-cell>
          <table:table-cell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77.ppm</text:p>
          </table:table-cell>
          <table:table-cell office:value-type="float" office:value="1502058702.05433" calcext:value-type="float">
            <text:p>1502058702.05433</text:p>
          </table:table-cell>
          <table:table-cell office:value-type="float" office:value="1.0000450611" calcext:value-type="float">
            <text:p>1.0000450611</text:p>
          </table:table-cell>
          <table:table-cell office:value-type="float" office:value="0.0000450611114501953" calcext:value-type="float">
            <text:p>4.506111145019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78.ppm</text:p>
          </table:table-cell>
          <table:table-cell office:value-type="float" office:value="1502058703.05431" calcext:value-type="float">
            <text:p>1502058703.05431</text:p>
          </table:table-cell>
          <table:table-cell office:value-type="float" office:value="0.9999818802" calcext:value-type="float">
            <text:p>0.9999818802</text:p>
          </table:table-cell>
          <table:table-cell office:value-type="float" office:value="-0.0000181198120117187" calcext:value-type="float">
            <text:p>-1.8119812011718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79.ppm</text:p>
          </table:table-cell>
          <table:table-cell office:value-type="float" office:value="1502058704.05426" calcext:value-type="float">
            <text:p>1502058704.05426</text:p>
          </table:table-cell>
          <table:table-cell office:value-type="float" office:value="0.9999511242" calcext:value-type="float">
            <text:p>0.9999511242</text:p>
          </table:table-cell>
          <table:table-cell office:value-type="float" office:value="-0.0000488758087158203" calcext:value-type="float">
            <text:p>-4.887580871582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80.ppm</text:p>
          </table:table-cell>
          <table:table-cell office:value-type="float" office:value="1502058705.05428" calcext:value-type="float">
            <text:p>1502058705.05428</text:p>
          </table:table-cell>
          <table:table-cell office:value-type="float" office:value="1.0000197887" calcext:value-type="float">
            <text:p>1.0000197887</text:p>
          </table:table-cell>
          <table:table-cell office:value-type="float" office:value="0.0000197887420654297" calcext:value-type="float">
            <text:p>1.978874206542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81.ppm</text:p>
          </table:table-cell>
          <table:table-cell office:value-type="float" office:value="1502058706.05429" calcext:value-type="float">
            <text:p>1502058706.05429</text:p>
          </table:table-cell>
          <table:table-cell office:value-type="float" office:value="1.0000090599" calcext:value-type="float">
            <text:p>1.0000090599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82.ppm</text:p>
          </table:table-cell>
          <table:table-cell office:value-type="float" office:value="1502058707.05424" calcext:value-type="float">
            <text:p>1502058707.05424</text:p>
          </table:table-cell>
          <table:table-cell office:value-type="float" office:value="0.9999499321" calcext:value-type="float">
            <text:p>0.9999499321</text:p>
          </table:table-cell>
          <table:table-cell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83.ppm</text:p>
          </table:table-cell>
          <table:table-cell office:value-type="float" office:value="1502058708.05429" calcext:value-type="float">
            <text:p>1502058708.05429</text:p>
          </table:table-cell>
          <table:table-cell office:value-type="float" office:value="1.0000441074" calcext:value-type="float">
            <text:p>1.0000441074</text:p>
          </table:table-cell>
          <table:table-cell office:value-type="float" office:value="0.0000441074371337891" calcext:value-type="float">
            <text:p>4.4107437133789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84.ppm</text:p>
          </table:table-cell>
          <table:table-cell office:value-type="float" office:value="1502058709.05428" calcext:value-type="float">
            <text:p>1502058709.05428</text:p>
          </table:table-cell>
          <table:table-cell office:value-type="float" office:value="0.9999949932" calcext:value-type="float">
            <text:p>0.9999949932</text:p>
          </table:table-cell>
          <table:table-cell office:value-type="float" office:value="-0.00000500679016113281" calcext:value-type="float">
            <text:p>-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85.ppm</text:p>
          </table:table-cell>
          <table:table-cell office:value-type="float" office:value="1502058710.05423" calcext:value-type="float">
            <text:p>1502058710.05423</text:p>
          </table:table-cell>
          <table:table-cell office:value-type="float" office:value="0.9999480247" calcext:value-type="float">
            <text:p>0.9999480247</text:p>
          </table:table-cell>
          <table:table-cell office:value-type="float" office:value="-0.0000519752502441406" calcext:value-type="float">
            <text:p>-5.1975250244140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86.ppm</text:p>
          </table:table-cell>
          <table:table-cell office:value-type="float" office:value="1502058711.0543" calcext:value-type="float">
            <text:p>1502058711.0543</text:p>
          </table:table-cell>
          <table:table-cell office:value-type="float" office:value="1.0000710487" calcext:value-type="float">
            <text:p>1.0000710487</text:p>
          </table:table-cell>
          <table:table-cell office:value-type="float" office:value="0.0000710487365722656" calcext:value-type="float">
            <text:p>7.104873657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87.ppm</text:p>
          </table:table-cell>
          <table:table-cell office:value-type="float" office:value="1502058712.05426" calcext:value-type="float">
            <text:p>1502058712.05426</text:p>
          </table:table-cell>
          <table:table-cell office:value-type="float" office:value="0.9999630451" calcext:value-type="float">
            <text:p>0.9999630451</text:p>
          </table:table-cell>
          <table:table-cell office:value-type="float" office:value="-0.0000369548797607422" calcext:value-type="float">
            <text:p>-3.695487976074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88.ppm</text:p>
          </table:table-cell>
          <table:table-cell office:value-type="float" office:value="1502058713.05421" calcext:value-type="float">
            <text:p>1502058713.05421</text:p>
          </table:table-cell>
          <table:table-cell office:value-type="float" office:value="0.9999489784" calcext:value-type="float">
            <text:p>0.9999489784</text:p>
          </table:table-cell>
          <table:table-cell office:value-type="float" office:value="-0.0000510215759277344" calcext:value-type="float">
            <text:p>-5.102157592773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89.ppm</text:p>
          </table:table-cell>
          <table:table-cell office:value-type="float" office:value="1502058714.05426" calcext:value-type="float">
            <text:p>1502058714.05426</text:p>
          </table:table-cell>
          <table:table-cell office:value-type="float" office:value="1.0000510216" calcext:value-type="float">
            <text:p>1.0000510216</text:p>
          </table:table-cell>
          <table:table-cell office:value-type="float" office:value="0.0000510215759277344" calcext:value-type="float">
            <text:p>5.102157592773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90.ppm</text:p>
          </table:table-cell>
          <table:table-cell office:value-type="float" office:value="1502058715.05426" calcext:value-type="float">
            <text:p>1502058715.05426</text:p>
          </table:table-cell>
          <table:table-cell office:value-type="float" office:value="0.9999969006" calcext:value-type="float">
            <text:p>0.9999969006</text:p>
          </table:table-cell>
          <table:table-cell office:value-type="float" office:value="-0.00000309944152832031" calcext:value-type="float">
            <text:p>-3.099441528320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91.ppm</text:p>
          </table:table-cell>
          <table:table-cell office:value-type="float" office:value="1502058716.05421" calcext:value-type="float">
            <text:p>1502058716.05421</text:p>
          </table:table-cell>
          <table:table-cell office:value-type="float" office:value="0.9999489784" calcext:value-type="float">
            <text:p>0.9999489784</text:p>
          </table:table-cell>
          <table:table-cell office:value-type="float" office:value="-0.0000510215759277344" calcext:value-type="float">
            <text:p>-5.102157592773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92.ppm</text:p>
          </table:table-cell>
          <table:table-cell office:value-type="float" office:value="1502058717.05424" calcext:value-type="float">
            <text:p>1502058717.05424</text:p>
          </table:table-cell>
          <table:table-cell office:value-type="float" office:value="1.0000309944" calcext:value-type="float">
            <text:p>1.0000309944</text:p>
          </table:table-cell>
          <table:table-cell office:value-type="float" office:value="0.0000309944152832031" calcext:value-type="float">
            <text:p>3.0994415283203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93.ppm</text:p>
          </table:table-cell>
          <table:table-cell office:value-type="float" office:value="1502058718.05423" calcext:value-type="float">
            <text:p>1502058718.05423</text:p>
          </table:table-cell>
          <table:table-cell office:value-type="float" office:value="0.9999880791" calcext:value-type="float">
            <text:p>0.9999880791</text:p>
          </table:table-cell>
          <table:table-cell office:value-type="float" office:value="-0.0000119209289550781" calcext:value-type="float">
            <text:p>-1.192092895507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94.ppm</text:p>
          </table:table-cell>
          <table:table-cell office:value-type="float" office:value="1502058719.05418" calcext:value-type="float">
            <text:p>1502058719.05418</text:p>
          </table:table-cell>
          <table:table-cell office:value-type="float" office:value="0.9999489784" calcext:value-type="float">
            <text:p>0.9999489784</text:p>
          </table:table-cell>
          <table:table-cell office:value-type="float" office:value="-0.0000510215759277344" calcext:value-type="float">
            <text:p>-5.102157592773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95.ppm</text:p>
          </table:table-cell>
          <table:table-cell office:value-type="float" office:value="1502058720.05423" calcext:value-type="float">
            <text:p>1502058720.05423</text:p>
          </table:table-cell>
          <table:table-cell office:value-type="float" office:value="1.0000519753" calcext:value-type="float">
            <text:p>1.0000519753</text:p>
          </table:table-cell>
          <table:table-cell office:value-type="float" office:value="0.0000519752502441406" calcext:value-type="float">
            <text:p>5.1975250244140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96.ppm</text:p>
          </table:table-cell>
          <table:table-cell office:value-type="float" office:value="1502058721.05422" calcext:value-type="float">
            <text:p>1502058721.05422</text:p>
          </table:table-cell>
          <table:table-cell office:value-type="float" office:value="0.9999890327" calcext:value-type="float">
            <text:p>0.9999890327</text:p>
          </table:table-cell>
          <table:table-cell office:value-type="float" office:value="-0.0000109672546386719" calcext:value-type="float">
            <text:p>-1.096725463867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97.ppm</text:p>
          </table:table-cell>
          <table:table-cell office:value-type="float" office:value="1502058722.05416" calcext:value-type="float">
            <text:p>1502058722.05416</text:p>
          </table:table-cell>
          <table:table-cell office:value-type="float" office:value="0.9999449253" calcext:value-type="float">
            <text:p>0.9999449253</text:p>
          </table:table-cell>
          <table:table-cell office:value-type="float" office:value="-0.0000550746917724609" calcext:value-type="float">
            <text:p>-5.50746917724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98.ppm</text:p>
          </table:table-cell>
          <table:table-cell office:value-type="float" office:value="1502058723.05423" calcext:value-type="float">
            <text:p>1502058723.05423</text:p>
          </table:table-cell>
          <table:table-cell office:value-type="float" office:value="1.0000650883" calcext:value-type="float">
            <text:p>1.0000650883</text:p>
          </table:table-cell>
          <table:table-cell office:value-type="float" office:value="0.0000650882720947266" calcext:value-type="float">
            <text:p>6.50882720947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99.ppm</text:p>
          </table:table-cell>
          <table:table-cell office:value-type="float" office:value="1502058724.05419" calcext:value-type="float">
            <text:p>1502058724.05419</text:p>
          </table:table-cell>
          <table:table-cell office:value-type="float" office:value="0.9999649525" calcext:value-type="float">
            <text:p>0.9999649525</text:p>
          </table:table-cell>
          <table:table-cell office:value-type="float" office:value="-0.0000350475311279297" calcext:value-type="float">
            <text:p>-3.504753112792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00.ppm</text:p>
          </table:table-cell>
          <table:table-cell office:value-type="float" office:value="1502058725.05414" calcext:value-type="float">
            <text:p>1502058725.05414</text:p>
          </table:table-cell>
          <table:table-cell office:value-type="float" office:value="0.9999508858" calcext:value-type="float">
            <text:p>0.9999508858</text:p>
          </table:table-cell>
          <table:table-cell office:value-type="float" office:value="-0.0000491142272949219" calcext:value-type="float">
            <text:p>-4.911422729492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01.ppm</text:p>
          </table:table-cell>
          <table:table-cell office:value-type="float" office:value="1502058726.05421" calcext:value-type="float">
            <text:p>1502058726.05421</text:p>
          </table:table-cell>
          <table:table-cell office:value-type="float" office:value="1.0000700951" calcext:value-type="float">
            <text:p>1.0000700951</text:p>
          </table:table-cell>
          <table:table-cell office:value-type="float" office:value="0.0000700950622558594" calcext:value-type="float">
            <text:p>7.00950622558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02.ppm</text:p>
          </table:table-cell>
          <table:table-cell office:value-type="float" office:value="1502058727.05418" calcext:value-type="float">
            <text:p>1502058727.05418</text:p>
          </table:table-cell>
          <table:table-cell office:value-type="float" office:value="0.9999690056" calcext:value-type="float">
            <text:p>0.9999690056</text:p>
          </table:table-cell>
          <table:table-cell office:value-type="float" office:value="-0.0000309944152832031" calcext:value-type="float">
            <text:p>-3.0994415283203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03.ppm</text:p>
          </table:table-cell>
          <table:table-cell office:value-type="float" office:value="1502058728.05419" calcext:value-type="float">
            <text:p>1502058728.05419</text:p>
          </table:table-cell>
          <table:table-cell office:value-type="float" office:value="1.0000030994" calcext:value-type="float">
            <text:p>1.0000030994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04.ppm</text:p>
          </table:table-cell>
          <table:table-cell office:value-type="float" office:value="1502058729.05417" calcext:value-type="float">
            <text:p>1502058729.05417</text:p>
          </table:table-cell>
          <table:table-cell office:value-type="float" office:value="0.9999859333" calcext:value-type="float">
            <text:p>0.9999859333</text:p>
          </table:table-cell>
          <table:table-cell office:value-type="float" office:value="-0.0000140666961669922" calcext:value-type="float">
            <text:p>-1.40666961669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05.ppm</text:p>
          </table:table-cell>
          <table:table-cell office:value-type="float" office:value="1502058730.05419" calcext:value-type="float">
            <text:p>1502058730.05419</text:p>
          </table:table-cell>
          <table:table-cell office:value-type="float" office:value="1.0000190735" calcext:value-type="float">
            <text:p>1.0000190735</text:p>
          </table:table-cell>
          <table:table-cell office:value-type="float" office:value="0.000019073486328125" calcext:value-type="float">
            <text:p>1.907348632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06.ppm</text:p>
          </table:table-cell>
          <table:table-cell office:value-type="float" office:value="1502058731.05417" calcext:value-type="float">
            <text:p>1502058731.05417</text:p>
          </table:table-cell>
          <table:table-cell office:value-type="float" office:value="0.9999837875" calcext:value-type="float">
            <text:p>0.9999837875</text:p>
          </table:table-cell>
          <table:table-cell office:value-type="float" office:value="-0.0000162124633789062" calcext:value-type="float">
            <text:p>-1.621246337890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07.ppm</text:p>
          </table:table-cell>
          <table:table-cell office:value-type="float" office:value="1502058732.05418" calcext:value-type="float">
            <text:p>1502058732.054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08.ppm</text:p>
          </table:table-cell>
          <table:table-cell office:value-type="float" office:value="1502058733.05417" calcext:value-type="float">
            <text:p>1502058733.05417</text:p>
          </table:table-cell>
          <table:table-cell office:value-type="float" office:value="0.9999980927" calcext:value-type="float">
            <text:p>0.9999980927</text:p>
          </table:table-cell>
          <table:table-cell office:value-type="float" office:value="-0.0000019073486328125" calcext:value-type="float">
            <text:p>-1.9073486328125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09.ppm</text:p>
          </table:table-cell>
          <table:table-cell office:value-type="float" office:value="1502058734.05417" calcext:value-type="float">
            <text:p>1502058734.05417</text:p>
          </table:table-cell>
          <table:table-cell office:value-type="float" office:value="0.9999949932" calcext:value-type="float">
            <text:p>0.9999949932</text:p>
          </table:table-cell>
          <table:table-cell office:value-type="float" office:value="-0.00000500679016113281" calcext:value-type="float">
            <text:p>-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10.ppm</text:p>
          </table:table-cell>
          <table:table-cell office:value-type="float" office:value="1502058735.05417" calcext:value-type="float">
            <text:p>1502058735.05417</text:p>
          </table:table-cell>
          <table:table-cell office:value-type="float" office:value="1.0000050068" calcext:value-type="float">
            <text:p>1.0000050068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11.ppm</text:p>
          </table:table-cell>
          <table:table-cell office:value-type="float" office:value="1502058736.05416" calcext:value-type="float">
            <text:p>1502058736.05416</text:p>
          </table:table-cell>
          <table:table-cell office:value-type="float" office:value="0.9999918938" calcext:value-type="float">
            <text:p>0.9999918938</text:p>
          </table:table-cell>
          <table:table-cell office:value-type="float" office:value="-0.00000810623168945313" calcext:value-type="float">
            <text:p>-8.1062316894531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12.ppm</text:p>
          </table:table-cell>
          <table:table-cell office:value-type="float" office:value="1502058737.05416" calcext:value-type="float">
            <text:p>1502058737.05416</text:p>
          </table:table-cell>
          <table:table-cell office:value-type="float" office:value="0.9999961853" calcext:value-type="float">
            <text:p>0.9999961853</text:p>
          </table:table-cell>
          <table:table-cell office:value-type="float" office:value="-0.000003814697265625" calcext:value-type="float">
            <text:p>-3.814697265625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13.ppm</text:p>
          </table:table-cell>
          <table:table-cell office:value-type="float" office:value="1502058738.05416" calcext:value-type="float">
            <text:p>1502058738.05416</text:p>
          </table:table-cell>
          <table:table-cell office:value-type="float" office:value="0.9999940395" calcext:value-type="float">
            <text:p>0.9999940395</text:p>
          </table:table-cell>
          <table:table-cell office:value-type="float" office:value="-0.00000596046447753906" calcext:value-type="float">
            <text:p>-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14.ppm</text:p>
          </table:table-cell>
          <table:table-cell office:value-type="float" office:value="1502058739.05415" calcext:value-type="float">
            <text:p>1502058739.05415</text:p>
          </table:table-cell>
          <table:table-cell office:value-type="float" office:value="0.9999918938" calcext:value-type="float">
            <text:p>0.9999918938</text:p>
          </table:table-cell>
          <table:table-cell office:value-type="float" office:value="-0.00000810623168945313" calcext:value-type="float">
            <text:p>-8.1062316894531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15.ppm</text:p>
          </table:table-cell>
          <table:table-cell office:value-type="float" office:value="1502058740.05415" calcext:value-type="float">
            <text:p>1502058740.05415</text:p>
          </table:table-cell>
          <table:table-cell office:value-type="float" office:value="1.0000009537" calcext:value-type="float">
            <text:p>1.0000009537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16.ppm</text:p>
          </table:table-cell>
          <table:table-cell office:value-type="float" office:value="1502058741.05414" calcext:value-type="float">
            <text:p>1502058741.05414</text:p>
          </table:table-cell>
          <table:table-cell office:value-type="float" office:value="0.9999899864" calcext:value-type="float">
            <text:p>0.9999899864</text:p>
          </table:table-cell>
          <table:table-cell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17.ppm</text:p>
          </table:table-cell>
          <table:table-cell office:value-type="float" office:value="1502058742.05415" calcext:value-type="float">
            <text:p>1502058742.05415</text:p>
          </table:table-cell>
          <table:table-cell office:value-type="float" office:value="1.0000071526" calcext:value-type="float">
            <text:p>1.0000071526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18.ppm</text:p>
          </table:table-cell>
          <table:table-cell office:value-type="float" office:value="1502058743.05412" calcext:value-type="float">
            <text:p>1502058743.05412</text:p>
          </table:table-cell>
          <table:table-cell office:value-type="float" office:value="0.9999790192" calcext:value-type="float">
            <text:p>0.9999790192</text:p>
          </table:table-cell>
          <table:table-cell office:value-type="float" office:value="-0.0000209808349609375" calcext:value-type="float">
            <text:p>-2.098083496093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19.ppm</text:p>
          </table:table-cell>
          <table:table-cell office:value-type="float" office:value="1502058744.05413" calcext:value-type="float">
            <text:p>1502058744.05413</text:p>
          </table:table-cell>
          <table:table-cell office:value-type="float" office:value="1.0000069141" calcext:value-type="float">
            <text:p>1.0000069141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20.ppm</text:p>
          </table:table-cell>
          <table:table-cell office:value-type="float" office:value="1502058745.05412" calcext:value-type="float">
            <text:p>1502058745.05412</text:p>
          </table:table-cell>
          <table:table-cell office:value-type="float" office:value="0.9999899864" calcext:value-type="float">
            <text:p>0.9999899864</text:p>
          </table:table-cell>
          <table:table-cell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21.ppm</text:p>
          </table:table-cell>
          <table:table-cell office:value-type="float" office:value="1502058746.05409" calcext:value-type="float">
            <text:p>1502058746.05409</text:p>
          </table:table-cell>
          <table:table-cell office:value-type="float" office:value="0.9999680519" calcext:value-type="float">
            <text:p>0.9999680519</text:p>
          </table:table-cell>
          <table:table-cell office:value-type="float" office:value="-0.0000319480895996094" calcext:value-type="float">
            <text:p>-3.194808959960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22.ppm</text:p>
          </table:table-cell>
          <table:table-cell office:value-type="float" office:value="1502058747.05408" calcext:value-type="float">
            <text:p>1502058747.05408</text:p>
          </table:table-cell>
          <table:table-cell office:value-type="float" office:value="0.9999890327" calcext:value-type="float">
            <text:p>0.9999890327</text:p>
          </table:table-cell>
          <table:table-cell office:value-type="float" office:value="-0.0000109672546386719" calcext:value-type="float">
            <text:p>-1.096725463867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23.ppm</text:p>
          </table:table-cell>
          <table:table-cell office:value-type="float" office:value="1502058748.05412" calcext:value-type="float">
            <text:p>1502058748.05412</text:p>
          </table:table-cell>
          <table:table-cell office:value-type="float" office:value="1.0000398159" calcext:value-type="float">
            <text:p>1.0000398159</text:p>
          </table:table-cell>
          <table:table-cell office:value-type="float" office:value="0.0000398159027099609" calcext:value-type="float">
            <text:p>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24.ppm</text:p>
          </table:table-cell>
          <table:table-cell office:value-type="float" office:value="1502058749.05408" calcext:value-type="float">
            <text:p>1502058749.05408</text:p>
          </table:table-cell>
          <table:table-cell office:value-type="float" office:value="0.9999639988" calcext:value-type="float">
            <text:p>0.9999639988</text:p>
          </table:table-cell>
          <table:table-cell office:value-type="float" office:value="-0.0000360012054443359" calcext:value-type="float">
            <text:p>-3.6001205444335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25.ppm</text:p>
          </table:table-cell>
          <table:table-cell office:value-type="float" office:value="1502058750.05409" calcext:value-type="float">
            <text:p>1502058750.05409</text:p>
          </table:table-cell>
          <table:table-cell office:value-type="float" office:value="1.0000109673" calcext:value-type="float">
            <text:p>1.0000109673</text:p>
          </table:table-cell>
          <table:table-cell office:value-type="float" office:value="0.0000109672546386719" calcext:value-type="float">
            <text:p>1.096725463867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26.ppm</text:p>
          </table:table-cell>
          <table:table-cell office:value-type="float" office:value="1502058751.0541" calcext:value-type="float">
            <text:p>1502058751.0541</text:p>
          </table:table-cell>
          <table:table-cell office:value-type="float" office:value="1.0000061989" calcext:value-type="float">
            <text:p>1.0000061989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27.ppm</text:p>
          </table:table-cell>
          <table:table-cell office:value-type="float" office:value="1502058752.05407" calcext:value-type="float">
            <text:p>1502058752.05407</text:p>
          </table:table-cell>
          <table:table-cell office:value-type="float" office:value="0.9999690056" calcext:value-type="float">
            <text:p>0.9999690056</text:p>
          </table:table-cell>
          <table:table-cell office:value-type="float" office:value="-0.0000309944152832031" calcext:value-type="float">
            <text:p>-3.0994415283203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28.ppm</text:p>
          </table:table-cell>
          <table:table-cell office:value-type="float" office:value="1502058753.05406" calcext:value-type="float">
            <text:p>1502058753.05406</text:p>
          </table:table-cell>
          <table:table-cell office:value-type="float" office:value="0.9999899864" calcext:value-type="float">
            <text:p>0.9999899864</text:p>
          </table:table-cell>
          <table:table-cell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29.ppm</text:p>
          </table:table-cell>
          <table:table-cell office:value-type="float" office:value="1502058754.05402" calcext:value-type="float">
            <text:p>1502058754.05402</text:p>
          </table:table-cell>
          <table:table-cell office:value-type="float" office:value="0.999958992" calcext:value-type="float">
            <text:p>0.999958992</text:p>
          </table:table-cell>
          <table:table-cell office:value-type="float" office:value="-0.000041008" calcext:value-type="float">
            <text:p>-0.0000410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30.ppm</text:p>
          </table:table-cell>
          <table:table-cell office:value-type="float" office:value="1502058755.05407" calcext:value-type="float">
            <text:p>1502058755.05407</text:p>
          </table:table-cell>
          <table:table-cell office:value-type="float" office:value="1.0000548363" calcext:value-type="float">
            <text:p>1.0000548363</text:p>
          </table:table-cell>
          <table:table-cell office:value-type="float" office:value="0.0000548362731933594" calcext:value-type="float">
            <text:p>5.48362731933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31.ppm</text:p>
          </table:table-cell>
          <table:table-cell office:value-type="float" office:value="1502058756.05404" calcext:value-type="float">
            <text:p>1502058756.05404</text:p>
          </table:table-cell>
          <table:table-cell office:value-type="float" office:value="0.9999711514" calcext:value-type="float">
            <text:p>0.9999711514</text:p>
          </table:table-cell>
          <table:table-cell office:value-type="float" office:value="-0.0000288486480712891" calcext:value-type="float">
            <text:p>-2.8848648071289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32.ppm</text:p>
          </table:table-cell>
          <table:table-cell office:value-type="float" office:value="1502058757.05399" calcext:value-type="float">
            <text:p>1502058757.05399</text:p>
          </table:table-cell>
          <table:table-cell office:value-type="float" office:value="0.9999499321" calcext:value-type="float">
            <text:p>0.9999499321</text:p>
          </table:table-cell>
          <table:table-cell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33.ppm</text:p>
          </table:table-cell>
          <table:table-cell office:value-type="float" office:value="1502058758.05403" calcext:value-type="float">
            <text:p>1502058758.05403</text:p>
          </table:table-cell>
          <table:table-cell office:value-type="float" office:value="1.0000391006" calcext:value-type="float">
            <text:p>1.0000391006</text:p>
          </table:table-cell>
          <table:table-cell office:value-type="float" office:value="0.0000391006469726562" calcext:value-type="float">
            <text:p>3.910064697265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34.ppm</text:p>
          </table:table-cell>
          <table:table-cell office:value-type="float" office:value="1502058759.05404" calcext:value-type="float">
            <text:p>1502058759.05404</text:p>
          </table:table-cell>
          <table:table-cell office:value-type="float" office:value="1.0000088215" calcext:value-type="float">
            <text:p>1.0000088215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35.ppm</text:p>
          </table:table-cell>
          <table:table-cell office:value-type="float" office:value="1502058760.05398" calcext:value-type="float">
            <text:p>1502058760.05398</text:p>
          </table:table-cell>
          <table:table-cell office:value-type="float" office:value="0.9999392033" calcext:value-type="float">
            <text:p>0.9999392033</text:p>
          </table:table-cell>
          <table:table-cell office:value-type="float" office:value="-0.0000607967376708984" calcext:value-type="float">
            <text:p>-6.079673767089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36.ppm</text:p>
          </table:table-cell>
          <table:table-cell office:value-type="float" office:value="1502058761.05401" calcext:value-type="float">
            <text:p>1502058761.05401</text:p>
          </table:table-cell>
          <table:table-cell office:value-type="float" office:value="1.0000348091" calcext:value-type="float">
            <text:p>1.0000348091</text:p>
          </table:table-cell>
          <table:table-cell office:value-type="float" office:value="0.0000348091125488281" calcext:value-type="float">
            <text:p>3.48091125488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37.ppm</text:p>
          </table:table-cell>
          <table:table-cell office:value-type="float" office:value="1502058762.05403" calcext:value-type="float">
            <text:p>1502058762.05403</text:p>
          </table:table-cell>
          <table:table-cell office:value-type="float" office:value="1.0000181198" calcext:value-type="float">
            <text:p>1.0000181198</text:p>
          </table:table-cell>
          <table:table-cell office:value-type="float" office:value="0.0000181198120117187" calcext:value-type="float">
            <text:p>1.8119812011718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38.ppm</text:p>
          </table:table-cell>
          <table:table-cell office:value-type="float" office:value="1502058763.05397" calcext:value-type="float">
            <text:p>1502058763.05397</text:p>
          </table:table-cell>
          <table:table-cell office:value-type="float" office:value="0.9999320507" calcext:value-type="float">
            <text:p>0.9999320507</text:p>
          </table:table-cell>
          <table:table-cell office:value-type="float" office:value="-0.0000679492950439453" calcext:value-type="float">
            <text:p>-6.794929504394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39.ppm</text:p>
          </table:table-cell>
          <table:table-cell office:value-type="float" office:value="1502058764.05406" calcext:value-type="float">
            <text:p>1502058764.05406</text:p>
          </table:table-cell>
          <table:table-cell office:value-type="float" office:value="1.00009799" calcext:value-type="float">
            <text:p>1.00009799</text:p>
          </table:table-cell>
          <table:table-cell office:value-type="float" office:value="0.00009799" calcext:value-type="float">
            <text:p>0.000097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40.ppm</text:p>
          </table:table-cell>
          <table:table-cell office:value-type="float" office:value="1502058765.05402" calcext:value-type="float">
            <text:p>1502058765.05402</text:p>
          </table:table-cell>
          <table:table-cell office:value-type="float" office:value="0.999961853" calcext:value-type="float">
            <text:p>0.999961853</text:p>
          </table:table-cell>
          <table:table-cell office:value-type="float" office:value="-0.000038147" calcext:value-type="float">
            <text:p>-0.0000381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41.ppm</text:p>
          </table:table-cell>
          <table:table-cell office:value-type="float" office:value="1502058766.05396" calcext:value-type="float">
            <text:p>1502058766.05396</text:p>
          </table:table-cell>
          <table:table-cell office:value-type="float" office:value="0.9999361038" calcext:value-type="float">
            <text:p>0.9999361038</text:p>
          </table:table-cell>
          <table:table-cell office:value-type="float" office:value="-0.0000638961791992187" calcext:value-type="float">
            <text:p>-6.3896179199218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42.ppm</text:p>
          </table:table-cell>
          <table:table-cell office:value-type="float" office:value="1502058767.054" calcext:value-type="float">
            <text:p>1502058767.054</text:p>
          </table:table-cell>
          <table:table-cell office:value-type="float" office:value="1.0000379086" calcext:value-type="float">
            <text:p>1.0000379086</text:p>
          </table:table-cell>
          <table:table-cell office:value-type="float" office:value="0.0000379085540771484" calcext:value-type="float">
            <text:p>3.790855407714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43.ppm</text:p>
          </table:table-cell>
          <table:table-cell office:value-type="float" office:value="1502058768.05401" calcext:value-type="float">
            <text:p>1502058768.05401</text:p>
          </table:table-cell>
          <table:table-cell office:value-type="float" office:value="1.0000059605" calcext:value-type="float">
            <text:p>1.0000059605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44.ppm</text:p>
          </table:table-cell>
          <table:table-cell office:value-type="float" office:value="1502058769.05394" calcext:value-type="float">
            <text:p>1502058769.05394</text:p>
          </table:table-cell>
          <table:table-cell office:value-type="float" office:value="0.9999341965" calcext:value-type="float">
            <text:p>0.9999341965</text:p>
          </table:table-cell>
          <table:table-cell office:value-type="float" office:value="-0.0000658035278320312" calcext:value-type="float">
            <text:p>-6.58035278320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45.ppm</text:p>
          </table:table-cell>
          <table:table-cell office:value-type="float" office:value="1502058770.054" calcext:value-type="float">
            <text:p>1502058770.054</text:p>
          </table:table-cell>
          <table:table-cell office:value-type="float" office:value="1.0000638962" calcext:value-type="float">
            <text:p>1.0000638962</text:p>
          </table:table-cell>
          <table:table-cell office:value-type="float" office:value="0.0000638961791992187" calcext:value-type="float">
            <text:p>6.3896179199218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46.ppm</text:p>
          </table:table-cell>
          <table:table-cell office:value-type="float" office:value="1502058771.05398" calcext:value-type="float">
            <text:p>1502058771.05398</text:p>
          </table:table-cell>
          <table:table-cell office:value-type="float" office:value="0.999972105" calcext:value-type="float">
            <text:p>0.999972105</text:p>
          </table:table-cell>
          <table:table-cell office:value-type="float" office:value="-0.000027895" calcext:value-type="float">
            <text:p>-0.0000278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47.ppm</text:p>
          </table:table-cell>
          <table:table-cell office:value-type="float" office:value="1502058772.05391" calcext:value-type="float">
            <text:p>1502058772.05391</text:p>
          </table:table-cell>
          <table:table-cell office:value-type="float" office:value="0.9999380112" calcext:value-type="float">
            <text:p>0.9999380112</text:p>
          </table:table-cell>
          <table:table-cell office:value-type="float" office:value="-0.0000619888305664062" calcext:value-type="float">
            <text:p>-6.198883056640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48.ppm</text:p>
          </table:table-cell>
          <table:table-cell office:value-type="float" office:value="1502058773.05396" calcext:value-type="float">
            <text:p>1502058773.05396</text:p>
          </table:table-cell>
          <table:table-cell office:value-type="float" office:value="1.0000457764" calcext:value-type="float">
            <text:p>1.0000457764</text:p>
          </table:table-cell>
          <table:table-cell office:value-type="float" office:value="0.0000457763671875" calcext:value-type="float">
            <text:p>4.5776367187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49.ppm</text:p>
          </table:table-cell>
          <table:table-cell office:value-type="float" office:value="1502058774.05397" calcext:value-type="float">
            <text:p>1502058774.05397</text:p>
          </table:table-cell>
          <table:table-cell office:value-type="float" office:value="1.0000150204" calcext:value-type="float">
            <text:p>1.0000150204</text:p>
          </table:table-cell>
          <table:table-cell office:value-type="float" office:value="0.0000150203704833984" calcext:value-type="float">
            <text:p>1.5020370483398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50.ppm</text:p>
          </table:table-cell>
          <table:table-cell office:value-type="float" office:value="1502058775.05391" calcext:value-type="float">
            <text:p>1502058775.05391</text:p>
          </table:table-cell>
          <table:table-cell office:value-type="float" office:value="0.9999401569" calcext:value-type="float">
            <text:p>0.9999401569</text:p>
          </table:table-cell>
          <table:table-cell office:value-type="float" office:value="-0.0000598430633544922" calcext:value-type="float">
            <text:p>-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51.ppm</text:p>
          </table:table-cell>
          <table:table-cell office:value-type="float" office:value="1502058776.05394" calcext:value-type="float">
            <text:p>1502058776.05394</text:p>
          </table:table-cell>
          <table:table-cell office:value-type="float" office:value="1.0000219345" calcext:value-type="float">
            <text:p>1.0000219345</text:p>
          </table:table-cell>
          <table:table-cell office:value-type="float" office:value="0.0000219345092773437" calcext:value-type="float">
            <text:p>2.193450927734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52.ppm</text:p>
          </table:table-cell>
          <table:table-cell office:value-type="float" office:value="1502058777.05395" calcext:value-type="float">
            <text:p>1502058777.05395</text:p>
          </table:table-cell>
          <table:table-cell office:value-type="float" office:value="1.0000178814" calcext:value-type="float">
            <text:p>1.0000178814</text:p>
          </table:table-cell>
          <table:table-cell office:value-type="float" office:value="0.0000178813934326172" calcext:value-type="float">
            <text:p>1.7881393432617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53.ppm</text:p>
          </table:table-cell>
          <table:table-cell office:value-type="float" office:value="1502058778.05389" calcext:value-type="float">
            <text:p>1502058778.05389</text:p>
          </table:table-cell>
          <table:table-cell office:value-type="float" office:value="0.9999361038" calcext:value-type="float">
            <text:p>0.9999361038</text:p>
          </table:table-cell>
          <table:table-cell office:value-type="float" office:value="-0.0000638961791992187" calcext:value-type="float">
            <text:p>-6.3896179199218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54.ppm</text:p>
          </table:table-cell>
          <table:table-cell office:value-type="float" office:value="1502058779.05395" calcext:value-type="float">
            <text:p>1502058779.05395</text:p>
          </table:table-cell>
          <table:table-cell office:value-type="float" office:value="1.000056982" calcext:value-type="float">
            <text:p>1.000056982</text:p>
          </table:table-cell>
          <table:table-cell office:value-type="float" office:value="0.000056982" calcext:value-type="float">
            <text:p>0.0000569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55.ppm</text:p>
          </table:table-cell>
          <table:table-cell office:value-type="float" office:value="1502058780.05393" calcext:value-type="float">
            <text:p>1502058780.05393</text:p>
          </table:table-cell>
          <table:table-cell office:value-type="float" office:value="0.999984026" calcext:value-type="float">
            <text:p>0.999984026</text:p>
          </table:table-cell>
          <table:table-cell office:value-type="float" office:value="-0.000015974" calcext:value-type="float">
            <text:p>-0.0000159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56.ppm</text:p>
          </table:table-cell>
          <table:table-cell office:value-type="float" office:value="1502058781.05387" calcext:value-type="float">
            <text:p>1502058781.05387</text:p>
          </table:table-cell>
          <table:table-cell office:value-type="float" office:value="0.9999361038" calcext:value-type="float">
            <text:p>0.9999361038</text:p>
          </table:table-cell>
          <table:table-cell office:value-type="float" office:value="-0.0000638961791992187" calcext:value-type="float">
            <text:p>-6.3896179199218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57.ppm</text:p>
          </table:table-cell>
          <table:table-cell office:value-type="float" office:value="1502058782.05394" calcext:value-type="float">
            <text:p>1502058782.05394</text:p>
          </table:table-cell>
          <table:table-cell office:value-type="float" office:value="1.0000679493" calcext:value-type="float">
            <text:p>1.0000679493</text:p>
          </table:table-cell>
          <table:table-cell office:value-type="float" office:value="0.0000679492950439453" calcext:value-type="float">
            <text:p>6.794929504394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58.ppm</text:p>
          </table:table-cell>
          <table:table-cell office:value-type="float" office:value="1502058783.05391" calcext:value-type="float">
            <text:p>1502058783.05391</text:p>
          </table:table-cell>
          <table:table-cell office:value-type="float" office:value="0.999974966" calcext:value-type="float">
            <text:p>0.999974966</text:p>
          </table:table-cell>
          <table:table-cell office:value-type="float" office:value="-0.000025034" calcext:value-type="float">
            <text:p>-0.000025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59.ppm</text:p>
          </table:table-cell>
          <table:table-cell office:value-type="float" office:value="1502058784.05385" calcext:value-type="float">
            <text:p>1502058784.05385</text:p>
          </table:table-cell>
          <table:table-cell office:value-type="float" office:value="0.9999380112" calcext:value-type="float">
            <text:p>0.9999380112</text:p>
          </table:table-cell>
          <table:table-cell office:value-type="float" office:value="-0.0000619888305664062" calcext:value-type="float">
            <text:p>-6.198883056640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60.ppm</text:p>
          </table:table-cell>
          <table:table-cell office:value-type="float" office:value="1502058785.05393" calcext:value-type="float">
            <text:p>1502058785.05393</text:p>
          </table:table-cell>
          <table:table-cell office:value-type="float" office:value="1.0000860691" calcext:value-type="float">
            <text:p>1.0000860691</text:p>
          </table:table-cell>
          <table:table-cell office:value-type="float" office:value="0.0000860691070556641" calcext:value-type="float">
            <text:p>8.6069107055664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61.ppm</text:p>
          </table:table-cell>
          <table:table-cell office:value-type="float" office:value="1502058786.05393" calcext:value-type="float">
            <text:p>1502058786.05393</text:p>
          </table:table-cell>
          <table:table-cell office:value-type="float" office:value="0.9999959469" calcext:value-type="float">
            <text:p>0.9999959469</text:p>
          </table:table-cell>
          <table:table-cell office:value-type="float" office:value="-0.00000405311584472656" calcext:value-type="float">
            <text:p>-4.0531158447265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62.ppm</text:p>
          </table:table-cell>
          <table:table-cell office:value-type="float" office:value="1502058787.0539" calcext:value-type="float">
            <text:p>1502058787.0539</text:p>
          </table:table-cell>
          <table:table-cell office:value-type="float" office:value="0.9999740124" calcext:value-type="float">
            <text:p>0.9999740124</text:p>
          </table:table-cell>
          <table:table-cell office:value-type="float" office:value="-0.0000259876251220703" calcext:value-type="float">
            <text:p>-2.5987625122070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63.ppm</text:p>
          </table:table-cell>
          <table:table-cell office:value-type="float" office:value="1502058788.05389" calcext:value-type="float">
            <text:p>1502058788.05389</text:p>
          </table:table-cell>
          <table:table-cell office:value-type="float" office:value="0.9999878407" calcext:value-type="float">
            <text:p>0.9999878407</text:p>
          </table:table-cell>
          <table:table-cell office:value-type="float" office:value="-0.0000121593475341797" calcext:value-type="float">
            <text:p>-1.215934753417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64.ppm</text:p>
          </table:table-cell>
          <table:table-cell office:value-type="float" office:value="1502058789.05391" calcext:value-type="float">
            <text:p>1502058789.05391</text:p>
          </table:table-cell>
          <table:table-cell office:value-type="float" office:value="1.0000212193" calcext:value-type="float">
            <text:p>1.0000212193</text:p>
          </table:table-cell>
          <table:table-cell office:value-type="float" office:value="0.0000212192535400391" calcext:value-type="float">
            <text:p>2.1219253540039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65.ppm</text:p>
          </table:table-cell>
          <table:table-cell office:value-type="float" office:value="1502058790.05392" calcext:value-type="float">
            <text:p>1502058790.05392</text:p>
          </table:table-cell>
          <table:table-cell office:value-type="float" office:value="1.0000047684" calcext:value-type="float">
            <text:p>1.0000047684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66.ppm</text:p>
          </table:table-cell>
          <table:table-cell office:value-type="float" office:value="1502058791.05388" calcext:value-type="float">
            <text:p>1502058791.05388</text:p>
          </table:table-cell>
          <table:table-cell office:value-type="float" office:value="0.9999639988" calcext:value-type="float">
            <text:p>0.9999639988</text:p>
          </table:table-cell>
          <table:table-cell office:value-type="float" office:value="-0.0000360012054443359" calcext:value-type="float">
            <text:p>-3.6001205444335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67.ppm</text:p>
          </table:table-cell>
          <table:table-cell office:value-type="float" office:value="1502058792.05389" calcext:value-type="float">
            <text:p>1502058792.05389</text:p>
          </table:table-cell>
          <table:table-cell office:value-type="float" office:value="1.0000081062" calcext:value-type="float">
            <text:p>1.0000081062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68.ppm</text:p>
          </table:table-cell>
          <table:table-cell office:value-type="float" office:value="1502058793.05389" calcext:value-type="float">
            <text:p>1502058793.053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69.ppm</text:p>
          </table:table-cell>
          <table:table-cell office:value-type="float" office:value="1502058794.05388" calcext:value-type="float">
            <text:p>1502058794.05388</text:p>
          </table:table-cell>
          <table:table-cell office:value-type="float" office:value="0.9999890327" calcext:value-type="float">
            <text:p>0.9999890327</text:p>
          </table:table-cell>
          <table:table-cell office:value-type="float" office:value="-0.0000109672546386719" calcext:value-type="float">
            <text:p>-1.0967254638671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70.ppm</text:p>
          </table:table-cell>
          <table:table-cell office:value-type="float" office:value="1502058795.05385" calcext:value-type="float">
            <text:p>1502058795.05385</text:p>
          </table:table-cell>
          <table:table-cell office:value-type="float" office:value="0.9999690056" calcext:value-type="float">
            <text:p>0.9999690056</text:p>
          </table:table-cell>
          <table:table-cell office:value-type="float" office:value="-0.0000309944152832031" calcext:value-type="float">
            <text:p>-3.0994415283203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71.ppm</text:p>
          </table:table-cell>
          <table:table-cell office:value-type="float" office:value="1502058796.05388" calcext:value-type="float">
            <text:p>1502058796.05388</text:p>
          </table:table-cell>
          <table:table-cell office:value-type="float" office:value="1.0000319481" calcext:value-type="float">
            <text:p>1.0000319481</text:p>
          </table:table-cell>
          <table:table-cell office:value-type="float" office:value="0.0000319480895996094" calcext:value-type="float">
            <text:p>3.194808959960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72.ppm</text:p>
          </table:table-cell>
          <table:table-cell office:value-type="float" office:value="1502058797.05386" calcext:value-type="float">
            <text:p>1502058797.05386</text:p>
          </table:table-cell>
          <table:table-cell office:value-type="float" office:value="0.9999830723" calcext:value-type="float">
            <text:p>0.9999830723</text:p>
          </table:table-cell>
          <table:table-cell office:value-type="float" office:value="-0.0000169277191162109" calcext:value-type="float">
            <text:p>-1.692771911621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73.ppm</text:p>
          </table:table-cell>
          <table:table-cell office:value-type="float" office:value="1502058798.05389" calcext:value-type="float">
            <text:p>1502058798.05389</text:p>
          </table:table-cell>
          <table:table-cell office:value-type="float" office:value="1.0000238419" calcext:value-type="float">
            <text:p>1.0000238419</text:p>
          </table:table-cell>
          <table:table-cell office:value-type="float" office:value="0.0000238418579101562" calcext:value-type="float">
            <text:p>2.384185791015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74.ppm</text:p>
          </table:table-cell>
          <table:table-cell office:value-type="float" office:value="1502058799.05387" calcext:value-type="float">
            <text:p>1502058799.05387</text:p>
          </table:table-cell>
          <table:table-cell office:value-type="float" office:value="0.999984026" calcext:value-type="float">
            <text:p>0.999984026</text:p>
          </table:table-cell>
          <table:table-cell office:value-type="float" office:value="-0.000015974" calcext:value-type="float">
            <text:p>-0.0000159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75.ppm</text:p>
          </table:table-cell>
          <table:table-cell office:value-type="float" office:value="1502058800.05385" calcext:value-type="float">
            <text:p>1502058800.05385</text:p>
          </table:table-cell>
          <table:table-cell office:value-type="float" office:value="0.9999761581" calcext:value-type="float">
            <text:p>0.9999761581</text:p>
          </table:table-cell>
          <table:table-cell office:value-type="float" office:value="-0.0000238418579101562" calcext:value-type="float">
            <text:p>-2.384185791015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76.ppm</text:p>
          </table:table-cell>
          <table:table-cell office:value-type="float" office:value="1502058801.05385" calcext:value-type="float">
            <text:p>1502058801.05385</text:p>
          </table:table-cell>
          <table:table-cell office:value-type="float" office:value="1.0000059605" calcext:value-type="float">
            <text:p>1.0000059605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77.ppm</text:p>
          </table:table-cell>
          <table:table-cell office:value-type="float" office:value="1502058802.05385" calcext:value-type="float">
            <text:p>1502058802.05385</text:p>
          </table:table-cell>
          <table:table-cell office:value-type="float" office:value="0.9999949932" calcext:value-type="float">
            <text:p>0.9999949932</text:p>
          </table:table-cell>
          <table:table-cell office:value-type="float" office:value="-0.00000500679016113281" calcext:value-type="float">
            <text:p>-5.0067901611328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78.ppm</text:p>
          </table:table-cell>
          <table:table-cell office:value-type="float" office:value="1502058803.05382" calcext:value-type="float">
            <text:p>1502058803.05382</text:p>
          </table:table-cell>
          <table:table-cell office:value-type="float" office:value="0.9999709129" calcext:value-type="float">
            <text:p>0.9999709129</text:p>
          </table:table-cell>
          <table:table-cell office:value-type="float" office:value="-0.0000290870666503906" calcext:value-type="float">
            <text:p>-2.9087066650390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79.ppm</text:p>
          </table:table-cell>
          <table:table-cell office:value-type="float" office:value="1502058804.05384" calcext:value-type="float">
            <text:p>1502058804.05384</text:p>
          </table:table-cell>
          <table:table-cell office:value-type="float" office:value="1.0000190735" calcext:value-type="float">
            <text:p>1.0000190735</text:p>
          </table:table-cell>
          <table:table-cell office:value-type="float" office:value="0.000019073486328125" calcext:value-type="float">
            <text:p>1.907348632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80.ppm</text:p>
          </table:table-cell>
          <table:table-cell office:value-type="float" office:value="1502058805.05383" calcext:value-type="float">
            <text:p>1502058805.05383</text:p>
          </table:table-cell>
          <table:table-cell office:value-type="float" office:value="0.9999930859" calcext:value-type="float">
            <text:p>0.9999930859</text:p>
          </table:table-cell>
          <table:table-cell office:value-type="float" office:value="-0.00000691413879394531" calcext:value-type="float">
            <text:p>-6.9141387939453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81.ppm</text:p>
          </table:table-cell>
          <table:table-cell office:value-type="float" office:value="1502058806.05389" calcext:value-type="float">
            <text:p>1502058806.05389</text:p>
          </table:table-cell>
          <table:table-cell office:value-type="float" office:value="1.0000619888" calcext:value-type="float">
            <text:p>1.0000619888</text:p>
          </table:table-cell>
          <table:table-cell office:value-type="float" office:value="0.0000619888305664062" calcext:value-type="float">
            <text:p>6.1988830566406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82.ppm</text:p>
          </table:table-cell>
          <table:table-cell office:value-type="float" office:value="1502058807.05384" calcext:value-type="float">
            <text:p>1502058807.05384</text:p>
          </table:table-cell>
          <table:table-cell office:value-type="float" office:value="0.9999499321" calcext:value-type="float">
            <text:p>0.9999499321</text:p>
          </table:table-cell>
          <table:table-cell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83.ppm</text:p>
          </table:table-cell>
          <table:table-cell office:value-type="float" office:value="1502058808.05381" calcext:value-type="float">
            <text:p>1502058808.05381</text:p>
          </table:table-cell>
          <table:table-cell office:value-type="float" office:value="0.9999690056" calcext:value-type="float">
            <text:p>0.9999690056</text:p>
          </table:table-cell>
          <table:table-cell office:value-type="float" office:value="-0.0000309944152832031" calcext:value-type="float">
            <text:p>-3.0994415283203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84.ppm</text:p>
          </table:table-cell>
          <table:table-cell office:value-type="float" office:value="1502058809.0538" calcext:value-type="float">
            <text:p>1502058809.0538</text:p>
          </table:table-cell>
          <table:table-cell office:value-type="float" office:value="0.9999918938" calcext:value-type="float">
            <text:p>0.9999918938</text:p>
          </table:table-cell>
          <table:table-cell office:value-type="float" office:value="-0.00000810623168945313" calcext:value-type="float">
            <text:p>-8.1062316894531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85.ppm</text:p>
          </table:table-cell>
          <table:table-cell office:value-type="float" office:value="1502058810.05382" calcext:value-type="float">
            <text:p>1502058810.05382</text:p>
          </table:table-cell>
          <table:table-cell office:value-type="float" office:value="1.0000181198" calcext:value-type="float">
            <text:p>1.0000181198</text:p>
          </table:table-cell>
          <table:table-cell office:value-type="float" office:value="0.0000181198120117187" calcext:value-type="float">
            <text:p>1.8119812011718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86.ppm</text:p>
          </table:table-cell>
          <table:table-cell office:value-type="float" office:value="1502058811.05381" calcext:value-type="float">
            <text:p>1502058811.05381</text:p>
          </table:table-cell>
          <table:table-cell office:value-type="float" office:value="0.999984026" calcext:value-type="float">
            <text:p>0.999984026</text:p>
          </table:table-cell>
          <table:table-cell office:value-type="float" office:value="-0.000015974" calcext:value-type="float">
            <text:p>-0.0000159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87.ppm</text:p>
          </table:table-cell>
          <table:table-cell office:value-type="float" office:value="1502058812.05379" calcext:value-type="float">
            <text:p>1502058812.05379</text:p>
          </table:table-cell>
          <table:table-cell office:value-type="float" office:value="0.999984026" calcext:value-type="float">
            <text:p>0.999984026</text:p>
          </table:table-cell>
          <table:table-cell office:value-type="float" office:value="-0.000015974" calcext:value-type="float">
            <text:p>-0.0000159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88.ppm</text:p>
          </table:table-cell>
          <table:table-cell office:value-type="float" office:value="1502058813.05378" calcext:value-type="float">
            <text:p>1502058813.05378</text:p>
          </table:table-cell>
          <table:table-cell office:value-type="float" office:value="0.9999928474" calcext:value-type="float">
            <text:p>0.9999928474</text:p>
          </table:table-cell>
          <table:table-cell office:value-type="float" office:value="-0.00000715255737304688" calcext:value-type="float">
            <text:p>-7.1525573730468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89.ppm</text:p>
          </table:table-cell>
          <table:table-cell office:value-type="float" office:value="1502058814.05381" calcext:value-type="float">
            <text:p>1502058814.05381</text:p>
          </table:table-cell>
          <table:table-cell office:value-type="float" office:value="1.0000240803" calcext:value-type="float">
            <text:p>1.0000240803</text:p>
          </table:table-cell>
          <table:table-cell office:value-type="float" office:value="0.0000240802764892578" calcext:value-type="float">
            <text:p>2.408027648925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90.ppm</text:p>
          </table:table-cell>
          <table:table-cell office:value-type="float" office:value="1502058815.05379" calcext:value-type="float">
            <text:p>1502058815.05379</text:p>
          </table:table-cell>
          <table:table-cell office:value-type="float" office:value="0.9999799728" calcext:value-type="float">
            <text:p>0.9999799728</text:p>
          </table:table-cell>
          <table:table-cell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91.ppm</text:p>
          </table:table-cell>
          <table:table-cell office:value-type="float" office:value="1502058816.05379" calcext:value-type="float">
            <text:p>1502058816.05379</text:p>
          </table:table-cell>
          <table:table-cell office:value-type="float" office:value="1.0000009537" calcext:value-type="float">
            <text:p>1.0000009537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92.ppm</text:p>
          </table:table-cell>
          <table:table-cell office:value-type="float" office:value="1502058817.05382" calcext:value-type="float">
            <text:p>1502058817.05382</text:p>
          </table:table-cell>
          <table:table-cell office:value-type="float" office:value="1.0000340939" calcext:value-type="float">
            <text:p>1.0000340939</text:p>
          </table:table-cell>
          <table:table-cell office:value-type="float" office:value="0.0000340938568115234" calcext:value-type="float">
            <text:p>3.4093856811523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93.ppm</text:p>
          </table:table-cell>
          <table:table-cell office:value-type="float" office:value="1502058818.05379" calcext:value-type="float">
            <text:p>1502058818.05379</text:p>
          </table:table-cell>
          <table:table-cell office:value-type="float" office:value="0.9999659061" calcext:value-type="float">
            <text:p>0.9999659061</text:p>
          </table:table-cell>
          <table:table-cell office:value-type="float" office:value="-0.0000340938568115234" calcext:value-type="float">
            <text:p>-3.4093856811523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94.ppm</text:p>
          </table:table-cell>
          <table:table-cell office:value-type="float" office:value="1502058819.05375" calcext:value-type="float">
            <text:p>1502058819.05375</text:p>
          </table:table-cell>
          <table:table-cell office:value-type="float" office:value="0.9999639988" calcext:value-type="float">
            <text:p>0.9999639988</text:p>
          </table:table-cell>
          <table:table-cell office:value-type="float" office:value="-0.0000360012054443359" calcext:value-type="float">
            <text:p>-3.6001205444335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95.ppm</text:p>
          </table:table-cell>
          <table:table-cell office:value-type="float" office:value="1502058820.05384" calcext:value-type="float">
            <text:p>1502058820.05384</text:p>
          </table:table-cell>
          <table:table-cell office:value-type="float" office:value="1.0000891685" calcext:value-type="float">
            <text:p>1.0000891685</text:p>
          </table:table-cell>
          <table:table-cell office:value-type="float" office:value="0.0000891685485839844" calcext:value-type="float">
            <text:p>8.9168548583984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96.ppm</text:p>
          </table:table-cell>
          <table:table-cell office:value-type="float" office:value="1502058821.05379" calcext:value-type="float">
            <text:p>1502058821.05379</text:p>
          </table:table-cell>
          <table:table-cell office:value-type="float" office:value="0.9999518394" calcext:value-type="float">
            <text:p>0.9999518394</text:p>
          </table:table-cell>
          <table:table-cell office:value-type="float" office:value="-0.0000481605529785156" calcext:value-type="float">
            <text:p>-4.816055297851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97.ppm</text:p>
          </table:table-cell>
          <table:table-cell office:value-type="float" office:value="1502058822.05377" calcext:value-type="float">
            <text:p>1502058822.05377</text:p>
          </table:table-cell>
          <table:table-cell office:value-type="float" office:value="0.999974966" calcext:value-type="float">
            <text:p>0.999974966</text:p>
          </table:table-cell>
          <table:table-cell office:value-type="float" office:value="-0.000025034" calcext:value-type="float">
            <text:p>-0.000025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98.ppm</text:p>
          </table:table-cell>
          <table:table-cell office:value-type="float" office:value="1502058823.05382" calcext:value-type="float">
            <text:p>1502058823.05382</text:p>
          </table:table-cell>
          <table:table-cell office:value-type="float" office:value="1.0000469685" calcext:value-type="float">
            <text:p>1.0000469685</text:p>
          </table:table-cell>
          <table:table-cell office:value-type="float" office:value="0.0000469684600830078" calcext:value-type="float">
            <text:p>4.696846008300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99.ppm</text:p>
          </table:table-cell>
          <table:table-cell office:value-type="float" office:value="1502058824.05378" calcext:value-type="float">
            <text:p>1502058824.05378</text:p>
          </table:table-cell>
          <table:table-cell office:value-type="float" office:value="0.9999601841" calcext:value-type="float">
            <text:p>0.9999601841</text:p>
          </table:table-cell>
          <table:table-cell office:value-type="float" office:value="-0.0000398159027099609" calcext:value-type="float">
            <text:p>-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800.ppm</text:p>
          </table:table-cell>
          <table:table-cell office:value-type="float" office:value="1502058825.05376" calcext:value-type="float">
            <text:p>1502058825.05376</text:p>
          </table:table-cell>
          <table:table-cell office:value-type="float" office:value="0.9999809265" calcext:value-type="float">
            <text:p>0.9999809265</text:p>
          </table:table-cell>
          <table:table-cell office:value-type="float" office:value="-0.000019073486328125" calcext:value-type="float">
            <text:p>-1.9073486328125E-05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output.A2:output.F200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/00/0000</text:date>, <text:time style:data-style-name="N2" text:time-value="19:59:12.4470097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0T20:04:27.266798860</dc:date>
    <meta:editing-duration>PT13M43S</meta:editing-duration>
    <meta:editing-cycles>3</meta:editing-cycles>
    <meta:generator>LibreOffice/5.1.6.2$Linux_X86_64 LibreOffice_project/10m0$Build-2</meta:generator>
    <meta:document-statistic meta:table-count="1" meta:cell-count="72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bar" chart:style-name="ch1">
        <chart:plot-area chart:style-name="ch2" table:cell-range-address="output.K3:output.L24" chart:data-source-has-labels="both" svg:x="0.32cm" svg:y="0.18cm" svg:width="15.362cm" svg:height="8.645cm">
          <chartooo:coordinate-region svg:x="1.65cm" svg:y="0.18cm" svg:width="14.032cm" svg:height="6.382cm"/>
          <chart:axis chart:dimension="x" chart:name="primary-x" chart:style-name="ch3" chartooo:axis-type="auto">
            <chartooo:date-scale/>
            <chart:categories table:cell-range-address="output.K3:output.K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utput.L3:output.L24" loext:label-string="frequency" chart:class="chart:bar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</table:table-cell>
            </table:table-row>
          </table:table-header-rows>
          <table:table-rows>
            <table:table-row>
              <table:table-cell office:value-type="float" office:value="0.9999320507">
                <text:p>0.9999320507</text:p>
                <draw:g>
                  <svg:desc>output.K3:output.K24</svg:desc>
                </draw:g>
              </table:table-cell>
              <table:table-cell office:value-type="float" office:value="1">
                <text:p>1</text:p>
                <draw:g>
                  <svg:desc>output.L3:output.L24</svg:desc>
                </draw:g>
              </table:table-cell>
            </table:table-row>
            <table:table-row>
              <table:table-cell office:value-type="float" office:value="0.99994834661">
                <text:p>0.9999483466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0.99996464252">
                <text:p>0.99996464252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0.99998093843">
                <text:p>0.9999809384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0.99999723434">
                <text:p>0.99999723434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1.00001353025">
                <text:p>1.0000135302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1.00002982616">
                <text:p>1.0000298261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.00004612207">
                <text:p>1.0000461220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.00006241798">
                <text:p>1.0000624179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.00007871389">
                <text:p>1.0000787138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.0000950098">
                <text:p>1.00009500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.00011130571">
                <text:p>1.000111305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.00012760162">
                <text:p>1.000127601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.00014389753">
                <text:p>1.000143897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.00016019344">
                <text:p>1.000160193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.00017648935">
                <text:p>1.000176489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0019278526">
                <text:p>1.00019278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0020908117">
                <text:p>1.00020908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0022537708">
                <text:p>1.00022537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0024167299">
                <text:p>1.000241672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.0002579689">
                <text:p>1.00025796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&gt;1.00025796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